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73mm"/>
    </style:style>
    <style:style style:name="co2" style:family="table-column">
      <style:table-column-properties fo:break-before="auto" style:column-width="14.32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3.76mm"/>
    </style:style>
    <style:style style:name="co9" style:family="table-column">
      <style:table-column-properties fo:break-before="auto" style:column-width="14.61mm"/>
    </style:style>
    <style:style style:name="co10" style:family="table-column">
      <style:table-column-properties fo:break-before="auto" style:column-width="22.0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"/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shapes>
          <draw:frame draw:z-index="0" draw:style-name="gr1" draw:text-style-name="P1" svg:width="145.57mm" svg:height="77.92mm" svg:x="38.62mm" svg:y="14.45mm">
            <draw:object draw:notify-on-update-of-ranges="Tabelle1.B3:Tabelle1.B3 Tabelle1.B4:Tabelle1.B20 Tabelle1.C3:Tabelle1.C3 Tabelle1.C4:Tabelle1.C20 Tabelle1.D3:Tabelle1.D3 Tabelle1.D4:Tabelle1.D20 Tabelle1.E3:Tabelle1.E3 Tabelle1.E4:Tabelle1.E20 Tabelle1.F3:Tabelle1.F3 Tabelle1.F4:Tabelle1.F20 Tabelle1.G3:Tabelle1.G3 Tabelle1.G4:Tabelle1.G20 Tabelle1.H3:Tabelle1.H3 Tabelle1.H4:Tabelle1.H20 Tabelle1.I3:Tabelle1.I3 Tabelle1.I4:Tabelle1.I20 Tabelle1.J3:Tabelle1.J3 Tabelle1.J4:Tabelle1.J20 Tabelle1.K3:Tabelle1.K3 Tabelle1.K4:Tabelle1.K20 Tabelle1.L3:Tabelle1.L3 Tabelle1.L4:Tabelle1.L20 Tabelle1.M3:Tabelle1.M3 Tabelle1.M4:Tabelle1.M20 Tabelle1.N3:Tabelle1.N3 Tabelle1.N4:Tabelle1.N20 Tabelle1.O3:Tabelle1.O3 Tabelle1.O4:Tabelle1.O20 Tabelle1.P3:Tabelle1.P3 Tabelle1.P4:Tabelle1.P20 Tabelle1.Q3:Tabelle1.Q3 Tabelle1.Q4:Tabelle1.Q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7mm" svg:x="199.98mm" svg:y="73.02mm">
            <draw:object draw:notify-on-update-of-ranges="Tabelle1.B23:Tabelle1.B23 Tabelle1.B24:Tabelle1.B34 Tabelle1.C23:Tabelle1.C23 Tabelle1.C24:Tabelle1.C34 Tabelle1.D23:Tabelle1.D23 Tabelle1.D24:Tabelle1.D34 Tabelle1.E23:Tabelle1.E23 Tabelle1.E24:Tabelle1.E34 Tabelle1.F23:Tabelle1.F23 Tabelle1.F24:Tabelle1.F34 Tabelle1.G23:Tabelle1.G23 Tabelle1.G24:Tabelle1.G34 Tabelle1.H23:Tabelle1.H23 Tabelle1.H24:Tabelle1.H34 Tabelle1.I23:Tabelle1.I23 Tabelle1.I24:Tabelle1.I34 Tabelle1.J23:Tabelle1.J23 Tabelle1.J24:Tabelle1.J34 Tabelle1.K23:Tabelle1.K23 Tabelle1.K24:Tabelle1.K34 Tabelle1.L23:Tabelle1.L23 Tabelle1.L24:Tabelle1.L34 Tabelle1.M23:Tabelle1.M23 Tabelle1.M24:Tabelle1.M34 Tabelle1.N23:Tabelle1.N23 Tabelle1.N24:Tabelle1.N34 Tabelle1.O23:Tabelle1.O23 Tabelle1.O24:Tabelle1.O34 Tabelle1.P23:Tabelle1.P23 Tabelle1.P24:Tabelle1.P34 Tabelle1.Q23:Tabelle1.Q23 Tabelle1.Q24:Tabelle1.Q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6mm" svg:x="37.64mm" svg:y="143.31mm">
            <draw:object draw:notify-on-update-of-ranges="Tabelle1.B37:Tabelle1.B37 Tabelle1.B38:Tabelle1.B46 Tabelle1.C37:Tabelle1.C37 Tabelle1.C38:Tabelle1.C46 Tabelle1.D37:Tabelle1.D37 Tabelle1.D38:Tabelle1.D46 Tabelle1.E37:Tabelle1.E37 Tabelle1.E38:Tabelle1.E46 Tabelle1.F37:Tabelle1.F37 Tabelle1.F38:Tabelle1.F46 Tabelle1.G37:Tabelle1.G37 Tabelle1.G38:Tabelle1.G46 Tabelle1.H37:Tabelle1.H37 Tabelle1.H38:Tabelle1.H46 Tabelle1.I37:Tabelle1.I37 Tabelle1.I38:Tabelle1.I46 Tabelle1.J37:Tabelle1.J37 Tabelle1.J38:Tabelle1.J46 Tabelle1.K37:Tabelle1.K37 Tabelle1.K38:Tabelle1.K46 Tabelle1.L37:Tabelle1.L37 Tabelle1.L38:Tabelle1.L46 Tabelle1.M37:Tabelle1.M37 Tabelle1.M38:Tabelle1.M46 Tabelle1.N37:Tabelle1.N37 Tabelle1.N38:Tabelle1.N46 Tabelle1.O37:Tabelle1.O37 Tabelle1.O38:Tabelle1.O46 Tabelle1.P37:Tabelle1.P37 Tabelle1.P38:Tabelle1.P46 Tabelle1.Q37:Tabelle1.Q37 Tabelle1.Q38:Tabelle1.Q4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04.77mm" svg:y="218.55mm">
            <draw:object draw:notify-on-update-of-ranges="Tabelle1.B49:Tabelle1.B49 Tabelle1.B50:Tabelle1.B62 Tabelle1.C49:Tabelle1.C49 Tabelle1.C50:Tabelle1.C62 Tabelle1.D49:Tabelle1.D49 Tabelle1.D50:Tabelle1.D62 Tabelle1.E49:Tabelle1.E49 Tabelle1.E50:Tabelle1.E62 Tabelle1.F49:Tabelle1.F49 Tabelle1.F50:Tabelle1.F62 Tabelle1.G49:Tabelle1.G49 Tabelle1.G50:Tabelle1.G62 Tabelle1.H49:Tabelle1.H49 Tabelle1.H50:Tabelle1.H62 Tabelle1.I49:Tabelle1.I49 Tabelle1.I50:Tabelle1.I62 Tabelle1.J49:Tabelle1.J49 Tabelle1.J50:Tabelle1.J62 Tabelle1.K49:Tabelle1.K49 Tabelle1.K50:Tabelle1.K62 Tabelle1.L49:Tabelle1.L49 Tabelle1.L50:Tabelle1.L62 Tabelle1.M49:Tabelle1.M49 Tabelle1.M50:Tabelle1.M62 Tabelle1.N49:Tabelle1.N49 Tabelle1.N50:Tabelle1.N62 Tabelle1.O49:Tabelle1.O49 Tabelle1.O50:Tabelle1.O62 Tabelle1.P49:Tabelle1.P49 Tabelle1.P50:Tabelle1.P62 Tabelle1.Q49:Tabelle1.Q49 Tabelle1.Q50:Tabelle1.Q6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4.5mm" svg:y="290.24mm">
            <draw:object draw:notify-on-update-of-ranges="Tabelle1.B65:Tabelle1.B65 Tabelle1.B66:Tabelle1.B76 Tabelle1.C65:Tabelle1.C65 Tabelle1.C66:Tabelle1.C76 Tabelle1.D65:Tabelle1.D65 Tabelle1.D66:Tabelle1.D76 Tabelle1.E65:Tabelle1.E65 Tabelle1.E66:Tabelle1.E76 Tabelle1.F65:Tabelle1.F65 Tabelle1.F66:Tabelle1.F76 Tabelle1.G65:Tabelle1.G65 Tabelle1.G66:Tabelle1.G76 Tabelle1.H65:Tabelle1.H65 Tabelle1.H66:Tabelle1.H76 Tabelle1.I65:Tabelle1.I65 Tabelle1.I66:Tabelle1.I76 Tabelle1.J65:Tabelle1.J65 Tabelle1.J66:Tabelle1.J76 Tabelle1.K65:Tabelle1.K65 Tabelle1.K66:Tabelle1.K76 Tabelle1.L65:Tabelle1.L65 Tabelle1.L66:Tabelle1.L76 Tabelle1.M65:Tabelle1.M65 Tabelle1.M66:Tabelle1.M76 Tabelle1.N65:Tabelle1.N65 Tabelle1.N66:Tabelle1.N76 Tabelle1.O65:Tabelle1.O65 Tabelle1.O66:Tabelle1.O76 Tabelle1.P65:Tabelle1.P65 Tabelle1.P66:Tabelle1.P76 Tabelle1.Q65:Tabelle1.Q65 Tabelle1.Q66:Tabelle1.Q7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204.56mm" svg:y="381.64mm">
            <draw:object draw:notify-on-update-of-ranges="Tabelle1.B80:Tabelle1.B96 Tabelle1.C79:Tabelle1.C79 Tabelle1.C80:Tabelle1.C96 Tabelle1.D79:Tabelle1.D79 Tabelle1.D80:Tabelle1.D96 Tabelle1.E79:Tabelle1.E79 Tabelle1.E80:Tabelle1.E96 Tabelle1.F79:Tabelle1.F79 Tabelle1.F80:Tabelle1.F96 Tabelle1.G79:Tabelle1.G79 Tabelle1.G80:Tabelle1.G96 Tabelle1.H79:Tabelle1.H79 Tabelle1.H80:Tabelle1.H96 Tabelle1.I79:Tabelle1.I79 Tabelle1.I80:Tabelle1.I96 Tabelle1.J79:Tabelle1.J79 Tabelle1.J80:Tabelle1.J96 Tabelle1.K79:Tabelle1.K79 Tabelle1.K80:Tabelle1.K96 Tabelle1.L79:Tabelle1.L79 Tabelle1.L80:Tabelle1.L96 Tabelle1.M79:Tabelle1.M79 Tabelle1.M80:Tabelle1.M96 Tabelle1.N79:Tabelle1.N79 Tabelle1.N80:Tabelle1.N96 Tabelle1.O79:Tabelle1.O79 Tabelle1.O80:Tabelle1.O96 Tabelle1.P79:Tabelle1.P79 Tabelle1.P80:Tabelle1.P96 Tabelle1.Q79:Tabelle1.Q79 Tabelle1.Q80:Tabelle1.Q9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39.44mm" svg:y="467.84mm">
            <draw:object draw:notify-on-update-of-ranges="Tabelle1.B100:Tabelle1.B108 Tabelle1.C99:Tabelle1.C99 Tabelle1.C100:Tabelle1.C108 Tabelle1.D99:Tabelle1.D99 Tabelle1.D100:Tabelle1.D108 Tabelle1.E99:Tabelle1.E99 Tabelle1.E100:Tabelle1.E108 Tabelle1.F99:Tabelle1.F99 Tabelle1.F100:Tabelle1.F108 Tabelle1.G99:Tabelle1.G99 Tabelle1.G100:Tabelle1.G108 Tabelle1.H99:Tabelle1.H99 Tabelle1.H100:Tabelle1.H108 Tabelle1.I99:Tabelle1.I99 Tabelle1.I100:Tabelle1.I108 Tabelle1.J99:Tabelle1.J99 Tabelle1.J100:Tabelle1.J108 Tabelle1.K99:Tabelle1.K99 Tabelle1.K100:Tabelle1.K108 Tabelle1.L99:Tabelle1.L99 Tabelle1.L100:Tabelle1.L108 Tabelle1.M99:Tabelle1.M99 Tabelle1.M100:Tabelle1.M108 Tabelle1.N99:Tabelle1.N99 Tabelle1.N100:Tabelle1.N108 Tabelle1.O99:Tabelle1.O99 Tabelle1.O100:Tabelle1.O108 Tabelle1.P99:Tabelle1.P99 Tabelle1.P100:Tabelle1.P108 Tabelle1.Q99:Tabelle1.Q99 Tabelle1.Q100:Tabelle1.Q10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6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" table:default-cell-style-name="ce2"/>
        <table:table-column table:style-name="co10" table:number-columns-repeated="995" table:default-cell-style-name="ce2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Same Image</text:p>
          </table:table-cell>
          <table:table-cell table:style-name="ce5"/>
          <table:table-cell table:number-columns-repeated="7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8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995"/>
          <table:table-cell table:style-name="ce7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tation</text:p>
          </table:table-cell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/>
          <table:table-cell office:value-type="string" calcext:value-type="string">
            <text:p>ADJRIND</text:p>
          </table:table-cell>
          <table:table-cell office:value-type="string" calcext:value-type="string">
            <text:p>PROBDS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dgr1</text:p>
          </table:table-cell>
          <table:table-cell office:value-type="float" office:value="0.989163454193" calcext:value-type="float">
            <text:p>0.9891634542</text:p>
          </table:table-cell>
          <table:table-cell office:value-type="float" office:value="0.978559252034" calcext:value-type="float">
            <text:p>0.978559252</text:p>
          </table:table-cell>
          <table:table-cell office:value-type="float" office:value="0.931897435085" calcext:value-type="float">
            <text:p>0.9318974351</text:p>
          </table:table-cell>
          <table:table-cell office:value-type="float" office:value="0.980550181235" calcext:value-type="float">
            <text:p>0.9805501812</text:p>
          </table:table-cell>
          <table:table-cell office:value-type="float" office:value="0.961721907688" calcext:value-type="float">
            <text:p>0.9617219077</text:p>
          </table:table-cell>
          <table:table-cell office:value-type="float" office:value="0.890919382906" calcext:value-type="float">
            <text:p>0.8909193829</text:p>
          </table:table-cell>
          <table:table-cell office:value-type="float" office:value="0.996069531541" calcext:value-type="float">
            <text:p>0.9960695315</text:p>
          </table:table-cell>
          <table:table-cell office:value-type="float" office:value="0.00213231637958915" calcext:value-type="float">
            <text:p>0.0021323164</text:p>
          </table:table-cell>
          <table:table-cell office:value-type="float" office:value="0.0372775597396" calcext:value-type="float">
            <text:p>0.0372775597</text:p>
          </table:table-cell>
          <table:table-cell office:value-type="float" office:value="0.993066671423" calcext:value-type="float">
            <text:p>0.9930666714</text:p>
          </table:table-cell>
          <table:table-cell office:value-type="float" office:value="0.870728198748" calcext:value-type="float">
            <text:p>0.8707281987</text:p>
          </table:table-cell>
          <table:table-cell office:value-type="float" office:value="0.985290799782" calcext:value-type="float">
            <text:p>0.9852907998</text:p>
          </table:table-cell>
          <table:table-cell office:value-type="float" office:value="0.989163454193" calcext:value-type="float">
            <text:p>0.9891634542</text:p>
          </table:table-cell>
          <table:table-cell office:value-type="float" office:value="0.98048" calcext:value-type="float">
            <text:p>0.98048</text:p>
          </table:table-cell>
          <table:table-cell office:value-type="float" office:value="0.129271801252" calcext:value-type="float">
            <text:p>0.1292718013</text:p>
          </table:table-cell>
          <table:table-cell table:style-name="Default"/>
          <table:table-cell office:value-type="float" office:value="222724" calcext:value-type="float">
            <text:p>222724</text:p>
          </table:table-cell>
          <table:table-cell office:value-type="float" office:value="3325" calcext:value-type="float">
            <text:p>3325</text:p>
          </table:table-cell>
          <table:table-cell office:value-type="float" office:value="22396" calcext:value-type="float">
            <text:p>22396</text:p>
          </table:table-cell>
          <table:table-cell office:value-type="float" office:value="1555" calcext:value-type="float">
            <text:p>1555</text:p>
          </table:table-cell>
          <table:table-cell office:value-type="float" office:value="224279" calcext:value-type="float">
            <text:p>224279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6.4023682569" calcext:value-type="float">
            <text:p>6.4023682569</text:p>
          </table:table-cell>
          <table:table-cell office:value-type="float" office:value="0.0109552630161" calcext:value-type="float">
            <text:p>0.010955263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dgr2</text:p>
          </table:table-cell>
          <table:table-cell office:value-type="float" office:value="0.981537744538" calcext:value-type="float">
            <text:p>0.9815377445</text:p>
          </table:table-cell>
          <table:table-cell office:value-type="float" office:value="0.963744841081" calcext:value-type="float">
            <text:p>0.9637448411</text:p>
          </table:table-cell>
          <table:table-cell office:value-type="float" office:value="0.895943215863" calcext:value-type="float">
            <text:p>0.8959432159</text:p>
          </table:table-cell>
          <table:table-cell office:value-type="float" office:value="0.96681509127" calcext:value-type="float">
            <text:p>0.9668150913</text:p>
          </table:table-cell>
          <table:table-cell office:value-type="float" office:value="1.00410030657" calcext:value-type="float">
            <text:p>1.0041003066</text:p>
          </table:table-cell>
          <table:table-cell office:value-type="float" office:value="0.813154655274" calcext:value-type="float">
            <text:p>0.8131546553</text:p>
          </table:table-cell>
          <table:table-cell office:value-type="float" office:value="0.996664410391" calcext:value-type="float">
            <text:p>0.9966644104</text:p>
          </table:table-cell>
          <table:table-cell office:value-type="float" office:value="0.00286854322541174" calcext:value-type="float">
            <text:p>0.0028685432</text:p>
          </table:table-cell>
          <table:table-cell office:value-type="float" office:value="-0.0118151198252" calcext:value-type="float">
            <text:p>-0.0118151198</text:p>
          </table:table-cell>
          <table:table-cell office:value-type="float" office:value="0.984822708933" calcext:value-type="float">
            <text:p>0.9848227089</text:p>
          </table:table-cell>
          <table:table-cell office:value-type="float" office:value="0.807063722794" calcext:value-type="float">
            <text:p>0.8070637228</text:p>
          </table:table-cell>
          <table:table-cell office:value-type="float" office:value="0.978274621874" calcext:value-type="float">
            <text:p>0.9782746219</text:p>
          </table:table-cell>
          <table:table-cell office:value-type="float" office:value="0.981537744538" calcext:value-type="float">
            <text:p>0.9815377445</text:p>
          </table:table-cell>
          <table:table-cell office:value-type="float" office:value="0.966724" calcext:value-type="float">
            <text:p>0.966724</text:p>
          </table:table-cell>
          <table:table-cell office:value-type="float" office:value="0.192936277206" calcext:value-type="float">
            <text:p>0.1929362772</text:p>
          </table:table-cell>
          <table:table-cell table:style-name="Default"/>
          <table:table-cell office:value-type="float" office:value="221138" calcext:value-type="float">
            <text:p>221138</text:p>
          </table:table-cell>
          <table:table-cell office:value-type="float" office:value="4911" calcext:value-type="float">
            <text:p>4911</text:p>
          </table:table-cell>
          <table:table-cell office:value-type="float" office:value="20543" calcext:value-type="float">
            <text:p>20543</text:p>
          </table:table-cell>
          <table:table-cell office:value-type="float" office:value="3408" calcext:value-type="float">
            <text:p>3408</text:p>
          </table:table-cell>
          <table:table-cell office:value-type="float" office:value="224546" calcext:value-type="float">
            <text:p>224546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1.06949901933" calcext:value-type="float">
            <text:p>1.0694990193</text:p>
          </table:table-cell>
          <table:table-cell office:value-type="float" office:value="0.0188095216562" calcext:value-type="float">
            <text:p>0.0188095217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dgr3</text:p>
          </table:table-cell>
          <table:table-cell office:value-type="float" office:value="0.974248917514" calcext:value-type="float">
            <text:p>0.9742489175</text:p>
          </table:table-cell>
          <table:table-cell office:value-type="float" office:value="0.949790776873" calcext:value-type="float">
            <text:p>0.9497907769</text:p>
          </table:table-cell>
          <table:table-cell office:value-type="float" office:value="0.859988298874" calcext:value-type="float">
            <text:p>0.8599882989</text:p>
          </table:table-cell>
          <table:table-cell office:value-type="float" office:value="0.953716841369" calcext:value-type="float">
            <text:p>0.9537168414</text:p>
          </table:table-cell>
          <table:table-cell office:value-type="float" office:value="1.04892329665" calcext:value-type="float">
            <text:p>1.0489232967</text:p>
          </table:table-cell>
          <table:table-cell office:value-type="float" office:value="0.73945208227" calcext:value-type="float">
            <text:p>0.7394520823</text:p>
          </table:table-cell>
          <table:table-cell office:value-type="float" office:value="0.996637689394" calcext:value-type="float">
            <text:p>0.9966376894</text:p>
          </table:table-cell>
          <table:table-cell office:value-type="float" office:value="0.00321519396656317" calcext:value-type="float">
            <text:p>0.003215194</text:p>
          </table:table-cell>
          <table:table-cell office:value-type="float" office:value="0.00909999770884" calcext:value-type="float">
            <text:p>0.0090999977</text:p>
          </table:table-cell>
          <table:table-cell office:value-type="float" office:value="0.977535696153" calcext:value-type="float">
            <text:p>0.9775356962</text:p>
          </table:table-cell>
          <table:table-cell office:value-type="float" office:value="0.742440901594" calcext:value-type="float">
            <text:p>0.7424409016</text:p>
          </table:table-cell>
          <table:table-cell office:value-type="float" office:value="0.97098416715" calcext:value-type="float">
            <text:p>0.9709841672</text:p>
          </table:table-cell>
          <table:table-cell office:value-type="float" office:value="0.974248917514" calcext:value-type="float">
            <text:p>0.9742489175</text:p>
          </table:table-cell>
          <table:table-cell office:value-type="float" office:value="0.953588" calcext:value-type="float">
            <text:p>0.953588</text:p>
          </table:table-cell>
          <table:table-cell office:value-type="float" office:value="0.257559098406" calcext:value-type="float">
            <text:p>0.2575590984</text:p>
          </table:table-cell>
          <table:table-cell table:style-name="Default"/>
          <table:table-cell office:value-type="float" office:value="219490" calcext:value-type="float">
            <text:p>219490</text:p>
          </table:table-cell>
          <table:table-cell office:value-type="float" office:value="6559" calcext:value-type="float">
            <text:p>6559</text:p>
          </table:table-cell>
          <table:table-cell office:value-type="float" office:value="18907" calcext:value-type="float">
            <text:p>18907</text:p>
          </table:table-cell>
          <table:table-cell office:value-type="float" office:value="5044" calcext:value-type="float">
            <text:p>5044</text:p>
          </table:table-cell>
          <table:table-cell office:value-type="float" office:value="224534" calcext:value-type="float">
            <text:p>224534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-7.94399960806" calcext:value-type="float">
            <text:p>-7.9439996081</text:p>
          </table:table-cell>
          <table:table-cell office:value-type="float" office:value="0.026431728097" calcext:value-type="float">
            <text:p>0.0264317281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dgr4</text:p>
          </table:table-cell>
          <table:table-cell office:value-type="float" office:value="0.968317095364" calcext:value-type="float">
            <text:p>0.9683170954</text:p>
          </table:table-cell>
          <table:table-cell office:value-type="float" office:value="0.938580149979" calcext:value-type="float">
            <text:p>0.93858015</text:p>
          </table:table-cell>
          <table:table-cell office:value-type="float" office:value="0.830790028805" calcext:value-type="float">
            <text:p>0.8307900288</text:p>
          </table:table-cell>
          <table:table-cell office:value-type="float" office:value="0.943053237332" calcext:value-type="float">
            <text:p>0.9430532373</text:p>
          </table:table-cell>
          <table:table-cell office:value-type="float" office:value="1.02975280612" calcext:value-type="float">
            <text:p>1.0297528061</text:p>
          </table:table-cell>
          <table:table-cell office:value-type="float" office:value="0.679388805704" calcext:value-type="float">
            <text:p>0.6793888057</text:p>
          </table:table-cell>
          <table:table-cell office:value-type="float" office:value="0.996653276815" calcext:value-type="float">
            <text:p>0.9966532768</text:p>
          </table:table-cell>
          <table:table-cell office:value-type="float" office:value="0.00356459724968078" calcext:value-type="float">
            <text:p>0.0035645972</text:p>
          </table:table-cell>
          <table:table-cell office:value-type="float" office:value="0.027185200354" calcext:value-type="float">
            <text:p>0.0271852004</text:p>
          </table:table-cell>
          <table:table-cell office:value-type="float" office:value="0.971568666747" calcext:value-type="float">
            <text:p>0.9715686667</text:p>
          </table:table-cell>
          <table:table-cell office:value-type="float" office:value="0.690011390864" calcext:value-type="float">
            <text:p>0.6900113909</text:p>
          </table:table-cell>
          <table:table-cell office:value-type="float" office:value="0.965087215604" calcext:value-type="float">
            <text:p>0.9650872156</text:p>
          </table:table-cell>
          <table:table-cell office:value-type="float" office:value="0.968317095364" calcext:value-type="float">
            <text:p>0.9683170954</text:p>
          </table:table-cell>
          <table:table-cell office:value-type="float" office:value="0.942896" calcext:value-type="float">
            <text:p>0.942896</text:p>
          </table:table-cell>
          <table:table-cell office:value-type="float" office:value="0.309988609136" calcext:value-type="float">
            <text:p>0.3099886091</text:p>
          </table:table-cell>
          <table:table-cell table:style-name="Default"/>
          <table:table-cell office:value-type="float" office:value="218157" calcext:value-type="float">
            <text:p>218157</text:p>
          </table:table-cell>
          <table:table-cell office:value-type="float" office:value="7892" calcext:value-type="float">
            <text:p>7892</text:p>
          </table:table-cell>
          <table:table-cell office:value-type="float" office:value="17567" calcext:value-type="float">
            <text:p>17567</text:p>
          </table:table-cell>
          <table:table-cell office:value-type="float" office:value="6384" calcext:value-type="float">
            <text:p>6384</text:p>
          </table:table-cell>
          <table:table-cell office:value-type="float" office:value="224541" calcext:value-type="float">
            <text:p>224541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-4.48382954958" calcext:value-type="float">
            <text:p>-4.4838295496</text:p>
          </table:table-cell>
          <table:table-cell office:value-type="float" office:value="0.0327195551827" calcext:value-type="float">
            <text:p>0.0327195552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dgr5</text:p>
          </table:table-cell>
          <table:table-cell office:value-type="float" office:value="0.963530025414" calcext:value-type="float">
            <text:p>0.9635300254</text:p>
          </table:table-cell>
          <table:table-cell office:value-type="float" office:value="0.929626568101" calcext:value-type="float">
            <text:p>0.9296265681</text:p>
          </table:table-cell>
          <table:table-cell office:value-type="float" office:value="0.807127210234" calcext:value-type="float">
            <text:p>0.8071272102</text:p>
          </table:table-cell>
          <table:table-cell office:value-type="float" office:value="0.934468595146" calcext:value-type="float">
            <text:p>0.9344685951</text:p>
          </table:table-cell>
          <table:table-cell table:style-name="ce6" office:value-type="float" office:value="1.01463030035" calcext:value-type="float">
            <text:p>1</text:p>
          </table:table-cell>
          <table:table-cell office:value-type="float" office:value="0.631356963563" calcext:value-type="float">
            <text:p>0.6313569636</text:p>
          </table:table-cell>
          <table:table-cell office:value-type="float" office:value="0.99653079117" calcext:value-type="float">
            <text:p>0.9965307912</text:p>
          </table:table-cell>
          <table:table-cell office:value-type="float" office:value="0.00370007095170839" calcext:value-type="float">
            <text:p>0.003700071</text:p>
          </table:table-cell>
          <table:table-cell office:value-type="float" office:value="0.0412430249004" calcext:value-type="float">
            <text:p>0.0412430249</text:p>
          </table:table-cell>
          <table:table-cell office:value-type="float" office:value="0.966884349135" calcext:value-type="float">
            <text:p>0.9668843491</text:p>
          </table:table-cell>
          <table:table-cell office:value-type="float" office:value="0.647370071333" calcext:value-type="float">
            <text:p>0.6473700713</text:p>
          </table:table-cell>
          <table:table-cell office:value-type="float" office:value="0.96019889493" calcext:value-type="float">
            <text:p>0.9601988949</text:p>
          </table:table-cell>
          <table:table-cell office:value-type="float" office:value="0.963530025414" calcext:value-type="float">
            <text:p>0.9635300254</text:p>
          </table:table-cell>
          <table:table-cell office:value-type="float" office:value="0.934276" calcext:value-type="float">
            <text:p>0.934276</text:p>
          </table:table-cell>
          <table:table-cell office:value-type="float" office:value="0.352629928667" calcext:value-type="float">
            <text:p>0.3526299287</text:p>
          </table:table-cell>
          <table:table-cell/>
          <table:table-cell office:value-type="float" office:value="217052" calcext:value-type="float">
            <text:p>217052</text:p>
          </table:table-cell>
          <table:table-cell office:value-type="float" office:value="8997" calcext:value-type="float">
            <text:p>8997</text:p>
          </table:table-cell>
          <table:table-cell office:value-type="float" office:value="16517" calcext:value-type="float">
            <text:p>16517</text:p>
          </table:table-cell>
          <table:table-cell office:value-type="float" office:value="7434" calcext:value-type="float">
            <text:p>7434</text:p>
          </table:table-cell>
          <table:table-cell office:value-type="float" office:value="224486" calcext:value-type="float">
            <text:p>224486</text:p>
          </table:table-cell>
          <table:table-cell office:value-type="float" office:value="226049" calcext:value-type="float">
            <text:p>226049</text:p>
          </table:table-cell>
          <table:table-cell/>
          <table:table-cell table:style-name="ce6" office:value-type="float" office:value="-1.5336649823" calcext:value-type="float">
            <text:p>-2</text:p>
          </table:table-cell>
          <table:table-cell office:value-type="float" office:value="0.0378503768682" calcext:value-type="float">
            <text:p>0.037850376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dgr10</text:p>
          </table:table-cell>
          <table:table-cell office:value-type="float" office:value="0.953294800767" calcext:value-type="float">
            <text:p>0.9532948008</text:p>
          </table:table-cell>
          <table:table-cell office:value-type="float" office:value="0.910757681786" calcext:value-type="float">
            <text:p>0.9107576818</text:p>
          </table:table-cell>
          <table:table-cell office:value-type="float" office:value="0.756810370272" calcext:value-type="float">
            <text:p>0.7568103703</text:p>
          </table:table-cell>
          <table:table-cell office:value-type="float" office:value="0.916080536702" calcext:value-type="float">
            <text:p>0.9160805367</text:p>
          </table:table-cell>
          <table:table-cell office:value-type="float" office:value="0.983271391006" calcext:value-type="float">
            <text:p>0.983271391</text:p>
          </table:table-cell>
          <table:table-cell office:value-type="float" office:value="0.527964742631" calcext:value-type="float">
            <text:p>0.5279647426</text:p>
          </table:table-cell>
          <table:table-cell office:value-type="float" office:value="0.996515199943" calcext:value-type="float">
            <text:p>0.9965151999</text:p>
          </table:table-cell>
          <table:table-cell office:value-type="float" office:value="0.00557122193754356" calcext:value-type="float">
            <text:p>0.0055712219</text:p>
          </table:table-cell>
          <table:table-cell office:value-type="float" office:value="0.0700801689578" calcext:value-type="float">
            <text:p>0.070080169</text:p>
          </table:table-cell>
          <table:table-cell office:value-type="float" office:value="0.956628459678" calcext:value-type="float">
            <text:p>0.9566284597</text:p>
          </table:table-cell>
          <table:table-cell office:value-type="float" office:value="0.556992280867" calcext:value-type="float">
            <text:p>0.5569922809</text:p>
          </table:table-cell>
          <table:table-cell office:value-type="float" office:value="0.94998429544" calcext:value-type="float">
            <text:p>0.9499842954</text:p>
          </table:table-cell>
          <table:table-cell office:value-type="float" office:value="0.953294800767" calcext:value-type="float">
            <text:p>0.9532948008</text:p>
          </table:table-cell>
          <table:table-cell office:value-type="float" office:value="0.915832" calcext:value-type="float">
            <text:p>0.915832</text:p>
          </table:table-cell>
          <table:table-cell office:value-type="float" office:value="0.443007719133" calcext:value-type="float">
            <text:p>0.4430077191</text:p>
          </table:table-cell>
          <table:table-cell/>
          <table:table-cell office:value-type="float" office:value="214743" calcext:value-type="float">
            <text:p>214743</text:p>
          </table:table-cell>
          <table:table-cell office:value-type="float" office:value="11306" calcext:value-type="float">
            <text:p>11306</text:p>
          </table:table-cell>
          <table:table-cell office:value-type="float" office:value="14215" calcext:value-type="float">
            <text:p>14215</text:p>
          </table:table-cell>
          <table:table-cell office:value-type="float" office:value="9736" calcext:value-type="float">
            <text:p>9736</text:p>
          </table:table-cell>
          <table:table-cell office:value-type="float" office:value="224479" calcext:value-type="float">
            <text:p>224479</text:p>
          </table:table-cell>
          <table:table-cell office:value-type="float" office:value="226049" calcext:value-type="float">
            <text:p>226049</text:p>
          </table:table-cell>
          <table:table-cell/>
          <table:table-cell office:value-type="float" office:value="3.87495248453" calcext:value-type="float">
            <text:p>3.8749524845</text:p>
          </table:table-cell>
          <table:table-cell office:value-type="float" office:value="0.048993447982" calcext:value-type="float">
            <text:p>0.0489934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dgr15</text:p>
          </table:table-cell>
          <table:table-cell office:value-type="float" office:value="0.947308371882" calcext:value-type="float">
            <text:p>0.9473083719</text:p>
          </table:table-cell>
          <table:table-cell office:value-type="float" office:value="0.899891617431" calcext:value-type="float">
            <text:p>0.8998916174</text:p>
          </table:table-cell>
          <table:table-cell office:value-type="float" office:value="0.727416680918" calcext:value-type="float">
            <text:p>0.7274166809</text:p>
          </table:table-cell>
          <table:table-cell office:value-type="float" office:value="0.905334484462" calcext:value-type="float">
            <text:p>0.9053344845</text:p>
          </table:table-cell>
          <table:table-cell office:value-type="float" office:value="0.965566580346" calcext:value-type="float">
            <text:p>0.9655665803</text:p>
          </table:table-cell>
          <table:table-cell office:value-type="float" office:value="0.467676862432" calcext:value-type="float">
            <text:p>0.4676768624</text:p>
          </table:table-cell>
          <table:table-cell office:value-type="float" office:value="0.99647065091" calcext:value-type="float">
            <text:p>0.9964706509</text:p>
          </table:table-cell>
          <table:table-cell office:value-type="float" office:value="0.00733676809266591" calcext:value-type="float">
            <text:p>0.0073367681</text:p>
          </table:table-cell>
          <table:table-cell office:value-type="float" office:value="0.0860628103658" calcext:value-type="float">
            <text:p>0.0860628104</text:p>
          </table:table-cell>
          <table:table-cell office:value-type="float" office:value="0.950663595579" calcext:value-type="float">
            <text:p>0.9506635956</text:p>
          </table:table-cell>
          <table:table-cell office:value-type="float" office:value="0.504169766258" calcext:value-type="float">
            <text:p>0.5041697663</text:p>
          </table:table-cell>
          <table:table-cell office:value-type="float" office:value="0.943976748404" calcext:value-type="float">
            <text:p>0.9439767484</text:p>
          </table:table-cell>
          <table:table-cell office:value-type="float" office:value="0.947308371882" calcext:value-type="float">
            <text:p>0.9473083719</text:p>
          </table:table-cell>
          <table:table-cell office:value-type="float" office:value="0.905048" calcext:value-type="float">
            <text:p>0.905048</text:p>
          </table:table-cell>
          <table:table-cell office:value-type="float" office:value="0.495830233742" calcext:value-type="float">
            <text:p>0.4958302337</text:p>
          </table:table-cell>
          <table:table-cell/>
          <table:table-cell office:value-type="float" office:value="213385" calcext:value-type="float">
            <text:p>213385</text:p>
          </table:table-cell>
          <table:table-cell office:value-type="float" office:value="12664" calcext:value-type="float">
            <text:p>12664</text:p>
          </table:table-cell>
          <table:table-cell office:value-type="float" office:value="12877" calcext:value-type="float">
            <text:p>12877</text:p>
          </table:table-cell>
          <table:table-cell office:value-type="float" office:value="11074" calcext:value-type="float">
            <text:p>11074</text:p>
          </table:table-cell>
          <table:table-cell office:value-type="float" office:value="224459" calcext:value-type="float">
            <text:p>224459</text:p>
          </table:table-cell>
          <table:table-cell office:value-type="float" office:value="226049" calcext:value-type="float">
            <text:p>226049</text:p>
          </table:table-cell>
          <table:table-cell/>
          <table:table-cell office:value-type="float" office:value="6.79148413207" calcext:value-type="float">
            <text:p>6.7914841321</text:p>
          </table:table-cell>
          <table:table-cell office:value-type="float" office:value="0.0556224664339" calcext:value-type="float">
            <text:p>0.055622466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dgr20</text:p>
          </table:table-cell>
          <table:table-cell office:value-type="float" office:value="0.942864181201" calcext:value-type="float">
            <text:p>0.9428641812</text:p>
          </table:table-cell>
          <table:table-cell office:value-type="float" office:value="0.89190448799" calcext:value-type="float">
            <text:p>0.891904488</text:p>
          </table:table-cell>
          <table:table-cell office:value-type="float" office:value="0.70539333485" calcext:value-type="float">
            <text:p>0.7053933349</text:p>
          </table:table-cell>
          <table:table-cell office:value-type="float" office:value="0.897302564583" calcext:value-type="float">
            <text:p>0.8973025646</text:p>
          </table:table-cell>
          <table:table-cell office:value-type="float" office:value="0.952688525026" calcext:value-type="float">
            <text:p>0.952688525</text:p>
          </table:table-cell>
          <table:table-cell office:value-type="float" office:value="0.421785816494" calcext:value-type="float">
            <text:p>0.4217858165</text:p>
          </table:table-cell>
          <table:table-cell office:value-type="float" office:value="0.99665995699" calcext:value-type="float">
            <text:p>0.996659957</text:p>
          </table:table-cell>
          <table:table-cell office:value-type="float" office:value="0.00939513187017739" calcext:value-type="float">
            <text:p>0.0093951319</text:p>
          </table:table-cell>
          <table:table-cell office:value-type="float" office:value="0.097662774881" calcext:value-type="float">
            <text:p>0.0976627749</text:p>
          </table:table-cell>
          <table:table-cell office:value-type="float" office:value="0.946023941855" calcext:value-type="float">
            <text:p>0.9460239419</text:p>
          </table:table-cell>
          <table:table-cell office:value-type="float" office:value="0.464762727844" calcext:value-type="float">
            <text:p>0.4647627278</text:p>
          </table:table-cell>
          <table:table-cell office:value-type="float" office:value="0.939725457755" calcext:value-type="float">
            <text:p>0.9397254578</text:p>
          </table:table-cell>
          <table:table-cell office:value-type="float" office:value="0.942864181201" calcext:value-type="float">
            <text:p>0.9428641812</text:p>
          </table:table-cell>
          <table:table-cell office:value-type="float" office:value="0.89702" calcext:value-type="float">
            <text:p>0.89702</text:p>
          </table:table-cell>
          <table:table-cell office:value-type="float" office:value="0.535237272156" calcext:value-type="float">
            <text:p>0.5352372722</text:p>
          </table:table-cell>
          <table:table-cell table:style-name="Default"/>
          <table:table-cell office:value-type="float" office:value="212424" calcext:value-type="float">
            <text:p>212424</text:p>
          </table:table-cell>
          <table:table-cell office:value-type="float" office:value="13625" calcext:value-type="float">
            <text:p>13625</text:p>
          </table:table-cell>
          <table:table-cell office:value-type="float" office:value="11831" calcext:value-type="float">
            <text:p>11831</text:p>
          </table:table-cell>
          <table:table-cell office:value-type="float" office:value="12120" calcext:value-type="float">
            <text:p>12120</text:p>
          </table:table-cell>
          <table:table-cell office:value-type="float" office:value="224544" calcext:value-type="float">
            <text:p>224544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9.75081660573" calcext:value-type="float">
            <text:p>9.7508166057</text:p>
          </table:table-cell>
          <table:table-cell office:value-type="float" office:value="0.060598143336" calcext:value-type="float">
            <text:p>0.0605981433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dgr1</text:p>
          </table:table-cell>
          <table:table-cell office:value-type="float" office:value="0.901755516186" calcext:value-type="float">
            <text:p>0.9017555162</text:p>
          </table:table-cell>
          <table:table-cell office:value-type="float" office:value="0.82108813609" calcext:value-type="float">
            <text:p>0.8210881361</text:p>
          </table:table-cell>
          <table:table-cell office:value-type="float" office:value="0.931897435085" calcext:value-type="float">
            <text:p>0.9318974351</text:p>
          </table:table-cell>
          <table:table-cell office:value-type="float" office:value="0.980550181235" calcext:value-type="float">
            <text:p>0.9805501812</text:p>
          </table:table-cell>
          <table:table-cell office:value-type="float" office:value="0.961721907688" calcext:value-type="float">
            <text:p>0.9617219077</text:p>
          </table:table-cell>
          <table:table-cell office:value-type="float" office:value="0.890919382906" calcext:value-type="float">
            <text:p>0.8909193829</text:p>
          </table:table-cell>
          <table:table-cell office:value-type="float" office:value="0.964366242551" calcext:value-type="float">
            <text:p>0.9643662426</text:p>
          </table:table-cell>
          <table:table-cell office:value-type="float" office:value="0.0296506369245386" calcext:value-type="float">
            <text:p>0.0296506369</text:p>
          </table:table-cell>
          <table:table-cell office:value-type="float" office:value="0.0372775597396" calcext:value-type="float">
            <text:p>0.0372775597</text:p>
          </table:table-cell>
          <table:table-cell office:value-type="float" office:value="0.870728198748" calcext:value-type="float">
            <text:p>0.8707281987</text:p>
          </table:table-cell>
          <table:table-cell office:value-type="float" office:value="0.993066671423" calcext:value-type="float">
            <text:p>0.9930666714</text:p>
          </table:table-cell>
          <table:table-cell office:value-type="float" office:value="0.935075779717" calcext:value-type="float">
            <text:p>0.9350757797</text:p>
          </table:table-cell>
          <table:table-cell office:value-type="float" office:value="0.901755516186" calcext:value-type="float">
            <text:p>0.9017555162</text:p>
          </table:table-cell>
          <table:table-cell office:value-type="float" office:value="0.98048" calcext:value-type="float">
            <text:p>0.98048</text:p>
          </table:table-cell>
          <table:table-cell office:value-type="float" office:value="0.00693332857735" calcext:value-type="float">
            <text:p>0.0069333286</text:p>
          </table:table-cell>
          <table:table-cell table:style-name="Default"/>
          <table:table-cell office:value-type="float" office:value="22396" calcext:value-type="float">
            <text:p>22396</text:p>
          </table:table-cell>
          <table:table-cell office:value-type="float" office:value="1555" calcext:value-type="float">
            <text:p>1555</text:p>
          </table:table-cell>
          <table:table-cell office:value-type="float" office:value="222724" calcext:value-type="float">
            <text:p>222724</text:p>
          </table:table-cell>
          <table:table-cell office:value-type="float" office:value="3325" calcext:value-type="float">
            <text:p>3325</text:p>
          </table:table-cell>
          <table:table-cell office:value-type="float" office:value="25721" calcext:value-type="float">
            <text:p>25721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6.4023682569" calcext:value-type="float">
            <text:p>6.4023682569</text:p>
          </table:table-cell>
          <table:table-cell office:value-type="float" office:value="0.108948026433" calcext:value-type="float">
            <text:p>0.1089480264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dgr2</text:p>
          </table:table-cell>
          <table:table-cell office:value-type="float" office:value="0.831616233175" calcext:value-type="float">
            <text:p>0.8316162332</text:p>
          </table:table-cell>
          <table:table-cell office:value-type="float" office:value="0.711766336359" calcext:value-type="float">
            <text:p>0.7117663364</text:p>
          </table:table-cell>
          <table:table-cell office:value-type="float" office:value="0.895943215863" calcext:value-type="float">
            <text:p>0.8959432159</text:p>
          </table:table-cell>
          <table:table-cell office:value-type="float" office:value="0.96681509127" calcext:value-type="float">
            <text:p>0.9668150913</text:p>
          </table:table-cell>
          <table:table-cell office:value-type="float" office:value="1.00410030657" calcext:value-type="float">
            <text:p>1.0041003066</text:p>
          </table:table-cell>
          <table:table-cell office:value-type="float" office:value="0.813154655274" calcext:value-type="float">
            <text:p>0.8131546553</text:p>
          </table:table-cell>
          <table:table-cell office:value-type="float" office:value="0.969577977937" calcext:value-type="float">
            <text:p>0.9695779779</text:p>
          </table:table-cell>
          <table:table-cell office:value-type="float" office:value="0.0737911363435438" calcext:value-type="float">
            <text:p>0.0737911363</text:p>
          </table:table-cell>
          <table:table-cell office:value-type="float" office:value="-0.0118151198252" calcext:value-type="float">
            <text:p>-0.0118151198</text:p>
          </table:table-cell>
          <table:table-cell office:value-type="float" office:value="0.807063722794" calcext:value-type="float">
            <text:p>0.8070637228</text:p>
          </table:table-cell>
          <table:table-cell office:value-type="float" office:value="0.984822708933" calcext:value-type="float">
            <text:p>0.9848227089</text:p>
          </table:table-cell>
          <table:table-cell office:value-type="float" office:value="0.857709490209" calcext:value-type="float">
            <text:p>0.8577094902</text:p>
          </table:table-cell>
          <table:table-cell office:value-type="float" office:value="0.831616233175" calcext:value-type="float">
            <text:p>0.8316162332</text:p>
          </table:table-cell>
          <table:table-cell office:value-type="float" office:value="0.966724" calcext:value-type="float">
            <text:p>0.966724</text:p>
          </table:table-cell>
          <table:table-cell office:value-type="float" office:value="0.0151772910673" calcext:value-type="float">
            <text:p>0.0151772911</text:p>
          </table:table-cell>
          <table:table-cell table:style-name="Default"/>
          <table:table-cell office:value-type="float" office:value="20543" calcext:value-type="float">
            <text:p>20543</text:p>
          </table:table-cell>
          <table:table-cell office:value-type="float" office:value="3408" calcext:value-type="float">
            <text:p>3408</text:p>
          </table:table-cell>
          <table:table-cell office:value-type="float" office:value="221138" calcext:value-type="float">
            <text:p>221138</text:p>
          </table:table-cell>
          <table:table-cell office:value-type="float" office:value="4911" calcext:value-type="float">
            <text:p>4911</text:p>
          </table:table-cell>
          <table:table-cell office:value-type="float" office:value="25454" calcext:value-type="float">
            <text:p>25454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1.06949901933" calcext:value-type="float">
            <text:p>1.0694990193</text:p>
          </table:table-cell>
          <table:table-cell office:value-type="float" office:value="0.20247772964" calcext:value-type="float">
            <text:p>0.2024777296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dgr3</text:p>
          </table:table-cell>
          <table:table-cell office:value-type="float" office:value="0.765202258332" calcext:value-type="float">
            <text:p>0.7652022583</text:p>
          </table:table-cell>
          <table:table-cell office:value-type="float" office:value="0.619698459521" calcext:value-type="float">
            <text:p>0.6196984595</text:p>
          </table:table-cell>
          <table:table-cell office:value-type="float" office:value="0.859988298874" calcext:value-type="float">
            <text:p>0.8599882989</text:p>
          </table:table-cell>
          <table:table-cell office:value-type="float" office:value="0.953716841369" calcext:value-type="float">
            <text:p>0.9537168414</text:p>
          </table:table-cell>
          <table:table-cell office:value-type="float" office:value="1.04892329665" calcext:value-type="float">
            <text:p>1.0489232967</text:p>
          </table:table-cell>
          <table:table-cell office:value-type="float" office:value="0.73945208227" calcext:value-type="float">
            <text:p>0.7394520823</text:p>
          </table:table-cell>
          <table:table-cell office:value-type="float" office:value="0.969342533946" calcext:value-type="float">
            <text:p>0.9693425339</text:p>
          </table:table-cell>
          <table:table-cell office:value-type="float" office:value="0.0815386079833045" calcext:value-type="float">
            <text:p>0.081538608</text:p>
          </table:table-cell>
          <table:table-cell office:value-type="float" office:value="0.00909999770884" calcext:value-type="float">
            <text:p>0.0090999977</text:p>
          </table:table-cell>
          <table:table-cell office:value-type="float" office:value="0.742440901594" calcext:value-type="float">
            <text:p>0.7424409016</text:p>
          </table:table-cell>
          <table:table-cell office:value-type="float" office:value="0.977535696153" calcext:value-type="float">
            <text:p>0.9775356962</text:p>
          </table:table-cell>
          <table:table-cell office:value-type="float" office:value="0.789403365204" calcext:value-type="float">
            <text:p>0.7894033652</text:p>
          </table:table-cell>
          <table:table-cell office:value-type="float" office:value="0.765202258332" calcext:value-type="float">
            <text:p>0.7652022583</text:p>
          </table:table-cell>
          <table:table-cell office:value-type="float" office:value="0.953588" calcext:value-type="float">
            <text:p>0.953588</text:p>
          </table:table-cell>
          <table:table-cell office:value-type="float" office:value="0.0224643038471" calcext:value-type="float">
            <text:p>0.0224643038</text:p>
          </table:table-cell>
          <table:table-cell table:style-name="Default"/>
          <table:table-cell office:value-type="float" office:value="18907" calcext:value-type="float">
            <text:p>18907</text:p>
          </table:table-cell>
          <table:table-cell office:value-type="float" office:value="5044" calcext:value-type="float">
            <text:p>5044</text:p>
          </table:table-cell>
          <table:table-cell office:value-type="float" office:value="219490" calcext:value-type="float">
            <text:p>219490</text:p>
          </table:table-cell>
          <table:table-cell office:value-type="float" office:value="6559" calcext:value-type="float">
            <text:p>6559</text:p>
          </table:table-cell>
          <table:table-cell office:value-type="float" office:value="25466" calcext:value-type="float">
            <text:p>25466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-7.94399960806" calcext:value-type="float">
            <text:p>-7.9439996081</text:p>
          </table:table-cell>
          <table:table-cell office:value-type="float" office:value="0.306844026022" calcext:value-type="float">
            <text:p>0.306844026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dgr4</text:p>
          </table:table-cell>
          <table:table-cell office:value-type="float" office:value="0.711070633475" calcext:value-type="float">
            <text:p>0.7110706335</text:p>
          </table:table-cell>
          <table:table-cell office:value-type="float" office:value="0.551675407468" calcext:value-type="float">
            <text:p>0.5516754075</text:p>
          </table:table-cell>
          <table:table-cell office:value-type="float" office:value="0.830790028805" calcext:value-type="float">
            <text:p>0.8307900288</text:p>
          </table:table-cell>
          <table:table-cell office:value-type="float" office:value="0.943053237332" calcext:value-type="float">
            <text:p>0.9430532373</text:p>
          </table:table-cell>
          <table:table-cell office:value-type="float" office:value="1.02975280612" calcext:value-type="float">
            <text:p>1.0297528061</text:p>
          </table:table-cell>
          <table:table-cell office:value-type="float" office:value="0.679388805704" calcext:value-type="float">
            <text:p>0.6793888057</text:p>
          </table:table-cell>
          <table:table-cell office:value-type="float" office:value="0.969479862376" calcext:value-type="float">
            <text:p>0.9694798624</text:p>
          </table:table-cell>
          <table:table-cell office:value-type="float" office:value="0.088735395732146" calcext:value-type="float">
            <text:p>0.0887353957</text:p>
          </table:table-cell>
          <table:table-cell office:value-type="float" office:value="0.027185200354" calcext:value-type="float">
            <text:p>0.0271852004</text:p>
          </table:table-cell>
          <table:table-cell office:value-type="float" office:value="0.690011390864" calcext:value-type="float">
            <text:p>0.6900113909</text:p>
          </table:table-cell>
          <table:table-cell office:value-type="float" office:value="0.971568666747" calcext:value-type="float">
            <text:p>0.9715686667</text:p>
          </table:table-cell>
          <table:table-cell office:value-type="float" office:value="0.733455805603" calcext:value-type="float">
            <text:p>0.7334558056</text:p>
          </table:table-cell>
          <table:table-cell office:value-type="float" office:value="0.711070633475" calcext:value-type="float">
            <text:p>0.7110706335</text:p>
          </table:table-cell>
          <table:table-cell office:value-type="float" office:value="0.942896" calcext:value-type="float">
            <text:p>0.942896</text:p>
          </table:table-cell>
          <table:table-cell office:value-type="float" office:value="0.0284313332532" calcext:value-type="float">
            <text:p>0.0284313333</text:p>
          </table:table-cell>
          <table:table-cell table:style-name="Default"/>
          <table:table-cell office:value-type="float" office:value="17567" calcext:value-type="float">
            <text:p>17567</text:p>
          </table:table-cell>
          <table:table-cell office:value-type="float" office:value="6384" calcext:value-type="float">
            <text:p>6384</text:p>
          </table:table-cell>
          <table:table-cell office:value-type="float" office:value="218157" calcext:value-type="float">
            <text:p>218157</text:p>
          </table:table-cell>
          <table:table-cell office:value-type="float" office:value="7892" calcext:value-type="float">
            <text:p>7892</text:p>
          </table:table-cell>
          <table:table-cell office:value-type="float" office:value="25459" calcext:value-type="float">
            <text:p>25459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-4.48382954958" calcext:value-type="float">
            <text:p>-4.4838295496</text:p>
          </table:table-cell>
          <table:table-cell office:value-type="float" office:value="0.406330050663" calcext:value-type="float">
            <text:p>0.4063300507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dgr5</text:p>
          </table:table-cell>
          <table:table-cell office:value-type="float" office:value="0.667825735368" calcext:value-type="float">
            <text:p>0.6678257354</text:p>
          </table:table-cell>
          <table:table-cell office:value-type="float" office:value="0.501305086803" calcext:value-type="float">
            <text:p>0.5013050868</text:p>
          </table:table-cell>
          <table:table-cell office:value-type="float" office:value="0.807127210234" calcext:value-type="float">
            <text:p>0.8071272102</text:p>
          </table:table-cell>
          <table:table-cell office:value-type="float" office:value="0.934468595146" calcext:value-type="float">
            <text:p>0.9344685951</text:p>
          </table:table-cell>
          <table:table-cell table:style-name="ce6" office:value-type="float" office:value="1.01463030035" calcext:value-type="float">
            <text:p>1</text:p>
          </table:table-cell>
          <table:table-cell office:value-type="float" office:value="0.631356963563" calcext:value-type="float">
            <text:p>0.6313569636</text:p>
          </table:table-cell>
          <table:table-cell office:value-type="float" office:value="0.968401900334" calcext:value-type="float">
            <text:p>0.9684019003</text:p>
          </table:table-cell>
          <table:table-cell office:value-type="float" office:value="0.0880158991733625" calcext:value-type="float">
            <text:p>0.0880158992</text:p>
          </table:table-cell>
          <table:table-cell office:value-type="float" office:value="0.0412430249004" calcext:value-type="float">
            <text:p>0.0412430249</text:p>
          </table:table-cell>
          <table:table-cell office:value-type="float" office:value="0.647370071333" calcext:value-type="float">
            <text:p>0.6473700713</text:p>
          </table:table-cell>
          <table:table-cell office:value-type="float" office:value="0.966884349135" calcext:value-type="float">
            <text:p>0.9668843491</text:p>
          </table:table-cell>
          <table:table-cell office:value-type="float" office:value="0.689616299946" calcext:value-type="float">
            <text:p>0.6896162999</text:p>
          </table:table-cell>
          <table:table-cell office:value-type="float" office:value="0.667825735368" calcext:value-type="float">
            <text:p>0.6678257354</text:p>
          </table:table-cell>
          <table:table-cell office:value-type="float" office:value="0.934276" calcext:value-type="float">
            <text:p>0.934276</text:p>
          </table:table-cell>
          <table:table-cell office:value-type="float" office:value="0.0331156508646" calcext:value-type="float">
            <text:p>0.0331156509</text:p>
          </table:table-cell>
          <table:table-cell/>
          <table:table-cell office:value-type="float" office:value="16517" calcext:value-type="float">
            <text:p>16517</text:p>
          </table:table-cell>
          <table:table-cell office:value-type="float" office:value="7434" calcext:value-type="float">
            <text:p>7434</text:p>
          </table:table-cell>
          <table:table-cell office:value-type="float" office:value="217052" calcext:value-type="float">
            <text:p>217052</text:p>
          </table:table-cell>
          <table:table-cell office:value-type="float" office:value="8997" calcext:value-type="float">
            <text:p>8997</text:p>
          </table:table-cell>
          <table:table-cell office:value-type="float" office:value="25514" calcext:value-type="float">
            <text:p>25514</text:p>
          </table:table-cell>
          <table:table-cell office:value-type="float" office:value="23951" calcext:value-type="float">
            <text:p>23951</text:p>
          </table:table-cell>
          <table:table-cell/>
          <table:table-cell table:style-name="ce6" office:value-type="float" office:value="-1.5336649823" calcext:value-type="float">
            <text:p>-2</text:p>
          </table:table-cell>
          <table:table-cell office:value-type="float" office:value="0.497396621663" calcext:value-type="float">
            <text:p>0.497396621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dgr10</text:p>
          </table:table-cell>
          <table:table-cell office:value-type="float" office:value="0.574668499353" calcext:value-type="float">
            <text:p>0.5746684994</text:p>
          </table:table-cell>
          <table:table-cell office:value-type="float" office:value="0.403182346768" calcext:value-type="float">
            <text:p>0.4031823468</text:p>
          </table:table-cell>
          <table:table-cell office:value-type="float" office:value="0.756810370272" calcext:value-type="float">
            <text:p>0.7568103703</text:p>
          </table:table-cell>
          <table:table-cell office:value-type="float" office:value="0.916080536702" calcext:value-type="float">
            <text:p>0.9160805367</text:p>
          </table:table-cell>
          <table:table-cell office:value-type="float" office:value="0.983271391006" calcext:value-type="float">
            <text:p>0.983271391</text:p>
          </table:table-cell>
          <table:table-cell office:value-type="float" office:value="0.527964742631" calcext:value-type="float">
            <text:p>0.5279647426</text:p>
          </table:table-cell>
          <table:table-cell office:value-type="float" office:value="0.968264877102" calcext:value-type="float">
            <text:p>0.9682648771</text:p>
          </table:table-cell>
          <table:table-cell office:value-type="float" office:value="0.129409853890512" calcext:value-type="float">
            <text:p>0.1294098539</text:p>
          </table:table-cell>
          <table:table-cell office:value-type="float" office:value="0.0700801689578" calcext:value-type="float">
            <text:p>0.070080169</text:p>
          </table:table-cell>
          <table:table-cell office:value-type="float" office:value="0.556992280867" calcext:value-type="float">
            <text:p>0.5569922809</text:p>
          </table:table-cell>
          <table:table-cell office:value-type="float" office:value="0.956628459678" calcext:value-type="float">
            <text:p>0.9566284597</text:p>
          </table:table-cell>
          <table:table-cell office:value-type="float" office:value="0.593503402781" calcext:value-type="float">
            <text:p>0.5935034028</text:p>
          </table:table-cell>
          <table:table-cell office:value-type="float" office:value="0.574668499353" calcext:value-type="float">
            <text:p>0.5746684994</text:p>
          </table:table-cell>
          <table:table-cell office:value-type="float" office:value="0.915832" calcext:value-type="float">
            <text:p>0.915832</text:p>
          </table:table-cell>
          <table:table-cell office:value-type="float" office:value="0.0433715403223" calcext:value-type="float">
            <text:p>0.0433715403</text:p>
          </table:table-cell>
          <table:table-cell/>
          <table:table-cell office:value-type="float" office:value="14215" calcext:value-type="float">
            <text:p>14215</text:p>
          </table:table-cell>
          <table:table-cell office:value-type="float" office:value="9736" calcext:value-type="float">
            <text:p>9736</text:p>
          </table:table-cell>
          <table:table-cell office:value-type="float" office:value="214743" calcext:value-type="float">
            <text:p>214743</text:p>
          </table:table-cell>
          <table:table-cell office:value-type="float" office:value="11306" calcext:value-type="float">
            <text:p>11306</text:p>
          </table:table-cell>
          <table:table-cell office:value-type="float" office:value="25521" calcext:value-type="float">
            <text:p>25521</text:p>
          </table:table-cell>
          <table:table-cell office:value-type="float" office:value="23951" calcext:value-type="float">
            <text:p>23951</text:p>
          </table:table-cell>
          <table:table-cell/>
          <table:table-cell office:value-type="float" office:value="3.87495248453" calcext:value-type="float">
            <text:p>3.8749524845</text:p>
          </table:table-cell>
          <table:table-cell office:value-type="float" office:value="0.740133661625" calcext:value-type="float">
            <text:p>0.74013366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dgr15</text:p>
          </table:table-cell>
          <table:table-cell office:value-type="float" office:value="0.520366927988" calcext:value-type="float">
            <text:p>0.520366928</text:p>
          </table:table-cell>
          <table:table-cell office:value-type="float" office:value="0.351686467295" calcext:value-type="float">
            <text:p>0.3516864673</text:p>
          </table:table-cell>
          <table:table-cell office:value-type="float" office:value="0.727416680918" calcext:value-type="float">
            <text:p>0.7274166809</text:p>
          </table:table-cell>
          <table:table-cell office:value-type="float" office:value="0.905334484462" calcext:value-type="float">
            <text:p>0.9053344845</text:p>
          </table:table-cell>
          <table:table-cell office:value-type="float" office:value="0.965566580346" calcext:value-type="float">
            <text:p>0.9655665803</text:p>
          </table:table-cell>
          <table:table-cell office:value-type="float" office:value="0.467676862432" calcext:value-type="float">
            <text:p>0.4676768624</text:p>
          </table:table-cell>
          <table:table-cell office:value-type="float" office:value="0.967873595733" calcext:value-type="float">
            <text:p>0.9678735957</text:p>
          </table:table-cell>
          <table:table-cell office:value-type="float" office:value="0.165404395137481" calcext:value-type="float">
            <text:p>0.1654043951</text:p>
          </table:table-cell>
          <table:table-cell office:value-type="float" office:value="0.0860628103658" calcext:value-type="float">
            <text:p>0.0860628104</text:p>
          </table:table-cell>
          <table:table-cell office:value-type="float" office:value="0.504169766258" calcext:value-type="float">
            <text:p>0.5041697663</text:p>
          </table:table-cell>
          <table:table-cell office:value-type="float" office:value="0.950663595579" calcext:value-type="float">
            <text:p>0.9506635956</text:p>
          </table:table-cell>
          <table:table-cell office:value-type="float" office:value="0.537639347" calcext:value-type="float">
            <text:p>0.537639347</text:p>
          </table:table-cell>
          <table:table-cell office:value-type="float" office:value="0.520366927988" calcext:value-type="float">
            <text:p>0.520366928</text:p>
          </table:table-cell>
          <table:table-cell office:value-type="float" office:value="0.905048" calcext:value-type="float">
            <text:p>0.905048</text:p>
          </table:table-cell>
          <table:table-cell office:value-type="float" office:value="0.0493364044213" calcext:value-type="float">
            <text:p>0.0493364044</text:p>
          </table:table-cell>
          <table:table-cell/>
          <table:table-cell office:value-type="float" office:value="12877" calcext:value-type="float">
            <text:p>12877</text:p>
          </table:table-cell>
          <table:table-cell office:value-type="float" office:value="11074" calcext:value-type="float">
            <text:p>11074</text:p>
          </table:table-cell>
          <table:table-cell office:value-type="float" office:value="213385" calcext:value-type="float">
            <text:p>213385</text:p>
          </table:table-cell>
          <table:table-cell office:value-type="float" office:value="12664" calcext:value-type="float">
            <text:p>12664</text:p>
          </table:table-cell>
          <table:table-cell office:value-type="float" office:value="25541" calcext:value-type="float">
            <text:p>25541</text:p>
          </table:table-cell>
          <table:table-cell office:value-type="float" office:value="23951" calcext:value-type="float">
            <text:p>23951</text:p>
          </table:table-cell>
          <table:table-cell/>
          <table:table-cell office:value-type="float" office:value="6.79148413207" calcext:value-type="float">
            <text:p>6.7914841321</text:p>
          </table:table-cell>
          <table:table-cell office:value-type="float" office:value="0.921720897725" calcext:value-type="float">
            <text:p>0.92172089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dgr20</text:p>
          </table:table-cell>
          <table:table-cell office:value-type="float" office:value="0.478919991094" calcext:value-type="float">
            <text:p>0.4789199911</text:p>
          </table:table-cell>
          <table:table-cell office:value-type="float" office:value="0.31485522674" calcext:value-type="float">
            <text:p>0.3148552267</text:p>
          </table:table-cell>
          <table:table-cell office:value-type="float" office:value="0.70539333485" calcext:value-type="float">
            <text:p>0.7053933349</text:p>
          </table:table-cell>
          <table:table-cell office:value-type="float" office:value="0.897302564583" calcext:value-type="float">
            <text:p>0.8973025646</text:p>
          </table:table-cell>
          <table:table-cell office:value-type="float" office:value="0.952688525026" calcext:value-type="float">
            <text:p>0.952688525</text:p>
          </table:table-cell>
          <table:table-cell office:value-type="float" office:value="0.421785816494" calcext:value-type="float">
            <text:p>0.4217858165</text:p>
          </table:table-cell>
          <table:table-cell office:value-type="float" office:value="0.96953872933" calcext:value-type="float">
            <text:p>0.9695387293</text:p>
          </table:table-cell>
          <table:table-cell office:value-type="float" office:value="0.213682004497324" calcext:value-type="float">
            <text:p>0.2136820045</text:p>
          </table:table-cell>
          <table:table-cell office:value-type="float" office:value="0.097662774881" calcext:value-type="float">
            <text:p>0.0976627749</text:p>
          </table:table-cell>
          <table:table-cell office:value-type="float" office:value="0.464762727844" calcext:value-type="float">
            <text:p>0.4647627278</text:p>
          </table:table-cell>
          <table:table-cell office:value-type="float" office:value="0.946023941855" calcext:value-type="float">
            <text:p>0.9460239419</text:p>
          </table:table-cell>
          <table:table-cell office:value-type="float" office:value="0.493966848983" calcext:value-type="float">
            <text:p>0.493966849</text:p>
          </table:table-cell>
          <table:table-cell office:value-type="float" office:value="0.478919991094" calcext:value-type="float">
            <text:p>0.4789199911</text:p>
          </table:table-cell>
          <table:table-cell office:value-type="float" office:value="0.89702" calcext:value-type="float">
            <text:p>0.89702</text:p>
          </table:table-cell>
          <table:table-cell office:value-type="float" office:value="0.0539760581445" calcext:value-type="float">
            <text:p>0.0539760581</text:p>
          </table:table-cell>
          <table:table-cell table:style-name="Default"/>
          <table:table-cell office:value-type="float" office:value="11831" calcext:value-type="float">
            <text:p>11831</text:p>
          </table:table-cell>
          <table:table-cell office:value-type="float" office:value="12120" calcext:value-type="float">
            <text:p>12120</text:p>
          </table:table-cell>
          <table:table-cell office:value-type="float" office:value="212424" calcext:value-type="float">
            <text:p>212424</text:p>
          </table:table-cell>
          <table:table-cell office:value-type="float" office:value="13625" calcext:value-type="float">
            <text:p>13625</text:p>
          </table:table-cell>
          <table:table-cell office:value-type="float" office:value="25456" calcext:value-type="float">
            <text:p>25456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9.75081660573" calcext:value-type="float">
            <text:p>9.7508166057</text:p>
          </table:table-cell>
          <table:table-cell office:value-type="float" office:value="1.08803144282" calcext:value-type="float">
            <text:p>1.0880314428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3" office:value-type="string" calcext:value-type="string">
            <text:p>Downscale</text:p>
          </table:table-cell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/>
          <table:table-cell office:value-type="string" calcext:value-type="string">
            <text:p>ADJRIND</text:p>
          </table:table-cell>
          <table:table-cell office:value-type="string" calcext:value-type="string">
            <text:p>PROBDS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dscl10</text:p>
          </table:table-cell>
          <table:table-cell office:value-type="float" office:value="0.968389028437" calcext:value-type="float">
            <text:p>0.9683890284</text:p>
          </table:table-cell>
          <table:table-cell office:value-type="float" office:value="0.938715324993" calcext:value-type="float">
            <text:p>0.938715325</text:p>
          </table:table-cell>
          <table:table-cell office:value-type="float" office:value="0.850069050264" calcext:value-type="float">
            <text:p>0.8500690503</text:p>
          </table:table-cell>
          <table:table-cell office:value-type="float" office:value="0.94140440526" calcext:value-type="float">
            <text:p>0.9414044053</text:p>
          </table:table-cell>
          <table:table-cell office:value-type="float" office:value="1.02871887904" calcext:value-type="float">
            <text:p>1.028718879</text:p>
          </table:table-cell>
          <table:table-cell office:value-type="float" office:value="0.638865009932" calcext:value-type="float">
            <text:p>0.6388650099</text:p>
          </table:table-cell>
          <table:table-cell office:value-type="float" office:value="0.990934476606" calcext:value-type="float">
            <text:p>0.9909344766</text:p>
          </table:table-cell>
          <table:table-cell office:value-type="float" office:value="0.00695908014879983" calcext:value-type="float">
            <text:p>0.0069590801</text:p>
          </table:table-cell>
          <table:table-cell office:value-type="float" office:value="0.0245279783704" calcext:value-type="float">
            <text:p>0.0245279784</text:p>
          </table:table-cell>
          <table:table-cell office:value-type="float" office:value="0.959688945848" calcext:value-type="float">
            <text:p>0.9596889458</text:p>
          </table:table-cell>
          <table:table-cell office:value-type="float" office:value="0.740449154681" calcext:value-type="float">
            <text:p>0.7404491547</text:p>
          </table:table-cell>
          <table:table-cell office:value-type="float" office:value="0.977248295723" calcext:value-type="float">
            <text:p>0.9772482957</text:p>
          </table:table-cell>
          <table:table-cell office:value-type="float" office:value="0.968389028437" calcext:value-type="float">
            <text:p>0.9683890284</text:p>
          </table:table-cell>
          <table:table-cell office:value-type="float" office:value="0.942312" calcext:value-type="float">
            <text:p>0.942312</text:p>
          </table:table-cell>
          <table:table-cell office:value-type="float" office:value="0.259550845319" calcext:value-type="float">
            <text:p>0.2595508453</text:p>
          </table:table-cell>
          <table:table-cell/>
          <table:table-cell office:value-type="float" office:value="220906" calcext:value-type="float">
            <text:p>220906</text:p>
          </table:table-cell>
          <table:table-cell office:value-type="float" office:value="5143" calcext:value-type="float">
            <text:p>5143</text:p>
          </table:table-cell>
          <table:table-cell office:value-type="float" office:value="14672" calcext:value-type="float">
            <text:p>14672</text:p>
          </table:table-cell>
          <table:table-cell office:value-type="float" office:value="9279" calcext:value-type="float">
            <text:p>9279</text:p>
          </table:table-cell>
          <table:table-cell office:value-type="float" office:value="230185" calcext:value-type="float">
            <text:p>230185</text:p>
          </table:table-cell>
          <table:table-cell office:value-type="float" office:value="226049" calcext:value-type="float">
            <text:p>226049</text:p>
          </table:table-cell>
          <table:table-cell/>
          <table:table-cell office:value-type="float" office:value="1.9147995209" calcext:value-type="float">
            <text:p>1.9147995209</text:p>
          </table:table-cell>
          <table:table-cell office:value-type="float" office:value="0.0326428435624" calcext:value-type="float">
            <text:p>0.032642843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dscl20</text:p>
          </table:table-cell>
          <table:table-cell office:value-type="float" office:value="0.953482001939" calcext:value-type="float">
            <text:p>0.9534820019</text:p>
          </table:table-cell>
          <table:table-cell office:value-type="float" office:value="0.91109947818" calcext:value-type="float">
            <text:p>0.9110994782</text:p>
          </table:table-cell>
          <table:table-cell office:value-type="float" office:value="0.758449604315" calcext:value-type="float">
            <text:p>0.7584496043</text:p>
          </table:table-cell>
          <table:table-cell office:value-type="float" office:value="0.911974323767" calcext:value-type="float">
            <text:p>0.9119743238</text:p>
          </table:table-cell>
          <table:table-cell office:value-type="float" office:value="1.04962660964" calcext:value-type="float">
            <text:p>1.0496266096</text:p>
          </table:table-cell>
          <table:table-cell office:value-type="float" office:value="0.418613881934" calcext:value-type="float">
            <text:p>0.4186138819</text:p>
          </table:table-cell>
          <table:table-cell office:value-type="float" office:value="0.982834558712" calcext:value-type="float">
            <text:p>0.9828345587</text:p>
          </table:table-cell>
          <table:table-cell office:value-type="float" office:value="0.0109962377407108" calcext:value-type="float">
            <text:p>0.0109962377</text:p>
          </table:table-cell>
          <table:table-cell office:value-type="float" office:value="0.00928990229643" calcext:value-type="float">
            <text:p>0.0092899023</text:p>
          </table:table-cell>
          <table:table-cell office:value-type="float" office:value="0.937391267178" calcext:value-type="float">
            <text:p>0.9373912672</text:p>
          </table:table-cell>
          <table:table-cell office:value-type="float" office:value="0.579507941451" calcext:value-type="float">
            <text:p>0.5795079415</text:p>
          </table:table-cell>
          <table:table-cell office:value-type="float" office:value="0.970134793784" calcext:value-type="float">
            <text:p>0.9701347938</text:p>
          </table:table-cell>
          <table:table-cell office:value-type="float" office:value="0.953482001939" calcext:value-type="float">
            <text:p>0.9534820019</text:p>
          </table:table-cell>
          <table:table-cell office:value-type="float" office:value="0.914408" calcext:value-type="float">
            <text:p>0.914408</text:p>
          </table:table-cell>
          <table:table-cell office:value-type="float" office:value="0.420492058549" calcext:value-type="float">
            <text:p>0.4204920585</text:p>
          </table:table-cell>
          <table:table-cell/>
          <table:table-cell office:value-type="float" office:value="219298" calcext:value-type="float">
            <text:p>219298</text:p>
          </table:table-cell>
          <table:table-cell office:value-type="float" office:value="6751" calcext:value-type="float">
            <text:p>6751</text:p>
          </table:table-cell>
          <table:table-cell office:value-type="float" office:value="9304" calcext:value-type="float">
            <text:p>9304</text:p>
          </table:table-cell>
          <table:table-cell office:value-type="float" office:value="14647" calcext:value-type="float">
            <text:p>14647</text:p>
          </table:table-cell>
          <table:table-cell office:value-type="float" office:value="233945" calcext:value-type="float">
            <text:p>233945</text:p>
          </table:table-cell>
          <table:table-cell office:value-type="float" office:value="226049" calcext:value-type="float">
            <text:p>226049</text:p>
          </table:table-cell>
          <table:table-cell/>
          <table:table-cell office:value-type="float" office:value="-3.3606594489" calcext:value-type="float">
            <text:p>-3.3606594489</text:p>
          </table:table-cell>
          <table:table-cell office:value-type="float" office:value="0.048787494642" calcext:value-type="float">
            <text:p>0.048787494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dscl30</text:p>
          </table:table-cell>
          <table:table-cell office:value-type="float" office:value="0.949380748379" calcext:value-type="float">
            <text:p>0.9493807484</text:p>
          </table:table-cell>
          <table:table-cell office:value-type="float" office:value="0.903639207937" calcext:value-type="float">
            <text:p>0.9036392079</text:p>
          </table:table-cell>
          <table:table-cell office:value-type="float" office:value="0.724306154169" calcext:value-type="float">
            <text:p>0.7243061542</text:p>
          </table:table-cell>
          <table:table-cell office:value-type="float" office:value="0.909384961872" calcext:value-type="float">
            <text:p>0.9093849619</text:p>
          </table:table-cell>
          <table:table-cell office:value-type="float" office:value="1.03643498072" calcext:value-type="float">
            <text:p>1.0364349807</text:p>
          </table:table-cell>
          <table:table-cell office:value-type="float" office:value="0.326640629549" calcext:value-type="float">
            <text:p>0.3266406295</text:p>
          </table:table-cell>
          <table:table-cell office:value-type="float" office:value="0.977693101189" calcext:value-type="float">
            <text:p>0.9776931012</text:p>
          </table:table-cell>
          <table:table-cell office:value-type="float" office:value="0.0135122232109335" calcext:value-type="float">
            <text:p>0.0135122232</text:p>
          </table:table-cell>
          <table:table-cell office:value-type="float" office:value="0.0245072868879" calcext:value-type="float">
            <text:p>0.0245072869</text:p>
          </table:table-cell>
          <table:table-cell office:value-type="float" office:value="0.928665109746" calcext:value-type="float">
            <text:p>0.9286651097</text:p>
          </table:table-cell>
          <table:table-cell office:value-type="float" office:value="0.519947198592" calcext:value-type="float">
            <text:p>0.5199471986</text:p>
          </table:table-cell>
          <table:table-cell office:value-type="float" office:value="0.971041676805" calcext:value-type="float">
            <text:p>0.9710416768</text:p>
          </table:table-cell>
          <table:table-cell office:value-type="float" office:value="0.949380748379" calcext:value-type="float">
            <text:p>0.9493807484</text:p>
          </table:table-cell>
          <table:table-cell office:value-type="float" office:value="0.906372" calcext:value-type="float">
            <text:p>0.906372</text:p>
          </table:table-cell>
          <table:table-cell office:value-type="float" office:value="0.480052801408" calcext:value-type="float">
            <text:p>0.4800528014</text:p>
          </table:table-cell>
          <table:table-cell/>
          <table:table-cell office:value-type="float" office:value="219503" calcext:value-type="float">
            <text:p>219503</text:p>
          </table:table-cell>
          <table:table-cell office:value-type="float" office:value="6546" calcext:value-type="float">
            <text:p>6546</text:p>
          </table:table-cell>
          <table:table-cell office:value-type="float" office:value="7090" calcext:value-type="float">
            <text:p>7090</text:p>
          </table:table-cell>
          <table:table-cell office:value-type="float" office:value="16861" calcext:value-type="float">
            <text:p>16861</text:p>
          </table:table-cell>
          <table:table-cell office:value-type="float" office:value="236364" calcext:value-type="float">
            <text:p>236364</text:p>
          </table:table-cell>
          <table:table-cell office:value-type="float" office:value="226049" calcext:value-type="float">
            <text:p>226049</text:p>
          </table:table-cell>
          <table:table-cell/>
          <table:table-cell office:value-type="float" office:value="7.5048360244" calcext:value-type="float">
            <text:p>7.5048360244</text:p>
          </table:table-cell>
          <table:table-cell office:value-type="float" office:value="0.0533181778837" calcext:value-type="float">
            <text:p>0.053318177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dscl40</text:p>
          </table:table-cell>
          <table:table-cell office:value-type="float" office:value="0.948015639227" calcext:value-type="float">
            <text:p>0.9480156392</text:p>
          </table:table-cell>
          <table:table-cell office:value-type="float" office:value="0.90116894754" calcext:value-type="float">
            <text:p>0.9011689475</text:p>
          </table:table-cell>
          <table:table-cell office:value-type="float" office:value="0.701093229982" calcext:value-type="float">
            <text:p>0.70109323</text:p>
          </table:table-cell>
          <table:table-cell office:value-type="float" office:value="0.904763335204" calcext:value-type="float">
            <text:p>0.9047633352</text:p>
          </table:table-cell>
          <table:table-cell office:value-type="float" office:value="1.02889423619" calcext:value-type="float">
            <text:p>1.0288942362</text:p>
          </table:table-cell>
          <table:table-cell office:value-type="float" office:value="0.217693992907" calcext:value-type="float">
            <text:p>0.2176939929</text:p>
          </table:table-cell>
          <table:table-cell office:value-type="float" office:value="0.968556585078" calcext:value-type="float">
            <text:p>0.9685565851</text:p>
          </table:table-cell>
          <table:table-cell office:value-type="float" office:value="0.0170729343654336" calcext:value-type="float">
            <text:p>0.0170729344</text:p>
          </table:table-cell>
          <table:table-cell office:value-type="float" office:value="0.035173954086" calcext:value-type="float">
            <text:p>0.0351739541</text:p>
          </table:table-cell>
          <table:table-cell office:value-type="float" office:value="0.919115508919" calcext:value-type="float">
            <text:p>0.9191155089</text:p>
          </table:table-cell>
          <table:table-cell office:value-type="float" office:value="0.483070951046" calcext:value-type="float">
            <text:p>0.483070951</text:p>
          </table:table-cell>
          <table:table-cell office:value-type="float" office:value="0.978792208769" calcext:value-type="float">
            <text:p>0.9787922088</text:p>
          </table:table-cell>
          <table:table-cell office:value-type="float" office:value="0.948015639227" calcext:value-type="float">
            <text:p>0.9480156392</text:p>
          </table:table-cell>
          <table:table-cell office:value-type="float" office:value="0.90294" calcext:value-type="float">
            <text:p>0.90294</text:p>
          </table:table-cell>
          <table:table-cell office:value-type="float" office:value="0.516929048954" calcext:value-type="float">
            <text:p>0.516929049</text:p>
          </table:table-cell>
          <table:table-cell/>
          <table:table-cell office:value-type="float" office:value="221255" calcext:value-type="float">
            <text:p>221255</text:p>
          </table:table-cell>
          <table:table-cell office:value-type="float" office:value="4794" calcext:value-type="float">
            <text:p>4794</text:p>
          </table:table-cell>
          <table:table-cell office:value-type="float" office:value="4480" calcext:value-type="float">
            <text:p>4480</text:p>
          </table:table-cell>
          <table:table-cell office:value-type="float" office:value="19471" calcext:value-type="float">
            <text:p>19471</text:p>
          </table:table-cell>
          <table:table-cell office:value-type="float" office:value="240726" calcext:value-type="float">
            <text:p>240726</text:p>
          </table:table-cell>
          <table:table-cell office:value-type="float" office:value="226049" calcext:value-type="float">
            <text:p>226049</text:p>
          </table:table-cell>
          <table:table-cell/>
          <table:table-cell office:value-type="float" office:value="1.83065718661" calcext:value-type="float">
            <text:p>1.8306571866</text:p>
          </table:table-cell>
          <table:table-cell office:value-type="float" office:value="0.0548349189849" calcext:value-type="float">
            <text:p>0.0548349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table:style-name="Default" office:value-type="string" calcext:value-type="string">
            <text:p>dscl50</text:p>
          </table:table-cell>
          <table:table-cell office:value-type="float" office:value="0.947565814737" calcext:value-type="float">
            <text:p>0.9475658147</text:p>
          </table:table-cell>
          <table:table-cell office:value-type="float" office:value="0.900356362427" calcext:value-type="float">
            <text:p>0.9003563624</text:p>
          </table:table-cell>
          <table:table-cell office:value-type="float" office:value="0.686092436199" calcext:value-type="float">
            <text:p>0.6860924362</text:p>
          </table:table-cell>
          <table:table-cell office:value-type="float" office:value="0.902929660309" calcext:value-type="float">
            <text:p>0.9029296603</text:p>
          </table:table-cell>
          <table:table-cell office:value-type="float" office:value="0.960145292741" calcext:value-type="float">
            <text:p>0.9601452927</text:p>
          </table:table-cell>
          <table:table-cell office:value-type="float" office:value="0.1613233609" calcext:value-type="float">
            <text:p>0.1613233609</text:p>
          </table:table-cell>
          <table:table-cell office:value-type="float" office:value="0.964496309255" calcext:value-type="float">
            <text:p>0.9644963093</text:p>
          </table:table-cell>
          <table:table-cell office:value-type="float" office:value="0.0184673216246045" calcext:value-type="float">
            <text:p>0.0184673216</text:p>
          </table:table-cell>
          <table:table-cell office:value-type="float" office:value="0.0394280454086" calcext:value-type="float">
            <text:p>0.0394280454</text:p>
          </table:table-cell>
          <table:table-cell office:value-type="float" office:value="0.915077196929" calcext:value-type="float">
            <text:p>0.9150771969</text:p>
          </table:table-cell>
          <table:table-cell office:value-type="float" office:value="0.457107675469" calcext:value-type="float">
            <text:p>0.4571076755</text:p>
          </table:table-cell>
          <table:table-cell office:value-type="float" office:value="0.98244628377" calcext:value-type="float">
            <text:p>0.9824462838</text:p>
          </table:table-cell>
          <table:table-cell office:value-type="float" office:value="0.947565814737" calcext:value-type="float">
            <text:p>0.9475658147</text:p>
          </table:table-cell>
          <table:table-cell office:value-type="float" office:value="0.901688" calcext:value-type="float">
            <text:p>0.901688</text:p>
          </table:table-cell>
          <table:table-cell office:value-type="float" office:value="0.542892324531" calcext:value-type="float">
            <text:p>0.5428923245</text:p>
          </table:table-cell>
          <table:table-cell/>
          <table:table-cell office:value-type="float" office:value="222081" calcext:value-type="float">
            <text:p>222081</text:p>
          </table:table-cell>
          <table:table-cell office:value-type="float" office:value="3968" calcext:value-type="float">
            <text:p>3968</text:p>
          </table:table-cell>
          <table:table-cell office:value-type="float" office:value="3341" calcext:value-type="float">
            <text:p>3341</text:p>
          </table:table-cell>
          <table:table-cell office:value-type="float" office:value="20610" calcext:value-type="float">
            <text:p>20610</text:p>
          </table:table-cell>
          <table:table-cell office:value-type="float" office:value="242691" calcext:value-type="float">
            <text:p>242691</text:p>
          </table:table-cell>
          <table:table-cell office:value-type="float" office:value="226049" calcext:value-type="float">
            <text:p>226049</text:p>
          </table:table-cell>
          <table:table-cell/>
          <table:table-cell office:value-type="float" office:value="3.39387471342" calcext:value-type="float">
            <text:p>3.3938747134</text:p>
          </table:table-cell>
          <table:table-cell office:value-type="float" office:value="0.0553356658156" calcext:value-type="float">
            <text:p>0.0553356658</text:p>
          </table:table-cell>
          <table:table-cell table:number-columns-repeated="997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dscl10</text:p>
          </table:table-cell>
          <table:table-cell office:value-type="float" office:value="0.670474797788" calcext:value-type="float">
            <text:p>0.6704747978</text:p>
          </table:table-cell>
          <table:table-cell office:value-type="float" office:value="0.504296418506" calcext:value-type="float">
            <text:p>0.5042964185</text:p>
          </table:table-cell>
          <table:table-cell office:value-type="float" office:value="0.850069050264" calcext:value-type="float">
            <text:p>0.8500690503</text:p>
          </table:table-cell>
          <table:table-cell office:value-type="float" office:value="0.94140440526" calcext:value-type="float">
            <text:p>0.9414044053</text:p>
          </table:table-cell>
          <table:table-cell office:value-type="float" office:value="1.02871887904" calcext:value-type="float">
            <text:p>1.028718879</text:p>
          </table:table-cell>
          <table:table-cell office:value-type="float" office:value="0.638865009932" calcext:value-type="float">
            <text:p>0.6388650099</text:p>
          </table:table-cell>
          <table:table-cell office:value-type="float" office:value="0.905497418087" calcext:value-type="float">
            <text:p>0.9054974181</text:p>
          </table:table-cell>
          <table:table-cell office:value-type="float" office:value="0.0905336788388409" calcext:value-type="float">
            <text:p>0.0905336788</text:p>
          </table:table-cell>
          <table:table-cell office:value-type="float" office:value="0.0245279783704" calcext:value-type="float">
            <text:p>0.0245279784</text:p>
          </table:table-cell>
          <table:table-cell office:value-type="float" office:value="0.740449154681" calcext:value-type="float">
            <text:p>0.7404491547</text:p>
          </table:table-cell>
          <table:table-cell office:value-type="float" office:value="0.959688945848" calcext:value-type="float">
            <text:p>0.9596889458</text:p>
          </table:table-cell>
          <table:table-cell office:value-type="float" office:value="0.612584025719" calcext:value-type="float">
            <text:p>0.6125840257</text:p>
          </table:table-cell>
          <table:table-cell office:value-type="float" office:value="0.670474797788" calcext:value-type="float">
            <text:p>0.6704747978</text:p>
          </table:table-cell>
          <table:table-cell office:value-type="float" office:value="0.942312" calcext:value-type="float">
            <text:p>0.942312</text:p>
          </table:table-cell>
          <table:table-cell office:value-type="float" office:value="0.0403110541521" calcext:value-type="float">
            <text:p>0.0403110542</text:p>
          </table:table-cell>
          <table:table-cell/>
          <table:table-cell office:value-type="float" office:value="14672" calcext:value-type="float">
            <text:p>14672</text:p>
          </table:table-cell>
          <table:table-cell office:value-type="float" office:value="9279" calcext:value-type="float">
            <text:p>9279</text:p>
          </table:table-cell>
          <table:table-cell office:value-type="float" office:value="220906" calcext:value-type="float">
            <text:p>220906</text:p>
          </table:table-cell>
          <table:table-cell office:value-type="float" office:value="5143" calcext:value-type="float">
            <text:p>5143</text:p>
          </table:table-cell>
          <table:table-cell office:value-type="float" office:value="19815" calcext:value-type="float">
            <text:p>19815</text:p>
          </table:table-cell>
          <table:table-cell office:value-type="float" office:value="23951" calcext:value-type="float">
            <text:p>23951</text:p>
          </table:table-cell>
          <table:table-cell/>
          <table:table-cell office:value-type="float" office:value="1.9147995209" calcext:value-type="float">
            <text:p>1.9147995209</text:p>
          </table:table-cell>
          <table:table-cell office:value-type="float" office:value="0.491480370774" calcext:value-type="float">
            <text:p>0.49148037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dscl20</text:p>
          </table:table-cell>
          <table:table-cell office:value-type="float" office:value="0.465130230465" calcext:value-type="float">
            <text:p>0.4651302305</text:p>
          </table:table-cell>
          <table:table-cell office:value-type="float" office:value="0.303042147091" calcext:value-type="float">
            <text:p>0.3030421471</text:p>
          </table:table-cell>
          <table:table-cell office:value-type="float" office:value="0.758449604315" calcext:value-type="float">
            <text:p>0.7584496043</text:p>
          </table:table-cell>
          <table:table-cell office:value-type="float" office:value="0.911974323767" calcext:value-type="float">
            <text:p>0.9119743238</text:p>
          </table:table-cell>
          <table:table-cell office:value-type="float" office:value="1.04962660964" calcext:value-type="float">
            <text:p>1.0496266096</text:p>
          </table:table-cell>
          <table:table-cell office:value-type="float" office:value="0.418613881934" calcext:value-type="float">
            <text:p>0.4186138819</text:p>
          </table:table-cell>
          <table:table-cell office:value-type="float" office:value="0.802629605559" calcext:value-type="float">
            <text:p>0.8026296056</text:p>
          </table:table-cell>
          <table:table-cell office:value-type="float" office:value="0.124468111825083" calcext:value-type="float">
            <text:p>0.1244681118</text:p>
          </table:table-cell>
          <table:table-cell office:value-type="float" office:value="0.00928990229643" calcext:value-type="float">
            <text:p>0.0092899023</text:p>
          </table:table-cell>
          <table:table-cell office:value-type="float" office:value="0.579507941451" calcext:value-type="float">
            <text:p>0.5795079415</text:p>
          </table:table-cell>
          <table:table-cell office:value-type="float" office:value="0.937391267178" calcext:value-type="float">
            <text:p>0.9373912672</text:p>
          </table:table-cell>
          <table:table-cell office:value-type="float" office:value="0.388459772035" calcext:value-type="float">
            <text:p>0.388459772</text:p>
          </table:table-cell>
          <table:table-cell office:value-type="float" office:value="0.465130230465" calcext:value-type="float">
            <text:p>0.4651302305</text:p>
          </table:table-cell>
          <table:table-cell office:value-type="float" office:value="0.914408" calcext:value-type="float">
            <text:p>0.914408</text:p>
          </table:table-cell>
          <table:table-cell office:value-type="float" office:value="0.0626087328218" calcext:value-type="float">
            <text:p>0.0626087328</text:p>
          </table:table-cell>
          <table:table-cell/>
          <table:table-cell office:value-type="float" office:value="9304" calcext:value-type="float">
            <text:p>9304</text:p>
          </table:table-cell>
          <table:table-cell office:value-type="float" office:value="14647" calcext:value-type="float">
            <text:p>14647</text:p>
          </table:table-cell>
          <table:table-cell office:value-type="float" office:value="219298" calcext:value-type="float">
            <text:p>219298</text:p>
          </table:table-cell>
          <table:table-cell office:value-type="float" office:value="6751" calcext:value-type="float">
            <text:p>6751</text:p>
          </table:table-cell>
          <table:table-cell office:value-type="float" office:value="16055" calcext:value-type="float">
            <text:p>16055</text:p>
          </table:table-cell>
          <table:table-cell office:value-type="float" office:value="23951" calcext:value-type="float">
            <text:p>23951</text:p>
          </table:table-cell>
          <table:table-cell/>
          <table:table-cell office:value-type="float" office:value="-3.3606594489" calcext:value-type="float">
            <text:p>-3.3606594489</text:p>
          </table:table-cell>
          <table:table-cell office:value-type="float" office:value="1.14993551161" calcext:value-type="float">
            <text:p>1.14993551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dscl30</text:p>
          </table:table-cell>
          <table:table-cell office:value-type="float" office:value="0.377258094554" calcext:value-type="float">
            <text:p>0.3772580946</text:p>
          </table:table-cell>
          <table:table-cell office:value-type="float" office:value="0.232481883464" calcext:value-type="float">
            <text:p>0.2324818835</text:p>
          </table:table-cell>
          <table:table-cell office:value-type="float" office:value="0.724306154169" calcext:value-type="float">
            <text:p>0.7243061542</text:p>
          </table:table-cell>
          <table:table-cell office:value-type="float" office:value="0.909384961872" calcext:value-type="float">
            <text:p>0.9093849619</text:p>
          </table:table-cell>
          <table:table-cell office:value-type="float" office:value="1.03643498072" calcext:value-type="float">
            <text:p>1.0364349807</text:p>
          </table:table-cell>
          <table:table-cell office:value-type="float" office:value="0.326640629549" calcext:value-type="float">
            <text:p>0.3266406295</text:p>
          </table:table-cell>
          <table:table-cell office:value-type="float" office:value="0.725570010908" calcext:value-type="float">
            <text:p>0.7255700109</text:p>
          </table:table-cell>
          <table:table-cell office:value-type="float" office:value="0.168697195285748" calcext:value-type="float">
            <text:p>0.1686971953</text:p>
          </table:table-cell>
          <table:table-cell office:value-type="float" office:value="0.0245072868879" calcext:value-type="float">
            <text:p>0.0245072869</text:p>
          </table:table-cell>
          <table:table-cell office:value-type="float" office:value="0.519947198592" calcext:value-type="float">
            <text:p>0.5199471986</text:p>
          </table:table-cell>
          <table:table-cell office:value-type="float" office:value="0.928665109746" calcext:value-type="float">
            <text:p>0.9286651097</text:p>
          </table:table-cell>
          <table:table-cell office:value-type="float" office:value="0.296021042963" calcext:value-type="float">
            <text:p>0.296021043</text:p>
          </table:table-cell>
          <table:table-cell office:value-type="float" office:value="0.377258094554" calcext:value-type="float">
            <text:p>0.3772580946</text:p>
          </table:table-cell>
          <table:table-cell office:value-type="float" office:value="0.906372" calcext:value-type="float">
            <text:p>0.906372</text:p>
          </table:table-cell>
          <table:table-cell office:value-type="float" office:value="0.071334890254" calcext:value-type="float">
            <text:p>0.0713348903</text:p>
          </table:table-cell>
          <table:table-cell/>
          <table:table-cell office:value-type="float" office:value="7090" calcext:value-type="float">
            <text:p>7090</text:p>
          </table:table-cell>
          <table:table-cell office:value-type="float" office:value="16861" calcext:value-type="float">
            <text:p>16861</text:p>
          </table:table-cell>
          <table:table-cell office:value-type="float" office:value="219503" calcext:value-type="float">
            <text:p>219503</text:p>
          </table:table-cell>
          <table:table-cell office:value-type="float" office:value="6546" calcext:value-type="float">
            <text:p>6546</text:p>
          </table:table-cell>
          <table:table-cell office:value-type="float" office:value="13636" calcext:value-type="float">
            <text:p>13636</text:p>
          </table:table-cell>
          <table:table-cell office:value-type="float" office:value="23951" calcext:value-type="float">
            <text:p>23951</text:p>
          </table:table-cell>
          <table:table-cell/>
          <table:table-cell office:value-type="float" office:value="7.5048360244" calcext:value-type="float">
            <text:p>7.5048360244</text:p>
          </table:table-cell>
          <table:table-cell office:value-type="float" office:value="1.65070521862" calcext:value-type="float">
            <text:p>1.65070521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dscl40</text:p>
          </table:table-cell>
          <table:table-cell office:value-type="float" office:value="0.269676448457" calcext:value-type="float">
            <text:p>0.2696764485</text:p>
          </table:table-cell>
          <table:table-cell office:value-type="float" office:value="0.155853191859" calcext:value-type="float">
            <text:p>0.1558531919</text:p>
          </table:table-cell>
          <table:table-cell office:value-type="float" office:value="0.701093229982" calcext:value-type="float">
            <text:p>0.70109323</text:p>
          </table:table-cell>
          <table:table-cell office:value-type="float" office:value="0.904763335204" calcext:value-type="float">
            <text:p>0.9047633352</text:p>
          </table:table-cell>
          <table:table-cell office:value-type="float" office:value="1.02889423619" calcext:value-type="float">
            <text:p>1.0288942362</text:p>
          </table:table-cell>
          <table:table-cell office:value-type="float" office:value="0.217693992907" calcext:value-type="float">
            <text:p>0.2176939929</text:p>
          </table:table-cell>
          <table:table-cell office:value-type="float" office:value="0.558254326561" calcext:value-type="float">
            <text:p>0.5582543266</text:p>
          </table:table-cell>
          <table:table-cell office:value-type="float" office:value="0.221416491543059" calcext:value-type="float">
            <text:p>0.2214164915</text:p>
          </table:table-cell>
          <table:table-cell office:value-type="float" office:value="0.035173954086" calcext:value-type="float">
            <text:p>0.0351739541</text:p>
          </table:table-cell>
          <table:table-cell office:value-type="float" office:value="0.483070951046" calcext:value-type="float">
            <text:p>0.483070951</text:p>
          </table:table-cell>
          <table:table-cell office:value-type="float" office:value="0.919115508919" calcext:value-type="float">
            <text:p>0.9191155089</text:p>
          </table:table-cell>
          <table:table-cell office:value-type="float" office:value="0.187048557472" calcext:value-type="float">
            <text:p>0.1870485575</text:p>
          </table:table-cell>
          <table:table-cell office:value-type="float" office:value="0.269676448457" calcext:value-type="float">
            <text:p>0.2696764485</text:p>
          </table:table-cell>
          <table:table-cell office:value-type="float" office:value="0.90294" calcext:value-type="float">
            <text:p>0.90294</text:p>
          </table:table-cell>
          <table:table-cell office:value-type="float" office:value="0.0808844910811" calcext:value-type="float">
            <text:p>0.0808844911</text:p>
          </table:table-cell>
          <table:table-cell/>
          <table:table-cell office:value-type="float" office:value="4480" calcext:value-type="float">
            <text:p>4480</text:p>
          </table:table-cell>
          <table:table-cell office:value-type="float" office:value="19471" calcext:value-type="float">
            <text:p>19471</text:p>
          </table:table-cell>
          <table:table-cell office:value-type="float" office:value="221255" calcext:value-type="float">
            <text:p>221255</text:p>
          </table:table-cell>
          <table:table-cell office:value-type="float" office:value="4794" calcext:value-type="float">
            <text:p>4794</text:p>
          </table:table-cell>
          <table:table-cell office:value-type="float" office:value="9274" calcext:value-type="float">
            <text:p>9274</text:p>
          </table:table-cell>
          <table:table-cell office:value-type="float" office:value="23951" calcext:value-type="float">
            <text:p>23951</text:p>
          </table:table-cell>
          <table:table-cell/>
          <table:table-cell office:value-type="float" office:value="1.83065718661" calcext:value-type="float">
            <text:p>1.8306571866</text:p>
          </table:table-cell>
          <table:table-cell office:value-type="float" office:value="2.70814732143" calcext:value-type="float">
            <text:p>2.70814732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ucture</text:p>
          </table:table-cell>
          <table:table-cell table:style-name="Default" office:value-type="string" calcext:value-type="string">
            <text:p>dscl50</text:p>
          </table:table-cell>
          <table:table-cell office:value-type="float" office:value="0.213755598209" calcext:value-type="float">
            <text:p>0.2137555982</text:p>
          </table:table-cell>
          <table:table-cell office:value-type="float" office:value="0.119667609871" calcext:value-type="float">
            <text:p>0.1196676099</text:p>
          </table:table-cell>
          <table:table-cell office:value-type="float" office:value="0.686092436199" calcext:value-type="float">
            <text:p>0.6860924362</text:p>
          </table:table-cell>
          <table:table-cell office:value-type="float" office:value="0.902929660309" calcext:value-type="float">
            <text:p>0.9029296603</text:p>
          </table:table-cell>
          <table:table-cell office:value-type="float" office:value="0.960145292741" calcext:value-type="float">
            <text:p>0.9601452927</text:p>
          </table:table-cell>
          <table:table-cell office:value-type="float" office:value="0.1613233609" calcext:value-type="float">
            <text:p>0.1613233609</text:p>
          </table:table-cell>
          <table:table-cell office:value-type="float" office:value="0.467626359565" calcext:value-type="float">
            <text:p>0.4676263596</text:p>
          </table:table-cell>
          <table:table-cell office:value-type="float" office:value="0.252771572740969" calcext:value-type="float">
            <text:p>0.2527715727</text:p>
          </table:table-cell>
          <table:table-cell office:value-type="float" office:value="0.0394280454086" calcext:value-type="float">
            <text:p>0.0394280454</text:p>
          </table:table-cell>
          <table:table-cell office:value-type="float" office:value="0.457107675469" calcext:value-type="float">
            <text:p>0.4571076755</text:p>
          </table:table-cell>
          <table:table-cell office:value-type="float" office:value="0.915077196929" calcext:value-type="float">
            <text:p>0.9150771969</text:p>
          </table:table-cell>
          <table:table-cell office:value-type="float" office:value="0.139493131811" calcext:value-type="float">
            <text:p>0.1394931318</text:p>
          </table:table-cell>
          <table:table-cell office:value-type="float" office:value="0.213755598209" calcext:value-type="float">
            <text:p>0.2137555982</text:p>
          </table:table-cell>
          <table:table-cell office:value-type="float" office:value="0.901688" calcext:value-type="float">
            <text:p>0.901688</text:p>
          </table:table-cell>
          <table:table-cell office:value-type="float" office:value="0.0849228030706" calcext:value-type="float">
            <text:p>0.0849228031</text:p>
          </table:table-cell>
          <table:table-cell/>
          <table:table-cell office:value-type="float" office:value="3341" calcext:value-type="float">
            <text:p>3341</text:p>
          </table:table-cell>
          <table:table-cell office:value-type="float" office:value="20610" calcext:value-type="float">
            <text:p>20610</text:p>
          </table:table-cell>
          <table:table-cell office:value-type="float" office:value="222081" calcext:value-type="float">
            <text:p>222081</text:p>
          </table:table-cell>
          <table:table-cell office:value-type="float" office:value="3968" calcext:value-type="float">
            <text:p>3968</text:p>
          </table:table-cell>
          <table:table-cell office:value-type="float" office:value="7309" calcext:value-type="float">
            <text:p>7309</text:p>
          </table:table-cell>
          <table:table-cell office:value-type="float" office:value="23951" calcext:value-type="float">
            <text:p>23951</text:p>
          </table:table-cell>
          <table:table-cell/>
          <table:table-cell office:value-type="float" office:value="3.39387471342" calcext:value-type="float">
            <text:p>3.3938747134</text:p>
          </table:table-cell>
          <table:table-cell office:value-type="float" office:value="3.67824004789" calcext:value-type="float">
            <text:p>3.6782400479</text:p>
          </table:table-cell>
          <table:table-cell table:number-columns-repeated="99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table:style-name="ce3" office:value-type="string" calcext:value-type="string">
            <text:p>Shift</text:p>
          </table:table-cell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/>
          <table:table-cell office:value-type="string" calcext:value-type="string">
            <text:p>ADJRIND</text:p>
          </table:table-cell>
          <table:table-cell office:value-type="string" calcext:value-type="string">
            <text:p>PROBDS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px1</text:p>
          </table:table-cell>
          <table:table-cell office:value-type="float" office:value="0.995005507655" calcext:value-type="float">
            <text:p>0.9950055077</text:p>
          </table:table-cell>
          <table:table-cell office:value-type="float" office:value="0.990060657282" calcext:value-type="float">
            <text:p>0.9900606573</text:p>
          </table:table-cell>
          <table:table-cell office:value-type="float" office:value="0.973933800548" calcext:value-type="float">
            <text:p>0.9739338005</text:p>
          </table:table-cell>
          <table:table-cell office:value-type="float" office:value="0.990948855998" calcext:value-type="float">
            <text:p>0.990948856</text:p>
          </table:table-cell>
          <table:table-cell office:value-type="float" office:value="0.982099082444" calcext:value-type="float">
            <text:p>0.9820990824</text:p>
          </table:table-cell>
          <table:table-cell office:value-type="float" office:value="0.94786780419" calcext:value-type="float">
            <text:p>0.9478678042</text:p>
          </table:table-cell>
          <table:table-cell office:value-type="float" office:value="1" calcext:value-type="float">
            <text:p>1</text:p>
          </table:table-cell>
          <table:table-cell office:value-type="float" office:value="0.000694328771854995" calcext:value-type="float">
            <text:p>0.0006943288</text:p>
          </table:table-cell>
          <table:table-cell office:value-type="float" office:value="0.0178285700866" calcext:value-type="float">
            <text:p>0.0178285701</text:p>
          </table:table-cell>
          <table:table-cell office:value-type="float" office:value="0.995005507655" calcext:value-type="float">
            <text:p>0.9950055077</text:p>
          </table:table-cell>
          <table:table-cell office:value-type="float" office:value="0.952862093441" calcext:value-type="float">
            <text:p>0.9528620934</text:p>
          </table:table-cell>
          <table:table-cell table:number-columns-repeated="2" office:value-type="float" office:value="0.995005507655" calcext:value-type="float">
            <text:p>0.9950055077</text:p>
          </table:table-cell>
          <table:table-cell office:value-type="float" office:value="0.990968" calcext:value-type="float">
            <text:p>0.990968</text:p>
          </table:table-cell>
          <table:table-cell office:value-type="float" office:value="0.0471379065592" calcext:value-type="float">
            <text:p>0.0471379066</text:p>
          </table:table-cell>
          <table:table-cell/>
          <table:table-cell office:value-type="float" office:value="224920" calcext:value-type="float">
            <text:p>224920</text:p>
          </table:table-cell>
          <table:table-cell office:value-type="float" office:value="1129" calcext:value-type="float">
            <text:p>1129</text:p>
          </table:table-cell>
          <table:table-cell office:value-type="float" office:value="22822" calcext:value-type="float">
            <text:p>22822</text:p>
          </table:table-cell>
          <table:table-cell office:value-type="float" office:value="1129" calcext:value-type="float">
            <text:p>1129</text:p>
          </table:table-cell>
          <table:table-cell table:number-columns-repeated="2" office:value-type="float" office:value="226049" calcext:value-type="float">
            <text:p>226049</text:p>
          </table:table-cell>
          <table:table-cell/>
          <table:table-cell office:value-type="float" office:value="-3.24868181589" calcext:value-type="float">
            <text:p>-3.2486818159</text:p>
          </table:table-cell>
          <table:table-cell office:value-type="float" office:value="0.00501956251112" calcext:value-type="float">
            <text:p>0.00501956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px5</text:p>
          </table:table-cell>
          <table:table-cell office:value-type="float" office:value="0.974390508253" calcext:value-type="float">
            <text:p>0.9743905083</text:p>
          </table:table-cell>
          <table:table-cell office:value-type="float" office:value="0.950059955659" calcext:value-type="float">
            <text:p>0.9500599557</text:p>
          </table:table-cell>
          <table:table-cell office:value-type="float" office:value="0.866344350197" calcext:value-type="float">
            <text:p>0.8663443502</text:p>
          </table:table-cell>
          <table:table-cell office:value-type="float" office:value="0.953589838238" calcext:value-type="float">
            <text:p>0.9535898382</text:p>
          </table:table-cell>
          <table:table-cell office:value-type="float" office:value="1.04910475258" calcext:value-type="float">
            <text:p>1.0491047526</text:p>
          </table:table-cell>
          <table:table-cell office:value-type="float" office:value="0.73268962673" calcext:value-type="float">
            <text:p>0.7326896267</text:p>
          </table:table-cell>
          <table:table-cell office:value-type="float" office:value="1" calcext:value-type="float">
            <text:p>1</text:p>
          </table:table-cell>
          <table:table-cell office:value-type="float" office:value="0.00352304766039573" calcext:value-type="float">
            <text:p>0.0035230477</text:p>
          </table:table-cell>
          <table:table-cell office:value-type="float" office:value="0.0104334972785" calcext:value-type="float">
            <text:p>0.0104334973</text:p>
          </table:table-cell>
          <table:table-cell office:value-type="float" office:value="0.974390508253" calcext:value-type="float">
            <text:p>0.9743905083</text:p>
          </table:table-cell>
          <table:table-cell office:value-type="float" office:value="0.758298192142" calcext:value-type="float">
            <text:p>0.7582981921</text:p>
          </table:table-cell>
          <table:table-cell table:number-columns-repeated="2" office:value-type="float" office:value="0.974390508253" calcext:value-type="float">
            <text:p>0.9743905083</text:p>
          </table:table-cell>
          <table:table-cell office:value-type="float" office:value="0.953688" calcext:value-type="float">
            <text:p>0.953688</text:p>
          </table:table-cell>
          <table:table-cell office:value-type="float" office:value="0.241701807858" calcext:value-type="float">
            <text:p>0.2417018079</text:p>
          </table:table-cell>
          <table:table-cell/>
          <table:table-cell office:value-type="float" office:value="220260" calcext:value-type="float">
            <text:p>220260</text:p>
          </table:table-cell>
          <table:table-cell office:value-type="float" office:value="5789" calcext:value-type="float">
            <text:p>5789</text:p>
          </table:table-cell>
          <table:table-cell office:value-type="float" office:value="18162" calcext:value-type="float">
            <text:p>18162</text:p>
          </table:table-cell>
          <table:table-cell office:value-type="float" office:value="5789" calcext:value-type="float">
            <text:p>5789</text:p>
          </table:table-cell>
          <table:table-cell table:number-columns-repeated="2" office:value-type="float" office:value="226049" calcext:value-type="float">
            <text:p>226049</text:p>
          </table:table-cell>
          <table:table-cell/>
          <table:table-cell office:value-type="float" office:value="12.6547360607" calcext:value-type="float">
            <text:p>12.6547360607</text:p>
          </table:table-cell>
          <table:table-cell office:value-type="float" office:value="0.0262825751385" calcext:value-type="float">
            <text:p>0.026282575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px10</text:p>
          </table:table-cell>
          <table:table-cell office:value-type="float" office:value="0.957982561303" calcext:value-type="float">
            <text:p>0.9579825613</text:p>
          </table:table-cell>
          <table:table-cell office:value-type="float" office:value="0.919353674638" calcext:value-type="float">
            <text:p>0.9193536746</text:p>
          </table:table-cell>
          <table:table-cell office:value-type="float" office:value="0.78071145935" calcext:value-type="float">
            <text:p>0.7807114594</text:p>
          </table:table-cell>
          <table:table-cell office:value-type="float" office:value="0.923854946206" calcext:value-type="float">
            <text:p>0.9238549462</text:p>
          </table:table-cell>
          <table:table-cell office:value-type="float" office:value="0.997018078056" calcext:value-type="float">
            <text:p>0.9970180781</text:p>
          </table:table-cell>
          <table:table-cell office:value-type="float" office:value="0.561424288309" calcext:value-type="float">
            <text:p>0.5614242883</text:p>
          </table:table-cell>
          <table:table-cell office:value-type="float" office:value="1" calcext:value-type="float">
            <text:p>1</text:p>
          </table:table-cell>
          <table:table-cell office:value-type="float" office:value="0.00694201507688411" calcext:value-type="float">
            <text:p>0.0069420151</text:p>
          </table:table-cell>
          <table:table-cell office:value-type="float" office:value="0.0593049372594" calcext:value-type="float">
            <text:p>0.0593049373</text:p>
          </table:table-cell>
          <table:table-cell office:value-type="float" office:value="0.957982561303" calcext:value-type="float">
            <text:p>0.9579825613</text:p>
          </table:table-cell>
          <table:table-cell office:value-type="float" office:value="0.603440357396" calcext:value-type="float">
            <text:p>0.6034403574</text:p>
          </table:table-cell>
          <table:table-cell table:number-columns-repeated="2" office:value-type="float" office:value="0.957982561303" calcext:value-type="float">
            <text:p>0.9579825613</text:p>
          </table:table-cell>
          <table:table-cell office:value-type="float" office:value="0.924016" calcext:value-type="float">
            <text:p>0.924016</text:p>
          </table:table-cell>
          <table:table-cell office:value-type="float" office:value="0.396559642604" calcext:value-type="float">
            <text:p>0.3965596426</text:p>
          </table:table-cell>
          <table:table-cell/>
          <table:table-cell office:value-type="float" office:value="216551" calcext:value-type="float">
            <text:p>216551</text:p>
          </table:table-cell>
          <table:table-cell office:value-type="float" office:value="9498" calcext:value-type="float">
            <text:p>9498</text:p>
          </table:table-cell>
          <table:table-cell office:value-type="float" office:value="14453" calcext:value-type="float">
            <text:p>14453</text:p>
          </table:table-cell>
          <table:table-cell office:value-type="float" office:value="9498" calcext:value-type="float">
            <text:p>9498</text:p>
          </table:table-cell>
          <table:table-cell table:number-columns-repeated="2" office:value-type="float" office:value="226049" calcext:value-type="float">
            <text:p>226049</text:p>
          </table:table-cell>
          <table:table-cell/>
          <table:table-cell office:value-type="float" office:value="0.292257645501" calcext:value-type="float">
            <text:p>0.2922576455</text:p>
          </table:table-cell>
          <table:table-cell office:value-type="float" office:value="0.0438603377495" calcext:value-type="float">
            <text:p>0.04386033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px15</text:p>
          </table:table-cell>
          <table:table-cell office:value-type="float" office:value="0.945197722618" calcext:value-type="float">
            <text:p>0.9451977226</text:p>
          </table:table-cell>
          <table:table-cell office:value-type="float" office:value="0.896089952482" calcext:value-type="float">
            <text:p>0.8960899525</text:p>
          </table:table-cell>
          <table:table-cell office:value-type="float" office:value="0.71398752984" calcext:value-type="float">
            <text:p>0.7139875298</text:p>
          </table:table-cell>
          <table:table-cell office:value-type="float" office:value="0.90068594163" calcext:value-type="float">
            <text:p>0.9006859416</text:p>
          </table:table-cell>
          <table:table-cell office:value-type="float" office:value="0.9588739946" calcext:value-type="float">
            <text:p>0.9588739946</text:p>
          </table:table-cell>
          <table:table-cell office:value-type="float" office:value="0.427976693357" calcext:value-type="float">
            <text:p>0.4279766934</text:p>
          </table:table-cell>
          <table:table-cell office:value-type="float" office:value="1" calcext:value-type="float">
            <text:p>1</text:p>
          </table:table-cell>
          <table:table-cell office:value-type="float" office:value="0.0105673321520649" calcext:value-type="float">
            <text:p>0.0105673322</text:p>
          </table:table-cell>
          <table:table-cell office:value-type="float" office:value="0.0938623778895" calcext:value-type="float">
            <text:p>0.0938623779</text:p>
          </table:table-cell>
          <table:table-cell office:value-type="float" office:value="0.945197722618" calcext:value-type="float">
            <text:p>0.9451977226</text:p>
          </table:table-cell>
          <table:table-cell office:value-type="float" office:value="0.482777337063" calcext:value-type="float">
            <text:p>0.4827773371</text:p>
          </table:table-cell>
          <table:table-cell table:number-columns-repeated="2" office:value-type="float" office:value="0.945197722618" calcext:value-type="float">
            <text:p>0.9451977226</text:p>
          </table:table-cell>
          <table:table-cell office:value-type="float" office:value="0.900896" calcext:value-type="float">
            <text:p>0.900896</text:p>
          </table:table-cell>
          <table:table-cell office:value-type="float" office:value="0.517222662937" calcext:value-type="float">
            <text:p>0.5172226629</text:p>
          </table:table-cell>
          <table:table-cell/>
          <table:table-cell office:value-type="float" office:value="213661" calcext:value-type="float">
            <text:p>213661</text:p>
          </table:table-cell>
          <table:table-cell office:value-type="float" office:value="12388" calcext:value-type="float">
            <text:p>12388</text:p>
          </table:table-cell>
          <table:table-cell office:value-type="float" office:value="11563" calcext:value-type="float">
            <text:p>11563</text:p>
          </table:table-cell>
          <table:table-cell office:value-type="float" office:value="12388" calcext:value-type="float">
            <text:p>12388</text:p>
          </table:table-cell>
          <table:table-cell table:number-columns-repeated="2" office:value-type="float" office:value="226049" calcext:value-type="float">
            <text:p>226049</text:p>
          </table:table-cell>
          <table:table-cell/>
          <table:table-cell office:value-type="float" office:value="-8.76102542005" calcext:value-type="float">
            <text:p>-8.7610254201</text:p>
          </table:table-cell>
          <table:table-cell office:value-type="float" office:value="0.0579796968094" calcext:value-type="float">
            <text:p>0.0579796968</text:p>
          </table:table-cell>
          <table:table-cell table:number-columns-repeated="99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px1</text:p>
          </table:table-cell>
          <table:table-cell office:value-type="float" office:value="0.952862093441" calcext:value-type="float">
            <text:p>0.9528620934</text:p>
          </table:table-cell>
          <table:table-cell office:value-type="float" office:value="0.909968102073" calcext:value-type="float">
            <text:p>0.9099681021</text:p>
          </table:table-cell>
          <table:table-cell office:value-type="float" office:value="0.973933800548" calcext:value-type="float">
            <text:p>0.9739338005</text:p>
          </table:table-cell>
          <table:table-cell office:value-type="float" office:value="0.990948855998" calcext:value-type="float">
            <text:p>0.990948856</text:p>
          </table:table-cell>
          <table:table-cell office:value-type="float" office:value="0.982099082444" calcext:value-type="float">
            <text:p>0.9820990824</text:p>
          </table:table-cell>
          <table:table-cell office:value-type="float" office:value="0.94786780419" calcext:value-type="float">
            <text:p>0.9478678042</text:p>
          </table:table-cell>
          <table:table-cell office:value-type="float" office:value="1" calcext:value-type="float">
            <text:p>1</text:p>
          </table:table-cell>
          <table:table-cell office:value-type="float" office:value="0.0159458833515018" calcext:value-type="float">
            <text:p>0.0159458834</text:p>
          </table:table-cell>
          <table:table-cell office:value-type="float" office:value="0.0178285700866" calcext:value-type="float">
            <text:p>0.0178285701</text:p>
          </table:table-cell>
          <table:table-cell office:value-type="float" office:value="0.952862093441" calcext:value-type="float">
            <text:p>0.9528620934</text:p>
          </table:table-cell>
          <table:table-cell office:value-type="float" office:value="0.995005507655" calcext:value-type="float">
            <text:p>0.9950055077</text:p>
          </table:table-cell>
          <table:table-cell table:number-columns-repeated="2" office:value-type="float" office:value="0.952862093441" calcext:value-type="float">
            <text:p>0.9528620934</text:p>
          </table:table-cell>
          <table:table-cell office:value-type="float" office:value="0.990968" calcext:value-type="float">
            <text:p>0.990968</text:p>
          </table:table-cell>
          <table:table-cell office:value-type="float" office:value="0.00499449234458" calcext:value-type="float">
            <text:p>0.0049944923</text:p>
          </table:table-cell>
          <table:table-cell/>
          <table:table-cell office:value-type="float" office:value="22822" calcext:value-type="float">
            <text:p>22822</text:p>
          </table:table-cell>
          <table:table-cell office:value-type="float" office:value="1129" calcext:value-type="float">
            <text:p>1129</text:p>
          </table:table-cell>
          <table:table-cell office:value-type="float" office:value="224920" calcext:value-type="float">
            <text:p>224920</text:p>
          </table:table-cell>
          <table:table-cell office:value-type="float" office:value="1129" calcext:value-type="float">
            <text:p>1129</text:p>
          </table:table-cell>
          <table:table-cell table:number-columns-repeated="2" office:value-type="float" office:value="23951" calcext:value-type="float">
            <text:p>23951</text:p>
          </table:table-cell>
          <table:table-cell/>
          <table:table-cell office:value-type="float" office:value="-3.24868181589" calcext:value-type="float">
            <text:p>-3.2486818159</text:p>
          </table:table-cell>
          <table:table-cell office:value-type="float" office:value="0.0494698098326" calcext:value-type="float">
            <text:p>0.049469809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px5</text:p>
          </table:table-cell>
          <table:table-cell office:value-type="float" office:value="0.758298192142" calcext:value-type="float">
            <text:p>0.7582981921</text:p>
          </table:table-cell>
          <table:table-cell office:value-type="float" office:value="0.610692669805" calcext:value-type="float">
            <text:p>0.6106926698</text:p>
          </table:table-cell>
          <table:table-cell office:value-type="float" office:value="0.866344350197" calcext:value-type="float">
            <text:p>0.8663443502</text:p>
          </table:table-cell>
          <table:table-cell office:value-type="float" office:value="0.953589838238" calcext:value-type="float">
            <text:p>0.9535898382</text:p>
          </table:table-cell>
          <table:table-cell office:value-type="float" office:value="1.04910475258" calcext:value-type="float">
            <text:p>1.0491047526</text:p>
          </table:table-cell>
          <table:table-cell office:value-type="float" office:value="0.73268962673" calcext:value-type="float">
            <text:p>0.7326896267</text:p>
          </table:table-cell>
          <table:table-cell office:value-type="float" office:value="1" calcext:value-type="float">
            <text:p>1</text:p>
          </table:table-cell>
          <table:table-cell office:value-type="float" office:value="0.0809584050814713" calcext:value-type="float">
            <text:p>0.0809584051</text:p>
          </table:table-cell>
          <table:table-cell office:value-type="float" office:value="0.0104334972785" calcext:value-type="float">
            <text:p>0.0104334973</text:p>
          </table:table-cell>
          <table:table-cell office:value-type="float" office:value="0.758298192142" calcext:value-type="float">
            <text:p>0.7582981921</text:p>
          </table:table-cell>
          <table:table-cell office:value-type="float" office:value="0.974390508253" calcext:value-type="float">
            <text:p>0.9743905083</text:p>
          </table:table-cell>
          <table:table-cell table:number-columns-repeated="2" office:value-type="float" office:value="0.758298192142" calcext:value-type="float">
            <text:p>0.7582981921</text:p>
          </table:table-cell>
          <table:table-cell office:value-type="float" office:value="0.953688" calcext:value-type="float">
            <text:p>0.953688</text:p>
          </table:table-cell>
          <table:table-cell office:value-type="float" office:value="0.0256094917474" calcext:value-type="float">
            <text:p>0.0256094917</text:p>
          </table:table-cell>
          <table:table-cell/>
          <table:table-cell office:value-type="float" office:value="18162" calcext:value-type="float">
            <text:p>18162</text:p>
          </table:table-cell>
          <table:table-cell office:value-type="float" office:value="5789" calcext:value-type="float">
            <text:p>5789</text:p>
          </table:table-cell>
          <table:table-cell office:value-type="float" office:value="220260" calcext:value-type="float">
            <text:p>220260</text:p>
          </table:table-cell>
          <table:table-cell office:value-type="float" office:value="5789" calcext:value-type="float">
            <text:p>5789</text:p>
          </table:table-cell>
          <table:table-cell table:number-columns-repeated="2" office:value-type="float" office:value="23951" calcext:value-type="float">
            <text:p>23951</text:p>
          </table:table-cell>
          <table:table-cell/>
          <table:table-cell office:value-type="float" office:value="12.6547360607" calcext:value-type="float">
            <text:p>12.6547360607</text:p>
          </table:table-cell>
          <table:table-cell office:value-type="float" office:value="0.318742429248" calcext:value-type="float">
            <text:p>0.31874242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px10</text:p>
          </table:table-cell>
          <table:table-cell office:value-type="float" office:value="0.603440357396" calcext:value-type="float">
            <text:p>0.6034403574</text:p>
          </table:table-cell>
          <table:table-cell office:value-type="float" office:value="0.43209064546" calcext:value-type="float">
            <text:p>0.4320906455</text:p>
          </table:table-cell>
          <table:table-cell office:value-type="float" office:value="0.78071145935" calcext:value-type="float">
            <text:p>0.7807114594</text:p>
          </table:table-cell>
          <table:table-cell office:value-type="float" office:value="0.923854946206" calcext:value-type="float">
            <text:p>0.9238549462</text:p>
          </table:table-cell>
          <table:table-cell office:value-type="float" office:value="0.997018078056" calcext:value-type="float">
            <text:p>0.9970180781</text:p>
          </table:table-cell>
          <table:table-cell office:value-type="float" office:value="0.561424288309" calcext:value-type="float">
            <text:p>0.5614242883</text:p>
          </table:table-cell>
          <table:table-cell office:value-type="float" office:value="1" calcext:value-type="float">
            <text:p>1</text:p>
          </table:table-cell>
          <table:table-cell office:value-type="float" office:value="0.158805501191257" calcext:value-type="float">
            <text:p>0.1588055012</text:p>
          </table:table-cell>
          <table:table-cell office:value-type="float" office:value="0.0593049372594" calcext:value-type="float">
            <text:p>0.0593049373</text:p>
          </table:table-cell>
          <table:table-cell office:value-type="float" office:value="0.603440357396" calcext:value-type="float">
            <text:p>0.6034403574</text:p>
          </table:table-cell>
          <table:table-cell office:value-type="float" office:value="0.957982561303" calcext:value-type="float">
            <text:p>0.9579825613</text:p>
          </table:table-cell>
          <table:table-cell table:number-columns-repeated="2" office:value-type="float" office:value="0.603440357396" calcext:value-type="float">
            <text:p>0.6034403574</text:p>
          </table:table-cell>
          <table:table-cell office:value-type="float" office:value="0.924016" calcext:value-type="float">
            <text:p>0.924016</text:p>
          </table:table-cell>
          <table:table-cell office:value-type="float" office:value="0.0420174386969" calcext:value-type="float">
            <text:p>0.0420174387</text:p>
          </table:table-cell>
          <table:table-cell/>
          <table:table-cell office:value-type="float" office:value="14453" calcext:value-type="float">
            <text:p>14453</text:p>
          </table:table-cell>
          <table:table-cell office:value-type="float" office:value="9498" calcext:value-type="float">
            <text:p>9498</text:p>
          </table:table-cell>
          <table:table-cell office:value-type="float" office:value="216551" calcext:value-type="float">
            <text:p>216551</text:p>
          </table:table-cell>
          <table:table-cell office:value-type="float" office:value="9498" calcext:value-type="float">
            <text:p>9498</text:p>
          </table:table-cell>
          <table:table-cell table:number-columns-repeated="2" office:value-type="float" office:value="23951" calcext:value-type="float">
            <text:p>23951</text:p>
          </table:table-cell>
          <table:table-cell/>
          <table:table-cell office:value-type="float" office:value="0.292257645501" calcext:value-type="float">
            <text:p>0.2922576455</text:p>
          </table:table-cell>
          <table:table-cell office:value-type="float" office:value="0.657164602505" calcext:value-type="float">
            <text:p>0.65716460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px15</text:p>
          </table:table-cell>
          <table:table-cell office:value-type="float" office:value="0.482777337063" calcext:value-type="float">
            <text:p>0.4827773371</text:p>
          </table:table-cell>
          <table:table-cell office:value-type="float" office:value="0.318198079199" calcext:value-type="float">
            <text:p>0.3181980792</text:p>
          </table:table-cell>
          <table:table-cell office:value-type="float" office:value="0.71398752984" calcext:value-type="float">
            <text:p>0.7139875298</text:p>
          </table:table-cell>
          <table:table-cell office:value-type="float" office:value="0.90068594163" calcext:value-type="float">
            <text:p>0.9006859416</text:p>
          </table:table-cell>
          <table:table-cell office:value-type="float" office:value="0.9588739946" calcext:value-type="float">
            <text:p>0.9588739946</text:p>
          </table:table-cell>
          <table:table-cell office:value-type="float" office:value="0.427976693357" calcext:value-type="float">
            <text:p>0.4279766934</text:p>
          </table:table-cell>
          <table:table-cell office:value-type="float" office:value="1" calcext:value-type="float">
            <text:p>1</text:p>
          </table:table-cell>
          <table:table-cell office:value-type="float" office:value="0.242875215244414" calcext:value-type="float">
            <text:p>0.2428752152</text:p>
          </table:table-cell>
          <table:table-cell office:value-type="float" office:value="0.0938623778895" calcext:value-type="float">
            <text:p>0.0938623779</text:p>
          </table:table-cell>
          <table:table-cell office:value-type="float" office:value="0.482777337063" calcext:value-type="float">
            <text:p>0.4827773371</text:p>
          </table:table-cell>
          <table:table-cell office:value-type="float" office:value="0.945197722618" calcext:value-type="float">
            <text:p>0.9451977226</text:p>
          </table:table-cell>
          <table:table-cell table:number-columns-repeated="2" office:value-type="float" office:value="0.482777337063" calcext:value-type="float">
            <text:p>0.4827773371</text:p>
          </table:table-cell>
          <table:table-cell office:value-type="float" office:value="0.900896" calcext:value-type="float">
            <text:p>0.900896</text:p>
          </table:table-cell>
          <table:table-cell office:value-type="float" office:value="0.0548022773823" calcext:value-type="float">
            <text:p>0.0548022774</text:p>
          </table:table-cell>
          <table:table-cell/>
          <table:table-cell office:value-type="float" office:value="11563" calcext:value-type="float">
            <text:p>11563</text:p>
          </table:table-cell>
          <table:table-cell office:value-type="float" office:value="12388" calcext:value-type="float">
            <text:p>12388</text:p>
          </table:table-cell>
          <table:table-cell office:value-type="float" office:value="213661" calcext:value-type="float">
            <text:p>213661</text:p>
          </table:table-cell>
          <table:table-cell office:value-type="float" office:value="12388" calcext:value-type="float">
            <text:p>12388</text:p>
          </table:table-cell>
          <table:table-cell table:number-columns-repeated="2" office:value-type="float" office:value="23951" calcext:value-type="float">
            <text:p>23951</text:p>
          </table:table-cell>
          <table:table-cell/>
          <table:table-cell office:value-type="float" office:value="-8.76102542005" calcext:value-type="float">
            <text:p>-8.7610254201</text:p>
          </table:table-cell>
          <table:table-cell office:value-type="float" office:value="1.07134826602" calcext:value-type="float">
            <text:p>1.071348266</text:p>
          </table:table-cell>
          <table:table-cell table:number-columns-repeated="997"/>
        </table:table-row>
        <table:table-row table:style-name="ro1" table:number-rows-repeated="2">
          <table:table-cell table:style-name="Default" table:number-columns-repeated="1022"/>
          <table:table-cell table:number-columns-repeated="2"/>
        </table:table-row>
        <table:table-row table:style-name="ro1">
          <table:table-cell table:style-name="ce3" office:value-type="string" calcext:value-type="string">
            <text:p>Shere</text:p>
          </table:table-cell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/>
          <table:table-cell office:value-type="string" calcext:value-type="string">
            <text:p>ADJRIND</text:p>
          </table:table-cell>
          <table:table-cell office:value-type="string" calcext:value-type="string">
            <text:p>PROBDS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shere5</text:p>
          </table:table-cell>
          <table:table-cell office:value-type="float" office:value="0.995433931582" calcext:value-type="float">
            <text:p>0.9954339316</text:p>
          </table:table-cell>
          <table:table-cell office:value-type="float" office:value="0.990909371595" calcext:value-type="float">
            <text:p>0.9909093716</text:p>
          </table:table-cell>
          <table:table-cell office:value-type="float" office:value="0.97029188363" calcext:value-type="float">
            <text:p>0.9702918836</text:p>
          </table:table-cell>
          <table:table-cell office:value-type="float" office:value="0.991757889461" calcext:value-type="float">
            <text:p>0.9917578895</text:p>
          </table:table-cell>
          <table:table-cell office:value-type="float" office:value="0.983647861663" calcext:value-type="float">
            <text:p>0.9836478617</text:p>
          </table:table-cell>
          <table:table-cell office:value-type="float" office:value="0.953050254155" calcext:value-type="float">
            <text:p>0.9530502542</text:p>
          </table:table-cell>
          <table:table-cell office:value-type="float" office:value="0.998393789615" calcext:value-type="float">
            <text:p>0.9983937896</text:p>
          </table:table-cell>
          <table:table-cell office:value-type="float" office:value="0.00194005719571659" calcext:value-type="float">
            <text:p>0.0019400572</text:p>
          </table:table-cell>
          <table:table-cell office:value-type="float" office:value="0.0161655301487" calcext:value-type="float">
            <text:p>0.0161655301</text:p>
          </table:table-cell>
          <table:table-cell office:value-type="float" office:value="0.997035380164" calcext:value-type="float">
            <text:p>0.9970353802</text:p>
          </table:table-cell>
          <table:table-cell office:value-type="float" office:value="0.943548387097" calcext:value-type="float">
            <text:p>0.9435483871</text:p>
          </table:table-cell>
          <table:table-cell office:value-type="float" office:value="0.993837619277" calcext:value-type="float">
            <text:p>0.9938376193</text:p>
          </table:table-cell>
          <table:table-cell office:value-type="float" office:value="0.995433931582" calcext:value-type="float">
            <text:p>0.9954339316</text:p>
          </table:table-cell>
          <table:table-cell office:value-type="float" office:value="0.991756" calcext:value-type="float">
            <text:p>0.991756</text:p>
          </table:table-cell>
          <table:table-cell office:value-type="float" office:value="0.0564516129032" calcext:value-type="float">
            <text:p>0.0564516129</text:p>
          </table:table-cell>
          <table:table-cell/>
          <table:table-cell office:value-type="float" office:value="224656" calcext:value-type="float">
            <text:p>224656</text:p>
          </table:table-cell>
          <table:table-cell office:value-type="float" office:value="1393" calcext:value-type="float">
            <text:p>1393</text:p>
          </table:table-cell>
          <table:table-cell office:value-type="float" office:value="23283" calcext:value-type="float">
            <text:p>23283</text:p>
          </table:table-cell>
          <table:table-cell office:value-type="float" office:value="668" calcext:value-type="float">
            <text:p>668</text:p>
          </table:table-cell>
          <table:table-cell office:value-type="float" office:value="225324" calcext:value-type="float">
            <text:p>225324</text:p>
          </table:table-cell>
          <table:table-cell office:value-type="float" office:value="226049" calcext:value-type="float">
            <text:p>226049</text:p>
          </table:table-cell>
          <table:table-cell/>
          <table:table-cell office:value-type="float" office:value="38.2605482677" calcext:value-type="float">
            <text:p>38.2605482677</text:p>
          </table:table-cell>
          <table:table-cell office:value-type="float" office:value="0.00458701303326" calcext:value-type="float">
            <text:p>0.0045870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shere10</text:p>
          </table:table-cell>
          <table:table-cell office:value-type="float" office:value="0.992054332975" calcext:value-type="float">
            <text:p>0.992054333</text:p>
          </table:table-cell>
          <table:table-cell office:value-type="float" office:value="0.984233937831" calcext:value-type="float">
            <text:p>0.9842339378</text:p>
          </table:table-cell>
          <table:table-cell office:value-type="float" office:value="0.960273573323" calcext:value-type="float">
            <text:p>0.9602735733</text:p>
          </table:table-cell>
          <table:table-cell office:value-type="float" office:value="0.985583064391" calcext:value-type="float">
            <text:p>0.9855830644</text:p>
          </table:table-cell>
          <table:table-cell office:value-type="float" office:value="0.971661225397" calcext:value-type="float">
            <text:p>0.9716612254</text:p>
          </table:table-cell>
          <table:table-cell office:value-type="float" office:value="0.916673973674" calcext:value-type="float">
            <text:p>0.9166739737</text:p>
          </table:table-cell>
          <table:table-cell office:value-type="float" office:value="0.99950477757" calcext:value-type="float">
            <text:p>0.9995047776</text:p>
          </table:table-cell>
          <table:table-cell office:value-type="float" office:value="0.00232766289044594" calcext:value-type="float">
            <text:p>0.0023276629</text:p>
          </table:table-cell>
          <table:table-cell office:value-type="float" office:value="0.0280931363515" calcext:value-type="float">
            <text:p>0.0280931364</text:p>
          </table:table-cell>
          <table:table-cell office:value-type="float" office:value="0.991563288594" calcext:value-type="float">
            <text:p>0.9915632886</text:p>
          </table:table-cell>
          <table:table-cell office:value-type="float" office:value="0.928983858052" calcext:value-type="float">
            <text:p>0.9289838581</text:p>
          </table:table-cell>
          <table:table-cell office:value-type="float" office:value="0.99254586395" calcext:value-type="float">
            <text:p>0.992545864</text:p>
          </table:table-cell>
          <table:table-cell office:value-type="float" office:value="0.992054332975" calcext:value-type="float">
            <text:p>0.992054333</text:p>
          </table:table-cell>
          <table:table-cell office:value-type="float" office:value="0.985624" calcext:value-type="float">
            <text:p>0.985624</text:p>
          </table:table-cell>
          <table:table-cell office:value-type="float" office:value="0.071016141948" calcext:value-type="float">
            <text:p>0.0710161419</text:p>
          </table:table-cell>
          <table:table-cell/>
          <table:table-cell office:value-type="float" office:value="224364" calcext:value-type="float">
            <text:p>224364</text:p>
          </table:table-cell>
          <table:table-cell office:value-type="float" office:value="1685" calcext:value-type="float">
            <text:p>1685</text:p>
          </table:table-cell>
          <table:table-cell office:value-type="float" office:value="22042" calcext:value-type="float">
            <text:p>22042</text:p>
          </table:table-cell>
          <table:table-cell office:value-type="float" office:value="1909" calcext:value-type="float">
            <text:p>1909</text:p>
          </table:table-cell>
          <table:table-cell office:value-type="float" office:value="226273" calcext:value-type="float">
            <text:p>226273</text:p>
          </table:table-cell>
          <table:table-cell office:value-type="float" office:value="226049" calcext:value-type="float">
            <text:p>226049</text:p>
          </table:table-cell>
          <table:table-cell/>
          <table:table-cell office:value-type="float" office:value="-4.00913922094" calcext:value-type="float">
            <text:p>-4.0091392209</text:p>
          </table:table-cell>
          <table:table-cell office:value-type="float" office:value="0.00800930630582" calcext:value-type="float">
            <text:p>0.008009306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shere15</text:p>
          </table:table-cell>
          <table:table-cell office:value-type="float" office:value="0.988647039013" calcext:value-type="float">
            <text:p>0.988647039</text:p>
          </table:table-cell>
          <table:table-cell office:value-type="float" office:value="0.977548963765" calcext:value-type="float">
            <text:p>0.9775489638</text:p>
          </table:table-cell>
          <table:table-cell office:value-type="float" office:value="0.935615947581" calcext:value-type="float">
            <text:p>0.9356159476</text:p>
          </table:table-cell>
          <table:table-cell office:value-type="float" office:value="0.97951114829" calcext:value-type="float">
            <text:p>0.9795111483</text:p>
          </table:table-cell>
          <table:table-cell office:value-type="float" office:value="0.959848011424" calcext:value-type="float">
            <text:p>0.9598480114</text:p>
          </table:table-cell>
          <table:table-cell office:value-type="float" office:value="0.88335403765" calcext:value-type="float">
            <text:p>0.8833540377</text:p>
          </table:table-cell>
          <table:table-cell office:value-type="float" office:value="0.998311679104" calcext:value-type="float">
            <text:p>0.9983116791</text:p>
          </table:table-cell>
          <table:table-cell office:value-type="float" office:value="0.00139950293170529" calcext:value-type="float">
            <text:p>0.0013995029</text:p>
          </table:table-cell>
          <table:table-cell office:value-type="float" office:value="0.0395056495112" calcext:value-type="float">
            <text:p>0.0395056495</text:p>
          </table:table-cell>
          <table:table-cell office:value-type="float" office:value="0.9903190153" calcext:value-type="float">
            <text:p>0.9903190153</text:p>
          </table:table-cell>
          <table:table-cell office:value-type="float" office:value="0.880912879861" calcext:value-type="float">
            <text:p>0.8809128799</text:p>
          </table:table-cell>
          <table:table-cell office:value-type="float" office:value="0.986980698875" calcext:value-type="float">
            <text:p>0.9869806989</text:p>
          </table:table-cell>
          <table:table-cell office:value-type="float" office:value="0.988647039013" calcext:value-type="float">
            <text:p>0.988647039</text:p>
          </table:table-cell>
          <table:table-cell office:value-type="float" office:value="0.979504" calcext:value-type="float">
            <text:p>0.979504</text:p>
          </table:table-cell>
          <table:table-cell office:value-type="float" office:value="0.119087120139" calcext:value-type="float">
            <text:p>0.1190871201</text:p>
          </table:table-cell>
          <table:table-cell/>
          <table:table-cell office:value-type="float" office:value="223106" calcext:value-type="float">
            <text:p>223106</text:p>
          </table:table-cell>
          <table:table-cell office:value-type="float" office:value="2943" calcext:value-type="float">
            <text:p>2943</text:p>
          </table:table-cell>
          <table:table-cell office:value-type="float" office:value="21770" calcext:value-type="float">
            <text:p>21770</text:p>
          </table:table-cell>
          <table:table-cell office:value-type="float" office:value="2181" calcext:value-type="float">
            <text:p>2181</text:p>
          </table:table-cell>
          <table:table-cell office:value-type="float" office:value="225287" calcext:value-type="float">
            <text:p>225287</text:p>
          </table:table-cell>
          <table:table-cell office:value-type="float" office:value="226049" calcext:value-type="float">
            <text:p>226049</text:p>
          </table:table-cell>
          <table:table-cell/>
          <table:table-cell office:value-type="float" office:value="60.4508880585" calcext:value-type="float">
            <text:p>60.4508880585</text:p>
          </table:table-cell>
          <table:table-cell office:value-type="float" office:value="0.0114833307934" calcext:value-type="float">
            <text:p>0.01148333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shere20</text:p>
          </table:table-cell>
          <table:table-cell office:value-type="float" office:value="0.985481494611" calcext:value-type="float">
            <text:p>0.9854814946</text:p>
          </table:table-cell>
          <table:table-cell office:value-type="float" office:value="0.971378530185" calcext:value-type="float">
            <text:p>0.9713785302</text:p>
          </table:table-cell>
          <table:table-cell office:value-type="float" office:value="0.919689115534" calcext:value-type="float">
            <text:p>0.9196891155</text:p>
          </table:table-cell>
          <table:table-cell office:value-type="float" office:value="0.973795532449" calcext:value-type="float">
            <text:p>0.9737955324</text:p>
          </table:table-cell>
          <table:table-cell office:value-type="float" office:value="0.948949933688" calcext:value-type="float">
            <text:p>0.9489499337</text:p>
          </table:table-cell>
          <table:table-cell office:value-type="float" office:value="0.850771388134" calcext:value-type="float">
            <text:p>0.8507713881</text:p>
          </table:table-cell>
          <table:table-cell office:value-type="float" office:value="0.998353845643" calcext:value-type="float">
            <text:p>0.9983538456</text:p>
          </table:table-cell>
          <table:table-cell office:value-type="float" office:value="0.00143454923357499" calcext:value-type="float">
            <text:p>0.0014345492</text:p>
          </table:table-cell>
          <table:table-cell office:value-type="float" office:value="0.0501185268552" calcext:value-type="float">
            <text:p>0.0501185269</text:p>
          </table:table-cell>
          <table:table-cell office:value-type="float" office:value="0.987106424152" calcext:value-type="float">
            <text:p>0.9871064242</text:p>
          </table:table-cell>
          <table:table-cell office:value-type="float" office:value="0.852271806917" calcext:value-type="float">
            <text:p>0.8522718069</text:p>
          </table:table-cell>
          <table:table-cell office:value-type="float" office:value="0.983861906047" calcext:value-type="float">
            <text:p>0.983861906</text:p>
          </table:table-cell>
          <table:table-cell office:value-type="float" office:value="0.985481494611" calcext:value-type="float">
            <text:p>0.9854814946</text:p>
          </table:table-cell>
          <table:table-cell office:value-type="float" office:value="0.973788" calcext:value-type="float">
            <text:p>0.973788</text:p>
          </table:table-cell>
          <table:table-cell office:value-type="float" office:value="0.147728193083" calcext:value-type="float">
            <text:p>0.1477281931</text:p>
          </table:table-cell>
          <table:table-cell/>
          <table:table-cell office:value-type="float" office:value="222401" calcext:value-type="float">
            <text:p>222401</text:p>
          </table:table-cell>
          <table:table-cell office:value-type="float" office:value="3648" calcext:value-type="float">
            <text:p>3648</text:p>
          </table:table-cell>
          <table:table-cell office:value-type="float" office:value="21046" calcext:value-type="float">
            <text:p>21046</text:p>
          </table:table-cell>
          <table:table-cell office:value-type="float" office:value="2905" calcext:value-type="float">
            <text:p>2905</text:p>
          </table:table-cell>
          <table:table-cell office:value-type="float" office:value="225306" calcext:value-type="float">
            <text:p>225306</text:p>
          </table:table-cell>
          <table:table-cell office:value-type="float" office:value="226049" calcext:value-type="float">
            <text:p>226049</text:p>
          </table:table-cell>
          <table:table-cell/>
          <table:table-cell office:value-type="float" office:value="93.1589942366" calcext:value-type="float">
            <text:p>93.1589942366</text:p>
          </table:table-cell>
          <table:table-cell office:value-type="float" office:value="0.014732397786" calcext:value-type="float">
            <text:p>0.014732397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shere30</text:p>
          </table:table-cell>
          <table:table-cell office:value-type="float" office:value="0.979726211919" calcext:value-type="float">
            <text:p>0.9797262119</text:p>
          </table:table-cell>
          <table:table-cell office:value-type="float" office:value="0.960258141848" calcext:value-type="float">
            <text:p>0.9602581418</text:p>
          </table:table-cell>
          <table:table-cell office:value-type="float" office:value="0.890584488789" calcext:value-type="float">
            <text:p>0.8905844888</text:p>
          </table:table-cell>
          <table:table-cell office:value-type="float" office:value="0.963404625966" calcext:value-type="float">
            <text:p>0.963404626</text:p>
          </table:table-cell>
          <table:table-cell office:value-type="float" office:value="0.998307484385" calcext:value-type="float">
            <text:p>0.9983074844</text:p>
          </table:table-cell>
          <table:table-cell office:value-type="float" office:value="0.791547066171" calcext:value-type="float">
            <text:p>0.7915470662</text:p>
          </table:table-cell>
          <table:table-cell office:value-type="float" office:value="0.998389351553" calcext:value-type="float">
            <text:p>0.9983893516</text:p>
          </table:table-cell>
          <table:table-cell office:value-type="float" office:value="0.00109983217666831" calcext:value-type="float">
            <text:p>0.0010998322</text:p>
          </table:table-cell>
          <table:table-cell office:value-type="float" office:value="-0.00618716915298" calcext:value-type="float">
            <text:p>-0.0061871692</text:p>
          </table:table-cell>
          <table:table-cell office:value-type="float" office:value="0.981306752115" calcext:value-type="float">
            <text:p>0.9813067521</text:p>
          </table:table-cell>
          <table:table-cell office:value-type="float" office:value="0.799862225464" calcext:value-type="float">
            <text:p>0.7998622255</text:p>
          </table:table-cell>
          <table:table-cell office:value-type="float" office:value="0.978150754925" calcext:value-type="float">
            <text:p>0.9781507549</text:p>
          </table:table-cell>
          <table:table-cell office:value-type="float" office:value="0.979726211919" calcext:value-type="float">
            <text:p>0.9797262119</text:p>
          </table:table-cell>
          <table:table-cell office:value-type="float" office:value="0.963396" calcext:value-type="float">
            <text:p>0.963396</text:p>
          </table:table-cell>
          <table:table-cell office:value-type="float" office:value="0.200137774536" calcext:value-type="float">
            <text:p>0.2001377745</text:p>
          </table:table-cell>
          <table:table-cell table:style-name="Default"/>
          <table:table-cell office:value-type="float" office:value="221110" calcext:value-type="float">
            <text:p>221110</text:p>
          </table:table-cell>
          <table:table-cell office:value-type="float" office:value="4939" calcext:value-type="float">
            <text:p>4939</text:p>
          </table:table-cell>
          <table:table-cell office:value-type="float" office:value="19739" calcext:value-type="float">
            <text:p>19739</text:p>
          </table:table-cell>
          <table:table-cell office:value-type="float" office:value="4212" calcext:value-type="float">
            <text:p>4212</text:p>
          </table:table-cell>
          <table:table-cell office:value-type="float" office:value="225322" calcext:value-type="float">
            <text:p>225322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0.973398036101" calcext:value-type="float">
            <text:p>0.9733980361</text:p>
          </table:table-cell>
          <table:table-cell office:value-type="float" office:value="0.0206933200669" calcext:value-type="float">
            <text:p>0.0206933201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shere40</text:p>
          </table:table-cell>
          <table:table-cell office:value-type="float" office:value="0.9748122941" calcext:value-type="float">
            <text:p>0.9748122941</text:p>
          </table:table-cell>
          <table:table-cell office:value-type="float" office:value="0.950862255262" calcext:value-type="float">
            <text:p>0.9508622553</text:p>
          </table:table-cell>
          <table:table-cell office:value-type="float" office:value="0.86565416025" calcext:value-type="float">
            <text:p>0.8656541603</text:p>
          </table:table-cell>
          <table:table-cell office:value-type="float" office:value="0.95453471671" calcext:value-type="float">
            <text:p>0.9545347167</text:p>
          </table:table-cell>
          <table:table-cell office:value-type="float" office:value="1.05062328912" calcext:value-type="float">
            <text:p>1.0506232891</text:p>
          </table:table-cell>
          <table:table-cell office:value-type="float" office:value="0.741022659362" calcext:value-type="float">
            <text:p>0.7410226594</text:p>
          </table:table-cell>
          <table:table-cell office:value-type="float" office:value="0.998389351553" calcext:value-type="float">
            <text:p>0.9983893516</text:p>
          </table:table-cell>
          <table:table-cell office:value-type="float" office:value="0.000770978763600547" calcext:value-type="float">
            <text:p>0.0007709788</text:p>
          </table:table-cell>
          <table:table-cell office:value-type="float" office:value="0.00827462572342" calcext:value-type="float">
            <text:p>0.0082746257</text:p>
          </table:table-cell>
          <table:table-cell office:value-type="float" office:value="0.976384906933" calcext:value-type="float">
            <text:p>0.9763849069</text:p>
          </table:table-cell>
          <table:table-cell office:value-type="float" office:value="0.754923413567" calcext:value-type="float">
            <text:p>0.7549234136</text:p>
          </table:table-cell>
          <table:table-cell office:value-type="float" office:value="0.973244738973" calcext:value-type="float">
            <text:p>0.973244739</text:p>
          </table:table-cell>
          <table:table-cell office:value-type="float" office:value="0.9748122941" calcext:value-type="float">
            <text:p>0.9748122941</text:p>
          </table:table-cell>
          <table:table-cell office:value-type="float" office:value="0.954524" calcext:value-type="float">
            <text:p>0.954524</text:p>
          </table:table-cell>
          <table:table-cell office:value-type="float" office:value="0.245076586433" calcext:value-type="float">
            <text:p>0.2450765864</text:p>
          </table:table-cell>
          <table:table-cell table:style-name="Default"/>
          <table:table-cell office:value-type="float" office:value="220001" calcext:value-type="float">
            <text:p>220001</text:p>
          </table:table-cell>
          <table:table-cell office:value-type="float" office:value="6048" calcext:value-type="float">
            <text:p>6048</text:p>
          </table:table-cell>
          <table:table-cell office:value-type="float" office:value="18630" calcext:value-type="float">
            <text:p>18630</text:p>
          </table:table-cell>
          <table:table-cell office:value-type="float" office:value="5321" calcext:value-type="float">
            <text:p>5321</text:p>
          </table:table-cell>
          <table:table-cell office:value-type="float" office:value="225322" calcext:value-type="float">
            <text:p>225322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-111.086091978" calcext:value-type="float">
            <text:p>-111.086091978</text:p>
          </table:table-cell>
          <table:table-cell office:value-type="float" office:value="0.0258385189158" calcext:value-type="float">
            <text:p>0.0258385189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shere5</text:p>
          </table:table-cell>
          <table:table-cell office:value-type="float" office:value="0.957616139182" calcext:value-type="float">
            <text:p>0.9576161392</text:p>
          </table:table-cell>
          <table:table-cell office:value-type="float" office:value="0.918678977273" calcext:value-type="float">
            <text:p>0.9186789773</text:p>
          </table:table-cell>
          <table:table-cell office:value-type="float" office:value="0.97029188363" calcext:value-type="float">
            <text:p>0.9702918836</text:p>
          </table:table-cell>
          <table:table-cell office:value-type="float" office:value="0.991757889461" calcext:value-type="float">
            <text:p>0.9917578895</text:p>
          </table:table-cell>
          <table:table-cell office:value-type="float" office:value="0.983647861663" calcext:value-type="float">
            <text:p>0.9836478617</text:p>
          </table:table-cell>
          <table:table-cell office:value-type="float" office:value="0.953050254155" calcext:value-type="float">
            <text:p>0.9530502542</text:p>
          </table:table-cell>
          <table:table-cell office:value-type="float" office:value="0.985090587534" calcext:value-type="float">
            <text:p>0.9850905875</text:p>
          </table:table-cell>
          <table:table-cell office:value-type="float" office:value="0.0539142650336573" calcext:value-type="float">
            <text:p>0.053914265</text:p>
          </table:table-cell>
          <table:table-cell office:value-type="float" office:value="0.0161655301487" calcext:value-type="float">
            <text:p>0.0161655301</text:p>
          </table:table-cell>
          <table:table-cell office:value-type="float" office:value="0.943548387097" calcext:value-type="float">
            <text:p>0.9435483871</text:p>
          </table:table-cell>
          <table:table-cell office:value-type="float" office:value="0.997035380164" calcext:value-type="float">
            <text:p>0.9970353802</text:p>
          </table:table-cell>
          <table:table-cell office:value-type="float" office:value="0.97210972402" calcext:value-type="float">
            <text:p>0.972109724</text:p>
          </table:table-cell>
          <table:table-cell office:value-type="float" office:value="0.957616139182" calcext:value-type="float">
            <text:p>0.9576161392</text:p>
          </table:table-cell>
          <table:table-cell office:value-type="float" office:value="0.991756" calcext:value-type="float">
            <text:p>0.991756</text:p>
          </table:table-cell>
          <table:table-cell office:value-type="float" office:value="0.00296461983632" calcext:value-type="float">
            <text:p>0.0029646198</text:p>
          </table:table-cell>
          <table:table-cell/>
          <table:table-cell office:value-type="float" office:value="23283" calcext:value-type="float">
            <text:p>23283</text:p>
          </table:table-cell>
          <table:table-cell office:value-type="float" office:value="668" calcext:value-type="float">
            <text:p>668</text:p>
          </table:table-cell>
          <table:table-cell office:value-type="float" office:value="224656" calcext:value-type="float">
            <text:p>224656</text:p>
          </table:table-cell>
          <table:table-cell office:value-type="float" office:value="1393" calcext:value-type="float">
            <text:p>1393</text:p>
          </table:table-cell>
          <table:table-cell office:value-type="float" office:value="24676" calcext:value-type="float">
            <text:p>24676</text:p>
          </table:table-cell>
          <table:table-cell office:value-type="float" office:value="23951" calcext:value-type="float">
            <text:p>23951</text:p>
          </table:table-cell>
          <table:table-cell/>
          <table:table-cell office:value-type="float" office:value="38.2605482677" calcext:value-type="float">
            <text:p>38.2605482677</text:p>
          </table:table-cell>
          <table:table-cell office:value-type="float" office:value="0.0442597603402" calcext:value-type="float">
            <text:p>0.044259760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shere10</text:p>
          </table:table-cell>
          <table:table-cell office:value-type="float" office:value="0.92461932128" calcext:value-type="float">
            <text:p>0.9246193213</text:p>
          </table:table-cell>
          <table:table-cell office:value-type="float" office:value="0.859806522078" calcext:value-type="float">
            <text:p>0.8598065221</text:p>
          </table:table-cell>
          <table:table-cell office:value-type="float" office:value="0.960273573323" calcext:value-type="float">
            <text:p>0.9602735733</text:p>
          </table:table-cell>
          <table:table-cell office:value-type="float" office:value="0.985583064391" calcext:value-type="float">
            <text:p>0.9855830644</text:p>
          </table:table-cell>
          <table:table-cell office:value-type="float" office:value="0.971661225397" calcext:value-type="float">
            <text:p>0.9716612254</text:p>
          </table:table-cell>
          <table:table-cell office:value-type="float" office:value="0.916673973674" calcext:value-type="float">
            <text:p>0.9166739737</text:p>
          </table:table-cell>
          <table:table-cell office:value-type="float" office:value="0.995301816351" calcext:value-type="float">
            <text:p>0.9953018164</text:p>
          </table:table-cell>
          <table:table-cell office:value-type="float" office:value="0.0516498785605614" calcext:value-type="float">
            <text:p>0.0516498786</text:p>
          </table:table-cell>
          <table:table-cell office:value-type="float" office:value="0.0280931363515" calcext:value-type="float">
            <text:p>0.0280931364</text:p>
          </table:table-cell>
          <table:table-cell office:value-type="float" office:value="0.928983858052" calcext:value-type="float">
            <text:p>0.9289838581</text:p>
          </table:table-cell>
          <table:table-cell office:value-type="float" office:value="0.991563288594" calcext:value-type="float">
            <text:p>0.9915632886</text:p>
          </table:table-cell>
          <table:table-cell office:value-type="float" office:value="0.920295603524" calcext:value-type="float">
            <text:p>0.9202956035</text:p>
          </table:table-cell>
          <table:table-cell office:value-type="float" office:value="0.92461932128" calcext:value-type="float">
            <text:p>0.9246193213</text:p>
          </table:table-cell>
          <table:table-cell office:value-type="float" office:value="0.985624" calcext:value-type="float">
            <text:p>0.985624</text:p>
          </table:table-cell>
          <table:table-cell office:value-type="float" office:value="0.00843671140613" calcext:value-type="float">
            <text:p>0.0084367114</text:p>
          </table:table-cell>
          <table:table-cell/>
          <table:table-cell office:value-type="float" office:value="22042" calcext:value-type="float">
            <text:p>22042</text:p>
          </table:table-cell>
          <table:table-cell office:value-type="float" office:value="1909" calcext:value-type="float">
            <text:p>1909</text:p>
          </table:table-cell>
          <table:table-cell office:value-type="float" office:value="224364" calcext:value-type="float">
            <text:p>224364</text:p>
          </table:table-cell>
          <table:table-cell office:value-type="float" office:value="1685" calcext:value-type="float">
            <text:p>1685</text:p>
          </table:table-cell>
          <table:table-cell office:value-type="float" office:value="23727" calcext:value-type="float">
            <text:p>23727</text:p>
          </table:table-cell>
          <table:table-cell office:value-type="float" office:value="23951" calcext:value-type="float">
            <text:p>23951</text:p>
          </table:table-cell>
          <table:table-cell/>
          <table:table-cell office:value-type="float" office:value="-4.00913922094" calcext:value-type="float">
            <text:p>-4.0091392209</text:p>
          </table:table-cell>
          <table:table-cell office:value-type="float" office:value="0.0815261772979" calcext:value-type="float">
            <text:p>0.08152617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shere15</text:p>
          </table:table-cell>
          <table:table-cell office:value-type="float" office:value="0.894706559264" calcext:value-type="float">
            <text:p>0.8947065593</text:p>
          </table:table-cell>
          <table:table-cell office:value-type="float" office:value="0.809474232171" calcext:value-type="float">
            <text:p>0.8094742322</text:p>
          </table:table-cell>
          <table:table-cell office:value-type="float" office:value="0.935615947581" calcext:value-type="float">
            <text:p>0.9356159476</text:p>
          </table:table-cell>
          <table:table-cell office:value-type="float" office:value="0.97951114829" calcext:value-type="float">
            <text:p>0.9795111483</text:p>
          </table:table-cell>
          <table:table-cell office:value-type="float" office:value="0.959848011424" calcext:value-type="float">
            <text:p>0.9598480114</text:p>
          </table:table-cell>
          <table:table-cell office:value-type="float" office:value="0.88335403765" calcext:value-type="float">
            <text:p>0.8833540377</text:p>
          </table:table-cell>
          <table:table-cell office:value-type="float" office:value="0.984341607759" calcext:value-type="float">
            <text:p>0.9843416078</text:p>
          </table:table-cell>
          <table:table-cell office:value-type="float" office:value="0.0414279310582971" calcext:value-type="float">
            <text:p>0.0414279311</text:p>
          </table:table-cell>
          <table:table-cell office:value-type="float" office:value="0.0395056495112" calcext:value-type="float">
            <text:p>0.0395056495</text:p>
          </table:table-cell>
          <table:table-cell office:value-type="float" office:value="0.880912879861" calcext:value-type="float">
            <text:p>0.8809128799</text:p>
          </table:table-cell>
          <table:table-cell office:value-type="float" office:value="0.9903190153" calcext:value-type="float">
            <text:p>0.9903190153</text:p>
          </table:table-cell>
          <table:table-cell office:value-type="float" office:value="0.908939083963" calcext:value-type="float">
            <text:p>0.908939084</text:p>
          </table:table-cell>
          <table:table-cell office:value-type="float" office:value="0.894706559264" calcext:value-type="float">
            <text:p>0.8947065593</text:p>
          </table:table-cell>
          <table:table-cell office:value-type="float" office:value="0.979504" calcext:value-type="float">
            <text:p>0.979504</text:p>
          </table:table-cell>
          <table:table-cell office:value-type="float" office:value="0.00968098469952" calcext:value-type="float">
            <text:p>0.0096809847</text:p>
          </table:table-cell>
          <table:table-cell/>
          <table:table-cell office:value-type="float" office:value="21770" calcext:value-type="float">
            <text:p>21770</text:p>
          </table:table-cell>
          <table:table-cell office:value-type="float" office:value="2181" calcext:value-type="float">
            <text:p>2181</text:p>
          </table:table-cell>
          <table:table-cell office:value-type="float" office:value="223106" calcext:value-type="float">
            <text:p>223106</text:p>
          </table:table-cell>
          <table:table-cell office:value-type="float" office:value="2943" calcext:value-type="float">
            <text:p>2943</text:p>
          </table:table-cell>
          <table:table-cell office:value-type="float" office:value="24713" calcext:value-type="float">
            <text:p>24713</text:p>
          </table:table-cell>
          <table:table-cell office:value-type="float" office:value="23951" calcext:value-type="float">
            <text:p>23951</text:p>
          </table:table-cell>
          <table:table-cell/>
          <table:table-cell office:value-type="float" office:value="60.4508880585" calcext:value-type="float">
            <text:p>60.4508880585</text:p>
          </table:table-cell>
          <table:table-cell office:value-type="float" office:value="0.11768488746" calcext:value-type="float">
            <text:p>0.11768488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shere20</text:p>
          </table:table-cell>
          <table:table-cell office:value-type="float" office:value="0.865289341145" calcext:value-type="float">
            <text:p>0.8652893411</text:p>
          </table:table-cell>
          <table:table-cell office:value-type="float" office:value="0.762563861009" calcext:value-type="float">
            <text:p>0.762563861</text:p>
          </table:table-cell>
          <table:table-cell office:value-type="float" office:value="0.919689115534" calcext:value-type="float">
            <text:p>0.9196891155</text:p>
          </table:table-cell>
          <table:table-cell office:value-type="float" office:value="0.973795532449" calcext:value-type="float">
            <text:p>0.9737955324</text:p>
          </table:table-cell>
          <table:table-cell office:value-type="float" office:value="0.948949933688" calcext:value-type="float">
            <text:p>0.9489499337</text:p>
          </table:table-cell>
          <table:table-cell office:value-type="float" office:value="0.850771388134" calcext:value-type="float">
            <text:p>0.8507713881</text:p>
          </table:table-cell>
          <table:table-cell office:value-type="float" office:value="0.984726076678" calcext:value-type="float">
            <text:p>0.9847260767</text:p>
          </table:table-cell>
          <table:table-cell office:value-type="float" office:value="0.0418252470207365" calcext:value-type="float">
            <text:p>0.041825247</text:p>
          </table:table-cell>
          <table:table-cell office:value-type="float" office:value="0.0501185268552" calcext:value-type="float">
            <text:p>0.0501185269</text:p>
          </table:table-cell>
          <table:table-cell office:value-type="float" office:value="0.852271806917" calcext:value-type="float">
            <text:p>0.8522718069</text:p>
          </table:table-cell>
          <table:table-cell office:value-type="float" office:value="0.987106424152" calcext:value-type="float">
            <text:p>0.9871064242</text:p>
          </table:table-cell>
          <table:table-cell office:value-type="float" office:value="0.878710701015" calcext:value-type="float">
            <text:p>0.878710701</text:p>
          </table:table-cell>
          <table:table-cell office:value-type="float" office:value="0.865289341145" calcext:value-type="float">
            <text:p>0.8652893411</text:p>
          </table:table-cell>
          <table:table-cell office:value-type="float" office:value="0.973788" calcext:value-type="float">
            <text:p>0.973788</text:p>
          </table:table-cell>
          <table:table-cell office:value-type="float" office:value="0.012893575848" calcext:value-type="float">
            <text:p>0.0128935758</text:p>
          </table:table-cell>
          <table:table-cell/>
          <table:table-cell office:value-type="float" office:value="21046" calcext:value-type="float">
            <text:p>21046</text:p>
          </table:table-cell>
          <table:table-cell office:value-type="float" office:value="2905" calcext:value-type="float">
            <text:p>2905</text:p>
          </table:table-cell>
          <table:table-cell office:value-type="float" office:value="222401" calcext:value-type="float">
            <text:p>222401</text:p>
          </table:table-cell>
          <table:table-cell office:value-type="float" office:value="3648" calcext:value-type="float">
            <text:p>3648</text:p>
          </table:table-cell>
          <table:table-cell office:value-type="float" office:value="24694" calcext:value-type="float">
            <text:p>24694</text:p>
          </table:table-cell>
          <table:table-cell office:value-type="float" office:value="23951" calcext:value-type="float">
            <text:p>23951</text:p>
          </table:table-cell>
          <table:table-cell/>
          <table:table-cell office:value-type="float" office:value="93.1589942366" calcext:value-type="float">
            <text:p>93.1589942366</text:p>
          </table:table-cell>
          <table:table-cell office:value-type="float" office:value="0.155682790079" calcext:value-type="float">
            <text:p>0.155682790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shere30</text:p>
          </table:table-cell>
          <table:table-cell office:value-type="float" office:value="0.811820107343" calcext:value-type="float">
            <text:p>0.8118201073</text:p>
          </table:table-cell>
          <table:table-cell office:value-type="float" office:value="0.6832467982" calcext:value-type="float">
            <text:p>0.6832467982</text:p>
          </table:table-cell>
          <table:table-cell office:value-type="float" office:value="0.890584488789" calcext:value-type="float">
            <text:p>0.8905844888</text:p>
          </table:table-cell>
          <table:table-cell office:value-type="float" office:value="0.963404625966" calcext:value-type="float">
            <text:p>0.963404626</text:p>
          </table:table-cell>
          <table:table-cell office:value-type="float" office:value="0.998307484385" calcext:value-type="float">
            <text:p>0.9983074844</text:p>
          </table:table-cell>
          <table:table-cell office:value-type="float" office:value="0.791547066171" calcext:value-type="float">
            <text:p>0.7915470662</text:p>
          </table:table-cell>
          <table:table-cell office:value-type="float" office:value="0.985050073002" calcext:value-type="float">
            <text:p>0.985050073</text:p>
          </table:table-cell>
          <table:table-cell office:value-type="float" office:value="0.0334960410890891" calcext:value-type="float">
            <text:p>0.0334960411</text:p>
          </table:table-cell>
          <table:table-cell office:value-type="float" office:value="-0.00618716915298" calcext:value-type="float">
            <text:p>-0.0061871692</text:p>
          </table:table-cell>
          <table:table-cell office:value-type="float" office:value="0.799862225464" calcext:value-type="float">
            <text:p>0.7998622255</text:p>
          </table:table-cell>
          <table:table-cell office:value-type="float" office:value="0.981306752115" calcext:value-type="float">
            <text:p>0.9813067521</text:p>
          </table:table-cell>
          <table:table-cell office:value-type="float" office:value="0.824140954449" calcext:value-type="float">
            <text:p>0.8241409544</text:p>
          </table:table-cell>
          <table:table-cell office:value-type="float" office:value="0.811820107343" calcext:value-type="float">
            <text:p>0.8118201073</text:p>
          </table:table-cell>
          <table:table-cell office:value-type="float" office:value="0.963396" calcext:value-type="float">
            <text:p>0.963396</text:p>
          </table:table-cell>
          <table:table-cell office:value-type="float" office:value="0.0186932478852" calcext:value-type="float">
            <text:p>0.0186932479</text:p>
          </table:table-cell>
          <table:table-cell table:style-name="Default"/>
          <table:table-cell office:value-type="float" office:value="19739" calcext:value-type="float">
            <text:p>19739</text:p>
          </table:table-cell>
          <table:table-cell office:value-type="float" office:value="4212" calcext:value-type="float">
            <text:p>4212</text:p>
          </table:table-cell>
          <table:table-cell office:value-type="float" office:value="221110" calcext:value-type="float">
            <text:p>221110</text:p>
          </table:table-cell>
          <table:table-cell office:value-type="float" office:value="4939" calcext:value-type="float">
            <text:p>4939</text:p>
          </table:table-cell>
          <table:table-cell office:value-type="float" office:value="24678" calcext:value-type="float">
            <text:p>24678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0.973398036101" calcext:value-type="float">
            <text:p>0.9733980361</text:p>
          </table:table-cell>
          <table:table-cell office:value-type="float" office:value="0.231799989868" calcext:value-type="float">
            <text:p>0.2317999899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shere40</text:p>
          </table:table-cell>
          <table:table-cell office:value-type="float" office:value="0.766209463489" calcext:value-type="float">
            <text:p>0.7662094635</text:p>
          </table:table-cell>
          <table:table-cell office:value-type="float" office:value="0.62102070069" calcext:value-type="float">
            <text:p>0.6210207007</text:p>
          </table:table-cell>
          <table:table-cell office:value-type="float" office:value="0.86565416025" calcext:value-type="float">
            <text:p>0.8656541603</text:p>
          </table:table-cell>
          <table:table-cell office:value-type="float" office:value="0.95453471671" calcext:value-type="float">
            <text:p>0.9545347167</text:p>
          </table:table-cell>
          <table:table-cell office:value-type="float" office:value="1.05062328912" calcext:value-type="float">
            <text:p>1.0506232891</text:p>
          </table:table-cell>
          <table:table-cell office:value-type="float" office:value="0.741022659362" calcext:value-type="float">
            <text:p>0.7410226594</text:p>
          </table:table-cell>
          <table:table-cell office:value-type="float" office:value="0.985050073002" calcext:value-type="float">
            <text:p>0.985050073</text:p>
          </table:table-cell>
          <table:table-cell office:value-type="float" office:value="0.0252245953694034" calcext:value-type="float">
            <text:p>0.0252245954</text:p>
          </table:table-cell>
          <table:table-cell office:value-type="float" office:value="0.00827462572342" calcext:value-type="float">
            <text:p>0.0082746257</text:p>
          </table:table-cell>
          <table:table-cell office:value-type="float" office:value="0.754923413567" calcext:value-type="float">
            <text:p>0.7549234136</text:p>
          </table:table-cell>
          <table:table-cell office:value-type="float" office:value="0.976384906933" calcext:value-type="float">
            <text:p>0.9763849069</text:p>
          </table:table-cell>
          <table:table-cell office:value-type="float" office:value="0.777838086092" calcext:value-type="float">
            <text:p>0.7778380861</text:p>
          </table:table-cell>
          <table:table-cell office:value-type="float" office:value="0.766209463489" calcext:value-type="float">
            <text:p>0.7662094635</text:p>
          </table:table-cell>
          <table:table-cell office:value-type="float" office:value="0.954524" calcext:value-type="float">
            <text:p>0.954524</text:p>
          </table:table-cell>
          <table:table-cell office:value-type="float" office:value="0.0236150930668" calcext:value-type="float">
            <text:p>0.0236150931</text:p>
          </table:table-cell>
          <table:table-cell table:style-name="Default"/>
          <table:table-cell office:value-type="float" office:value="18630" calcext:value-type="float">
            <text:p>18630</text:p>
          </table:table-cell>
          <table:table-cell office:value-type="float" office:value="5321" calcext:value-type="float">
            <text:p>5321</text:p>
          </table:table-cell>
          <table:table-cell office:value-type="float" office:value="220001" calcext:value-type="float">
            <text:p>220001</text:p>
          </table:table-cell>
          <table:table-cell office:value-type="float" office:value="6048" calcext:value-type="float">
            <text:p>6048</text:p>
          </table:table-cell>
          <table:table-cell office:value-type="float" office:value="24678" calcext:value-type="float">
            <text:p>24678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-111.086091978" calcext:value-type="float">
            <text:p>-111.086091978</text:p>
          </table:table-cell>
          <table:table-cell office:value-type="float" office:value="0.305126140633" calcext:value-type="float">
            <text:p>0.3051261406</text:p>
          </table:table-cell>
          <table:table-cell table:number-columns-repeated="995"/>
          <table:table-cell table:style-name="ce2"/>
          <table:table-cell/>
        </table:table-row>
        <table:table-row table:style-name="ro1" table:number-rows-repeated="2">
          <table:table-cell table:style-name="Default" table:number-columns-repeated="1022"/>
          <table:table-cell table:number-columns-repeated="2"/>
        </table:table-row>
        <table:table-row table:style-name="ro1">
          <table:table-cell table:style-name="ce3" office:value-type="string" calcext:value-type="string">
            <text:p>Upscale</text:p>
          </table:table-cell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/>
          <table:table-cell office:value-type="string" calcext:value-type="string">
            <text:p>ADJRIND</text:p>
          </table:table-cell>
          <table:table-cell office:value-type="string" calcext:value-type="string">
            <text:p>PROBDS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uscl5</text:p>
          </table:table-cell>
          <table:table-cell office:value-type="float" office:value="0.977075515293" calcext:value-type="float">
            <text:p>0.9770755153</text:p>
          </table:table-cell>
          <table:table-cell office:value-type="float" office:value="0.955178539472" calcext:value-type="float">
            <text:p>0.9551785395</text:p>
          </table:table-cell>
          <table:table-cell office:value-type="float" office:value="0.864830980901" calcext:value-type="float">
            <text:p>0.8648309809</text:p>
          </table:table-cell>
          <table:table-cell office:value-type="float" office:value="0.959383011837" calcext:value-type="float">
            <text:p>0.9593830118</text:p>
          </table:table-cell>
          <table:table-cell office:value-type="float" office:value="0.990588657196" calcext:value-type="float">
            <text:p>0.9905886572</text:p>
          </table:table-cell>
          <table:table-cell office:value-type="float" office:value="0.779789023213" calcext:value-type="float">
            <text:p>0.7797890232</text:p>
          </table:table-cell>
          <table:table-cell office:value-type="float" office:value="0.990737784882" calcext:value-type="float">
            <text:p>0.9907377849</text:p>
          </table:table-cell>
          <table:table-cell office:value-type="float" office:value="0.00390156184590695" calcext:value-type="float">
            <text:p>0.0039015618</text:p>
          </table:table-cell>
          <table:table-cell office:value-type="float" office:value="0.00366794701202" calcext:value-type="float">
            <text:p>0.003667947</text:p>
          </table:table-cell>
          <table:table-cell office:value-type="float" office:value="0.986210004507" calcext:value-type="float">
            <text:p>0.9862100045</text:p>
          </table:table-cell>
          <table:table-cell office:value-type="float" office:value="0.743451957295" calcext:value-type="float">
            <text:p>0.7434519573</text:p>
          </table:table-cell>
          <table:table-cell office:value-type="float" office:value="0.9681086844" calcext:value-type="float">
            <text:p>0.9681086844</text:p>
          </table:table-cell>
          <table:table-cell office:value-type="float" office:value="0.977075515293" calcext:value-type="float">
            <text:p>0.9770755153</text:p>
          </table:table-cell>
          <table:table-cell office:value-type="float" office:value="0.958924" calcext:value-type="float">
            <text:p>0.958924</text:p>
          </table:table-cell>
          <table:table-cell office:value-type="float" office:value="0.256548042705" calcext:value-type="float">
            <text:p>0.2565480427</text:p>
          </table:table-cell>
          <table:table-cell table:style-name="Default"/>
          <table:table-cell office:value-type="float" office:value="218840" calcext:value-type="float">
            <text:p>218840</text:p>
          </table:table-cell>
          <table:table-cell office:value-type="float" office:value="7209" calcext:value-type="float">
            <text:p>7209</text:p>
          </table:table-cell>
          <table:table-cell office:value-type="float" office:value="20891" calcext:value-type="float">
            <text:p>20891</text:p>
          </table:table-cell>
          <table:table-cell office:value-type="float" office:value="3060" calcext:value-type="float">
            <text:p>3060</text:p>
          </table:table-cell>
          <table:table-cell office:value-type="float" office:value="221900" calcext:value-type="float">
            <text:p>221900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0.783625153316" calcext:value-type="float">
            <text:p>0.7836251533</text:p>
          </table:table-cell>
          <table:table-cell office:value-type="float" office:value="0.0234623469201" calcext:value-type="float">
            <text:p>0.0234623469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uscl10</text:p>
          </table:table-cell>
          <table:table-cell office:value-type="float" office:value="0.933989895127" calcext:value-type="float">
            <text:p>0.9339898951</text:p>
          </table:table-cell>
          <table:table-cell office:value-type="float" office:value="0.876154823353" calcext:value-type="float">
            <text:p>0.8761548234</text:p>
          </table:table-cell>
          <table:table-cell office:value-type="float" office:value="0.682287614098" calcext:value-type="float">
            <text:p>0.6822876141</text:p>
          </table:table-cell>
          <table:table-cell office:value-type="float" office:value="0.885187833978" calcext:value-type="float">
            <text:p>0.885187834</text:p>
          </table:table-cell>
          <table:table-cell office:value-type="float" office:value="0.998960676803" calcext:value-type="float">
            <text:p>0.9989606768</text:p>
          </table:table-cell>
          <table:table-cell office:value-type="float" office:value="0.404908591499" calcext:value-type="float">
            <text:p>0.4049085915</text:p>
          </table:table-cell>
          <table:table-cell office:value-type="float" office:value="0.982993579851" calcext:value-type="float">
            <text:p>0.9829935799</text:p>
          </table:table-cell>
          <table:table-cell office:value-type="float" office:value="0.0171410699332488" calcext:value-type="float">
            <text:p>0.0171410699</text:p>
          </table:table-cell>
          <table:table-cell office:value-type="float" office:value="0.0569128301213" calcext:value-type="float">
            <text:p>0.0569128301</text:p>
          </table:table-cell>
          <table:table-cell office:value-type="float" office:value="0.950148520063" calcext:value-type="float">
            <text:p>0.9501485201</text:p>
          </table:table-cell>
          <table:table-cell office:value-type="float" office:value="0.414426708134" calcext:value-type="float">
            <text:p>0.4144267081</text:p>
          </table:table-cell>
          <table:table-cell office:value-type="float" office:value="0.918371680476" calcext:value-type="float">
            <text:p>0.9183716805</text:p>
          </table:table-cell>
          <table:table-cell office:value-type="float" office:value="0.933989895127" calcext:value-type="float">
            <text:p>0.9339898951</text:p>
          </table:table-cell>
          <table:table-cell office:value-type="float" office:value="0.882624" calcext:value-type="float">
            <text:p>0.882624</text:p>
          </table:table-cell>
          <table:table-cell office:value-type="float" office:value="0.585573291866" calcext:value-type="float">
            <text:p>0.5855732919</text:p>
          </table:table-cell>
          <table:table-cell/>
          <table:table-cell office:value-type="float" office:value="207597" calcext:value-type="float">
            <text:p>207597</text:p>
          </table:table-cell>
          <table:table-cell office:value-type="float" office:value="18452" calcext:value-type="float">
            <text:p>18452</text:p>
          </table:table-cell>
          <table:table-cell office:value-type="float" office:value="13059" calcext:value-type="float">
            <text:p>13059</text:p>
          </table:table-cell>
          <table:table-cell office:value-type="float" office:value="10892" calcext:value-type="float">
            <text:p>10892</text:p>
          </table:table-cell>
          <table:table-cell office:value-type="float" office:value="218489" calcext:value-type="float">
            <text:p>218489</text:p>
          </table:table-cell>
          <table:table-cell office:value-type="float" office:value="226049" calcext:value-type="float">
            <text:p>226049</text:p>
          </table:table-cell>
          <table:table-cell/>
          <table:table-cell office:value-type="float" office:value="0.959682991891" calcext:value-type="float">
            <text:p>0.9596829919</text:p>
          </table:table-cell>
          <table:table-cell office:value-type="float" office:value="0.0706753951165" calcext:value-type="float">
            <text:p>0.070675395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uscl20</text:p>
          </table:table-cell>
          <table:table-cell office:value-type="float" office:value="0.907144536599" calcext:value-type="float">
            <text:p>0.9071445366</text:p>
          </table:table-cell>
          <table:table-cell office:value-type="float" office:value="0.830068171847" calcext:value-type="float">
            <text:p>0.8300681718</text:p>
          </table:table-cell>
          <table:table-cell office:value-type="float" office:value="0.626862734458" calcext:value-type="float">
            <text:p>0.6268627345</text:p>
          </table:table-cell>
          <table:table-cell office:value-type="float" office:value="0.836962502972" calcext:value-type="float">
            <text:p>0.836962503</text:p>
          </table:table-cell>
          <table:table-cell office:value-type="float" office:value="1.0045463899" calcext:value-type="float">
            <text:p>1.0045463899</text:p>
          </table:table-cell>
          <table:table-cell office:value-type="float" office:value="0.298528221599" calcext:value-type="float">
            <text:p>0.2985282216</text:p>
          </table:table-cell>
          <table:table-cell office:value-type="float" office:value="0.957852904701" calcext:value-type="float">
            <text:p>0.9578529047</text:p>
          </table:table-cell>
          <table:table-cell office:value-type="float" office:value="0.0176357031782239" calcext:value-type="float">
            <text:p>0.0176357032</text:p>
          </table:table-cell>
          <table:table-cell office:value-type="float" office:value="0.0588762260047" calcext:value-type="float">
            <text:p>0.058876226</text:p>
          </table:table-cell>
          <table:table-cell office:value-type="float" office:value="0.947060380719" calcext:value-type="float">
            <text:p>0.9470603807</text:p>
          </table:table-cell>
          <table:table-cell office:value-type="float" office:value="0.306665088197" calcext:value-type="float">
            <text:p>0.3066650882</text:p>
          </table:table-cell>
          <table:table-cell office:value-type="float" office:value="0.870457290234" calcext:value-type="float">
            <text:p>0.8704572902</text:p>
          </table:table-cell>
          <table:table-cell office:value-type="float" office:value="0.907144536599" calcext:value-type="float">
            <text:p>0.9071445366</text:p>
          </table:table-cell>
          <table:table-cell office:value-type="float" office:value="0.838872" calcext:value-type="float">
            <text:p>0.838872</text:p>
          </table:table-cell>
          <table:table-cell office:value-type="float" office:value="0.693334911803" calcext:value-type="float">
            <text:p>0.6933349118</text:p>
          </table:table-cell>
          <table:table-cell/>
          <table:table-cell office:value-type="float" office:value="196766" calcext:value-type="float">
            <text:p>196766</text:p>
          </table:table-cell>
          <table:table-cell office:value-type="float" office:value="29283" calcext:value-type="float">
            <text:p>29283</text:p>
          </table:table-cell>
          <table:table-cell office:value-type="float" office:value="12952" calcext:value-type="float">
            <text:p>12952</text:p>
          </table:table-cell>
          <table:table-cell office:value-type="float" office:value="10999" calcext:value-type="float">
            <text:p>10999</text:p>
          </table:table-cell>
          <table:table-cell office:value-type="float" office:value="207765" calcext:value-type="float">
            <text:p>207765</text:p>
          </table:table-cell>
          <table:table-cell office:value-type="float" office:value="226049" calcext:value-type="float">
            <text:p>226049</text:p>
          </table:table-cell>
          <table:table-cell/>
          <table:table-cell office:value-type="float" office:value="1.13380083373" calcext:value-type="float">
            <text:p>1.1338008337</text:p>
          </table:table-cell>
          <table:table-cell office:value-type="float" office:value="0.102360163849" calcext:value-type="float">
            <text:p>0.102360163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uscl30</text:p>
          </table:table-cell>
          <table:table-cell office:value-type="float" office:value="0.910992490894" calcext:value-type="float">
            <text:p>0.9109924909</text:p>
          </table:table-cell>
          <table:table-cell office:value-type="float" office:value="0.836534627425" calcext:value-type="float">
            <text:p>0.8365346274</text:p>
          </table:table-cell>
          <table:table-cell office:value-type="float" office:value="0.642006132989" calcext:value-type="float">
            <text:p>0.642006133</text:p>
          </table:table-cell>
          <table:table-cell office:value-type="float" office:value="0.844477544319" calcext:value-type="float">
            <text:p>0.8444775443</text:p>
          </table:table-cell>
          <table:table-cell office:value-type="float" office:value="1.01411624261" calcext:value-type="float">
            <text:p>1.0141162426</text:p>
          </table:table-cell>
          <table:table-cell office:value-type="float" office:value="0.336351040011" calcext:value-type="float">
            <text:p>0.33635104</text:p>
          </table:table-cell>
          <table:table-cell office:value-type="float" office:value="0.955751476529" calcext:value-type="float">
            <text:p>0.9557514765</text:p>
          </table:table-cell>
          <table:table-cell office:value-type="float" office:value="0.029535143282129" calcext:value-type="float">
            <text:p>0.0295351433</text:p>
          </table:table-cell>
          <table:table-cell office:value-type="float" office:value="0.0498758488984" calcext:value-type="float">
            <text:p>0.0498758489</text:p>
          </table:table-cell>
          <table:table-cell office:value-type="float" office:value="0.953168803047" calcext:value-type="float">
            <text:p>0.953168803</text:p>
          </table:table-cell>
          <table:table-cell office:value-type="float" office:value="0.33084346293" calcext:value-type="float">
            <text:p>0.3308434629</text:p>
          </table:table-cell>
          <table:table-cell office:value-type="float" office:value="0.872390499405" calcext:value-type="float">
            <text:p>0.8723904994</text:p>
          </table:table-cell>
          <table:table-cell office:value-type="float" office:value="0.910992490894" calcext:value-type="float">
            <text:p>0.9109924909</text:p>
          </table:table-cell>
          <table:table-cell office:value-type="float" office:value="0.84586" calcext:value-type="float">
            <text:p>0.84586</text:p>
          </table:table-cell>
          <table:table-cell office:value-type="float" office:value="0.66915653707" calcext:value-type="float">
            <text:p>0.6691565371</text:p>
          </table:table-cell>
          <table:table-cell table:style-name="Default"/>
          <table:table-cell office:value-type="float" office:value="197203" calcext:value-type="float">
            <text:p>197203</text:p>
          </table:table-cell>
          <table:table-cell office:value-type="float" office:value="28846" calcext:value-type="float">
            <text:p>28846</text:p>
          </table:table-cell>
          <table:table-cell office:value-type="float" office:value="14262" calcext:value-type="float">
            <text:p>14262</text:p>
          </table:table-cell>
          <table:table-cell office:value-type="float" office:value="9689" calcext:value-type="float">
            <text:p>9689</text:p>
          </table:table-cell>
          <table:table-cell office:value-type="float" office:value="206892" calcext:value-type="float">
            <text:p>206892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1.48017156086" calcext:value-type="float">
            <text:p>1.4801715609</text:p>
          </table:table-cell>
          <table:table-cell office:value-type="float" office:value="0.0977038888861" calcext:value-type="float">
            <text:p>0.0977038889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uscl40</text:p>
          </table:table-cell>
          <table:table-cell office:value-type="float" office:value="0.889269842759" calcext:value-type="float">
            <text:p>0.8892698428</text:p>
          </table:table-cell>
          <table:table-cell office:value-type="float" office:value="0.800617356935" calcext:value-type="float">
            <text:p>0.8006173569</text:p>
          </table:table-cell>
          <table:table-cell office:value-type="float" office:value="0.605943854241" calcext:value-type="float">
            <text:p>0.6059438542</text:p>
          </table:table-cell>
          <table:table-cell office:value-type="float" office:value="0.813410842896" calcext:value-type="float">
            <text:p>0.8134108429</text:p>
          </table:table-cell>
          <table:table-cell office:value-type="float" office:value="0.968484023728" calcext:value-type="float">
            <text:p>0.9684840237</text:p>
          </table:table-cell>
          <table:table-cell office:value-type="float" office:value="0.247605619718" calcext:value-type="float">
            <text:p>0.2476056197</text:p>
          </table:table-cell>
          <table:table-cell office:value-type="float" office:value="0.939769942427" calcext:value-type="float">
            <text:p>0.9397699424</text:p>
          </table:table-cell>
          <table:table-cell office:value-type="float" office:value="0.0432670633437201" calcext:value-type="float">
            <text:p>0.0432670633</text:p>
          </table:table-cell>
          <table:table-cell office:value-type="float" office:value="-0.163523797673" calcext:value-type="float">
            <text:p>-0.1635237977</text:p>
          </table:table-cell>
          <table:table-cell office:value-type="float" office:value="0.946263338091" calcext:value-type="float">
            <text:p>0.9462633381</text:p>
          </table:table-cell>
          <table:table-cell office:value-type="float" office:value="0.265624370391" calcext:value-type="float">
            <text:p>0.2656243704</text:p>
          </table:table-cell>
          <table:table-cell office:value-type="float" office:value="0.838751775058" calcext:value-type="float">
            <text:p>0.8387517751</text:p>
          </table:table-cell>
          <table:table-cell office:value-type="float" office:value="0.889269842759" calcext:value-type="float">
            <text:p>0.8892698428</text:p>
          </table:table-cell>
          <table:table-cell office:value-type="float" office:value="0.811132" calcext:value-type="float">
            <text:p>0.811132</text:p>
          </table:table-cell>
          <table:table-cell office:value-type="float" office:value="0.734375629609" calcext:value-type="float">
            <text:p>0.7343756296</text:p>
          </table:table-cell>
          <table:table-cell table:style-name="Default"/>
          <table:table-cell office:value-type="float" office:value="189599" calcext:value-type="float">
            <text:p>189599</text:p>
          </table:table-cell>
          <table:table-cell office:value-type="float" office:value="36450" calcext:value-type="float">
            <text:p>36450</text:p>
          </table:table-cell>
          <table:table-cell office:value-type="float" office:value="13184" calcext:value-type="float">
            <text:p>13184</text:p>
          </table:table-cell>
          <table:table-cell office:value-type="float" office:value="10767" calcext:value-type="float">
            <text:p>10767</text:p>
          </table:table-cell>
          <table:table-cell office:value-type="float" office:value="200366" calcext:value-type="float">
            <text:p>200366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10.5397645123" calcext:value-type="float">
            <text:p>10.5397645123</text:p>
          </table:table-cell>
          <table:table-cell office:value-type="float" office:value="0.124518061804" calcext:value-type="float">
            <text:p>0.1245180618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uscl5</text:p>
          </table:table-cell>
          <table:table-cell office:value-type="float" office:value="0.802712724059" calcext:value-type="float">
            <text:p>0.8027127241</text:p>
          </table:table-cell>
          <table:table-cell office:value-type="float" office:value="0.670442875481" calcext:value-type="float">
            <text:p>0.6704428755</text:p>
          </table:table-cell>
          <table:table-cell office:value-type="float" office:value="0.864830980901" calcext:value-type="float">
            <text:p>0.8648309809</text:p>
          </table:table-cell>
          <table:table-cell office:value-type="float" office:value="0.959383011837" calcext:value-type="float">
            <text:p>0.9593830118</text:p>
          </table:table-cell>
          <table:table-cell office:value-type="float" office:value="0.990588657196" calcext:value-type="float">
            <text:p>0.9905886572</text:p>
          </table:table-cell>
          <table:table-cell office:value-type="float" office:value="0.779789023213" calcext:value-type="float">
            <text:p>0.7797890232</text:p>
          </table:table-cell>
          <table:table-cell office:value-type="float" office:value="0.920289715856" calcext:value-type="float">
            <text:p>0.9202897159</text:p>
          </table:table-cell>
          <table:table-cell office:value-type="float" office:value="0.0601030486880456" calcext:value-type="float">
            <text:p>0.0601030487</text:p>
          </table:table-cell>
          <table:table-cell office:value-type="float" office:value="0.00366794701202" calcext:value-type="float">
            <text:p>0.003667947</text:p>
          </table:table-cell>
          <table:table-cell office:value-type="float" office:value="0.743451957295" calcext:value-type="float">
            <text:p>0.7434519573</text:p>
          </table:table-cell>
          <table:table-cell office:value-type="float" office:value="0.986210004507" calcext:value-type="float">
            <text:p>0.9862100045</text:p>
          </table:table-cell>
          <table:table-cell office:value-type="float" office:value="0.872239154941" calcext:value-type="float">
            <text:p>0.8722391549</text:p>
          </table:table-cell>
          <table:table-cell office:value-type="float" office:value="0.802712724059" calcext:value-type="float">
            <text:p>0.8027127241</text:p>
          </table:table-cell>
          <table:table-cell office:value-type="float" office:value="0.958924" calcext:value-type="float">
            <text:p>0.958924</text:p>
          </table:table-cell>
          <table:table-cell office:value-type="float" office:value="0.0137899954935" calcext:value-type="float">
            <text:p>0.0137899955</text:p>
          </table:table-cell>
          <table:table-cell table:style-name="Default"/>
          <table:table-cell office:value-type="float" office:value="20891" calcext:value-type="float">
            <text:p>20891</text:p>
          </table:table-cell>
          <table:table-cell office:value-type="float" office:value="3060" calcext:value-type="float">
            <text:p>3060</text:p>
          </table:table-cell>
          <table:table-cell office:value-type="float" office:value="218840" calcext:value-type="float">
            <text:p>218840</text:p>
          </table:table-cell>
          <table:table-cell office:value-type="float" office:value="7209" calcext:value-type="float">
            <text:p>7209</text:p>
          </table:table-cell>
          <table:table-cell office:value-type="float" office:value="28100" calcext:value-type="float">
            <text:p>28100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0.783625153316" calcext:value-type="float">
            <text:p>0.7836251533</text:p>
          </table:table-cell>
          <table:table-cell office:value-type="float" office:value="0.245775692882" calcext:value-type="float">
            <text:p>0.2457756929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uscl10</text:p>
          </table:table-cell>
          <table:table-cell office:value-type="float" office:value="0.470917024269" calcext:value-type="float">
            <text:p>0.4709170243</text:p>
          </table:table-cell>
          <table:table-cell office:value-type="float" office:value="0.307973492442" calcext:value-type="float">
            <text:p>0.3079734924</text:p>
          </table:table-cell>
          <table:table-cell office:value-type="float" office:value="0.682287614098" calcext:value-type="float">
            <text:p>0.6822876141</text:p>
          </table:table-cell>
          <table:table-cell office:value-type="float" office:value="0.885187833978" calcext:value-type="float">
            <text:p>0.885187834</text:p>
          </table:table-cell>
          <table:table-cell office:value-type="float" office:value="0.998960676803" calcext:value-type="float">
            <text:p>0.9989606768</text:p>
          </table:table-cell>
          <table:table-cell office:value-type="float" office:value="0.404908591499" calcext:value-type="float">
            <text:p>0.4049085915</text:p>
          </table:table-cell>
          <table:table-cell office:value-type="float" office:value="0.863690454726" calcext:value-type="float">
            <text:p>0.8636904547</text:p>
          </table:table-cell>
          <table:table-cell office:value-type="float" office:value="0.375779102499015" calcext:value-type="float">
            <text:p>0.3757791025</text:p>
          </table:table-cell>
          <table:table-cell office:value-type="float" office:value="0.0569128301213" calcext:value-type="float">
            <text:p>0.0569128301</text:p>
          </table:table-cell>
          <table:table-cell office:value-type="float" office:value="0.414426708134" calcext:value-type="float">
            <text:p>0.4144267081</text:p>
          </table:table-cell>
          <table:table-cell office:value-type="float" office:value="0.950148520063" calcext:value-type="float">
            <text:p>0.9501485201</text:p>
          </table:table-cell>
          <table:table-cell office:value-type="float" office:value="0.545238194647" calcext:value-type="float">
            <text:p>0.5452381946</text:p>
          </table:table-cell>
          <table:table-cell office:value-type="float" office:value="0.470917024269" calcext:value-type="float">
            <text:p>0.4709170243</text:p>
          </table:table-cell>
          <table:table-cell office:value-type="float" office:value="0.882624" calcext:value-type="float">
            <text:p>0.882624</text:p>
          </table:table-cell>
          <table:table-cell office:value-type="float" office:value="0.0498514799372" calcext:value-type="float">
            <text:p>0.0498514799</text:p>
          </table:table-cell>
          <table:table-cell/>
          <table:table-cell office:value-type="float" office:value="13059" calcext:value-type="float">
            <text:p>13059</text:p>
          </table:table-cell>
          <table:table-cell office:value-type="float" office:value="10892" calcext:value-type="float">
            <text:p>10892</text:p>
          </table:table-cell>
          <table:table-cell office:value-type="float" office:value="207597" calcext:value-type="float">
            <text:p>207597</text:p>
          </table:table-cell>
          <table:table-cell office:value-type="float" office:value="18452" calcext:value-type="float">
            <text:p>18452</text:p>
          </table:table-cell>
          <table:table-cell office:value-type="float" office:value="31511" calcext:value-type="float">
            <text:p>31511</text:p>
          </table:table-cell>
          <table:table-cell office:value-type="float" office:value="23951" calcext:value-type="float">
            <text:p>23951</text:p>
          </table:table-cell>
          <table:table-cell/>
          <table:table-cell office:value-type="float" office:value="0.959682991891" calcext:value-type="float">
            <text:p>0.9596829919</text:p>
          </table:table-cell>
          <table:table-cell office:value-type="float" office:value="1.12351634888" calcext:value-type="float">
            <text:p>1.123516348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uscl20</text:p>
          </table:table-cell>
          <table:table-cell office:value-type="float" office:value="0.391381863234" calcext:value-type="float">
            <text:p>0.3913818632</text:p>
          </table:table-cell>
          <table:table-cell office:value-type="float" office:value="0.243303152121" calcext:value-type="float">
            <text:p>0.2433031521</text:p>
          </table:table-cell>
          <table:table-cell office:value-type="float" office:value="0.626862734458" calcext:value-type="float">
            <text:p>0.6268627345</text:p>
          </table:table-cell>
          <table:table-cell office:value-type="float" office:value="0.836962502972" calcext:value-type="float">
            <text:p>0.836962503</text:p>
          </table:table-cell>
          <table:table-cell office:value-type="float" office:value="1.0045463899" calcext:value-type="float">
            <text:p>1.0045463899</text:p>
          </table:table-cell>
          <table:table-cell office:value-type="float" office:value="0.298528221599" calcext:value-type="float">
            <text:p>0.2985282216</text:p>
          </table:table-cell>
          <table:table-cell office:value-type="float" office:value="0.7237482247" calcext:value-type="float">
            <text:p>0.7237482247</text:p>
          </table:table-cell>
          <table:table-cell office:value-type="float" office:value="0.357549351715496" calcext:value-type="float">
            <text:p>0.3575493517</text:p>
          </table:table-cell>
          <table:table-cell office:value-type="float" office:value="0.0588762260047" calcext:value-type="float">
            <text:p>0.058876226</text:p>
          </table:table-cell>
          <table:table-cell office:value-type="float" office:value="0.306665088197" calcext:value-type="float">
            <text:p>0.3066650882</text:p>
          </table:table-cell>
          <table:table-cell office:value-type="float" office:value="0.947060380719" calcext:value-type="float">
            <text:p>0.9470603807</text:p>
          </table:table-cell>
          <table:table-cell office:value-type="float" office:value="0.540770740261" calcext:value-type="float">
            <text:p>0.5407707403</text:p>
          </table:table-cell>
          <table:table-cell office:value-type="float" office:value="0.391381863234" calcext:value-type="float">
            <text:p>0.3913818632</text:p>
          </table:table-cell>
          <table:table-cell office:value-type="float" office:value="0.838872" calcext:value-type="float">
            <text:p>0.838872</text:p>
          </table:table-cell>
          <table:table-cell office:value-type="float" office:value="0.0529396192814" calcext:value-type="float">
            <text:p>0.0529396193</text:p>
          </table:table-cell>
          <table:table-cell/>
          <table:table-cell office:value-type="float" office:value="12952" calcext:value-type="float">
            <text:p>12952</text:p>
          </table:table-cell>
          <table:table-cell office:value-type="float" office:value="10999" calcext:value-type="float">
            <text:p>10999</text:p>
          </table:table-cell>
          <table:table-cell office:value-type="float" office:value="196766" calcext:value-type="float">
            <text:p>196766</text:p>
          </table:table-cell>
          <table:table-cell office:value-type="float" office:value="29283" calcext:value-type="float">
            <text:p>29283</text:p>
          </table:table-cell>
          <table:table-cell office:value-type="float" office:value="42235" calcext:value-type="float">
            <text:p>42235</text:p>
          </table:table-cell>
          <table:table-cell office:value-type="float" office:value="23951" calcext:value-type="float">
            <text:p>23951</text:p>
          </table:table-cell>
          <table:table-cell/>
          <table:table-cell office:value-type="float" office:value="1.13380083373" calcext:value-type="float">
            <text:p>1.1338008337</text:p>
          </table:table-cell>
          <table:table-cell office:value-type="float" office:value="1.55504941322" calcext:value-type="float">
            <text:p>1.555049413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uscl30</text:p>
          </table:table-cell>
          <table:table-cell office:value-type="float" office:value="0.425356775377" calcext:value-type="float">
            <text:p>0.4253567754</text:p>
          </table:table-cell>
          <table:table-cell office:value-type="float" office:value="0.270128984601" calcext:value-type="float">
            <text:p>0.2701289846</text:p>
          </table:table-cell>
          <table:table-cell office:value-type="float" office:value="0.642006132989" calcext:value-type="float">
            <text:p>0.642006133</text:p>
          </table:table-cell>
          <table:table-cell office:value-type="float" office:value="0.844477544319" calcext:value-type="float">
            <text:p>0.8444775443</text:p>
          </table:table-cell>
          <table:table-cell office:value-type="float" office:value="1.01411624261" calcext:value-type="float">
            <text:p>1.0141162426</text:p>
          </table:table-cell>
          <table:table-cell office:value-type="float" office:value="0.336351040011" calcext:value-type="float">
            <text:p>0.33635104</text:p>
          </table:table-cell>
          <table:table-cell office:value-type="float" office:value="0.71432619037" calcext:value-type="float">
            <text:p>0.7143261904</text:p>
          </table:table-cell>
          <table:table-cell office:value-type="float" office:value="0.085304078961788" calcext:value-type="float">
            <text:p>0.085304079</text:p>
          </table:table-cell>
          <table:table-cell office:value-type="float" office:value="0.0498758488984" calcext:value-type="float">
            <text:p>0.0498758489</text:p>
          </table:table-cell>
          <table:table-cell office:value-type="float" office:value="0.33084346293" calcext:value-type="float">
            <text:p>0.3308434629</text:p>
          </table:table-cell>
          <table:table-cell office:value-type="float" office:value="0.953168803047" calcext:value-type="float">
            <text:p>0.953168803</text:p>
          </table:table-cell>
          <table:table-cell office:value-type="float" office:value="0.595465742558" calcext:value-type="float">
            <text:p>0.5954657426</text:p>
          </table:table-cell>
          <table:table-cell office:value-type="float" office:value="0.425356775377" calcext:value-type="float">
            <text:p>0.4253567754</text:p>
          </table:table-cell>
          <table:table-cell office:value-type="float" office:value="0.84586" calcext:value-type="float">
            <text:p>0.84586</text:p>
          </table:table-cell>
          <table:table-cell office:value-type="float" office:value="0.046831196953" calcext:value-type="float">
            <text:p>0.046831197</text:p>
          </table:table-cell>
          <table:table-cell table:style-name="Default"/>
          <table:table-cell office:value-type="float" office:value="14262" calcext:value-type="float">
            <text:p>14262</text:p>
          </table:table-cell>
          <table:table-cell office:value-type="float" office:value="9689" calcext:value-type="float">
            <text:p>9689</text:p>
          </table:table-cell>
          <table:table-cell office:value-type="float" office:value="197203" calcext:value-type="float">
            <text:p>197203</text:p>
          </table:table-cell>
          <table:table-cell office:value-type="float" office:value="28846" calcext:value-type="float">
            <text:p>28846</text:p>
          </table:table-cell>
          <table:table-cell office:value-type="float" office:value="43108" calcext:value-type="float">
            <text:p>43108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1.48017156086" calcext:value-type="float">
            <text:p>1.4801715609</text:p>
          </table:table-cell>
          <table:table-cell office:value-type="float" office:value="1.35096760623" calcext:value-type="float">
            <text:p>1.3509676062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uscl40</text:p>
          </table:table-cell>
          <table:table-cell office:value-type="float" office:value="0.358333899572" calcext:value-type="float">
            <text:p>0.3583338996</text:p>
          </table:table-cell>
          <table:table-cell office:value-type="float" office:value="0.218274531879" calcext:value-type="float">
            <text:p>0.2182745319</text:p>
          </table:table-cell>
          <table:table-cell office:value-type="float" office:value="0.605943854241" calcext:value-type="float">
            <text:p>0.6059438542</text:p>
          </table:table-cell>
          <table:table-cell office:value-type="float" office:value="0.813410842896" calcext:value-type="float">
            <text:p>0.8134108429</text:p>
          </table:table-cell>
          <table:table-cell office:value-type="float" office:value="0.968484023728" calcext:value-type="float">
            <text:p>0.9684840237</text:p>
          </table:table-cell>
          <table:table-cell office:value-type="float" office:value="0.247605619718" calcext:value-type="float">
            <text:p>0.2476056197</text:p>
          </table:table-cell>
          <table:table-cell office:value-type="float" office:value="0.650975062852" calcext:value-type="float">
            <text:p>0.6509750629</text:p>
          </table:table-cell>
          <table:table-cell office:value-type="float" office:value="0.107107740012724" calcext:value-type="float">
            <text:p>0.10710774</text:p>
          </table:table-cell>
          <table:table-cell office:value-type="float" office:value="-0.163523797673" calcext:value-type="float">
            <text:p>-0.1635237977</text:p>
          </table:table-cell>
          <table:table-cell office:value-type="float" office:value="0.265624370391" calcext:value-type="float">
            <text:p>0.2656243704</text:p>
          </table:table-cell>
          <table:table-cell office:value-type="float" office:value="0.946263338091" calcext:value-type="float">
            <text:p>0.9462633381</text:p>
          </table:table-cell>
          <table:table-cell office:value-type="float" office:value="0.550457183416" calcext:value-type="float">
            <text:p>0.5504571834</text:p>
          </table:table-cell>
          <table:table-cell office:value-type="float" office:value="0.358333899572" calcext:value-type="float">
            <text:p>0.3583338996</text:p>
          </table:table-cell>
          <table:table-cell office:value-type="float" office:value="0.811132" calcext:value-type="float">
            <text:p>0.811132</text:p>
          </table:table-cell>
          <table:table-cell office:value-type="float" office:value="0.0537366619087" calcext:value-type="float">
            <text:p>0.0537366619</text:p>
          </table:table-cell>
          <table:table-cell table:style-name="Default"/>
          <table:table-cell office:value-type="float" office:value="13184" calcext:value-type="float">
            <text:p>13184</text:p>
          </table:table-cell>
          <table:table-cell office:value-type="float" office:value="10767" calcext:value-type="float">
            <text:p>10767</text:p>
          </table:table-cell>
          <table:table-cell office:value-type="float" office:value="189599" calcext:value-type="float">
            <text:p>189599</text:p>
          </table:table-cell>
          <table:table-cell office:value-type="float" office:value="36450" calcext:value-type="float">
            <text:p>36450</text:p>
          </table:table-cell>
          <table:table-cell office:value-type="float" office:value="49634" calcext:value-type="float">
            <text:p>49634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10.5397645123" calcext:value-type="float">
            <text:p>10.5397645123</text:p>
          </table:table-cell>
          <table:table-cell office:value-type="float" office:value="1.79069326456" calcext:value-type="float">
            <text:p>1.7906932646</text:p>
          </table:table-cell>
          <table:table-cell table:number-columns-repeated="995"/>
          <table:table-cell table:style-name="ce2"/>
          <table:table-cell/>
        </table:table-row>
        <table:table-row table:style-name="ro1" table:number-rows-repeated="2">
          <table:table-cell table:style-name="Default" table:number-columns-repeated="1022"/>
          <table:table-cell table:number-columns-repeated="2"/>
        </table:table-row>
        <table:table-row table:style-name="ro1">
          <table:table-cell table:style-name="ce4" office:value-type="string" calcext:value-type="string">
            <text:p>Randompixel</text:p>
          </table:table-cell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dmpx1</text:p>
          </table:table-cell>
          <table:table-cell office:value-type="float" office:value="0.997648370562" calcext:value-type="float">
            <text:p>0.9976483706</text:p>
          </table:table-cell>
          <table:table-cell office:value-type="float" office:value="0.995307775497" calcext:value-type="float">
            <text:p>0.9953077755</text:p>
          </table:table-cell>
          <table:table-cell office:value-type="float" office:value="0.987100866244" calcext:value-type="float">
            <text:p>0.9871008662</text:p>
          </table:table-cell>
          <table:table-cell office:value-type="float" office:value="0.995739967672" calcext:value-type="float">
            <text:p>0.9957399677</text:p>
          </table:table-cell>
          <table:table-cell office:value-type="float" office:value="0.991532125137" calcext:value-type="float">
            <text:p>0.9915321251</text:p>
          </table:table-cell>
          <table:table-cell office:value-type="float" office:value="0.975490170025" calcext:value-type="float">
            <text:p>0.97549017</text:p>
          </table:table-cell>
          <table:table-cell office:value-type="float" office:value="0.999842929736" calcext:value-type="float">
            <text:p>0.9998429297</text:p>
          </table:table-cell>
          <table:table-cell office:value-type="float" office:value="0.000554797817534269" calcext:value-type="float">
            <text:p>0.0005547978</text:p>
          </table:table-cell>
          <table:table-cell office:value-type="float" office:value="0.008446112882" calcext:value-type="float">
            <text:p>0.0084461129</text:p>
          </table:table-cell>
          <table:table-cell office:value-type="float" office:value="0.997805096071" calcext:value-type="float">
            <text:p>0.9978050961</text:p>
          </table:table-cell>
          <table:table-cell office:value-type="float" office:value="0.976396636417" calcext:value-type="float">
            <text:p>0.9763966364</text:p>
          </table:table-cell>
          <table:table-cell office:value-type="float" office:value="0.997491694279" calcext:value-type="float">
            <text:p>0.9974916943</text:p>
          </table:table-cell>
          <table:table-cell office:value-type="float" office:value="0.997648370562" calcext:value-type="float">
            <text:p>0.9976483706</text:p>
          </table:table-cell>
          <table:table-cell office:value-type="float" office:value="0.995748" calcext:value-type="float">
            <text:p>0.995748</text:p>
          </table:table-cell>
          <table:table-cell office:value-type="float" office:value="0.0236033635834" calcext:value-type="float">
            <text:p>0.0236033636</text:p>
          </table:table-cell>
          <table:table-cell table:style-name="Default"/>
          <table:table-cell office:value-type="float" office:value="225482" calcext:value-type="float">
            <text:p>225482</text:p>
          </table:table-cell>
          <table:table-cell office:value-type="float" office:value="567" calcext:value-type="float">
            <text:p>567</text:p>
          </table:table-cell>
          <table:table-cell office:value-type="float" office:value="23455" calcext:value-type="float">
            <text:p>23455</text:p>
          </table:table-cell>
          <table:table-cell office:value-type="float" office:value="496" calcext:value-type="float">
            <text:p>496</text:p>
          </table:table-cell>
          <table:table-cell office:value-type="float" office:value="225978" calcext:value-type="float">
            <text:p>225978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-1.25436178742" calcext:value-type="float">
            <text:p>-1.2543617874</text:p>
          </table:table-cell>
          <table:table-cell office:value-type="float" office:value="0.00235717263462" calcext:value-type="float">
            <text:p>0.0023571726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dmpx2</text:p>
          </table:table-cell>
          <table:table-cell office:value-type="float" office:value="0.997579763817" calcext:value-type="float">
            <text:p>0.9975797638</text:p>
          </table:table-cell>
          <table:table-cell office:value-type="float" office:value="0.995171214435" calcext:value-type="float">
            <text:p>0.9951712144</text:p>
          </table:table-cell>
          <table:table-cell office:value-type="float" office:value="0.986699954784" calcext:value-type="float">
            <text:p>0.9866999548</text:p>
          </table:table-cell>
          <table:table-cell office:value-type="float" office:value="0.995615804444" calcext:value-type="float">
            <text:p>0.9956158044</text:p>
          </table:table-cell>
          <table:table-cell office:value-type="float" office:value="0.991286263897" calcext:value-type="float">
            <text:p>0.9912862639</text:p>
          </table:table-cell>
          <table:table-cell office:value-type="float" office:value="0.974777745797" calcext:value-type="float">
            <text:p>0.9747777458</text:p>
          </table:table-cell>
          <table:table-cell office:value-type="float" office:value="0.999831866591" calcext:value-type="float">
            <text:p>0.9998318666</text:p>
          </table:table-cell>
          <table:table-cell office:value-type="float" office:value="0.000391707664326703" calcext:value-type="float">
            <text:p>0.0003917077</text:p>
          </table:table-cell>
          <table:table-cell office:value-type="float" office:value="0.00869044054276" calcext:value-type="float">
            <text:p>0.0086904405</text:p>
          </table:table-cell>
          <table:table-cell office:value-type="float" office:value="0.997747518509" calcext:value-type="float">
            <text:p>0.9977475185</text:p>
          </table:table-cell>
          <table:table-cell office:value-type="float" office:value="0.97565239106" calcext:value-type="float">
            <text:p>0.9756523911</text:p>
          </table:table-cell>
          <table:table-cell office:value-type="float" office:value="0.997412065526" calcext:value-type="float">
            <text:p>0.9974120655</text:p>
          </table:table-cell>
          <table:table-cell office:value-type="float" office:value="0.997579763817" calcext:value-type="float">
            <text:p>0.9975797638</text:p>
          </table:table-cell>
          <table:table-cell office:value-type="float" office:value="0.995624" calcext:value-type="float">
            <text:p>0.995624</text:p>
          </table:table-cell>
          <table:table-cell office:value-type="float" office:value="0.0243476089399" calcext:value-type="float">
            <text:p>0.0243476089</text:p>
          </table:table-cell>
          <table:table-cell table:style-name="Default"/>
          <table:table-cell office:value-type="float" office:value="225464" calcext:value-type="float">
            <text:p>225464</text:p>
          </table:table-cell>
          <table:table-cell office:value-type="float" office:value="585" calcext:value-type="float">
            <text:p>585</text:p>
          </table:table-cell>
          <table:table-cell office:value-type="float" office:value="23442" calcext:value-type="float">
            <text:p>23442</text:p>
          </table:table-cell>
          <table:table-cell office:value-type="float" office:value="509" calcext:value-type="float">
            <text:p>509</text:p>
          </table:table-cell>
          <table:table-cell office:value-type="float" office:value="225973" calcext:value-type="float">
            <text:p>225973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-1.33985954414" calcext:value-type="float">
            <text:p>-1.3398595441</text:p>
          </table:table-cell>
          <table:table-cell office:value-type="float" office:value="0.00242610793741" calcext:value-type="float">
            <text:p>0.0024261079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dmpx3</text:p>
          </table:table-cell>
          <table:table-cell office:value-type="float" office:value="0.994933404133" calcext:value-type="float">
            <text:p>0.9949334041</text:p>
          </table:table-cell>
          <table:table-cell office:value-type="float" office:value="0.989917890241" calcext:value-type="float">
            <text:p>0.9899178902</text:p>
          </table:table-cell>
          <table:table-cell office:value-type="float" office:value="0.97258518587" calcext:value-type="float">
            <text:p>0.9725851859</text:p>
          </table:table-cell>
          <table:table-cell office:value-type="float" office:value="0.990824093281" calcext:value-type="float">
            <text:p>0.9908240933</text:p>
          </table:table-cell>
          <table:table-cell office:value-type="float" office:value="0.981847738591" calcext:value-type="float">
            <text:p>0.9818477386</text:p>
          </table:table-cell>
          <table:table-cell office:value-type="float" office:value="0.947245146447" calcext:value-type="float">
            <text:p>0.9472451464</text:p>
          </table:table-cell>
          <table:table-cell office:value-type="float" office:value="0.999738926501" calcext:value-type="float">
            <text:p>0.9997389265</text:p>
          </table:table-cell>
          <table:table-cell office:value-type="float" office:value="0.000575374880066027" calcext:value-type="float">
            <text:p>0.0005753749</text:p>
          </table:table-cell>
          <table:table-cell office:value-type="float" office:value="0.0180582093092" calcext:value-type="float">
            <text:p>0.0180582093</text:p>
          </table:table-cell>
          <table:table-cell office:value-type="float" office:value="0.99519322271" calcext:value-type="float">
            <text:p>0.9951932227</text:p>
          </table:table-cell>
          <table:table-cell office:value-type="float" office:value="0.94997714903" calcext:value-type="float">
            <text:p>0.949977149</text:p>
          </table:table-cell>
          <table:table-cell office:value-type="float" office:value="0.994673721184" calcext:value-type="float">
            <text:p>0.9946737212</text:p>
          </table:table-cell>
          <table:table-cell office:value-type="float" office:value="0.994933404133" calcext:value-type="float">
            <text:p>0.9949334041</text:p>
          </table:table-cell>
          <table:table-cell office:value-type="float" office:value="0.99084" calcext:value-type="float">
            <text:p>0.99084</text:p>
          </table:table-cell>
          <table:table-cell office:value-type="float" office:value="0.0500228509701" calcext:value-type="float">
            <text:p>0.050022851</text:p>
          </table:table-cell>
          <table:table-cell table:style-name="Default"/>
          <table:table-cell office:value-type="float" office:value="224845" calcext:value-type="float">
            <text:p>224845</text:p>
          </table:table-cell>
          <table:table-cell office:value-type="float" office:value="1204" calcext:value-type="float">
            <text:p>1204</text:p>
          </table:table-cell>
          <table:table-cell office:value-type="float" office:value="22865" calcext:value-type="float">
            <text:p>22865</text:p>
          </table:table-cell>
          <table:table-cell office:value-type="float" office:value="1086" calcext:value-type="float">
            <text:p>1086</text:p>
          </table:table-cell>
          <table:table-cell office:value-type="float" office:value="225931" calcext:value-type="float">
            <text:p>225931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-4.25569342905" calcext:value-type="float">
            <text:p>-4.2556934291</text:p>
          </table:table-cell>
          <table:table-cell office:value-type="float" office:value="0.00509239698459" calcext:value-type="float">
            <text:p>0.005092397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dmpx4</text:p>
          </table:table-cell>
          <table:table-cell office:value-type="float" office:value="0.994829840471" calcext:value-type="float">
            <text:p>0.9948298405</text:p>
          </table:table-cell>
          <table:table-cell office:value-type="float" office:value="0.98971286706" calcext:value-type="float">
            <text:p>0.9897128671</text:p>
          </table:table-cell>
          <table:table-cell office:value-type="float" office:value="0.972350109988" calcext:value-type="float">
            <text:p>0.97235011</text:p>
          </table:table-cell>
          <table:table-cell office:value-type="float" office:value="0.990634644376" calcext:value-type="float">
            <text:p>0.9906346444</text:p>
          </table:table-cell>
          <table:table-cell office:value-type="float" office:value="0.981478696123" calcext:value-type="float">
            <text:p>0.9814786961</text:p>
          </table:table-cell>
          <table:table-cell office:value-type="float" office:value="0.946125300566" calcext:value-type="float">
            <text:p>0.9461253006</text:p>
          </table:table-cell>
          <table:table-cell office:value-type="float" office:value="0.9998208032" calcext:value-type="float">
            <text:p>0.9998208032</text:p>
          </table:table-cell>
          <table:table-cell office:value-type="float" office:value="0.000519487360635897" calcext:value-type="float">
            <text:p>0.0005194874</text:p>
          </table:table-cell>
          <table:table-cell office:value-type="float" office:value="0.0184301876256" calcext:value-type="float">
            <text:p>0.0184301876</text:p>
          </table:table-cell>
          <table:table-cell office:value-type="float" office:value="0.995008142746" calcext:value-type="float">
            <text:p>0.9950081427</text:p>
          </table:table-cell>
          <table:table-cell office:value-type="float" office:value="0.94969207723" calcext:value-type="float">
            <text:p>0.9496920772</text:p>
          </table:table-cell>
          <table:table-cell office:value-type="float" office:value="0.994651602086" calcext:value-type="float">
            <text:p>0.9946516021</text:p>
          </table:table-cell>
          <table:table-cell office:value-type="float" office:value="0.994829840471" calcext:value-type="float">
            <text:p>0.9948298405</text:p>
          </table:table-cell>
          <table:table-cell office:value-type="float" office:value="0.990652" calcext:value-type="float">
            <text:p>0.990652</text:p>
          </table:table-cell>
          <table:table-cell office:value-type="float" office:value="0.0503079227696" calcext:value-type="float">
            <text:p>0.0503079228</text:p>
          </table:table-cell>
          <table:table-cell table:style-name="Default"/>
          <table:table-cell office:value-type="float" office:value="224840" calcext:value-type="float">
            <text:p>224840</text:p>
          </table:table-cell>
          <table:table-cell office:value-type="float" office:value="1209" calcext:value-type="float">
            <text:p>1209</text:p>
          </table:table-cell>
          <table:table-cell office:value-type="float" office:value="22823" calcext:value-type="float">
            <text:p>22823</text:p>
          </table:table-cell>
          <table:table-cell office:value-type="float" office:value="1128" calcext:value-type="float">
            <text:p>1128</text:p>
          </table:table-cell>
          <table:table-cell office:value-type="float" office:value="225968" calcext:value-type="float">
            <text:p>225968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-4.01678373013" calcext:value-type="float">
            <text:p>-4.0167837301</text:p>
          </table:table-cell>
          <table:table-cell office:value-type="float" office:value="0.0051970289984" calcext:value-type="float">
            <text:p>0.005197029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dmpx5</text:p>
          </table:table-cell>
          <table:table-cell office:value-type="float" office:value="0.992085226493" calcext:value-type="float">
            <text:p>0.9920852265</text:p>
          </table:table-cell>
          <table:table-cell office:value-type="float" office:value="0.984294756433" calcext:value-type="float">
            <text:p>0.9842947564</text:p>
          </table:table-cell>
          <table:table-cell office:value-type="float" office:value="0.958446906834" calcext:value-type="float">
            <text:p>0.9584469068</text:p>
          </table:table-cell>
          <table:table-cell office:value-type="float" office:value="0.985659151694" calcext:value-type="float">
            <text:p>0.9856591517</text:p>
          </table:table-cell>
          <table:table-cell office:value-type="float" office:value="0.97178555383" calcext:value-type="float">
            <text:p>0.9717855538</text:p>
          </table:table-cell>
          <table:table-cell office:value-type="float" office:value="0.917441240515" calcext:value-type="float">
            <text:p>0.9174412405</text:p>
          </table:table-cell>
          <table:table-cell office:value-type="float" office:value="0.999929213876" calcext:value-type="float">
            <text:p>0.9999292139</text:p>
          </table:table-cell>
          <table:table-cell office:value-type="float" office:value="0.000280146253181555" calcext:value-type="float">
            <text:p>0.0002801463</text:p>
          </table:table-cell>
          <table:table-cell office:value-type="float" office:value="0.0280249774361" calcext:value-type="float">
            <text:p>0.0280249774</text:p>
          </table:table-cell>
          <table:table-cell office:value-type="float" office:value="0.992155457333" calcext:value-type="float">
            <text:p>0.9921554573</text:p>
          </table:table-cell>
          <table:table-cell office:value-type="float" office:value="0.924738356336" calcext:value-type="float">
            <text:p>0.9247383563</text:p>
          </table:table-cell>
          <table:table-cell office:value-type="float" office:value="0.992015005596" calcext:value-type="float">
            <text:p>0.9920150056</text:p>
          </table:table-cell>
          <table:table-cell office:value-type="float" office:value="0.992085226493" calcext:value-type="float">
            <text:p>0.9920852265</text:p>
          </table:table-cell>
          <table:table-cell office:value-type="float" office:value="0.985688" calcext:value-type="float">
            <text:p>0.985688</text:p>
          </table:table-cell>
          <table:table-cell office:value-type="float" office:value="0.0752616436643" calcext:value-type="float">
            <text:p>0.0752616437</text:p>
          </table:table-cell>
          <table:table-cell table:style-name="Default"/>
          <table:table-cell office:value-type="float" office:value="224244" calcext:value-type="float">
            <text:p>224244</text:p>
          </table:table-cell>
          <table:table-cell office:value-type="float" office:value="1805" calcext:value-type="float">
            <text:p>1805</text:p>
          </table:table-cell>
          <table:table-cell office:value-type="float" office:value="22178" calcext:value-type="float">
            <text:p>22178</text:p>
          </table:table-cell>
          <table:table-cell office:value-type="float" office:value="1773" calcext:value-type="float">
            <text:p>1773</text:p>
          </table:table-cell>
          <table:table-cell office:value-type="float" office:value="226017" calcext:value-type="float">
            <text:p>226017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-6.04085943773" calcext:value-type="float">
            <text:p>-6.0408594377</text:p>
          </table:table-cell>
          <table:table-cell office:value-type="float" office:value="0.00797791691194" calcext:value-type="float">
            <text:p>0.0079779169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dmpx10</text:p>
          </table:table-cell>
          <table:table-cell office:value-type="float" office:value="0.987195061237" calcext:value-type="float">
            <text:p>0.9871950612</text:p>
          </table:table-cell>
          <table:table-cell office:value-type="float" office:value="0.974713909316" calcext:value-type="float">
            <text:p>0.9747139093</text:p>
          </table:table-cell>
          <table:table-cell office:value-type="float" office:value="0.932089463912" calcext:value-type="float">
            <text:p>0.9320894639</text:p>
          </table:table-cell>
          <table:table-cell office:value-type="float" office:value="0.976815182036" calcext:value-type="float">
            <text:p>0.976815182</text:p>
          </table:table-cell>
          <table:table-cell office:value-type="float" office:value="0.95477547891" calcext:value-type="float">
            <text:p>0.9547754789</text:p>
          </table:table-cell>
          <table:table-cell office:value-type="float" office:value="0.866796099502" calcext:value-type="float">
            <text:p>0.8667960995</text:p>
          </table:table-cell>
          <table:table-cell office:value-type="float" office:value="0.999639328665" calcext:value-type="float">
            <text:p>0.9996393287</text:p>
          </table:table-cell>
          <table:table-cell office:value-type="float" office:value="0.000359058781523903" calcext:value-type="float">
            <text:p>0.0003590588</text:p>
          </table:table-cell>
          <table:table-cell office:value-type="float" office:value="0.0446878458309" calcext:value-type="float">
            <text:p>0.0446878458</text:p>
          </table:table-cell>
          <table:table-cell office:value-type="float" office:value="0.987551242662" calcext:value-type="float">
            <text:p>0.9875512427</text:p>
          </table:table-cell>
          <table:table-cell office:value-type="float" office:value="0.876627685162" calcext:value-type="float">
            <text:p>0.8766276852</text:p>
          </table:table-cell>
          <table:table-cell office:value-type="float" office:value="0.986839136647" calcext:value-type="float">
            <text:p>0.9868391366</text:p>
          </table:table-cell>
          <table:table-cell office:value-type="float" office:value="0.987195061237" calcext:value-type="float">
            <text:p>0.9871950612</text:p>
          </table:table-cell>
          <table:table-cell office:value-type="float" office:value="0.976852" calcext:value-type="float">
            <text:p>0.976852</text:p>
          </table:table-cell>
          <table:table-cell office:value-type="float" office:value="0.123372314838" calcext:value-type="float">
            <text:p>0.1233723148</text:p>
          </table:table-cell>
          <table:table-cell table:style-name="Default"/>
          <table:table-cell office:value-type="float" office:value="223074" calcext:value-type="float">
            <text:p>223074</text:p>
          </table:table-cell>
          <table:table-cell office:value-type="float" office:value="2975" calcext:value-type="float">
            <text:p>2975</text:p>
          </table:table-cell>
          <table:table-cell office:value-type="float" office:value="21139" calcext:value-type="float">
            <text:p>21139</text:p>
          </table:table-cell>
          <table:table-cell office:value-type="float" office:value="2812" calcext:value-type="float">
            <text:p>2812</text:p>
          </table:table-cell>
          <table:table-cell office:value-type="float" office:value="225886" calcext:value-type="float">
            <text:p>225886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-13.2914883592" calcext:value-type="float">
            <text:p>-13.2914883592</text:p>
          </table:table-cell>
          <table:table-cell office:value-type="float" office:value="0.0129710320342" calcext:value-type="float">
            <text:p>0.012971032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dmpx20</text:p>
          </table:table-cell>
          <table:table-cell office:value-type="float" office:value="0.976018903449" calcext:value-type="float">
            <text:p>0.9760189034</text:p>
          </table:table-cell>
          <table:table-cell office:value-type="float" office:value="0.953161056134" calcext:value-type="float">
            <text:p>0.9531610561</text:p>
          </table:table-cell>
          <table:table-cell office:value-type="float" office:value="0.87433325136" calcext:value-type="float">
            <text:p>0.8743332514</text:p>
          </table:table-cell>
          <table:table-cell office:value-type="float" office:value="0.956568569832" calcext:value-type="float">
            <text:p>0.9565685698</text:p>
          </table:table-cell>
          <table:table-cell office:value-type="float" office:value="1.05448665689" calcext:value-type="float">
            <text:p>1.0544866569</text:p>
          </table:table-cell>
          <table:table-cell office:value-type="float" office:value="0.75029662631" calcext:value-type="float">
            <text:p>0.7502966263</text:p>
          </table:table-cell>
          <table:table-cell office:value-type="float" office:value="0.999741139561" calcext:value-type="float">
            <text:p>0.9997411396</text:p>
          </table:table-cell>
          <table:table-cell office:value-type="float" office:value="0.000204226758791761" calcext:value-type="float">
            <text:p>0.0002042268</text:p>
          </table:table-cell>
          <table:table-cell office:value-type="float" office:value="0.00517588571362" calcext:value-type="float">
            <text:p>0.0051758857</text:p>
          </table:table-cell>
          <table:table-cell office:value-type="float" office:value="0.97627162155" calcext:value-type="float">
            <text:p>0.9762716216</text:p>
          </table:table-cell>
          <table:table-cell office:value-type="float" office:value="0.77239488117" calcext:value-type="float">
            <text:p>0.7723948812</text:p>
          </table:table-cell>
          <table:table-cell office:value-type="float" office:value="0.975766316153" calcext:value-type="float">
            <text:p>0.9757663162</text:p>
          </table:table-cell>
          <table:table-cell office:value-type="float" office:value="0.976018903449" calcext:value-type="float">
            <text:p>0.9760189034</text:p>
          </table:table-cell>
          <table:table-cell office:value-type="float" office:value="0.956644" calcext:value-type="float">
            <text:p>0.956644</text:p>
          </table:table-cell>
          <table:table-cell office:value-type="float" office:value="0.22760511883" calcext:value-type="float">
            <text:p>0.2276051188</text:p>
          </table:table-cell>
          <table:table-cell table:style-name="Default"/>
          <table:table-cell office:value-type="float" office:value="220571" calcext:value-type="float">
            <text:p>220571</text:p>
          </table:table-cell>
          <table:table-cell office:value-type="float" office:value="5478" calcext:value-type="float">
            <text:p>5478</text:p>
          </table:table-cell>
          <table:table-cell office:value-type="float" office:value="18590" calcext:value-type="float">
            <text:p>18590</text:p>
          </table:table-cell>
          <table:table-cell office:value-type="float" office:value="5361" calcext:value-type="float">
            <text:p>5361</text:p>
          </table:table-cell>
          <table:table-cell office:value-type="float" office:value="225932" calcext:value-type="float">
            <text:p>225932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16.7464035203" calcext:value-type="float">
            <text:p>16.7464035203</text:p>
          </table:table-cell>
          <table:table-cell office:value-type="float" office:value="0.024570319761" calcext:value-type="float">
            <text:p>0.0245703198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dmpx30</text:p>
          </table:table-cell>
          <table:table-cell office:value-type="float" office:value="0.96752710868" calcext:value-type="float">
            <text:p>0.9675271087</text:p>
          </table:table-cell>
          <table:table-cell office:value-type="float" office:value="0.937096864058" calcext:value-type="float">
            <text:p>0.9370968641</text:p>
          </table:table-cell>
          <table:table-cell office:value-type="float" office:value="0.83020831969" calcext:value-type="float">
            <text:p>0.8302083197</text:p>
          </table:table-cell>
          <table:table-cell office:value-type="float" office:value="0.941190622615" calcext:value-type="float">
            <text:p>0.9411906226</text:p>
          </table:table-cell>
          <table:table-cell office:value-type="float" office:value="1.02691631967" calcext:value-type="float">
            <text:p>1.0269163197</text:p>
          </table:table-cell>
          <table:table-cell office:value-type="float" office:value="0.661903844137" calcext:value-type="float">
            <text:p>0.6619038441</text:p>
          </table:table-cell>
          <table:table-cell office:value-type="float" office:value="0.999732287262" calcext:value-type="float">
            <text:p>0.9997322873</text:p>
          </table:table-cell>
          <table:table-cell office:value-type="float" office:value="0.000190137384900522" calcext:value-type="float">
            <text:p>0.0001901374</text:p>
          </table:table-cell>
          <table:table-cell office:value-type="float" office:value="0.0313399364949" calcext:value-type="float">
            <text:p>0.0313399365</text:p>
          </table:table-cell>
          <table:table-cell office:value-type="float" office:value="0.967786197373" calcext:value-type="float">
            <text:p>0.9677861974</text:p>
          </table:table-cell>
          <table:table-cell office:value-type="float" office:value="0.692630442007" calcext:value-type="float">
            <text:p>0.692630442</text:p>
          </table:table-cell>
          <table:table-cell office:value-type="float" office:value="0.967268158674" calcext:value-type="float">
            <text:p>0.9672681587</text:p>
          </table:table-cell>
          <table:table-cell office:value-type="float" office:value="0.96752710868" calcext:value-type="float">
            <text:p>0.9675271087</text:p>
          </table:table-cell>
          <table:table-cell office:value-type="float" office:value="0.941292" calcext:value-type="float">
            <text:p>0.941292</text:p>
          </table:table-cell>
          <table:table-cell office:value-type="float" office:value="0.307369557993" calcext:value-type="float">
            <text:p>0.307369558</text:p>
          </table:table-cell>
          <table:table-cell table:style-name="Default"/>
          <table:table-cell office:value-type="float" office:value="218650" calcext:value-type="float">
            <text:p>218650</text:p>
          </table:table-cell>
          <table:table-cell office:value-type="float" office:value="7399" calcext:value-type="float">
            <text:p>7399</text:p>
          </table:table-cell>
          <table:table-cell office:value-type="float" office:value="16673" calcext:value-type="float">
            <text:p>16673</text:p>
          </table:table-cell>
          <table:table-cell office:value-type="float" office:value="7278" calcext:value-type="float">
            <text:p>7278</text:p>
          </table:table-cell>
          <table:table-cell office:value-type="float" office:value="225928" calcext:value-type="float">
            <text:p>225928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8.83697018837" calcext:value-type="float">
            <text:p>8.8369701884</text:p>
          </table:table-cell>
          <table:table-cell office:value-type="float" office:value="0.0335627715527" calcext:value-type="float">
            <text:p>0.0335627716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rdmpx1</text:p>
          </table:table-cell>
          <table:table-cell office:value-type="float" office:value="0.977841702624" calcext:value-type="float">
            <text:p>0.9778417026</text:p>
          </table:table-cell>
          <table:table-cell office:value-type="float" office:value="0.956644098214" calcext:value-type="float">
            <text:p>0.9566440982</text:p>
          </table:table-cell>
          <table:table-cell office:value-type="float" office:value="0.987100866244" calcext:value-type="float">
            <text:p>0.9871008662</text:p>
          </table:table-cell>
          <table:table-cell office:value-type="float" office:value="0.995739967672" calcext:value-type="float">
            <text:p>0.9957399677</text:p>
          </table:table-cell>
          <table:table-cell office:value-type="float" office:value="0.991532125137" calcext:value-type="float">
            <text:p>0.9915321251</text:p>
          </table:table-cell>
          <table:table-cell office:value-type="float" office:value="0.975490170025" calcext:value-type="float">
            <text:p>0.97549017</text:p>
          </table:table-cell>
          <table:table-cell office:value-type="float" office:value="0.998520000834" calcext:value-type="float">
            <text:p>0.9985200008</text:p>
          </table:table-cell>
          <table:table-cell office:value-type="float" office:value="0.0117997831539173" calcext:value-type="float">
            <text:p>0.0117997832</text:p>
          </table:table-cell>
          <table:table-cell office:value-type="float" office:value="0.008446112882" calcext:value-type="float">
            <text:p>0.0084461129</text:p>
          </table:table-cell>
          <table:table-cell office:value-type="float" office:value="0.976396636417" calcext:value-type="float">
            <text:p>0.9763966364</text:p>
          </table:table-cell>
          <table:table-cell office:value-type="float" office:value="0.997805096071" calcext:value-type="float">
            <text:p>0.9978050961</text:p>
          </table:table-cell>
          <table:table-cell office:value-type="float" office:value="0.979291052566" calcext:value-type="float">
            <text:p>0.9792910526</text:p>
          </table:table-cell>
          <table:table-cell office:value-type="float" office:value="0.977841702624" calcext:value-type="float">
            <text:p>0.9778417026</text:p>
          </table:table-cell>
          <table:table-cell office:value-type="float" office:value="0.995748" calcext:value-type="float">
            <text:p>0.995748</text:p>
          </table:table-cell>
          <table:table-cell office:value-type="float" office:value="0.0021949039287" calcext:value-type="float">
            <text:p>0.0021949039</text:p>
          </table:table-cell>
          <table:table-cell table:style-name="Default"/>
          <table:table-cell office:value-type="float" office:value="23455" calcext:value-type="float">
            <text:p>23455</text:p>
          </table:table-cell>
          <table:table-cell office:value-type="float" office:value="496" calcext:value-type="float">
            <text:p>496</text:p>
          </table:table-cell>
          <table:table-cell office:value-type="float" office:value="225482" calcext:value-type="float">
            <text:p>225482</text:p>
          </table:table-cell>
          <table:table-cell office:value-type="float" office:value="567" calcext:value-type="float">
            <text:p>567</text:p>
          </table:table-cell>
          <table:table-cell office:value-type="float" office:value="24022" calcext:value-type="float">
            <text:p>24022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-1.25436178742" calcext:value-type="float">
            <text:p>-1.2543617874</text:p>
          </table:table-cell>
          <table:table-cell office:value-type="float" office:value="0.0226604135579" calcext:value-type="float">
            <text:p>0.0226604136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rdmpx2</text:p>
          </table:table-cell>
          <table:table-cell office:value-type="float" office:value="0.977197882363" calcext:value-type="float">
            <text:p>0.9771978824</text:p>
          </table:table-cell>
          <table:table-cell office:value-type="float" office:value="0.955412455168" calcext:value-type="float">
            <text:p>0.9554124552</text:p>
          </table:table-cell>
          <table:table-cell office:value-type="float" office:value="0.986699954784" calcext:value-type="float">
            <text:p>0.9866999548</text:p>
          </table:table-cell>
          <table:table-cell office:value-type="float" office:value="0.995615804444" calcext:value-type="float">
            <text:p>0.9956158044</text:p>
          </table:table-cell>
          <table:table-cell office:value-type="float" office:value="0.991286263897" calcext:value-type="float">
            <text:p>0.9912862639</text:p>
          </table:table-cell>
          <table:table-cell office:value-type="float" office:value="0.974777745797" calcext:value-type="float">
            <text:p>0.9747777458</text:p>
          </table:table-cell>
          <table:table-cell office:value-type="float" office:value="0.998415940639" calcext:value-type="float">
            <text:p>0.9984159406</text:p>
          </table:table-cell>
          <table:table-cell office:value-type="float" office:value="0.00822283177421544" calcext:value-type="float">
            <text:p>0.0082228318</text:p>
          </table:table-cell>
          <table:table-cell office:value-type="float" office:value="0.00869044054276" calcext:value-type="float">
            <text:p>0.0086904405</text:p>
          </table:table-cell>
          <table:table-cell office:value-type="float" office:value="0.97565239106" calcext:value-type="float">
            <text:p>0.9756523911</text:p>
          </table:table-cell>
          <table:table-cell office:value-type="float" office:value="0.997747518509" calcext:value-type="float">
            <text:p>0.9977475185</text:p>
          </table:table-cell>
          <table:table-cell office:value-type="float" office:value="0.978748277734" calcext:value-type="float">
            <text:p>0.9787482777</text:p>
          </table:table-cell>
          <table:table-cell office:value-type="float" office:value="0.977197882363" calcext:value-type="float">
            <text:p>0.9771978824</text:p>
          </table:table-cell>
          <table:table-cell office:value-type="float" office:value="0.995624" calcext:value-type="float">
            <text:p>0.995624</text:p>
          </table:table-cell>
          <table:table-cell office:value-type="float" office:value="0.00225248149115" calcext:value-type="float">
            <text:p>0.0022524815</text:p>
          </table:table-cell>
          <table:table-cell table:style-name="Default"/>
          <table:table-cell office:value-type="float" office:value="23442" calcext:value-type="float">
            <text:p>23442</text:p>
          </table:table-cell>
          <table:table-cell office:value-type="float" office:value="509" calcext:value-type="float">
            <text:p>509</text:p>
          </table:table-cell>
          <table:table-cell office:value-type="float" office:value="225464" calcext:value-type="float">
            <text:p>225464</text:p>
          </table:table-cell>
          <table:table-cell office:value-type="float" office:value="585" calcext:value-type="float">
            <text:p>585</text:p>
          </table:table-cell>
          <table:table-cell office:value-type="float" office:value="24027" calcext:value-type="float">
            <text:p>24027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-1.33985954414" calcext:value-type="float">
            <text:p>-1.3398595441</text:p>
          </table:table-cell>
          <table:table-cell office:value-type="float" office:value="0.0233341865029" calcext:value-type="float">
            <text:p>0.0233341865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rdmpx3</text:p>
          </table:table-cell>
          <table:table-cell office:value-type="float" office:value="0.95231153686" calcext:value-type="float">
            <text:p>0.9523115369</text:p>
          </table:table-cell>
          <table:table-cell office:value-type="float" office:value="0.908964420592" calcext:value-type="float">
            <text:p>0.9089644206</text:p>
          </table:table-cell>
          <table:table-cell office:value-type="float" office:value="0.97258518587" calcext:value-type="float">
            <text:p>0.9725851859</text:p>
          </table:table-cell>
          <table:table-cell office:value-type="float" office:value="0.990824093281" calcext:value-type="float">
            <text:p>0.9908240933</text:p>
          </table:table-cell>
          <table:table-cell office:value-type="float" office:value="0.981847738591" calcext:value-type="float">
            <text:p>0.9818477386</text:p>
          </table:table-cell>
          <table:table-cell office:value-type="float" office:value="0.947245146447" calcext:value-type="float">
            <text:p>0.9472451464</text:p>
          </table:table-cell>
          <table:table-cell office:value-type="float" office:value="0.997542690546" calcext:value-type="float">
            <text:p>0.9975426905</text:p>
          </table:table-cell>
          <table:table-cell office:value-type="float" office:value="0.0116905530129982" calcext:value-type="float">
            <text:p>0.011690553</text:p>
          </table:table-cell>
          <table:table-cell office:value-type="float" office:value="0.0180582093092" calcext:value-type="float">
            <text:p>0.0180582093</text:p>
          </table:table-cell>
          <table:table-cell office:value-type="float" office:value="0.94997714903" calcext:value-type="float">
            <text:p>0.949977149</text:p>
          </table:table-cell>
          <table:table-cell office:value-type="float" office:value="0.99519322271" calcext:value-type="float">
            <text:p>0.9951932227</text:p>
          </table:table-cell>
          <table:table-cell office:value-type="float" office:value="0.954657425577" calcext:value-type="float">
            <text:p>0.9546574256</text:p>
          </table:table-cell>
          <table:table-cell office:value-type="float" office:value="0.95231153686" calcext:value-type="float">
            <text:p>0.9523115369</text:p>
          </table:table-cell>
          <table:table-cell office:value-type="float" office:value="0.99084" calcext:value-type="float">
            <text:p>0.99084</text:p>
          </table:table-cell>
          <table:table-cell office:value-type="float" office:value="0.00480677729041" calcext:value-type="float">
            <text:p>0.0048067773</text:p>
          </table:table-cell>
          <table:table-cell table:style-name="Default"/>
          <table:table-cell office:value-type="float" office:value="22865" calcext:value-type="float">
            <text:p>22865</text:p>
          </table:table-cell>
          <table:table-cell office:value-type="float" office:value="1086" calcext:value-type="float">
            <text:p>1086</text:p>
          </table:table-cell>
          <table:table-cell office:value-type="float" office:value="224845" calcext:value-type="float">
            <text:p>224845</text:p>
          </table:table-cell>
          <table:table-cell office:value-type="float" office:value="1204" calcext:value-type="float">
            <text:p>1204</text:p>
          </table:table-cell>
          <table:table-cell office:value-type="float" office:value="24069" calcext:value-type="float">
            <text:p>24069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-4.25569342905" calcext:value-type="float">
            <text:p>-4.2556934291</text:p>
          </table:table-cell>
          <table:table-cell office:value-type="float" office:value="0.0500765361907" calcext:value-type="float">
            <text:p>0.0500765362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rdmpx4</text:p>
          </table:table-cell>
          <table:table-cell office:value-type="float" office:value="0.951295250401" calcext:value-type="float">
            <text:p>0.9512952504</text:p>
          </table:table-cell>
          <table:table-cell office:value-type="float" office:value="0.907114467409" calcext:value-type="float">
            <text:p>0.9071144674</text:p>
          </table:table-cell>
          <table:table-cell office:value-type="float" office:value="0.972350109988" calcext:value-type="float">
            <text:p>0.97235011</text:p>
          </table:table-cell>
          <table:table-cell office:value-type="float" office:value="0.990634644376" calcext:value-type="float">
            <text:p>0.9906346444</text:p>
          </table:table-cell>
          <table:table-cell office:value-type="float" office:value="0.981478696123" calcext:value-type="float">
            <text:p>0.9814786961</text:p>
          </table:table-cell>
          <table:table-cell office:value-type="float" office:value="0.946125300566" calcext:value-type="float">
            <text:p>0.9461253006</text:p>
          </table:table-cell>
          <table:table-cell office:value-type="float" office:value="0.998311902132" calcext:value-type="float">
            <text:p>0.9983119021</text:p>
          </table:table-cell>
          <table:table-cell office:value-type="float" office:value="0.0110427883722332" calcext:value-type="float">
            <text:p>0.0110427884</text:p>
          </table:table-cell>
          <table:table-cell office:value-type="float" office:value="0.0184301876256" calcext:value-type="float">
            <text:p>0.0184301876</text:p>
          </table:table-cell>
          <table:table-cell office:value-type="float" office:value="0.94969207723" calcext:value-type="float">
            <text:p>0.9496920772</text:p>
          </table:table-cell>
          <table:table-cell office:value-type="float" office:value="0.995008142746" calcext:value-type="float">
            <text:p>0.9950081427</text:p>
          </table:table-cell>
          <table:table-cell office:value-type="float" office:value="0.952903845351" calcext:value-type="float">
            <text:p>0.9529038454</text:p>
          </table:table-cell>
          <table:table-cell office:value-type="float" office:value="0.951295250401" calcext:value-type="float">
            <text:p>0.9512952504</text:p>
          </table:table-cell>
          <table:table-cell office:value-type="float" office:value="0.990652" calcext:value-type="float">
            <text:p>0.990652</text:p>
          </table:table-cell>
          <table:table-cell office:value-type="float" office:value="0.00499185725412" calcext:value-type="float">
            <text:p>0.0049918573</text:p>
          </table:table-cell>
          <table:table-cell table:style-name="Default"/>
          <table:table-cell office:value-type="float" office:value="22823" calcext:value-type="float">
            <text:p>22823</text:p>
          </table:table-cell>
          <table:table-cell office:value-type="float" office:value="1128" calcext:value-type="float">
            <text:p>1128</text:p>
          </table:table-cell>
          <table:table-cell office:value-type="float" office:value="224840" calcext:value-type="float">
            <text:p>224840</text:p>
          </table:table-cell>
          <table:table-cell office:value-type="float" office:value="1209" calcext:value-type="float">
            <text:p>1209</text:p>
          </table:table-cell>
          <table:table-cell office:value-type="float" office:value="24032" calcext:value-type="float">
            <text:p>24032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-4.01678373013" calcext:value-type="float">
            <text:p>-4.0167837301</text:p>
          </table:table-cell>
          <table:table-cell office:value-type="float" office:value="0.0511983525391" calcext:value-type="float">
            <text:p>0.0511983525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rdmpx5</text:p>
          </table:table-cell>
          <table:table-cell office:value-type="float" office:value="0.925355697417" calcext:value-type="float">
            <text:p>0.9253556974</text:p>
          </table:table-cell>
          <table:table-cell office:value-type="float" office:value="0.861080913185" calcext:value-type="float">
            <text:p>0.8610809132</text:p>
          </table:table-cell>
          <table:table-cell office:value-type="float" office:value="0.958446906834" calcext:value-type="float">
            <text:p>0.9584469068</text:p>
          </table:table-cell>
          <table:table-cell office:value-type="float" office:value="0.985659151694" calcext:value-type="float">
            <text:p>0.9856591517</text:p>
          </table:table-cell>
          <table:table-cell office:value-type="float" office:value="0.97178555383" calcext:value-type="float">
            <text:p>0.9717855538</text:p>
          </table:table-cell>
          <table:table-cell office:value-type="float" office:value="0.917441240515" calcext:value-type="float">
            <text:p>0.9174412405</text:p>
          </table:table-cell>
          <table:table-cell office:value-type="float" office:value="0.999332415405" calcext:value-type="float">
            <text:p>0.9993324154</text:p>
          </table:table-cell>
          <table:table-cell office:value-type="float" office:value="0.00606407828462488" calcext:value-type="float">
            <text:p>0.0060640783</text:p>
          </table:table-cell>
          <table:table-cell office:value-type="float" office:value="0.0280249774361" calcext:value-type="float">
            <text:p>0.0280249774</text:p>
          </table:table-cell>
          <table:table-cell office:value-type="float" office:value="0.924738356336" calcext:value-type="float">
            <text:p>0.9247383563</text:p>
          </table:table-cell>
          <table:table-cell office:value-type="float" office:value="0.992155457333" calcext:value-type="float">
            <text:p>0.9921554573</text:p>
          </table:table-cell>
          <table:table-cell office:value-type="float" office:value="0.925973863304" calcext:value-type="float">
            <text:p>0.9259738633</text:p>
          </table:table-cell>
          <table:table-cell office:value-type="float" office:value="0.925355697417" calcext:value-type="float">
            <text:p>0.9253556974</text:p>
          </table:table-cell>
          <table:table-cell office:value-type="float" office:value="0.985688" calcext:value-type="float">
            <text:p>0.985688</text:p>
          </table:table-cell>
          <table:table-cell office:value-type="float" office:value="0.00784454266714" calcext:value-type="float">
            <text:p>0.0078445427</text:p>
          </table:table-cell>
          <table:table-cell table:style-name="Default"/>
          <table:table-cell office:value-type="float" office:value="22178" calcext:value-type="float">
            <text:p>22178</text:p>
          </table:table-cell>
          <table:table-cell office:value-type="float" office:value="1773" calcext:value-type="float">
            <text:p>1773</text:p>
          </table:table-cell>
          <table:table-cell office:value-type="float" office:value="224244" calcext:value-type="float">
            <text:p>224244</text:p>
          </table:table-cell>
          <table:table-cell office:value-type="float" office:value="1805" calcext:value-type="float">
            <text:p>1805</text:p>
          </table:table-cell>
          <table:table-cell office:value-type="float" office:value="23983" calcext:value-type="float">
            <text:p>23983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-6.04085943773" calcext:value-type="float">
            <text:p>-6.0408594377</text:p>
          </table:table-cell>
          <table:table-cell office:value-type="float" office:value="0.0806655243935" calcext:value-type="float">
            <text:p>0.0806655244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rdmpx10</text:p>
          </table:table-cell>
          <table:table-cell office:value-type="float" office:value="0.879600540934" calcext:value-type="float">
            <text:p>0.8796005409</text:p>
          </table:table-cell>
          <table:table-cell office:value-type="float" office:value="0.785077620144" calcext:value-type="float">
            <text:p>0.7850776201</text:p>
          </table:table-cell>
          <table:table-cell office:value-type="float" office:value="0.932089463912" calcext:value-type="float">
            <text:p>0.9320894639</text:p>
          </table:table-cell>
          <table:table-cell office:value-type="float" office:value="0.976815182036" calcext:value-type="float">
            <text:p>0.976815182</text:p>
          </table:table-cell>
          <table:table-cell office:value-type="float" office:value="0.95477547891" calcext:value-type="float">
            <text:p>0.9547754789</text:p>
          </table:table-cell>
          <table:table-cell office:value-type="float" office:value="0.866796099502" calcext:value-type="float">
            <text:p>0.8667960995</text:p>
          </table:table-cell>
          <table:table-cell office:value-type="float" office:value="0.996608758972" calcext:value-type="float">
            <text:p>0.996608759</text:p>
          </table:table-cell>
          <table:table-cell office:value-type="float" office:value="0.00857402805467684" calcext:value-type="float">
            <text:p>0.0085740281</text:p>
          </table:table-cell>
          <table:table-cell office:value-type="float" office:value="0.0446878458309" calcext:value-type="float">
            <text:p>0.0446878458</text:p>
          </table:table-cell>
          <table:table-cell office:value-type="float" office:value="0.876627685162" calcext:value-type="float">
            <text:p>0.8766276852</text:p>
          </table:table-cell>
          <table:table-cell office:value-type="float" office:value="0.987551242662" calcext:value-type="float">
            <text:p>0.9875512427</text:p>
          </table:table-cell>
          <table:table-cell office:value-type="float" office:value="0.882593628659" calcext:value-type="float">
            <text:p>0.8825936287</text:p>
          </table:table-cell>
          <table:table-cell office:value-type="float" office:value="0.879600540934" calcext:value-type="float">
            <text:p>0.8796005409</text:p>
          </table:table-cell>
          <table:table-cell office:value-type="float" office:value="0.976852" calcext:value-type="float">
            <text:p>0.976852</text:p>
          </table:table-cell>
          <table:table-cell office:value-type="float" office:value="0.0124487573378" calcext:value-type="float">
            <text:p>0.0124487573</text:p>
          </table:table-cell>
          <table:table-cell table:style-name="Default"/>
          <table:table-cell office:value-type="float" office:value="21139" calcext:value-type="float">
            <text:p>21139</text:p>
          </table:table-cell>
          <table:table-cell office:value-type="float" office:value="2812" calcext:value-type="float">
            <text:p>2812</text:p>
          </table:table-cell>
          <table:table-cell office:value-type="float" office:value="223074" calcext:value-type="float">
            <text:p>223074</text:p>
          </table:table-cell>
          <table:table-cell office:value-type="float" office:value="2975" calcext:value-type="float">
            <text:p>2975</text:p>
          </table:table-cell>
          <table:table-cell office:value-type="float" office:value="24114" calcext:value-type="float">
            <text:p>24114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-13.2914883592" calcext:value-type="float">
            <text:p>-13.2914883592</text:p>
          </table:table-cell>
          <table:table-cell office:value-type="float" office:value="0.136879701027" calcext:value-type="float">
            <text:p>0.136879701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rdmpx20</text:p>
          </table:table-cell>
          <table:table-cell office:value-type="float" office:value="0.774276848747" calcext:value-type="float">
            <text:p>0.7742768487</text:p>
          </table:table-cell>
          <table:table-cell office:value-type="float" office:value="0.63168982976" calcext:value-type="float">
            <text:p>0.6316898298</text:p>
          </table:table-cell>
          <table:table-cell office:value-type="float" office:value="0.87433325136" calcext:value-type="float">
            <text:p>0.8743332514</text:p>
          </table:table-cell>
          <table:table-cell office:value-type="float" office:value="0.956568569832" calcext:value-type="float">
            <text:p>0.9565685698</text:p>
          </table:table-cell>
          <table:table-cell office:value-type="float" office:value="1.05448665689" calcext:value-type="float">
            <text:p>1.0544866569</text:p>
          </table:table-cell>
          <table:table-cell office:value-type="float" office:value="0.75029662631" calcext:value-type="float">
            <text:p>0.7502966263</text:p>
          </table:table-cell>
          <table:table-cell office:value-type="float" office:value="0.997563464462" calcext:value-type="float">
            <text:p>0.9975634645</text:p>
          </table:table-cell>
          <table:table-cell office:value-type="float" office:value="0.0063485223271821" calcext:value-type="float">
            <text:p>0.0063485223</text:p>
          </table:table-cell>
          <table:table-cell office:value-type="float" office:value="0.00517588571362" calcext:value-type="float">
            <text:p>0.0051758857</text:p>
          </table:table-cell>
          <table:table-cell office:value-type="float" office:value="0.77239488117" calcext:value-type="float">
            <text:p>0.7723948812</text:p>
          </table:table-cell>
          <table:table-cell office:value-type="float" office:value="0.97627162155" calcext:value-type="float">
            <text:p>0.9762716216</text:p>
          </table:table-cell>
          <table:table-cell office:value-type="float" office:value="0.776168009686" calcext:value-type="float">
            <text:p>0.7761680097</text:p>
          </table:table-cell>
          <table:table-cell office:value-type="float" office:value="0.774276848747" calcext:value-type="float">
            <text:p>0.7742768487</text:p>
          </table:table-cell>
          <table:table-cell office:value-type="float" office:value="0.956644" calcext:value-type="float">
            <text:p>0.956644</text:p>
          </table:table-cell>
          <table:table-cell office:value-type="float" office:value="0.0237283784502" calcext:value-type="float">
            <text:p>0.0237283785</text:p>
          </table:table-cell>
          <table:table-cell table:style-name="Default"/>
          <table:table-cell office:value-type="float" office:value="18590" calcext:value-type="float">
            <text:p>18590</text:p>
          </table:table-cell>
          <table:table-cell office:value-type="float" office:value="5361" calcext:value-type="float">
            <text:p>5361</text:p>
          </table:table-cell>
          <table:table-cell office:value-type="float" office:value="220571" calcext:value-type="float">
            <text:p>220571</text:p>
          </table:table-cell>
          <table:table-cell office:value-type="float" office:value="5478" calcext:value-type="float">
            <text:p>5478</text:p>
          </table:table-cell>
          <table:table-cell office:value-type="float" office:value="24068" calcext:value-type="float">
            <text:p>24068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16.7464035203" calcext:value-type="float">
            <text:p>16.7464035203</text:p>
          </table:table-cell>
          <table:table-cell office:value-type="float" office:value="0.291527703066" calcext:value-type="float">
            <text:p>0.2915277031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rdmpx30</text:p>
          </table:table-cell>
          <table:table-cell office:value-type="float" office:value="0.694375611686" calcext:value-type="float">
            <text:p>0.6943756117</text:p>
          </table:table-cell>
          <table:table-cell office:value-type="float" office:value="0.531834130781" calcext:value-type="float">
            <text:p>0.5318341308</text:p>
          </table:table-cell>
          <table:table-cell office:value-type="float" office:value="0.83020831969" calcext:value-type="float">
            <text:p>0.8302083197</text:p>
          </table:table-cell>
          <table:table-cell office:value-type="float" office:value="0.941190622615" calcext:value-type="float">
            <text:p>0.9411906226</text:p>
          </table:table-cell>
          <table:table-cell office:value-type="float" office:value="1.02691631967" calcext:value-type="float">
            <text:p>1.0269163197</text:p>
          </table:table-cell>
          <table:table-cell office:value-type="float" office:value="0.661903844137" calcext:value-type="float">
            <text:p>0.6619038441</text:p>
          </table:table-cell>
          <table:table-cell office:value-type="float" office:value="0.997480373987" calcext:value-type="float">
            <text:p>0.997480374</text:p>
          </table:table-cell>
          <table:table-cell office:value-type="float" office:value="0.00611419238843863" calcext:value-type="float">
            <text:p>0.0061141924</text:p>
          </table:table-cell>
          <table:table-cell office:value-type="float" office:value="0.0313399364949" calcext:value-type="float">
            <text:p>0.0313399365</text:p>
          </table:table-cell>
          <table:table-cell office:value-type="float" office:value="0.692630442007" calcext:value-type="float">
            <text:p>0.692630442</text:p>
          </table:table-cell>
          <table:table-cell office:value-type="float" office:value="0.967786197373" calcext:value-type="float">
            <text:p>0.9677861974</text:p>
          </table:table-cell>
          <table:table-cell office:value-type="float" office:value="0.696129597929" calcext:value-type="float">
            <text:p>0.6961295979</text:p>
          </table:table-cell>
          <table:table-cell office:value-type="float" office:value="0.694375611686" calcext:value-type="float">
            <text:p>0.6943756117</text:p>
          </table:table-cell>
          <table:table-cell office:value-type="float" office:value="0.941292" calcext:value-type="float">
            <text:p>0.941292</text:p>
          </table:table-cell>
          <table:table-cell office:value-type="float" office:value="0.0322138026274" calcext:value-type="float">
            <text:p>0.0322138026</text:p>
          </table:table-cell>
          <table:table-cell table:style-name="Default"/>
          <table:table-cell office:value-type="float" office:value="16673" calcext:value-type="float">
            <text:p>16673</text:p>
          </table:table-cell>
          <table:table-cell office:value-type="float" office:value="7278" calcext:value-type="float">
            <text:p>7278</text:p>
          </table:table-cell>
          <table:table-cell office:value-type="float" office:value="218650" calcext:value-type="float">
            <text:p>218650</text:p>
          </table:table-cell>
          <table:table-cell office:value-type="float" office:value="7399" calcext:value-type="float">
            <text:p>7399</text:p>
          </table:table-cell>
          <table:table-cell office:value-type="float" office:value="24072" calcext:value-type="float">
            <text:p>24072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8.83697018837" calcext:value-type="float">
            <text:p>8.8369701884</text:p>
          </table:table-cell>
          <table:table-cell office:value-type="float" office:value="0.440142745757" calcext:value-type="float">
            <text:p>0.4401427458</text:p>
          </table:table-cell>
          <table:table-cell table:number-columns-repeated="995"/>
          <table:table-cell table:style-name="ce2"/>
          <table:table-cell/>
        </table:table-row>
        <table:table-row table:style-name="ro1" table:number-rows-repeated="2">
          <table:table-cell table:style-name="Default" table:number-columns-repeated="1022"/>
          <table:table-cell table:number-columns-repeated="2"/>
        </table:table-row>
        <table:table-row table:style-name="ro1">
          <table:table-cell table:style-name="ce4" office:value-type="string" calcext:value-type="string">
            <text:p>Noise</text:p>
          </table:table-cell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noise20</text:p>
          </table:table-cell>
          <table:table-cell office:value-type="float" office:value="0.678207429671" calcext:value-type="float">
            <text:p>0.6782074297</text:p>
          </table:table-cell>
          <table:table-cell office:value-type="float" office:value="0.513096717968" calcext:value-type="float">
            <text:p>0.513096718</text:p>
          </table:table-cell>
          <table:table-cell office:value-type="float" office:value="0.589359400067" calcext:value-type="float">
            <text:p>0.5893594001</text:p>
          </table:table-cell>
          <table:table-cell office:value-type="float" office:value="0.564183640627" calcext:value-type="float">
            <text:p>0.5641836406</text:p>
          </table:table-cell>
          <table:table-cell office:value-type="float" office:value="0.988174980924" calcext:value-type="float">
            <text:p>0.9881749809</text:p>
          </table:table-cell>
          <table:table-cell office:value-type="float" office:value="-0.0185481011148" calcext:value-type="float">
            <text:p>-0.0185481011</text:p>
          </table:table-cell>
          <table:table-cell office:value-type="float" office:value="0.678207429671" calcext:value-type="float">
            <text:p>0.6782074297</text:p>
          </table:table-cell>
          <table:table-cell office:value-type="float" office:value="0.00390554442025077" calcext:value-type="float">
            <text:p>0.0039055444</text:p>
          </table:table-cell>
          <table:table-cell office:value-type="float" office:value="-0.0178558717446" calcext:value-type="float">
            <text:p>-0.0178558717</text:p>
          </table:table-cell>
          <table:table-cell office:value-type="float" office:value="1" calcext:value-type="float">
            <text:p>1</text:p>
          </table:table-cell>
          <table:table-cell office:value-type="float" office:value="0.178718800134" calcext:value-type="float">
            <text:p>0.1787188001</text:p>
          </table:table-cell>
          <table:table-cell office:value-type="float" office:value="0.513096717968" calcext:value-type="float">
            <text:p>0.513096718</text:p>
          </table:table-cell>
          <table:table-cell office:value-type="float" office:value="0.678207429671" calcext:value-type="float">
            <text:p>0.6782074297</text:p>
          </table:table-cell>
          <table:table-cell office:value-type="float" office:value="0.559744" calcext:value-type="float">
            <text:p>0.559744</text:p>
          </table:table-cell>
          <table:table-cell office:value-type="float" office:value="0.821281199866" calcext:value-type="float">
            <text:p>0.8212811999</text:p>
          </table:table-cell>
          <table:table-cell table:style-name="Default"/>
          <table:table-cell office:value-type="float" office:value="115985" calcext:value-type="float">
            <text:p>115985</text:p>
          </table:table-cell>
          <table:table-cell office:value-type="float" office:value="110064" calcext:value-type="float">
            <text:p>110064</text:p>
          </table:table-cell>
          <table:table-cell office:value-type="float" office:value="23951" calcext:value-type="float">
            <text:p>23951</text:p>
          </table:table-cell>
          <table:table-cell office:value-type="float" office:value="0" calcext:value-type="float">
            <text:p>0</text:p>
          </table:table-cell>
          <table:table-cell office:value-type="float" office:value="115985" calcext:value-type="float">
            <text:p>115985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0.498524758857" calcext:value-type="float">
            <text:p>0.4985247589</text:p>
          </table:table-cell>
          <table:table-cell office:value-type="float" office:value="0.474475147648" calcext:value-type="float">
            <text:p>0.4744751476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noise40</text:p>
          </table:table-cell>
          <table:table-cell office:value-type="float" office:value="0.671517500587" calcext:value-type="float">
            <text:p>0.6715175006</text:p>
          </table:table-cell>
          <table:table-cell office:value-type="float" office:value="0.505477114591" calcext:value-type="float">
            <text:p>0.5054771146</text:p>
          </table:table-cell>
          <table:table-cell office:value-type="float" office:value="0.587057888826" calcext:value-type="float">
            <text:p>0.5870578888</text:p>
          </table:table-cell>
          <table:table-cell office:value-type="float" office:value="0.559120572324" calcext:value-type="float">
            <text:p>0.5591205723</text:p>
          </table:table-cell>
          <table:table-cell office:value-type="float" office:value="0.986554664939" calcext:value-type="float">
            <text:p>0.9865546649</text:p>
          </table:table-cell>
          <table:table-cell office:value-type="float" office:value="-0.0301112086984" calcext:value-type="float">
            <text:p>-0.0301112087</text:p>
          </table:table-cell>
          <table:table-cell office:value-type="float" office:value="0.672486492835" calcext:value-type="float">
            <text:p>0.6724864928</text:p>
          </table:table-cell>
          <table:table-cell office:value-type="float" office:value="0.00272638767427302" calcext:value-type="float">
            <text:p>0.0027263877</text:p>
          </table:table-cell>
          <table:table-cell office:value-type="float" office:value="-0.00986022955976" calcext:value-type="float">
            <text:p>-0.0098602296</text:p>
          </table:table-cell>
          <table:table-cell office:value-type="float" office:value="0.998559090393" calcext:value-type="float">
            <text:p>0.9985590904</text:p>
          </table:table-cell>
          <table:table-cell office:value-type="float" office:value="0.175556687259" calcext:value-type="float">
            <text:p>0.1755566873</text:p>
          </table:table-cell>
          <table:table-cell office:value-type="float" office:value="0.50584607762" calcext:value-type="float">
            <text:p>0.5058460776</text:p>
          </table:table-cell>
          <table:table-cell office:value-type="float" office:value="0.671517500587" calcext:value-type="float">
            <text:p>0.6715175006</text:p>
          </table:table-cell>
          <table:table-cell office:value-type="float" office:value="0.552528" calcext:value-type="float">
            <text:p>0.552528</text:p>
          </table:table-cell>
          <table:table-cell office:value-type="float" office:value="0.824443312741" calcext:value-type="float">
            <text:p>0.8244433127</text:p>
          </table:table-cell>
          <table:table-cell table:style-name="Default"/>
          <table:table-cell office:value-type="float" office:value="114346" calcext:value-type="float">
            <text:p>114346</text:p>
          </table:table-cell>
          <table:table-cell office:value-type="float" office:value="111703" calcext:value-type="float">
            <text:p>111703</text:p>
          </table:table-cell>
          <table:table-cell office:value-type="float" office:value="23786" calcext:value-type="float">
            <text:p>23786</text:p>
          </table:table-cell>
          <table:table-cell office:value-type="float" office:value="165" calcext:value-type="float">
            <text:p>165</text:p>
          </table:table-cell>
          <table:table-cell office:value-type="float" office:value="114511" calcext:value-type="float">
            <text:p>114511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0.451133490188" calcext:value-type="float">
            <text:p>0.4511334902</text:p>
          </table:table-cell>
          <table:table-cell office:value-type="float" office:value="0.489164465744" calcext:value-type="float">
            <text:p>0.4891644657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noise60</text:p>
          </table:table-cell>
          <table:table-cell office:value-type="float" office:value="0.670179723692" calcext:value-type="float">
            <text:p>0.6701797237</text:p>
          </table:table-cell>
          <table:table-cell office:value-type="float" office:value="0.503962629862" calcext:value-type="float">
            <text:p>0.5039626299</text:p>
          </table:table-cell>
          <table:table-cell office:value-type="float" office:value="0.584874830671" calcext:value-type="float">
            <text:p>0.5848748307</text:p>
          </table:table-cell>
          <table:table-cell office:value-type="float" office:value="0.557124447789" calcext:value-type="float">
            <text:p>0.5571244478</text:p>
          </table:table-cell>
          <table:table-cell office:value-type="float" office:value="0.986158621114" calcext:value-type="float">
            <text:p>0.9861586211</text:p>
          </table:table-cell>
          <table:table-cell office:value-type="float" office:value="-0.034786716158" calcext:value-type="float">
            <text:p>-0.0347867162</text:p>
          </table:table-cell>
          <table:table-cell office:value-type="float" office:value="0.67277488448" calcext:value-type="float">
            <text:p>0.6727748845</text:p>
          </table:table-cell>
          <table:table-cell office:value-type="float" office:value="0.00470293300150165" calcext:value-type="float">
            <text:p>0.004702933</text:p>
          </table:table-cell>
          <table:table-cell office:value-type="float" office:value="-0.00685154523212" calcext:value-type="float">
            <text:p>-0.0068515452</text:p>
          </table:table-cell>
          <table:table-cell office:value-type="float" office:value="0.996142601562" calcext:value-type="float">
            <text:p>0.9961426016</text:p>
          </table:table-cell>
          <table:table-cell office:value-type="float" office:value="0.173607059779" calcext:value-type="float">
            <text:p>0.1736070598</text:p>
          </table:table-cell>
          <table:table-cell office:value-type="float" office:value="0.504948042239" calcext:value-type="float">
            <text:p>0.5049480422</text:p>
          </table:table-cell>
          <table:table-cell office:value-type="float" office:value="0.670179723692" calcext:value-type="float">
            <text:p>0.6701797237</text:p>
          </table:table-cell>
          <table:table-cell office:value-type="float" office:value="0.550608" calcext:value-type="float">
            <text:p>0.550608</text:p>
          </table:table-cell>
          <table:table-cell office:value-type="float" office:value="0.826392940221" calcext:value-type="float">
            <text:p>0.8263929402</text:p>
          </table:table-cell>
          <table:table-cell table:style-name="Default"/>
          <table:table-cell office:value-type="float" office:value="114143" calcext:value-type="float">
            <text:p>114143</text:p>
          </table:table-cell>
          <table:table-cell office:value-type="float" office:value="111906" calcext:value-type="float">
            <text:p>111906</text:p>
          </table:table-cell>
          <table:table-cell office:value-type="float" office:value="23509" calcext:value-type="float">
            <text:p>23509</text:p>
          </table:table-cell>
          <table:table-cell office:value-type="float" office:value="442" calcext:value-type="float">
            <text:p>442</text:p>
          </table:table-cell>
          <table:table-cell office:value-type="float" office:value="114585" calcext:value-type="float">
            <text:p>114585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0.433826907029" calcext:value-type="float">
            <text:p>0.433826907</text:p>
          </table:table-cell>
          <table:table-cell office:value-type="float" office:value="0.492137056149" calcext:value-type="float">
            <text:p>0.4921370561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noise80</text:p>
          </table:table-cell>
          <table:table-cell office:value-type="float" office:value="0.668868398108" calcext:value-type="float">
            <text:p>0.6688683981</text:p>
          </table:table-cell>
          <table:table-cell office:value-type="float" office:value="0.502481044818" calcext:value-type="float">
            <text:p>0.5024810448</text:p>
          </table:table-cell>
          <table:table-cell office:value-type="float" office:value="0.583042701969" calcext:value-type="float">
            <text:p>0.583042702</text:p>
          </table:table-cell>
          <table:table-cell office:value-type="float" office:value="0.555344572023" calcext:value-type="float">
            <text:p>0.555344572</text:p>
          </table:table-cell>
          <table:table-cell office:value-type="float" office:value="0.985801503046" calcext:value-type="float">
            <text:p>0.985801503</text:p>
          </table:table-cell>
          <table:table-cell office:value-type="float" office:value="-0.0389465465439" calcext:value-type="float">
            <text:p>-0.0389465465</text:p>
          </table:table-cell>
          <table:table-cell office:value-type="float" office:value="0.672802158284" calcext:value-type="float">
            <text:p>0.6728021583</text:p>
          </table:table-cell>
          <table:table-cell office:value-type="float" office:value="0.0038211135511968" calcext:value-type="float">
            <text:p>0.0038211136</text:p>
          </table:table-cell>
          <table:table-cell office:value-type="float" office:value="-0.0041780037977" calcext:value-type="float">
            <text:p>-0.0041780038</text:p>
          </table:table-cell>
          <table:table-cell office:value-type="float" office:value="0.994153169506" calcext:value-type="float">
            <text:p>0.9941531695</text:p>
          </table:table-cell>
          <table:table-cell office:value-type="float" office:value="0.171932234432" calcext:value-type="float">
            <text:p>0.1719322344</text:p>
          </table:table-cell>
          <table:table-cell office:value-type="float" office:value="0.503970378104" calcext:value-type="float">
            <text:p>0.5039703781</text:p>
          </table:table-cell>
          <table:table-cell office:value-type="float" office:value="0.668868398108" calcext:value-type="float">
            <text:p>0.6688683981</text:p>
          </table:table-cell>
          <table:table-cell office:value-type="float" office:value="0.548812" calcext:value-type="float">
            <text:p>0.548812</text:p>
          </table:table-cell>
          <table:table-cell office:value-type="float" office:value="0.828067765568" calcext:value-type="float">
            <text:p>0.8280677656</text:p>
          </table:table-cell>
          <table:table-cell table:style-name="Default"/>
          <table:table-cell office:value-type="float" office:value="113922" calcext:value-type="float">
            <text:p>113922</text:p>
          </table:table-cell>
          <table:table-cell office:value-type="float" office:value="112127" calcext:value-type="float">
            <text:p>112127</text:p>
          </table:table-cell>
          <table:table-cell office:value-type="float" office:value="23281" calcext:value-type="float">
            <text:p>23281</text:p>
          </table:table-cell>
          <table:table-cell office:value-type="float" office:value="670" calcext:value-type="float">
            <text:p>670</text:p>
          </table:table-cell>
          <table:table-cell office:value-type="float" office:value="114592" calcext:value-type="float">
            <text:p>114592</text:p>
          </table:table-cell>
          <table:table-cell office:value-type="float" office:value="226049" calcext:value-type="float">
            <text:p>226049</text:p>
          </table:table-cell>
          <table:table-cell table:style-name="Default"/>
          <table:table-cell office:value-type="float" office:value="0.419108849869" calcext:value-type="float">
            <text:p>0.4191088499</text:p>
          </table:table-cell>
          <table:table-cell office:value-type="float" office:value="0.495062411123" calcext:value-type="float">
            <text:p>0.4950624111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noise20</text:p>
          </table:table-cell>
          <table:table-cell office:value-type="float" office:value="0.303242469899" calcext:value-type="float">
            <text:p>0.3032424699</text:p>
          </table:table-cell>
          <table:table-cell office:value-type="float" office:value="0.178718800134" calcext:value-type="float">
            <text:p>0.1787188001</text:p>
          </table:table-cell>
          <table:table-cell office:value-type="float" office:value="0.589359400067" calcext:value-type="float">
            <text:p>0.5893594001</text:p>
          </table:table-cell>
          <table:table-cell office:value-type="float" office:value="0.564183640627" calcext:value-type="float">
            <text:p>0.5641836406</text:p>
          </table:table-cell>
          <table:table-cell office:value-type="float" office:value="0.988174980924" calcext:value-type="float">
            <text:p>0.9881749809</text:p>
          </table:table-cell>
          <table:table-cell office:value-type="float" office:value="-0.0185481011148" calcext:value-type="float">
            <text:p>-0.0185481011</text:p>
          </table:table-cell>
          <table:table-cell office:value-type="float" office:value="0.303242469899" calcext:value-type="float">
            <text:p>0.3032424699</text:p>
          </table:table-cell>
          <table:table-cell office:value-type="float" office:value="0.203116943738988" calcext:value-type="float">
            <text:p>0.2031169437</text:p>
          </table:table-cell>
          <table:table-cell office:value-type="float" office:value="-0.0178558717446" calcext:value-type="float">
            <text:p>-0.0178558717</text:p>
          </table:table-cell>
          <table:table-cell office:value-type="float" office:value="0.178718800134" calcext:value-type="float">
            <text:p>0.1787188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03242469899" calcext:value-type="float">
            <text:p>0.3032424699</text:p>
          </table:table-cell>
          <table:table-cell office:value-type="float" office:value="0.559744" calcext:value-type="float">
            <text:p>0.55974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3951" calcext:value-type="float">
            <text:p>23951</text:p>
          </table:table-cell>
          <table:table-cell office:value-type="float" office:value="0" calcext:value-type="float">
            <text:p>0</text:p>
          </table:table-cell>
          <table:table-cell office:value-type="float" office:value="115985" calcext:value-type="float">
            <text:p>115985</text:p>
          </table:table-cell>
          <table:table-cell office:value-type="float" office:value="110064" calcext:value-type="float">
            <text:p>110064</text:p>
          </table:table-cell>
          <table:table-cell office:value-type="float" office:value="134015" calcext:value-type="float">
            <text:p>134015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0.498524758857" calcext:value-type="float">
            <text:p>0.4985247589</text:p>
          </table:table-cell>
          <table:table-cell office:value-type="float" office:value="2.29769111937" calcext:value-type="float">
            <text:p>2.2976911194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noise40</text:p>
          </table:table-cell>
          <table:table-cell office:value-type="float" office:value="0.298369292524" calcext:value-type="float">
            <text:p>0.2983692925</text:p>
          </table:table-cell>
          <table:table-cell office:value-type="float" office:value="0.175343152432" calcext:value-type="float">
            <text:p>0.1753431524</text:p>
          </table:table-cell>
          <table:table-cell office:value-type="float" office:value="0.587057888826" calcext:value-type="float">
            <text:p>0.5870578888</text:p>
          </table:table-cell>
          <table:table-cell office:value-type="float" office:value="0.559120572324" calcext:value-type="float">
            <text:p>0.5591205723</text:p>
          </table:table-cell>
          <table:table-cell office:value-type="float" office:value="0.986554664939" calcext:value-type="float">
            <text:p>0.9865546649</text:p>
          </table:table-cell>
          <table:table-cell office:value-type="float" office:value="-0.0301112086984" calcext:value-type="float">
            <text:p>-0.0301112087</text:p>
          </table:table-cell>
          <table:table-cell office:value-type="float" office:value="0.300439036628" calcext:value-type="float">
            <text:p>0.3004390366</text:p>
          </table:table-cell>
          <table:table-cell office:value-type="float" office:value="0.207433011678827" calcext:value-type="float">
            <text:p>0.2074330117</text:p>
          </table:table-cell>
          <table:table-cell office:value-type="float" office:value="-0.00986022955976" calcext:value-type="float">
            <text:p>-0.0098602296</text:p>
          </table:table-cell>
          <table:table-cell office:value-type="float" office:value="0.175556687259" calcext:value-type="float">
            <text:p>0.1755566873</text:p>
          </table:table-cell>
          <table:table-cell office:value-type="float" office:value="0.998559090393" calcext:value-type="float">
            <text:p>0.9985590904</text:p>
          </table:table-cell>
          <table:table-cell office:value-type="float" office:value="0.993110934825" calcext:value-type="float">
            <text:p>0.9931109348</text:p>
          </table:table-cell>
          <table:table-cell office:value-type="float" office:value="0.298369292524" calcext:value-type="float">
            <text:p>0.2983692925</text:p>
          </table:table-cell>
          <table:table-cell office:value-type="float" office:value="0.552528" calcext:value-type="float">
            <text:p>0.552528</text:p>
          </table:table-cell>
          <table:table-cell office:value-type="float" office:value="0.00144090960694" calcext:value-type="float">
            <text:p>0.0014409096</text:p>
          </table:table-cell>
          <table:table-cell table:style-name="Default"/>
          <table:table-cell office:value-type="float" office:value="23786" calcext:value-type="float">
            <text:p>23786</text:p>
          </table:table-cell>
          <table:table-cell office:value-type="float" office:value="165" calcext:value-type="float">
            <text:p>165</text:p>
          </table:table-cell>
          <table:table-cell office:value-type="float" office:value="114346" calcext:value-type="float">
            <text:p>114346</text:p>
          </table:table-cell>
          <table:table-cell office:value-type="float" office:value="111703" calcext:value-type="float">
            <text:p>111703</text:p>
          </table:table-cell>
          <table:table-cell office:value-type="float" office:value="135489" calcext:value-type="float">
            <text:p>135489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0.451133490188" calcext:value-type="float">
            <text:p>0.4511334902</text:p>
          </table:table-cell>
          <table:table-cell office:value-type="float" office:value="2.35155133272" calcext:value-type="float">
            <text:p>2.3515513327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noise60</text:p>
          </table:table-cell>
          <table:table-cell office:value-type="float" office:value="0.295031562567" calcext:value-type="float">
            <text:p>0.2950315626</text:p>
          </table:table-cell>
          <table:table-cell office:value-type="float" office:value="0.173042242947" calcext:value-type="float">
            <text:p>0.1730422429</text:p>
          </table:table-cell>
          <table:table-cell office:value-type="float" office:value="0.584874830671" calcext:value-type="float">
            <text:p>0.5848748307</text:p>
          </table:table-cell>
          <table:table-cell office:value-type="float" office:value="0.557124447789" calcext:value-type="float">
            <text:p>0.5571244478</text:p>
          </table:table-cell>
          <table:table-cell office:value-type="float" office:value="0.986158621114" calcext:value-type="float">
            <text:p>0.9861586211</text:p>
          </table:table-cell>
          <table:table-cell office:value-type="float" office:value="-0.034786716158" calcext:value-type="float">
            <text:p>-0.0347867162</text:p>
          </table:table-cell>
          <table:table-cell office:value-type="float" office:value="0.300578542475" calcext:value-type="float">
            <text:p>0.3005785425</text:p>
          </table:table-cell>
          <table:table-cell office:value-type="float" office:value="0.205565915434577" calcext:value-type="float">
            <text:p>0.2055659154</text:p>
          </table:table-cell>
          <table:table-cell office:value-type="float" office:value="-0.00685154523212" calcext:value-type="float">
            <text:p>-0.0068515452</text:p>
          </table:table-cell>
          <table:table-cell office:value-type="float" office:value="0.173607059779" calcext:value-type="float">
            <text:p>0.1736070598</text:p>
          </table:table-cell>
          <table:table-cell office:value-type="float" office:value="0.996142601562" calcext:value-type="float">
            <text:p>0.9961426016</text:p>
          </table:table-cell>
          <table:table-cell office:value-type="float" office:value="0.981545655714" calcext:value-type="float">
            <text:p>0.9815456557</text:p>
          </table:table-cell>
          <table:table-cell office:value-type="float" office:value="0.295031562567" calcext:value-type="float">
            <text:p>0.2950315626</text:p>
          </table:table-cell>
          <table:table-cell office:value-type="float" office:value="0.550608" calcext:value-type="float">
            <text:p>0.550608</text:p>
          </table:table-cell>
          <table:table-cell office:value-type="float" office:value="0.00385739843784" calcext:value-type="float">
            <text:p>0.0038573984</text:p>
          </table:table-cell>
          <table:table-cell table:style-name="Default"/>
          <table:table-cell office:value-type="float" office:value="23509" calcext:value-type="float">
            <text:p>23509</text:p>
          </table:table-cell>
          <table:table-cell office:value-type="float" office:value="442" calcext:value-type="float">
            <text:p>442</text:p>
          </table:table-cell>
          <table:table-cell office:value-type="float" office:value="114143" calcext:value-type="float">
            <text:p>114143</text:p>
          </table:table-cell>
          <table:table-cell office:value-type="float" office:value="111906" calcext:value-type="float">
            <text:p>111906</text:p>
          </table:table-cell>
          <table:table-cell office:value-type="float" office:value="135415" calcext:value-type="float">
            <text:p>135415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0.433826907029" calcext:value-type="float">
            <text:p>0.433826907</text:p>
          </table:table-cell>
          <table:table-cell office:value-type="float" office:value="2.38946786337" calcext:value-type="float">
            <text:p>2.3894678634</text:p>
          </table:table-cell>
          <table:table-cell table:number-columns-repeated="995"/>
          <table:table-cell table:style-name="ce2"/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noise80</text:p>
          </table:table-cell>
          <table:table-cell office:value-type="float" office:value="0.292183058378" calcext:value-type="float">
            <text:p>0.2921830584</text:p>
          </table:table-cell>
          <table:table-cell office:value-type="float" office:value="0.171085700848" calcext:value-type="float">
            <text:p>0.1710857008</text:p>
          </table:table-cell>
          <table:table-cell office:value-type="float" office:value="0.583042701969" calcext:value-type="float">
            <text:p>0.583042702</text:p>
          </table:table-cell>
          <table:table-cell office:value-type="float" office:value="0.555344572023" calcext:value-type="float">
            <text:p>0.555344572</text:p>
          </table:table-cell>
          <table:table-cell office:value-type="float" office:value="0.985801503046" calcext:value-type="float">
            <text:p>0.985801503</text:p>
          </table:table-cell>
          <table:table-cell office:value-type="float" office:value="-0.0389465465439" calcext:value-type="float">
            <text:p>-0.0389465465</text:p>
          </table:table-cell>
          <table:table-cell office:value-type="float" office:value="0.300591745681" calcext:value-type="float">
            <text:p>0.3005917457</text:p>
          </table:table-cell>
          <table:table-cell office:value-type="float" office:value="0.209710390702985" calcext:value-type="float">
            <text:p>0.2097103907</text:p>
          </table:table-cell>
          <table:table-cell office:value-type="float" office:value="-0.0041780037977" calcext:value-type="float">
            <text:p>-0.0041780038</text:p>
          </table:table-cell>
          <table:table-cell office:value-type="float" office:value="0.171932234432" calcext:value-type="float">
            <text:p>0.1719322344</text:p>
          </table:table-cell>
          <table:table-cell office:value-type="float" office:value="0.994153169506" calcext:value-type="float">
            <text:p>0.9941531695</text:p>
          </table:table-cell>
          <table:table-cell office:value-type="float" office:value="0.9720262202" calcext:value-type="float">
            <text:p>0.9720262202</text:p>
          </table:table-cell>
          <table:table-cell office:value-type="float" office:value="0.292183058378" calcext:value-type="float">
            <text:p>0.2921830584</text:p>
          </table:table-cell>
          <table:table-cell office:value-type="float" office:value="0.548812" calcext:value-type="float">
            <text:p>0.548812</text:p>
          </table:table-cell>
          <table:table-cell office:value-type="float" office:value="0.00584683049428" calcext:value-type="float">
            <text:p>0.0058468305</text:p>
          </table:table-cell>
          <table:table-cell table:style-name="Default"/>
          <table:table-cell office:value-type="float" office:value="23281" calcext:value-type="float">
            <text:p>23281</text:p>
          </table:table-cell>
          <table:table-cell office:value-type="float" office:value="670" calcext:value-type="float">
            <text:p>670</text:p>
          </table:table-cell>
          <table:table-cell office:value-type="float" office:value="113922" calcext:value-type="float">
            <text:p>113922</text:p>
          </table:table-cell>
          <table:table-cell office:value-type="float" office:value="112127" calcext:value-type="float">
            <text:p>112127</text:p>
          </table:table-cell>
          <table:table-cell office:value-type="float" office:value="135408" calcext:value-type="float">
            <text:p>135408</text:p>
          </table:table-cell>
          <table:table-cell office:value-type="float" office:value="23951" calcext:value-type="float">
            <text:p>23951</text:p>
          </table:table-cell>
          <table:table-cell table:style-name="Default"/>
          <table:table-cell office:value-type="float" office:value="0.419108849869" calcext:value-type="float">
            <text:p>0.4191088499</text:p>
          </table:table-cell>
          <table:table-cell office:value-type="float" office:value="2.42251191959" calcext:value-type="float">
            <text:p>2.4225119196</text:p>
          </table:table-cell>
          <table:table-cell table:number-columns-repeated="995"/>
          <table:table-cell table:style-name="ce2"/>
          <table:table-cell/>
        </table:table-row>
        <table:table-row table:style-name="ro1" table:number-rows-repeated="17">
          <table:table-cell table:style-name="Default" table:number-columns-repeated="1022"/>
          <table:table-cell table:number-columns-repeated="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44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results_1" table:base-cell-address="$Tabelle1.$A$1" table:cell-range-address="Tabelle1.$A$9:Tabelle1.$X$11"/>
          <table:named-range table:name="results_10" table:base-cell-address="$Tabelle1.$A$1" table:cell-range-address="Tabelle1.$A$55:Tabelle1.$X$57"/>
          <table:named-range table:name="results_11" table:base-cell-address="$Tabelle1.$A$1" table:cell-range-address="Tabelle1.$A$59:Tabelle1.$X$61"/>
          <table:named-range table:name="results_12" table:base-cell-address="$Tabelle1.$A$1" table:cell-range-address="Tabelle1.$A$63:Tabelle1.$X$65"/>
          <table:named-range table:name="results_13" table:base-cell-address="$Tabelle1.$A$1" table:cell-range-address="Tabelle1.$A$67:Tabelle1.$X$69"/>
          <table:named-range table:name="results_14" table:base-cell-address="$Tabelle1.$A$1" table:cell-range-address="Tabelle1.$A$71:Tabelle1.$X$73"/>
          <table:named-range table:name="results_15" table:base-cell-address="$Tabelle1.$A$1" table:cell-range-address="Tabelle1.$A$75:Tabelle1.$X$77"/>
          <table:named-range table:name="results_16" table:base-cell-address="$Tabelle1.$A$1" table:cell-range-address="Tabelle1.$A$79:Tabelle1.$X$81"/>
          <table:named-range table:name="results_17" table:base-cell-address="$Tabelle1.$A$1" table:cell-range-address="Tabelle1.$A$83:Tabelle1.$X$85"/>
          <table:named-range table:name="results_18" table:base-cell-address="$Tabelle1.$A$1" table:cell-range-address="Tabelle1.$A$87:Tabelle1.$X$89"/>
          <table:named-range table:name="results_2" table:base-cell-address="$Tabelle1.$A$1" table:cell-range-address="Tabelle1.$A$23:Tabelle1.$X$25"/>
          <table:named-range table:name="results_3" table:base-cell-address="$Tabelle1.$A$1" table:cell-range-address="Tabelle1.$A$27:Tabelle1.$X$29"/>
          <table:named-range table:name="results_4" table:base-cell-address="$Tabelle1.$A$1" table:cell-range-address="Tabelle1.$A$31:Tabelle1.$X$33"/>
          <table:named-range table:name="results_5" table:base-cell-address="$Tabelle1.$A$1" table:cell-range-address="Tabelle1.$A$35:Tabelle1.$X$37"/>
          <table:named-range table:name="results_6" table:base-cell-address="$Tabelle1.$A$1" table:cell-range-address="Tabelle1.$A$39:Tabelle1.$X$41"/>
          <table:named-range table:name="results_7" table:base-cell-address="$Tabelle1.$A$1" table:cell-range-address="Tabelle1.$A$43:Tabelle1.$X$45"/>
          <table:named-range table:name="results_8" table:base-cell-address="$Tabelle1.$A$1" table:cell-range-address="Tabelle1.$A$47:Tabelle1.$X$49"/>
          <table:named-range table:name="results_9" table:base-cell-address="$Tabelle1.$A$1" table:cell-range-address="Tabelle1.$A$51:Tabelle1.$X$5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initial-creator>Simu</meta:initial-creator>
    <meta:creation-date>2017-12-16T16:36:59Z</meta:creation-date>
    <dc:date>2017-12-17T17:14:11.858000000</dc:date>
    <meta:editing-duration>PT4H55M54S</meta:editing-duration>
    <meta:editing-cycles>20</meta:editing-cycles>
    <meta:document-statistic meta:table-count="1" meta:cell-count="217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4.558cm" svg:height="7.793cm" xlink:href=".." xlink:type="simple" chart:class="chart:line" chart:style-name="ch1">
        <chart:legend chart:legend-position="end" svg:x="11.547cm" svg:y="0.111cm" style:legend-expansion="high" chart:style-name="ch2"/>
        <chart:plot-area chart:style-name="ch3" table:cell-range-address="Tabelle1.B3:Tabelle1.Q20" chart:data-source-has-labels="both" svg:x="0.291cm" svg:y="0.155cm" svg:width="10.965cm" svg:height="7.483cm">
          <chartooo:coordinate-region svg:x="1.124cm" svg:y="0.355cm" svg:width="9.707cm" svg:height="7.084cm"/>
          <chart:axis chart:dimension="x" chart:name="primary-x" chart:style-name="ch4" chartooo:axis-type="auto">
            <chartooo:date-scale/>
            <chart:categories table:cell-range-address="Tabelle1.B4:Tabelle1.B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4:Tabelle1.C20" chart:label-cell-address="Tabelle1.C3:Tabelle1.C3" chart:class="chart:line">
            <chart:data-point chart:repeated="17"/>
          </chart:series>
          <chart:series chart:style-name="ch7" chart:values-cell-range-address="Tabelle1.D4:Tabelle1.D20" chart:label-cell-address="Tabelle1.D3:Tabelle1.D3" chart:class="chart:line">
            <chart:data-point chart:repeated="17"/>
          </chart:series>
          <chart:series chart:style-name="ch8" chart:values-cell-range-address="Tabelle1.E4:Tabelle1.E20" chart:label-cell-address="Tabelle1.E3:Tabelle1.E3" chart:class="chart:line">
            <chart:data-point chart:repeated="17"/>
          </chart:series>
          <chart:series chart:style-name="ch9" chart:values-cell-range-address="Tabelle1.F4:Tabelle1.F20" chart:label-cell-address="Tabelle1.F3:Tabelle1.F3" chart:class="chart:line">
            <chart:data-point chart:repeated="17"/>
          </chart:series>
          <chart:series chart:style-name="ch10" chart:values-cell-range-address="Tabelle1.G4:Tabelle1.G20" chart:label-cell-address="Tabelle1.G3:Tabelle1.G3" chart:class="chart:line">
            <chart:data-point chart:repeated="17"/>
          </chart:series>
          <chart:series chart:style-name="ch11" chart:values-cell-range-address="Tabelle1.H4:Tabelle1.H20" chart:label-cell-address="Tabelle1.H3:Tabelle1.H3" chart:class="chart:line">
            <chart:data-point chart:repeated="17"/>
          </chart:series>
          <chart:series chart:style-name="ch12" chart:values-cell-range-address="Tabelle1.I4:Tabelle1.I20" chart:label-cell-address="Tabelle1.I3:Tabelle1.I3" chart:class="chart:line">
            <chart:data-point chart:repeated="17"/>
          </chart:series>
          <chart:series chart:style-name="ch13" chart:values-cell-range-address="Tabelle1.J4:Tabelle1.J20" chart:label-cell-address="Tabelle1.J3:Tabelle1.J3" chart:class="chart:line">
            <chart:data-point chart:repeated="17"/>
          </chart:series>
          <chart:series chart:style-name="ch14" chart:values-cell-range-address="Tabelle1.K4:Tabelle1.K20" chart:label-cell-address="Tabelle1.K3:Tabelle1.K3" chart:class="chart:line">
            <chart:data-point chart:repeated="17"/>
          </chart:series>
          <chart:series chart:style-name="ch15" chart:values-cell-range-address="Tabelle1.L4:Tabelle1.L20" chart:label-cell-address="Tabelle1.L3:Tabelle1.L3" chart:class="chart:line">
            <chart:data-point chart:repeated="17"/>
          </chart:series>
          <chart:series chart:style-name="ch16" chart:values-cell-range-address="Tabelle1.M4:Tabelle1.M20" chart:label-cell-address="Tabelle1.M3:Tabelle1.M3" chart:class="chart:line">
            <chart:data-point chart:repeated="17"/>
          </chart:series>
          <chart:series chart:style-name="ch17" chart:values-cell-range-address="Tabelle1.N4:Tabelle1.N20" chart:label-cell-address="Tabelle1.N3:Tabelle1.N3" chart:class="chart:line">
            <chart:data-point chart:repeated="17"/>
          </chart:series>
          <chart:series chart:style-name="ch18" chart:values-cell-range-address="Tabelle1.O4:Tabelle1.O20" chart:label-cell-address="Tabelle1.O3:Tabelle1.O3" chart:class="chart:line">
            <chart:data-point chart:repeated="17"/>
          </chart:series>
          <chart:series chart:style-name="ch19" chart:values-cell-range-address="Tabelle1.P4:Tabelle1.P20" chart:label-cell-address="Tabelle1.P3:Tabelle1.P3" chart:class="chart:line">
            <chart:data-point chart:repeated="17"/>
          </chart:series>
          <chart:series chart:style-name="ch20" chart:values-cell-range-address="Tabelle1.Q4:Tabelle1.Q20" chart:label-cell-address="Tabelle1.Q3:Tabelle1.Q3" chart:class="chart:line">
            <chart:data-point chart:repeated="1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E</text:p>
                <draw:g>
                  <svg:desc>Tabelle1.C3:Tabelle1.C3</svg:desc>
                </draw:g>
              </table:table-cell>
              <table:table-cell office:value-type="string">
                <text:p>JACRD</text:p>
                <draw:g>
                  <svg:desc>Tabelle1.D3:Tabelle1.D3</svg:desc>
                </draw:g>
              </table:table-cell>
              <table:table-cell office:value-type="string">
                <text:p>AUC</text:p>
                <draw:g>
                  <svg:desc>Tabelle1.E3:Tabelle1.E3</svg:desc>
                </draw:g>
              </table:table-cell>
              <table:table-cell office:value-type="string">
                <text:p>KAPPA</text:p>
                <draw:g>
                  <svg:desc>Tabelle1.F3:Tabelle1.F3</svg:desc>
                </draw:g>
              </table:table-cell>
              <table:table-cell office:value-type="string">
                <text:p>RNDIND</text:p>
                <draw:g>
                  <svg:desc>Tabelle1.G3:Tabelle1.G3</svg:desc>
                </draw:g>
              </table:table-cell>
              <table:table-cell office:value-type="string">
                <text:p>ICCORR</text:p>
                <draw:g>
                  <svg:desc>Tabelle1.H3:Tabelle1.H3</svg:desc>
                </draw:g>
              </table:table-cell>
              <table:table-cell office:value-type="string">
                <text:p>VOLSMTY</text:p>
                <draw:g>
                  <svg:desc>Tabelle1.I3:Tabelle1.I3</svg:desc>
                </draw:g>
              </table:table-cell>
              <table:table-cell office:value-type="string">
                <text:p>MAHLNBS</text:p>
                <draw:g>
                  <svg:desc>Tabelle1.J3:Tabelle1.J3</svg:desc>
                </draw:g>
              </table:table-cell>
              <table:table-cell office:value-type="string">
                <text:p>GCOERR</text:p>
                <draw:g>
                  <svg:desc>Tabelle1.K3:Tabelle1.K3</svg:desc>
                </draw:g>
              </table:table-cell>
              <table:table-cell office:value-type="string">
                <text:p>SNSVTY</text:p>
                <draw:g>
                  <svg:desc>Tabelle1.L3:Tabelle1.L3</svg:desc>
                </draw:g>
              </table:table-cell>
              <table:table-cell office:value-type="string">
                <text:p>SPCFTY</text:p>
                <draw:g>
                  <svg:desc>Tabelle1.M3:Tabelle1.M3</svg:desc>
                </draw:g>
              </table:table-cell>
              <table:table-cell office:value-type="string">
                <text:p>PRCISON</text:p>
                <draw:g>
                  <svg:desc>Tabelle1.N3:Tabelle1.N3</svg:desc>
                </draw:g>
              </table:table-cell>
              <table:table-cell office:value-type="string">
                <text:p>FMEASR</text:p>
                <draw:g>
                  <svg:desc>Tabelle1.O3:Tabelle1.O3</svg:desc>
                </draw:g>
              </table:table-cell>
              <table:table-cell office:value-type="string">
                <text:p>ACURCY</text:p>
                <draw:g>
                  <svg:desc>Tabelle1.P3:Tabelle1.P3</svg:desc>
                </draw:g>
              </table:table-cell>
              <table:table-cell office:value-type="string">
                <text:p>FALLOUT</text:p>
                <draw:g>
                  <svg:desc>Tabelle1.Q3:Tabelle1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gr1</text:p>
                <draw:g>
                  <svg:desc>Tabelle1.B4:Tabelle1.B20</svg:desc>
                </draw:g>
              </table:table-cell>
              <table:table-cell office:value-type="float" office:value="0.989163454193">
                <text:p>0.989163454193</text:p>
                <draw:g>
                  <svg:desc>Tabelle1.C4:Tabelle1.C20</svg:desc>
                </draw:g>
              </table:table-cell>
              <table:table-cell office:value-type="float" office:value="0.978559252034">
                <text:p>0.978559252034</text:p>
                <draw:g>
                  <svg:desc>Tabelle1.D4:Tabelle1.D20</svg:desc>
                </draw:g>
              </table:table-cell>
              <table:table-cell office:value-type="float" office:value="0.931897435085">
                <text:p>0.931897435085</text:p>
                <draw:g>
                  <svg:desc>Tabelle1.E4:Tabelle1.E20</svg:desc>
                </draw:g>
              </table:table-cell>
              <table:table-cell office:value-type="float" office:value="0.980550181235">
                <text:p>0.980550181235</text:p>
                <draw:g>
                  <svg:desc>Tabelle1.F4:Tabelle1.F20</svg:desc>
                </draw:g>
              </table:table-cell>
              <table:table-cell office:value-type="float" office:value="0.961721907688">
                <text:p>0.961721907688</text:p>
                <draw:g>
                  <svg:desc>Tabelle1.G4:Tabelle1.G20</svg:desc>
                </draw:g>
              </table:table-cell>
              <table:table-cell office:value-type="float" office:value="0.890919382906">
                <text:p>0.890919382906</text:p>
                <draw:g>
                  <svg:desc>Tabelle1.H4:Tabelle1.H20</svg:desc>
                </draw:g>
              </table:table-cell>
              <table:table-cell office:value-type="float" office:value="0.996069531541">
                <text:p>0.996069531541</text:p>
                <draw:g>
                  <svg:desc>Tabelle1.I4:Tabelle1.I20</svg:desc>
                </draw:g>
              </table:table-cell>
              <table:table-cell office:value-type="float" office:value="0.00213231637958915">
                <text:p>0.00213231637958915</text:p>
                <draw:g>
                  <svg:desc>Tabelle1.J4:Tabelle1.J20</svg:desc>
                </draw:g>
              </table:table-cell>
              <table:table-cell office:value-type="float" office:value="0.0372775597396">
                <text:p>0.0372775597396</text:p>
                <draw:g>
                  <svg:desc>Tabelle1.K4:Tabelle1.K20</svg:desc>
                </draw:g>
              </table:table-cell>
              <table:table-cell office:value-type="float" office:value="0.993066671423">
                <text:p>0.993066671423</text:p>
                <draw:g>
                  <svg:desc>Tabelle1.L4:Tabelle1.L20</svg:desc>
                </draw:g>
              </table:table-cell>
              <table:table-cell office:value-type="float" office:value="0.870728198748">
                <text:p>0.870728198748</text:p>
                <draw:g>
                  <svg:desc>Tabelle1.M4:Tabelle1.M20</svg:desc>
                </draw:g>
              </table:table-cell>
              <table:table-cell office:value-type="float" office:value="0.985290799782">
                <text:p>0.985290799782</text:p>
                <draw:g>
                  <svg:desc>Tabelle1.N4:Tabelle1.N20</svg:desc>
                </draw:g>
              </table:table-cell>
              <table:table-cell office:value-type="float" office:value="0.989163454193">
                <text:p>0.989163454193</text:p>
                <draw:g>
                  <svg:desc>Tabelle1.O4:Tabelle1.O20</svg:desc>
                </draw:g>
              </table:table-cell>
              <table:table-cell office:value-type="float" office:value="0.98048">
                <text:p>0.98048</text:p>
                <draw:g>
                  <svg:desc>Tabelle1.P4:Tabelle1.P20</svg:desc>
                </draw:g>
              </table:table-cell>
              <table:table-cell office:value-type="float" office:value="0.129271801252">
                <text:p>0.129271801252</text:p>
                <draw:g>
                  <svg:desc>Tabelle1.Q4:Tabelle1.Q20</svg:desc>
                </draw:g>
              </table:table-cell>
            </table:table-row>
            <table:table-row>
              <table:table-cell office:value-type="string">
                <text:p>dgr2</text:p>
              </table:table-cell>
              <table:table-cell office:value-type="float" office:value="0.981537744538">
                <text:p>0.981537744538</text:p>
              </table:table-cell>
              <table:table-cell office:value-type="float" office:value="0.963744841081">
                <text:p>0.963744841081</text:p>
              </table:table-cell>
              <table:table-cell office:value-type="float" office:value="0.895943215863">
                <text:p>0.895943215863</text:p>
              </table:table-cell>
              <table:table-cell office:value-type="float" office:value="0.96681509127">
                <text:p>0.96681509127</text:p>
              </table:table-cell>
              <table:table-cell office:value-type="float" office:value="1.00410030657">
                <text:p>1.00410030657</text:p>
              </table:table-cell>
              <table:table-cell office:value-type="float" office:value="0.813154655274">
                <text:p>0.813154655274</text:p>
              </table:table-cell>
              <table:table-cell office:value-type="float" office:value="0.996664410391">
                <text:p>0.996664410391</text:p>
              </table:table-cell>
              <table:table-cell office:value-type="float" office:value="0.00286854322541174">
                <text:p>0.00286854322541174</text:p>
              </table:table-cell>
              <table:table-cell office:value-type="float" office:value="-0.0118151198252">
                <text:p>-0.0118151198252</text:p>
              </table:table-cell>
              <table:table-cell office:value-type="float" office:value="0.984822708933">
                <text:p>0.984822708933</text:p>
              </table:table-cell>
              <table:table-cell office:value-type="float" office:value="0.807063722794">
                <text:p>0.807063722794</text:p>
              </table:table-cell>
              <table:table-cell office:value-type="float" office:value="0.978274621874">
                <text:p>0.978274621874</text:p>
              </table:table-cell>
              <table:table-cell office:value-type="float" office:value="0.981537744538">
                <text:p>0.981537744538</text:p>
              </table:table-cell>
              <table:table-cell office:value-type="float" office:value="0.966724">
                <text:p>0.966724</text:p>
              </table:table-cell>
              <table:table-cell office:value-type="float" office:value="0.192936277206">
                <text:p>0.192936277206</text:p>
              </table:table-cell>
            </table:table-row>
            <table:table-row>
              <table:table-cell office:value-type="string">
                <text:p>dgr3</text:p>
              </table:table-cell>
              <table:table-cell office:value-type="float" office:value="0.974248917514">
                <text:p>0.974248917514</text:p>
              </table:table-cell>
              <table:table-cell office:value-type="float" office:value="0.949790776873">
                <text:p>0.949790776873</text:p>
              </table:table-cell>
              <table:table-cell office:value-type="float" office:value="0.859988298874">
                <text:p>0.859988298874</text:p>
              </table:table-cell>
              <table:table-cell office:value-type="float" office:value="0.953716841369">
                <text:p>0.953716841369</text:p>
              </table:table-cell>
              <table:table-cell office:value-type="float" office:value="1.04892329665">
                <text:p>1.04892329665</text:p>
              </table:table-cell>
              <table:table-cell office:value-type="float" office:value="0.73945208227">
                <text:p>0.73945208227</text:p>
              </table:table-cell>
              <table:table-cell office:value-type="float" office:value="0.996637689394">
                <text:p>0.996637689394</text:p>
              </table:table-cell>
              <table:table-cell office:value-type="float" office:value="0.00321519396656317">
                <text:p>0.00321519396656317</text:p>
              </table:table-cell>
              <table:table-cell office:value-type="float" office:value="0.00909999770884">
                <text:p>0.00909999770884</text:p>
              </table:table-cell>
              <table:table-cell office:value-type="float" office:value="0.977535696153">
                <text:p>0.977535696153</text:p>
              </table:table-cell>
              <table:table-cell office:value-type="float" office:value="0.742440901594">
                <text:p>0.742440901594</text:p>
              </table:table-cell>
              <table:table-cell office:value-type="float" office:value="0.97098416715">
                <text:p>0.97098416715</text:p>
              </table:table-cell>
              <table:table-cell office:value-type="float" office:value="0.974248917514">
                <text:p>0.974248917514</text:p>
              </table:table-cell>
              <table:table-cell office:value-type="float" office:value="0.953588">
                <text:p>0.953588</text:p>
              </table:table-cell>
              <table:table-cell office:value-type="float" office:value="0.257559098406">
                <text:p>0.257559098406</text:p>
              </table:table-cell>
            </table:table-row>
            <table:table-row>
              <table:table-cell office:value-type="string">
                <text:p>dgr4</text:p>
              </table:table-cell>
              <table:table-cell office:value-type="float" office:value="0.968317095364">
                <text:p>0.968317095364</text:p>
              </table:table-cell>
              <table:table-cell office:value-type="float" office:value="0.938580149979">
                <text:p>0.938580149979</text:p>
              </table:table-cell>
              <table:table-cell office:value-type="float" office:value="0.830790028805">
                <text:p>0.830790028805</text:p>
              </table:table-cell>
              <table:table-cell office:value-type="float" office:value="0.943053237332">
                <text:p>0.943053237332</text:p>
              </table:table-cell>
              <table:table-cell office:value-type="float" office:value="1.02975280612">
                <text:p>1.02975280612</text:p>
              </table:table-cell>
              <table:table-cell office:value-type="float" office:value="0.679388805704">
                <text:p>0.679388805704</text:p>
              </table:table-cell>
              <table:table-cell office:value-type="float" office:value="0.996653276815">
                <text:p>0.996653276815</text:p>
              </table:table-cell>
              <table:table-cell office:value-type="float" office:value="0.00356459724968078">
                <text:p>0.00356459724968078</text:p>
              </table:table-cell>
              <table:table-cell office:value-type="float" office:value="0.027185200354">
                <text:p>0.027185200354</text:p>
              </table:table-cell>
              <table:table-cell office:value-type="float" office:value="0.971568666747">
                <text:p>0.971568666747</text:p>
              </table:table-cell>
              <table:table-cell office:value-type="float" office:value="0.690011390864">
                <text:p>0.690011390864</text:p>
              </table:table-cell>
              <table:table-cell office:value-type="float" office:value="0.965087215604">
                <text:p>0.965087215604</text:p>
              </table:table-cell>
              <table:table-cell office:value-type="float" office:value="0.968317095364">
                <text:p>0.968317095364</text:p>
              </table:table-cell>
              <table:table-cell office:value-type="float" office:value="0.942896">
                <text:p>0.942896</text:p>
              </table:table-cell>
              <table:table-cell office:value-type="float" office:value="0.309988609136">
                <text:p>0.309988609136</text:p>
              </table:table-cell>
            </table:table-row>
            <table:table-row>
              <table:table-cell office:value-type="string">
                <text:p>dgr5</text:p>
              </table:table-cell>
              <table:table-cell office:value-type="float" office:value="0.963530025414">
                <text:p>0.963530025414</text:p>
              </table:table-cell>
              <table:table-cell office:value-type="float" office:value="0.929626568101">
                <text:p>0.929626568101</text:p>
              </table:table-cell>
              <table:table-cell office:value-type="float" office:value="0.807127210234">
                <text:p>0.807127210234</text:p>
              </table:table-cell>
              <table:table-cell office:value-type="float" office:value="0.934468595146">
                <text:p>0.934468595146</text:p>
              </table:table-cell>
              <table:table-cell office:value-type="float" office:value="1.01463030035">
                <text:p>1.01463030035</text:p>
              </table:table-cell>
              <table:table-cell office:value-type="float" office:value="0.631356963563">
                <text:p>0.631356963563</text:p>
              </table:table-cell>
              <table:table-cell office:value-type="float" office:value="0.99653079117">
                <text:p>0.99653079117</text:p>
              </table:table-cell>
              <table:table-cell office:value-type="float" office:value="0.00370007095170839">
                <text:p>0.00370007095170839</text:p>
              </table:table-cell>
              <table:table-cell office:value-type="float" office:value="0.0412430249004">
                <text:p>0.0412430249004</text:p>
              </table:table-cell>
              <table:table-cell office:value-type="float" office:value="0.966884349135">
                <text:p>0.966884349135</text:p>
              </table:table-cell>
              <table:table-cell office:value-type="float" office:value="0.647370071333">
                <text:p>0.647370071333</text:p>
              </table:table-cell>
              <table:table-cell office:value-type="float" office:value="0.96019889493">
                <text:p>0.96019889493</text:p>
              </table:table-cell>
              <table:table-cell office:value-type="float" office:value="0.963530025414">
                <text:p>0.963530025414</text:p>
              </table:table-cell>
              <table:table-cell office:value-type="float" office:value="0.934276">
                <text:p>0.934276</text:p>
              </table:table-cell>
              <table:table-cell office:value-type="float" office:value="0.352629928667">
                <text:p>0.352629928667</text:p>
              </table:table-cell>
            </table:table-row>
            <table:table-row>
              <table:table-cell office:value-type="string">
                <text:p>dgr10</text:p>
              </table:table-cell>
              <table:table-cell office:value-type="float" office:value="0.953294800767">
                <text:p>0.953294800767</text:p>
              </table:table-cell>
              <table:table-cell office:value-type="float" office:value="0.910757681786">
                <text:p>0.910757681786</text:p>
              </table:table-cell>
              <table:table-cell office:value-type="float" office:value="0.756810370272">
                <text:p>0.756810370272</text:p>
              </table:table-cell>
              <table:table-cell office:value-type="float" office:value="0.916080536702">
                <text:p>0.916080536702</text:p>
              </table:table-cell>
              <table:table-cell office:value-type="float" office:value="0.983271391006">
                <text:p>0.983271391006</text:p>
              </table:table-cell>
              <table:table-cell office:value-type="float" office:value="0.527964742631">
                <text:p>0.527964742631</text:p>
              </table:table-cell>
              <table:table-cell office:value-type="float" office:value="0.996515199943">
                <text:p>0.996515199943</text:p>
              </table:table-cell>
              <table:table-cell office:value-type="float" office:value="0.00557122193754356">
                <text:p>0.00557122193754356</text:p>
              </table:table-cell>
              <table:table-cell office:value-type="float" office:value="0.0700801689578">
                <text:p>0.0700801689578</text:p>
              </table:table-cell>
              <table:table-cell office:value-type="float" office:value="0.956628459678">
                <text:p>0.956628459678</text:p>
              </table:table-cell>
              <table:table-cell office:value-type="float" office:value="0.556992280867">
                <text:p>0.556992280867</text:p>
              </table:table-cell>
              <table:table-cell office:value-type="float" office:value="0.94998429544">
                <text:p>0.94998429544</text:p>
              </table:table-cell>
              <table:table-cell office:value-type="float" office:value="0.953294800767">
                <text:p>0.953294800767</text:p>
              </table:table-cell>
              <table:table-cell office:value-type="float" office:value="0.915832">
                <text:p>0.915832</text:p>
              </table:table-cell>
              <table:table-cell office:value-type="float" office:value="0.443007719133">
                <text:p>0.443007719133</text:p>
              </table:table-cell>
            </table:table-row>
            <table:table-row>
              <table:table-cell office:value-type="string">
                <text:p>dgr15</text:p>
              </table:table-cell>
              <table:table-cell office:value-type="float" office:value="0.947308371882">
                <text:p>0.947308371882</text:p>
              </table:table-cell>
              <table:table-cell office:value-type="float" office:value="0.899891617431">
                <text:p>0.899891617431</text:p>
              </table:table-cell>
              <table:table-cell office:value-type="float" office:value="0.727416680918">
                <text:p>0.727416680918</text:p>
              </table:table-cell>
              <table:table-cell office:value-type="float" office:value="0.905334484462">
                <text:p>0.905334484462</text:p>
              </table:table-cell>
              <table:table-cell office:value-type="float" office:value="0.965566580346">
                <text:p>0.965566580346</text:p>
              </table:table-cell>
              <table:table-cell office:value-type="float" office:value="0.467676862432">
                <text:p>0.467676862432</text:p>
              </table:table-cell>
              <table:table-cell office:value-type="float" office:value="0.99647065091">
                <text:p>0.99647065091</text:p>
              </table:table-cell>
              <table:table-cell office:value-type="float" office:value="0.00733676809266591">
                <text:p>0.00733676809266591</text:p>
              </table:table-cell>
              <table:table-cell office:value-type="float" office:value="0.0860628103658">
                <text:p>0.0860628103658</text:p>
              </table:table-cell>
              <table:table-cell office:value-type="float" office:value="0.950663595579">
                <text:p>0.950663595579</text:p>
              </table:table-cell>
              <table:table-cell office:value-type="float" office:value="0.504169766258">
                <text:p>0.504169766258</text:p>
              </table:table-cell>
              <table:table-cell office:value-type="float" office:value="0.943976748404">
                <text:p>0.943976748404</text:p>
              </table:table-cell>
              <table:table-cell office:value-type="float" office:value="0.947308371882">
                <text:p>0.947308371882</text:p>
              </table:table-cell>
              <table:table-cell office:value-type="float" office:value="0.905048">
                <text:p>0.905048</text:p>
              </table:table-cell>
              <table:table-cell office:value-type="float" office:value="0.495830233742">
                <text:p>0.495830233742</text:p>
              </table:table-cell>
            </table:table-row>
            <table:table-row>
              <table:table-cell office:value-type="string">
                <text:p>dgr20</text:p>
              </table:table-cell>
              <table:table-cell office:value-type="float" office:value="0.942864181201">
                <text:p>0.942864181201</text:p>
              </table:table-cell>
              <table:table-cell office:value-type="float" office:value="0.89190448799">
                <text:p>0.89190448799</text:p>
              </table:table-cell>
              <table:table-cell office:value-type="float" office:value="0.70539333485">
                <text:p>0.70539333485</text:p>
              </table:table-cell>
              <table:table-cell office:value-type="float" office:value="0.897302564583">
                <text:p>0.897302564583</text:p>
              </table:table-cell>
              <table:table-cell office:value-type="float" office:value="0.952688525026">
                <text:p>0.952688525026</text:p>
              </table:table-cell>
              <table:table-cell office:value-type="float" office:value="0.421785816494">
                <text:p>0.421785816494</text:p>
              </table:table-cell>
              <table:table-cell office:value-type="float" office:value="0.99665995699">
                <text:p>0.99665995699</text:p>
              </table:table-cell>
              <table:table-cell office:value-type="float" office:value="0.00939513187017739">
                <text:p>0.00939513187017739</text:p>
              </table:table-cell>
              <table:table-cell office:value-type="float" office:value="0.097662774881">
                <text:p>0.097662774881</text:p>
              </table:table-cell>
              <table:table-cell office:value-type="float" office:value="0.946023941855">
                <text:p>0.946023941855</text:p>
              </table:table-cell>
              <table:table-cell office:value-type="float" office:value="0.464762727844">
                <text:p>0.464762727844</text:p>
              </table:table-cell>
              <table:table-cell office:value-type="float" office:value="0.939725457755">
                <text:p>0.939725457755</text:p>
              </table:table-cell>
              <table:table-cell office:value-type="float" office:value="0.942864181201">
                <text:p>0.942864181201</text:p>
              </table:table-cell>
              <table:table-cell office:value-type="float" office:value="0.89702">
                <text:p>0.89702</text:p>
              </table:table-cell>
              <table:table-cell office:value-type="float" office:value="0.535237272156">
                <text:p>0.535237272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gr1</text:p>
              </table:table-cell>
              <table:table-cell office:value-type="float" office:value="0.901755516186">
                <text:p>0.901755516186</text:p>
              </table:table-cell>
              <table:table-cell office:value-type="float" office:value="0.82108813609">
                <text:p>0.82108813609</text:p>
              </table:table-cell>
              <table:table-cell office:value-type="float" office:value="0.931897435085">
                <text:p>0.931897435085</text:p>
              </table:table-cell>
              <table:table-cell office:value-type="float" office:value="0.980550181235">
                <text:p>0.980550181235</text:p>
              </table:table-cell>
              <table:table-cell office:value-type="float" office:value="0.961721907688">
                <text:p>0.961721907688</text:p>
              </table:table-cell>
              <table:table-cell office:value-type="float" office:value="0.890919382906">
                <text:p>0.890919382906</text:p>
              </table:table-cell>
              <table:table-cell office:value-type="float" office:value="0.964366242551">
                <text:p>0.964366242551</text:p>
              </table:table-cell>
              <table:table-cell office:value-type="float" office:value="0.0296506369245386">
                <text:p>0.0296506369245386</text:p>
              </table:table-cell>
              <table:table-cell office:value-type="float" office:value="0.0372775597396">
                <text:p>0.0372775597396</text:p>
              </table:table-cell>
              <table:table-cell office:value-type="float" office:value="0.870728198748">
                <text:p>0.870728198748</text:p>
              </table:table-cell>
              <table:table-cell office:value-type="float" office:value="0.993066671423">
                <text:p>0.993066671423</text:p>
              </table:table-cell>
              <table:table-cell office:value-type="float" office:value="0.935075779717">
                <text:p>0.935075779717</text:p>
              </table:table-cell>
              <table:table-cell office:value-type="float" office:value="0.901755516186">
                <text:p>0.901755516186</text:p>
              </table:table-cell>
              <table:table-cell office:value-type="float" office:value="0.98048">
                <text:p>0.98048</text:p>
              </table:table-cell>
              <table:table-cell office:value-type="float" office:value="0.00693332857735">
                <text:p>0.00693332857735</text:p>
              </table:table-cell>
            </table:table-row>
            <table:table-row>
              <table:table-cell office:value-type="string">
                <text:p>dgr2</text:p>
              </table:table-cell>
              <table:table-cell office:value-type="float" office:value="0.831616233175">
                <text:p>0.831616233175</text:p>
              </table:table-cell>
              <table:table-cell office:value-type="float" office:value="0.711766336359">
                <text:p>0.711766336359</text:p>
              </table:table-cell>
              <table:table-cell office:value-type="float" office:value="0.895943215863">
                <text:p>0.895943215863</text:p>
              </table:table-cell>
              <table:table-cell office:value-type="float" office:value="0.96681509127">
                <text:p>0.96681509127</text:p>
              </table:table-cell>
              <table:table-cell office:value-type="float" office:value="1.00410030657">
                <text:p>1.00410030657</text:p>
              </table:table-cell>
              <table:table-cell office:value-type="float" office:value="0.813154655274">
                <text:p>0.813154655274</text:p>
              </table:table-cell>
              <table:table-cell office:value-type="float" office:value="0.969577977937">
                <text:p>0.969577977937</text:p>
              </table:table-cell>
              <table:table-cell office:value-type="float" office:value="0.0737911363435438">
                <text:p>0.0737911363435438</text:p>
              </table:table-cell>
              <table:table-cell office:value-type="float" office:value="-0.0118151198252">
                <text:p>-0.0118151198252</text:p>
              </table:table-cell>
              <table:table-cell office:value-type="float" office:value="0.807063722794">
                <text:p>0.807063722794</text:p>
              </table:table-cell>
              <table:table-cell office:value-type="float" office:value="0.984822708933">
                <text:p>0.984822708933</text:p>
              </table:table-cell>
              <table:table-cell office:value-type="float" office:value="0.857709490209">
                <text:p>0.857709490209</text:p>
              </table:table-cell>
              <table:table-cell office:value-type="float" office:value="0.831616233175">
                <text:p>0.831616233175</text:p>
              </table:table-cell>
              <table:table-cell office:value-type="float" office:value="0.966724">
                <text:p>0.966724</text:p>
              </table:table-cell>
              <table:table-cell office:value-type="float" office:value="0.0151772910673">
                <text:p>0.0151772910673</text:p>
              </table:table-cell>
            </table:table-row>
            <table:table-row>
              <table:table-cell office:value-type="string">
                <text:p>dgr3</text:p>
              </table:table-cell>
              <table:table-cell office:value-type="float" office:value="0.765202258332">
                <text:p>0.765202258332</text:p>
              </table:table-cell>
              <table:table-cell office:value-type="float" office:value="0.619698459521">
                <text:p>0.619698459521</text:p>
              </table:table-cell>
              <table:table-cell office:value-type="float" office:value="0.859988298874">
                <text:p>0.859988298874</text:p>
              </table:table-cell>
              <table:table-cell office:value-type="float" office:value="0.953716841369">
                <text:p>0.953716841369</text:p>
              </table:table-cell>
              <table:table-cell office:value-type="float" office:value="1.04892329665">
                <text:p>1.04892329665</text:p>
              </table:table-cell>
              <table:table-cell office:value-type="float" office:value="0.73945208227">
                <text:p>0.73945208227</text:p>
              </table:table-cell>
              <table:table-cell office:value-type="float" office:value="0.969342533946">
                <text:p>0.969342533946</text:p>
              </table:table-cell>
              <table:table-cell office:value-type="float" office:value="0.0815386079833045">
                <text:p>0.0815386079833045</text:p>
              </table:table-cell>
              <table:table-cell office:value-type="float" office:value="0.00909999770884">
                <text:p>0.00909999770884</text:p>
              </table:table-cell>
              <table:table-cell office:value-type="float" office:value="0.742440901594">
                <text:p>0.742440901594</text:p>
              </table:table-cell>
              <table:table-cell office:value-type="float" office:value="0.977535696153">
                <text:p>0.977535696153</text:p>
              </table:table-cell>
              <table:table-cell office:value-type="float" office:value="0.789403365204">
                <text:p>0.789403365204</text:p>
              </table:table-cell>
              <table:table-cell office:value-type="float" office:value="0.765202258332">
                <text:p>0.765202258332</text:p>
              </table:table-cell>
              <table:table-cell office:value-type="float" office:value="0.953588">
                <text:p>0.953588</text:p>
              </table:table-cell>
              <table:table-cell office:value-type="float" office:value="0.0224643038471">
                <text:p>0.0224643038471</text:p>
              </table:table-cell>
            </table:table-row>
            <table:table-row>
              <table:table-cell office:value-type="string">
                <text:p>dgr4</text:p>
              </table:table-cell>
              <table:table-cell office:value-type="float" office:value="0.711070633475">
                <text:p>0.711070633475</text:p>
              </table:table-cell>
              <table:table-cell office:value-type="float" office:value="0.551675407468">
                <text:p>0.551675407468</text:p>
              </table:table-cell>
              <table:table-cell office:value-type="float" office:value="0.830790028805">
                <text:p>0.830790028805</text:p>
              </table:table-cell>
              <table:table-cell office:value-type="float" office:value="0.943053237332">
                <text:p>0.943053237332</text:p>
              </table:table-cell>
              <table:table-cell office:value-type="float" office:value="1.02975280612">
                <text:p>1.02975280612</text:p>
              </table:table-cell>
              <table:table-cell office:value-type="float" office:value="0.679388805704">
                <text:p>0.679388805704</text:p>
              </table:table-cell>
              <table:table-cell office:value-type="float" office:value="0.969479862376">
                <text:p>0.969479862376</text:p>
              </table:table-cell>
              <table:table-cell office:value-type="float" office:value="0.088735395732146">
                <text:p>0.088735395732146</text:p>
              </table:table-cell>
              <table:table-cell office:value-type="float" office:value="0.027185200354">
                <text:p>0.027185200354</text:p>
              </table:table-cell>
              <table:table-cell office:value-type="float" office:value="0.690011390864">
                <text:p>0.690011390864</text:p>
              </table:table-cell>
              <table:table-cell office:value-type="float" office:value="0.971568666747">
                <text:p>0.971568666747</text:p>
              </table:table-cell>
              <table:table-cell office:value-type="float" office:value="0.733455805603">
                <text:p>0.733455805603</text:p>
              </table:table-cell>
              <table:table-cell office:value-type="float" office:value="0.711070633475">
                <text:p>0.711070633475</text:p>
              </table:table-cell>
              <table:table-cell office:value-type="float" office:value="0.942896">
                <text:p>0.942896</text:p>
              </table:table-cell>
              <table:table-cell office:value-type="float" office:value="0.0284313332532">
                <text:p>0.0284313332532</text:p>
              </table:table-cell>
            </table:table-row>
            <table:table-row>
              <table:table-cell office:value-type="string">
                <text:p>dgr5</text:p>
              </table:table-cell>
              <table:table-cell office:value-type="float" office:value="0.667825735368">
                <text:p>0.667825735368</text:p>
              </table:table-cell>
              <table:table-cell office:value-type="float" office:value="0.501305086803">
                <text:p>0.501305086803</text:p>
              </table:table-cell>
              <table:table-cell office:value-type="float" office:value="0.807127210234">
                <text:p>0.807127210234</text:p>
              </table:table-cell>
              <table:table-cell office:value-type="float" office:value="0.934468595146">
                <text:p>0.934468595146</text:p>
              </table:table-cell>
              <table:table-cell office:value-type="float" office:value="1.01463030035">
                <text:p>1.01463030035</text:p>
              </table:table-cell>
              <table:table-cell office:value-type="float" office:value="0.631356963563">
                <text:p>0.631356963563</text:p>
              </table:table-cell>
              <table:table-cell office:value-type="float" office:value="0.968401900334">
                <text:p>0.968401900334</text:p>
              </table:table-cell>
              <table:table-cell office:value-type="float" office:value="0.0880158991733625">
                <text:p>0.0880158991733625</text:p>
              </table:table-cell>
              <table:table-cell office:value-type="float" office:value="0.0412430249004">
                <text:p>0.0412430249004</text:p>
              </table:table-cell>
              <table:table-cell office:value-type="float" office:value="0.647370071333">
                <text:p>0.647370071333</text:p>
              </table:table-cell>
              <table:table-cell office:value-type="float" office:value="0.966884349135">
                <text:p>0.966884349135</text:p>
              </table:table-cell>
              <table:table-cell office:value-type="float" office:value="0.689616299946">
                <text:p>0.689616299946</text:p>
              </table:table-cell>
              <table:table-cell office:value-type="float" office:value="0.667825735368">
                <text:p>0.667825735368</text:p>
              </table:table-cell>
              <table:table-cell office:value-type="float" office:value="0.934276">
                <text:p>0.934276</text:p>
              </table:table-cell>
              <table:table-cell office:value-type="float" office:value="0.0331156508646">
                <text:p>0.0331156508646</text:p>
              </table:table-cell>
            </table:table-row>
            <table:table-row>
              <table:table-cell office:value-type="string">
                <text:p>dgr10</text:p>
              </table:table-cell>
              <table:table-cell office:value-type="float" office:value="0.574668499353">
                <text:p>0.574668499353</text:p>
              </table:table-cell>
              <table:table-cell office:value-type="float" office:value="0.403182346768">
                <text:p>0.403182346768</text:p>
              </table:table-cell>
              <table:table-cell office:value-type="float" office:value="0.756810370272">
                <text:p>0.756810370272</text:p>
              </table:table-cell>
              <table:table-cell office:value-type="float" office:value="0.916080536702">
                <text:p>0.916080536702</text:p>
              </table:table-cell>
              <table:table-cell office:value-type="float" office:value="0.983271391006">
                <text:p>0.983271391006</text:p>
              </table:table-cell>
              <table:table-cell office:value-type="float" office:value="0.527964742631">
                <text:p>0.527964742631</text:p>
              </table:table-cell>
              <table:table-cell office:value-type="float" office:value="0.968264877102">
                <text:p>0.968264877102</text:p>
              </table:table-cell>
              <table:table-cell office:value-type="float" office:value="0.129409853890512">
                <text:p>0.129409853890512</text:p>
              </table:table-cell>
              <table:table-cell office:value-type="float" office:value="0.0700801689578">
                <text:p>0.0700801689578</text:p>
              </table:table-cell>
              <table:table-cell office:value-type="float" office:value="0.556992280867">
                <text:p>0.556992280867</text:p>
              </table:table-cell>
              <table:table-cell office:value-type="float" office:value="0.956628459678">
                <text:p>0.956628459678</text:p>
              </table:table-cell>
              <table:table-cell office:value-type="float" office:value="0.593503402781">
                <text:p>0.593503402781</text:p>
              </table:table-cell>
              <table:table-cell office:value-type="float" office:value="0.574668499353">
                <text:p>0.574668499353</text:p>
              </table:table-cell>
              <table:table-cell office:value-type="float" office:value="0.915832">
                <text:p>0.915832</text:p>
              </table:table-cell>
              <table:table-cell office:value-type="float" office:value="0.0433715403223">
                <text:p>0.0433715403223</text:p>
              </table:table-cell>
            </table:table-row>
            <table:table-row>
              <table:table-cell office:value-type="string">
                <text:p>dgr15</text:p>
              </table:table-cell>
              <table:table-cell office:value-type="float" office:value="0.520366927988">
                <text:p>0.520366927988</text:p>
              </table:table-cell>
              <table:table-cell office:value-type="float" office:value="0.351686467295">
                <text:p>0.351686467295</text:p>
              </table:table-cell>
              <table:table-cell office:value-type="float" office:value="0.727416680918">
                <text:p>0.727416680918</text:p>
              </table:table-cell>
              <table:table-cell office:value-type="float" office:value="0.905334484462">
                <text:p>0.905334484462</text:p>
              </table:table-cell>
              <table:table-cell office:value-type="float" office:value="0.965566580346">
                <text:p>0.965566580346</text:p>
              </table:table-cell>
              <table:table-cell office:value-type="float" office:value="0.467676862432">
                <text:p>0.467676862432</text:p>
              </table:table-cell>
              <table:table-cell office:value-type="float" office:value="0.967873595733">
                <text:p>0.967873595733</text:p>
              </table:table-cell>
              <table:table-cell office:value-type="float" office:value="0.165404395137481">
                <text:p>0.165404395137481</text:p>
              </table:table-cell>
              <table:table-cell office:value-type="float" office:value="0.0860628103658">
                <text:p>0.0860628103658</text:p>
              </table:table-cell>
              <table:table-cell office:value-type="float" office:value="0.504169766258">
                <text:p>0.504169766258</text:p>
              </table:table-cell>
              <table:table-cell office:value-type="float" office:value="0.950663595579">
                <text:p>0.950663595579</text:p>
              </table:table-cell>
              <table:table-cell office:value-type="float" office:value="0.537639347">
                <text:p>0.537639347</text:p>
              </table:table-cell>
              <table:table-cell office:value-type="float" office:value="0.520366927988">
                <text:p>0.520366927988</text:p>
              </table:table-cell>
              <table:table-cell office:value-type="float" office:value="0.905048">
                <text:p>0.905048</text:p>
              </table:table-cell>
              <table:table-cell office:value-type="float" office:value="0.0493364044213">
                <text:p>0.0493364044213</text:p>
              </table:table-cell>
            </table:table-row>
            <table:table-row>
              <table:table-cell office:value-type="string">
                <text:p>dgr20</text:p>
              </table:table-cell>
              <table:table-cell office:value-type="float" office:value="0.478919991094">
                <text:p>0.478919991094</text:p>
              </table:table-cell>
              <table:table-cell office:value-type="float" office:value="0.31485522674">
                <text:p>0.31485522674</text:p>
              </table:table-cell>
              <table:table-cell office:value-type="float" office:value="0.70539333485">
                <text:p>0.70539333485</text:p>
              </table:table-cell>
              <table:table-cell office:value-type="float" office:value="0.897302564583">
                <text:p>0.897302564583</text:p>
              </table:table-cell>
              <table:table-cell office:value-type="float" office:value="0.952688525026">
                <text:p>0.952688525026</text:p>
              </table:table-cell>
              <table:table-cell office:value-type="float" office:value="0.421785816494">
                <text:p>0.421785816494</text:p>
              </table:table-cell>
              <table:table-cell office:value-type="float" office:value="0.96953872933">
                <text:p>0.96953872933</text:p>
              </table:table-cell>
              <table:table-cell office:value-type="float" office:value="0.213682004497324">
                <text:p>0.213682004497324</text:p>
              </table:table-cell>
              <table:table-cell office:value-type="float" office:value="0.097662774881">
                <text:p>0.097662774881</text:p>
              </table:table-cell>
              <table:table-cell office:value-type="float" office:value="0.464762727844">
                <text:p>0.464762727844</text:p>
              </table:table-cell>
              <table:table-cell office:value-type="float" office:value="0.946023941855">
                <text:p>0.946023941855</text:p>
              </table:table-cell>
              <table:table-cell office:value-type="float" office:value="0.493966848983">
                <text:p>0.493966848983</text:p>
              </table:table-cell>
              <table:table-cell office:value-type="float" office:value="0.478919991094">
                <text:p>0.478919991094</text:p>
              </table:table-cell>
              <table:table-cell office:value-type="float" office:value="0.89702">
                <text:p>0.89702</text:p>
              </table:table-cell>
              <table:table-cell office:value-type="float" office:value="0.0539760581445">
                <text:p>0.0539760581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9cm" svg:height="9.008cm" xlink:href=".." xlink:type="simple" chart:class="chart:line" chart:style-name="ch1">
        <chart:legend chart:legend-position="end" svg:x="12.988cm" svg:y="0.719cm" style:legend-expansion="high" chart:style-name="ch2"/>
        <chart:plot-area chart:style-name="ch3" table:cell-range-address="Tabelle1.B23:Tabelle1.Q34" chart:data-source-has-labels="both" svg:x="0.319cm" svg:y="0.18cm" svg:width="12.35cm" svg:height="8.648cm">
          <chartooo:coordinate-region svg:x="1.046cm" svg:y="0.38cm" svg:width="11.119cm" svg:height="7.801cm"/>
          <chart:axis chart:dimension="x" chart:name="primary-x" chart:style-name="ch4" chartooo:axis-type="auto">
            <chartooo:date-scale/>
            <chart:categories table:cell-range-address="Tabelle1.B24:Tabelle1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24:Tabelle1.C34" chart:label-cell-address="Tabelle1.C23:Tabelle1.C23" chart:class="chart:line">
            <chart:data-point chart:repeated="11"/>
          </chart:series>
          <chart:series chart:style-name="ch7" chart:values-cell-range-address="Tabelle1.D24:Tabelle1.D34" chart:label-cell-address="Tabelle1.D23:Tabelle1.D23" chart:class="chart:line">
            <chart:data-point chart:repeated="11"/>
          </chart:series>
          <chart:series chart:style-name="ch8" chart:values-cell-range-address="Tabelle1.E24:Tabelle1.E34" chart:label-cell-address="Tabelle1.E23:Tabelle1.E23" chart:class="chart:line">
            <chart:data-point chart:repeated="11"/>
          </chart:series>
          <chart:series chart:style-name="ch9" chart:values-cell-range-address="Tabelle1.F24:Tabelle1.F34" chart:label-cell-address="Tabelle1.F23:Tabelle1.F23" chart:class="chart:line">
            <chart:data-point chart:repeated="11"/>
          </chart:series>
          <chart:series chart:style-name="ch10" chart:values-cell-range-address="Tabelle1.G24:Tabelle1.G34" chart:label-cell-address="Tabelle1.G23:Tabelle1.G23" chart:class="chart:line">
            <chart:data-point chart:repeated="11"/>
          </chart:series>
          <chart:series chart:style-name="ch11" chart:values-cell-range-address="Tabelle1.H24:Tabelle1.H34" chart:label-cell-address="Tabelle1.H23:Tabelle1.H23" chart:class="chart:line">
            <chart:data-point chart:repeated="11"/>
          </chart:series>
          <chart:series chart:style-name="ch12" chart:values-cell-range-address="Tabelle1.I24:Tabelle1.I34" chart:label-cell-address="Tabelle1.I23:Tabelle1.I23" chart:class="chart:line">
            <chart:data-point chart:repeated="11"/>
          </chart:series>
          <chart:series chart:style-name="ch13" chart:values-cell-range-address="Tabelle1.J24:Tabelle1.J34" chart:label-cell-address="Tabelle1.J23:Tabelle1.J23" chart:class="chart:line">
            <chart:data-point chart:repeated="11"/>
          </chart:series>
          <chart:series chart:style-name="ch14" chart:values-cell-range-address="Tabelle1.K24:Tabelle1.K34" chart:label-cell-address="Tabelle1.K23:Tabelle1.K23" chart:class="chart:line">
            <chart:data-point chart:repeated="11"/>
          </chart:series>
          <chart:series chart:style-name="ch15" chart:values-cell-range-address="Tabelle1.L24:Tabelle1.L34" chart:label-cell-address="Tabelle1.L23:Tabelle1.L23" chart:class="chart:line">
            <chart:data-point chart:repeated="11"/>
          </chart:series>
          <chart:series chart:style-name="ch16" chart:values-cell-range-address="Tabelle1.M24:Tabelle1.M34" chart:label-cell-address="Tabelle1.M23:Tabelle1.M23" chart:class="chart:line">
            <chart:data-point chart:repeated="11"/>
          </chart:series>
          <chart:series chart:style-name="ch17" chart:values-cell-range-address="Tabelle1.N24:Tabelle1.N34" chart:label-cell-address="Tabelle1.N23:Tabelle1.N23" chart:class="chart:line">
            <chart:data-point chart:repeated="11"/>
          </chart:series>
          <chart:series chart:style-name="ch18" chart:values-cell-range-address="Tabelle1.O24:Tabelle1.O34" chart:label-cell-address="Tabelle1.O23:Tabelle1.O23" chart:class="chart:line">
            <chart:data-point chart:repeated="11"/>
          </chart:series>
          <chart:series chart:style-name="ch19" chart:values-cell-range-address="Tabelle1.P24:Tabelle1.P34" chart:label-cell-address="Tabelle1.P23:Tabelle1.P23" chart:class="chart:line">
            <chart:data-point chart:repeated="11"/>
          </chart:series>
          <chart:series chart:style-name="ch20" chart:values-cell-range-address="Tabelle1.Q24:Tabelle1.Q34" chart:label-cell-address="Tabelle1.Q23:Tabelle1.Q23" chart:class="chart:line">
            <chart:data-point chart:repeated="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E</text:p>
                <draw:g>
                  <svg:desc>Tabelle1.C23:Tabelle1.C23</svg:desc>
                </draw:g>
              </table:table-cell>
              <table:table-cell office:value-type="string">
                <text:p>JACRD</text:p>
                <draw:g>
                  <svg:desc>Tabelle1.D23:Tabelle1.D23</svg:desc>
                </draw:g>
              </table:table-cell>
              <table:table-cell office:value-type="string">
                <text:p>AUC</text:p>
                <draw:g>
                  <svg:desc>Tabelle1.E23:Tabelle1.E23</svg:desc>
                </draw:g>
              </table:table-cell>
              <table:table-cell office:value-type="string">
                <text:p>KAPPA</text:p>
                <draw:g>
                  <svg:desc>Tabelle1.F23:Tabelle1.F23</svg:desc>
                </draw:g>
              </table:table-cell>
              <table:table-cell office:value-type="string">
                <text:p>RNDIND</text:p>
                <draw:g>
                  <svg:desc>Tabelle1.G23:Tabelle1.G23</svg:desc>
                </draw:g>
              </table:table-cell>
              <table:table-cell office:value-type="string">
                <text:p>ICCORR</text:p>
                <draw:g>
                  <svg:desc>Tabelle1.H23:Tabelle1.H23</svg:desc>
                </draw:g>
              </table:table-cell>
              <table:table-cell office:value-type="string">
                <text:p>VOLSMTY</text:p>
                <draw:g>
                  <svg:desc>Tabelle1.I23:Tabelle1.I23</svg:desc>
                </draw:g>
              </table:table-cell>
              <table:table-cell office:value-type="string">
                <text:p>MAHLNBS</text:p>
                <draw:g>
                  <svg:desc>Tabelle1.J23:Tabelle1.J23</svg:desc>
                </draw:g>
              </table:table-cell>
              <table:table-cell office:value-type="string">
                <text:p>GCOERR</text:p>
                <draw:g>
                  <svg:desc>Tabelle1.K23:Tabelle1.K23</svg:desc>
                </draw:g>
              </table:table-cell>
              <table:table-cell office:value-type="string">
                <text:p>SNSVTY</text:p>
                <draw:g>
                  <svg:desc>Tabelle1.L23:Tabelle1.L23</svg:desc>
                </draw:g>
              </table:table-cell>
              <table:table-cell office:value-type="string">
                <text:p>SPCFTY</text:p>
                <draw:g>
                  <svg:desc>Tabelle1.M23:Tabelle1.M23</svg:desc>
                </draw:g>
              </table:table-cell>
              <table:table-cell office:value-type="string">
                <text:p>PRCISON</text:p>
                <draw:g>
                  <svg:desc>Tabelle1.N23:Tabelle1.N23</svg:desc>
                </draw:g>
              </table:table-cell>
              <table:table-cell office:value-type="string">
                <text:p>FMEASR</text:p>
                <draw:g>
                  <svg:desc>Tabelle1.O23:Tabelle1.O23</svg:desc>
                </draw:g>
              </table:table-cell>
              <table:table-cell office:value-type="string">
                <text:p>ACURCY</text:p>
                <draw:g>
                  <svg:desc>Tabelle1.P23:Tabelle1.P23</svg:desc>
                </draw:g>
              </table:table-cell>
              <table:table-cell office:value-type="string">
                <text:p>FALLOUT</text:p>
                <draw:g>
                  <svg:desc>Tabelle1.Q23:Tabelle1.Q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scl10</text:p>
                <draw:g>
                  <svg:desc>Tabelle1.B24:Tabelle1.B34</svg:desc>
                </draw:g>
              </table:table-cell>
              <table:table-cell office:value-type="float" office:value="0.968389028437">
                <text:p>0.968389028437</text:p>
                <draw:g>
                  <svg:desc>Tabelle1.C24:Tabelle1.C34</svg:desc>
                </draw:g>
              </table:table-cell>
              <table:table-cell office:value-type="float" office:value="0.938715324993">
                <text:p>0.938715324993</text:p>
                <draw:g>
                  <svg:desc>Tabelle1.D24:Tabelle1.D34</svg:desc>
                </draw:g>
              </table:table-cell>
              <table:table-cell office:value-type="float" office:value="0.850069050264">
                <text:p>0.850069050264</text:p>
                <draw:g>
                  <svg:desc>Tabelle1.E24:Tabelle1.E34</svg:desc>
                </draw:g>
              </table:table-cell>
              <table:table-cell office:value-type="float" office:value="0.94140440526">
                <text:p>0.94140440526</text:p>
                <draw:g>
                  <svg:desc>Tabelle1.F24:Tabelle1.F34</svg:desc>
                </draw:g>
              </table:table-cell>
              <table:table-cell office:value-type="float" office:value="1.02871887904">
                <text:p>1.02871887904</text:p>
                <draw:g>
                  <svg:desc>Tabelle1.G24:Tabelle1.G34</svg:desc>
                </draw:g>
              </table:table-cell>
              <table:table-cell office:value-type="float" office:value="0.638865009932">
                <text:p>0.638865009932</text:p>
                <draw:g>
                  <svg:desc>Tabelle1.H24:Tabelle1.H34</svg:desc>
                </draw:g>
              </table:table-cell>
              <table:table-cell office:value-type="float" office:value="0.990934476606">
                <text:p>0.990934476606</text:p>
                <draw:g>
                  <svg:desc>Tabelle1.I24:Tabelle1.I34</svg:desc>
                </draw:g>
              </table:table-cell>
              <table:table-cell office:value-type="float" office:value="0.00695908014879983">
                <text:p>0.00695908014879983</text:p>
                <draw:g>
                  <svg:desc>Tabelle1.J24:Tabelle1.J34</svg:desc>
                </draw:g>
              </table:table-cell>
              <table:table-cell office:value-type="float" office:value="0.0245279783704">
                <text:p>0.0245279783704</text:p>
                <draw:g>
                  <svg:desc>Tabelle1.K24:Tabelle1.K34</svg:desc>
                </draw:g>
              </table:table-cell>
              <table:table-cell office:value-type="float" office:value="0.959688945848">
                <text:p>0.959688945848</text:p>
                <draw:g>
                  <svg:desc>Tabelle1.L24:Tabelle1.L34</svg:desc>
                </draw:g>
              </table:table-cell>
              <table:table-cell office:value-type="float" office:value="0.740449154681">
                <text:p>0.740449154681</text:p>
                <draw:g>
                  <svg:desc>Tabelle1.M24:Tabelle1.M34</svg:desc>
                </draw:g>
              </table:table-cell>
              <table:table-cell office:value-type="float" office:value="0.977248295723">
                <text:p>0.977248295723</text:p>
                <draw:g>
                  <svg:desc>Tabelle1.N24:Tabelle1.N34</svg:desc>
                </draw:g>
              </table:table-cell>
              <table:table-cell office:value-type="float" office:value="0.968389028437">
                <text:p>0.968389028437</text:p>
                <draw:g>
                  <svg:desc>Tabelle1.O24:Tabelle1.O34</svg:desc>
                </draw:g>
              </table:table-cell>
              <table:table-cell office:value-type="float" office:value="0.942312">
                <text:p>0.942312</text:p>
                <draw:g>
                  <svg:desc>Tabelle1.P24:Tabelle1.P34</svg:desc>
                </draw:g>
              </table:table-cell>
              <table:table-cell office:value-type="float" office:value="0.259550845319">
                <text:p>0.259550845319</text:p>
                <draw:g>
                  <svg:desc>Tabelle1.Q24:Tabelle1.Q34</svg:desc>
                </draw:g>
              </table:table-cell>
            </table:table-row>
            <table:table-row>
              <table:table-cell office:value-type="string">
                <text:p>dscl20</text:p>
              </table:table-cell>
              <table:table-cell office:value-type="float" office:value="0.953482001939">
                <text:p>0.953482001939</text:p>
              </table:table-cell>
              <table:table-cell office:value-type="float" office:value="0.91109947818">
                <text:p>0.91109947818</text:p>
              </table:table-cell>
              <table:table-cell office:value-type="float" office:value="0.758449604315">
                <text:p>0.758449604315</text:p>
              </table:table-cell>
              <table:table-cell office:value-type="float" office:value="0.911974323767">
                <text:p>0.911974323767</text:p>
              </table:table-cell>
              <table:table-cell office:value-type="float" office:value="1.04962660964">
                <text:p>1.04962660964</text:p>
              </table:table-cell>
              <table:table-cell office:value-type="float" office:value="0.418613881934">
                <text:p>0.418613881934</text:p>
              </table:table-cell>
              <table:table-cell office:value-type="float" office:value="0.982834558712">
                <text:p>0.982834558712</text:p>
              </table:table-cell>
              <table:table-cell office:value-type="float" office:value="0.0109962377407108">
                <text:p>0.0109962377407108</text:p>
              </table:table-cell>
              <table:table-cell office:value-type="float" office:value="0.00928990229643">
                <text:p>0.00928990229643</text:p>
              </table:table-cell>
              <table:table-cell office:value-type="float" office:value="0.937391267178">
                <text:p>0.937391267178</text:p>
              </table:table-cell>
              <table:table-cell office:value-type="float" office:value="0.579507941451">
                <text:p>0.579507941451</text:p>
              </table:table-cell>
              <table:table-cell office:value-type="float" office:value="0.970134793784">
                <text:p>0.970134793784</text:p>
              </table:table-cell>
              <table:table-cell office:value-type="float" office:value="0.953482001939">
                <text:p>0.953482001939</text:p>
              </table:table-cell>
              <table:table-cell office:value-type="float" office:value="0.914408">
                <text:p>0.914408</text:p>
              </table:table-cell>
              <table:table-cell office:value-type="float" office:value="0.420492058549">
                <text:p>0.420492058549</text:p>
              </table:table-cell>
            </table:table-row>
            <table:table-row>
              <table:table-cell office:value-type="string">
                <text:p>dscl30</text:p>
              </table:table-cell>
              <table:table-cell office:value-type="float" office:value="0.949380748379">
                <text:p>0.949380748379</text:p>
              </table:table-cell>
              <table:table-cell office:value-type="float" office:value="0.903639207937">
                <text:p>0.903639207937</text:p>
              </table:table-cell>
              <table:table-cell office:value-type="float" office:value="0.724306154169">
                <text:p>0.724306154169</text:p>
              </table:table-cell>
              <table:table-cell office:value-type="float" office:value="0.909384961872">
                <text:p>0.909384961872</text:p>
              </table:table-cell>
              <table:table-cell office:value-type="float" office:value="1.03643498072">
                <text:p>1.03643498072</text:p>
              </table:table-cell>
              <table:table-cell office:value-type="float" office:value="0.326640629549">
                <text:p>0.326640629549</text:p>
              </table:table-cell>
              <table:table-cell office:value-type="float" office:value="0.977693101189">
                <text:p>0.977693101189</text:p>
              </table:table-cell>
              <table:table-cell office:value-type="float" office:value="0.0135122232109335">
                <text:p>0.0135122232109335</text:p>
              </table:table-cell>
              <table:table-cell office:value-type="float" office:value="0.0245072868879">
                <text:p>0.0245072868879</text:p>
              </table:table-cell>
              <table:table-cell office:value-type="float" office:value="0.928665109746">
                <text:p>0.928665109746</text:p>
              </table:table-cell>
              <table:table-cell office:value-type="float" office:value="0.519947198592">
                <text:p>0.519947198592</text:p>
              </table:table-cell>
              <table:table-cell office:value-type="float" office:value="0.971041676805">
                <text:p>0.971041676805</text:p>
              </table:table-cell>
              <table:table-cell office:value-type="float" office:value="0.949380748379">
                <text:p>0.949380748379</text:p>
              </table:table-cell>
              <table:table-cell office:value-type="float" office:value="0.906372">
                <text:p>0.906372</text:p>
              </table:table-cell>
              <table:table-cell office:value-type="float" office:value="0.480052801408">
                <text:p>0.480052801408</text:p>
              </table:table-cell>
            </table:table-row>
            <table:table-row>
              <table:table-cell office:value-type="string">
                <text:p>dscl40</text:p>
              </table:table-cell>
              <table:table-cell office:value-type="float" office:value="0.948015639227">
                <text:p>0.948015639227</text:p>
              </table:table-cell>
              <table:table-cell office:value-type="float" office:value="0.90116894754">
                <text:p>0.90116894754</text:p>
              </table:table-cell>
              <table:table-cell office:value-type="float" office:value="0.701093229982">
                <text:p>0.701093229982</text:p>
              </table:table-cell>
              <table:table-cell office:value-type="float" office:value="0.904763335204">
                <text:p>0.904763335204</text:p>
              </table:table-cell>
              <table:table-cell office:value-type="float" office:value="1.02889423619">
                <text:p>1.02889423619</text:p>
              </table:table-cell>
              <table:table-cell office:value-type="float" office:value="0.217693992907">
                <text:p>0.217693992907</text:p>
              </table:table-cell>
              <table:table-cell office:value-type="float" office:value="0.968556585078">
                <text:p>0.968556585078</text:p>
              </table:table-cell>
              <table:table-cell office:value-type="float" office:value="0.0170729343654336">
                <text:p>0.0170729343654336</text:p>
              </table:table-cell>
              <table:table-cell office:value-type="float" office:value="0.035173954086">
                <text:p>0.035173954086</text:p>
              </table:table-cell>
              <table:table-cell office:value-type="float" office:value="0.919115508919">
                <text:p>0.919115508919</text:p>
              </table:table-cell>
              <table:table-cell office:value-type="float" office:value="0.483070951046">
                <text:p>0.483070951046</text:p>
              </table:table-cell>
              <table:table-cell office:value-type="float" office:value="0.978792208769">
                <text:p>0.978792208769</text:p>
              </table:table-cell>
              <table:table-cell office:value-type="float" office:value="0.948015639227">
                <text:p>0.948015639227</text:p>
              </table:table-cell>
              <table:table-cell office:value-type="float" office:value="0.90294">
                <text:p>0.90294</text:p>
              </table:table-cell>
              <table:table-cell office:value-type="float" office:value="0.516929048954">
                <text:p>0.516929048954</text:p>
              </table:table-cell>
            </table:table-row>
            <table:table-row>
              <table:table-cell office:value-type="string">
                <text:p>dscl50</text:p>
              </table:table-cell>
              <table:table-cell office:value-type="float" office:value="0.947565814737">
                <text:p>0.947565814737</text:p>
              </table:table-cell>
              <table:table-cell office:value-type="float" office:value="0.900356362427">
                <text:p>0.900356362427</text:p>
              </table:table-cell>
              <table:table-cell office:value-type="float" office:value="0.686092436199">
                <text:p>0.686092436199</text:p>
              </table:table-cell>
              <table:table-cell office:value-type="float" office:value="0.902929660309">
                <text:p>0.902929660309</text:p>
              </table:table-cell>
              <table:table-cell office:value-type="float" office:value="0.960145292741">
                <text:p>0.960145292741</text:p>
              </table:table-cell>
              <table:table-cell office:value-type="float" office:value="0.1613233609">
                <text:p>0.1613233609</text:p>
              </table:table-cell>
              <table:table-cell office:value-type="float" office:value="0.964496309255">
                <text:p>0.964496309255</text:p>
              </table:table-cell>
              <table:table-cell office:value-type="float" office:value="0.0184673216246045">
                <text:p>0.0184673216246045</text:p>
              </table:table-cell>
              <table:table-cell office:value-type="float" office:value="0.0394280454086">
                <text:p>0.0394280454086</text:p>
              </table:table-cell>
              <table:table-cell office:value-type="float" office:value="0.915077196929">
                <text:p>0.915077196929</text:p>
              </table:table-cell>
              <table:table-cell office:value-type="float" office:value="0.457107675469">
                <text:p>0.457107675469</text:p>
              </table:table-cell>
              <table:table-cell office:value-type="float" office:value="0.98244628377">
                <text:p>0.98244628377</text:p>
              </table:table-cell>
              <table:table-cell office:value-type="float" office:value="0.947565814737">
                <text:p>0.947565814737</text:p>
              </table:table-cell>
              <table:table-cell office:value-type="float" office:value="0.901688">
                <text:p>0.901688</text:p>
              </table:table-cell>
              <table:table-cell office:value-type="float" office:value="0.542892324531">
                <text:p>0.542892324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scl10</text:p>
              </table:table-cell>
              <table:table-cell office:value-type="float" office:value="0.670474797788">
                <text:p>0.670474797788</text:p>
              </table:table-cell>
              <table:table-cell office:value-type="float" office:value="0.504296418506">
                <text:p>0.504296418506</text:p>
              </table:table-cell>
              <table:table-cell office:value-type="float" office:value="0.850069050264">
                <text:p>0.850069050264</text:p>
              </table:table-cell>
              <table:table-cell office:value-type="float" office:value="0.94140440526">
                <text:p>0.94140440526</text:p>
              </table:table-cell>
              <table:table-cell office:value-type="float" office:value="1.02871887904">
                <text:p>1.02871887904</text:p>
              </table:table-cell>
              <table:table-cell office:value-type="float" office:value="0.638865009932">
                <text:p>0.638865009932</text:p>
              </table:table-cell>
              <table:table-cell office:value-type="float" office:value="0.905497418087">
                <text:p>0.905497418087</text:p>
              </table:table-cell>
              <table:table-cell office:value-type="float" office:value="0.0905336788388409">
                <text:p>0.0905336788388409</text:p>
              </table:table-cell>
              <table:table-cell office:value-type="float" office:value="0.0245279783704">
                <text:p>0.0245279783704</text:p>
              </table:table-cell>
              <table:table-cell office:value-type="float" office:value="0.740449154681">
                <text:p>0.740449154681</text:p>
              </table:table-cell>
              <table:table-cell office:value-type="float" office:value="0.959688945848">
                <text:p>0.959688945848</text:p>
              </table:table-cell>
              <table:table-cell office:value-type="float" office:value="0.612584025719">
                <text:p>0.612584025719</text:p>
              </table:table-cell>
              <table:table-cell office:value-type="float" office:value="0.670474797788">
                <text:p>0.670474797788</text:p>
              </table:table-cell>
              <table:table-cell office:value-type="float" office:value="0.942312">
                <text:p>0.942312</text:p>
              </table:table-cell>
              <table:table-cell office:value-type="float" office:value="0.0403110541521">
                <text:p>0.0403110541521</text:p>
              </table:table-cell>
            </table:table-row>
            <table:table-row>
              <table:table-cell office:value-type="string">
                <text:p>dscl20</text:p>
              </table:table-cell>
              <table:table-cell office:value-type="float" office:value="0.465130230465">
                <text:p>0.465130230465</text:p>
              </table:table-cell>
              <table:table-cell office:value-type="float" office:value="0.303042147091">
                <text:p>0.303042147091</text:p>
              </table:table-cell>
              <table:table-cell office:value-type="float" office:value="0.758449604315">
                <text:p>0.758449604315</text:p>
              </table:table-cell>
              <table:table-cell office:value-type="float" office:value="0.911974323767">
                <text:p>0.911974323767</text:p>
              </table:table-cell>
              <table:table-cell office:value-type="float" office:value="1.04962660964">
                <text:p>1.04962660964</text:p>
              </table:table-cell>
              <table:table-cell office:value-type="float" office:value="0.418613881934">
                <text:p>0.418613881934</text:p>
              </table:table-cell>
              <table:table-cell office:value-type="float" office:value="0.802629605559">
                <text:p>0.802629605559</text:p>
              </table:table-cell>
              <table:table-cell office:value-type="float" office:value="0.124468111825083">
                <text:p>0.124468111825083</text:p>
              </table:table-cell>
              <table:table-cell office:value-type="float" office:value="0.00928990229643">
                <text:p>0.00928990229643</text:p>
              </table:table-cell>
              <table:table-cell office:value-type="float" office:value="0.579507941451">
                <text:p>0.579507941451</text:p>
              </table:table-cell>
              <table:table-cell office:value-type="float" office:value="0.937391267178">
                <text:p>0.937391267178</text:p>
              </table:table-cell>
              <table:table-cell office:value-type="float" office:value="0.388459772035">
                <text:p>0.388459772035</text:p>
              </table:table-cell>
              <table:table-cell office:value-type="float" office:value="0.465130230465">
                <text:p>0.465130230465</text:p>
              </table:table-cell>
              <table:table-cell office:value-type="float" office:value="0.914408">
                <text:p>0.914408</text:p>
              </table:table-cell>
              <table:table-cell office:value-type="float" office:value="0.0626087328218">
                <text:p>0.0626087328218</text:p>
              </table:table-cell>
            </table:table-row>
            <table:table-row>
              <table:table-cell office:value-type="string">
                <text:p>dscl30</text:p>
              </table:table-cell>
              <table:table-cell office:value-type="float" office:value="0.377258094554">
                <text:p>0.377258094554</text:p>
              </table:table-cell>
              <table:table-cell office:value-type="float" office:value="0.232481883464">
                <text:p>0.232481883464</text:p>
              </table:table-cell>
              <table:table-cell office:value-type="float" office:value="0.724306154169">
                <text:p>0.724306154169</text:p>
              </table:table-cell>
              <table:table-cell office:value-type="float" office:value="0.909384961872">
                <text:p>0.909384961872</text:p>
              </table:table-cell>
              <table:table-cell office:value-type="float" office:value="1.03643498072">
                <text:p>1.03643498072</text:p>
              </table:table-cell>
              <table:table-cell office:value-type="float" office:value="0.326640629549">
                <text:p>0.326640629549</text:p>
              </table:table-cell>
              <table:table-cell office:value-type="float" office:value="0.725570010908">
                <text:p>0.725570010908</text:p>
              </table:table-cell>
              <table:table-cell office:value-type="float" office:value="0.168697195285748">
                <text:p>0.168697195285748</text:p>
              </table:table-cell>
              <table:table-cell office:value-type="float" office:value="0.0245072868879">
                <text:p>0.0245072868879</text:p>
              </table:table-cell>
              <table:table-cell office:value-type="float" office:value="0.519947198592">
                <text:p>0.519947198592</text:p>
              </table:table-cell>
              <table:table-cell office:value-type="float" office:value="0.928665109746">
                <text:p>0.928665109746</text:p>
              </table:table-cell>
              <table:table-cell office:value-type="float" office:value="0.296021042963">
                <text:p>0.296021042963</text:p>
              </table:table-cell>
              <table:table-cell office:value-type="float" office:value="0.377258094554">
                <text:p>0.377258094554</text:p>
              </table:table-cell>
              <table:table-cell office:value-type="float" office:value="0.906372">
                <text:p>0.906372</text:p>
              </table:table-cell>
              <table:table-cell office:value-type="float" office:value="0.071334890254">
                <text:p>0.071334890254</text:p>
              </table:table-cell>
            </table:table-row>
            <table:table-row>
              <table:table-cell office:value-type="string">
                <text:p>dscl40</text:p>
              </table:table-cell>
              <table:table-cell office:value-type="float" office:value="0.269676448457">
                <text:p>0.269676448457</text:p>
              </table:table-cell>
              <table:table-cell office:value-type="float" office:value="0.155853191859">
                <text:p>0.155853191859</text:p>
              </table:table-cell>
              <table:table-cell office:value-type="float" office:value="0.701093229982">
                <text:p>0.701093229982</text:p>
              </table:table-cell>
              <table:table-cell office:value-type="float" office:value="0.904763335204">
                <text:p>0.904763335204</text:p>
              </table:table-cell>
              <table:table-cell office:value-type="float" office:value="1.02889423619">
                <text:p>1.02889423619</text:p>
              </table:table-cell>
              <table:table-cell office:value-type="float" office:value="0.217693992907">
                <text:p>0.217693992907</text:p>
              </table:table-cell>
              <table:table-cell office:value-type="float" office:value="0.558254326561">
                <text:p>0.558254326561</text:p>
              </table:table-cell>
              <table:table-cell office:value-type="float" office:value="0.221416491543059">
                <text:p>0.221416491543059</text:p>
              </table:table-cell>
              <table:table-cell office:value-type="float" office:value="0.035173954086">
                <text:p>0.035173954086</text:p>
              </table:table-cell>
              <table:table-cell office:value-type="float" office:value="0.483070951046">
                <text:p>0.483070951046</text:p>
              </table:table-cell>
              <table:table-cell office:value-type="float" office:value="0.919115508919">
                <text:p>0.919115508919</text:p>
              </table:table-cell>
              <table:table-cell office:value-type="float" office:value="0.187048557472">
                <text:p>0.187048557472</text:p>
              </table:table-cell>
              <table:table-cell office:value-type="float" office:value="0.269676448457">
                <text:p>0.269676448457</text:p>
              </table:table-cell>
              <table:table-cell office:value-type="float" office:value="0.90294">
                <text:p>0.90294</text:p>
              </table:table-cell>
              <table:table-cell office:value-type="float" office:value="0.0808844910811">
                <text:p>0.0808844910811</text:p>
              </table:table-cell>
            </table:table-row>
            <table:table-row>
              <table:table-cell office:value-type="string">
                <text:p>dscl50</text:p>
              </table:table-cell>
              <table:table-cell office:value-type="float" office:value="0.213755598209">
                <text:p>0.213755598209</text:p>
              </table:table-cell>
              <table:table-cell office:value-type="float" office:value="0.119667609871">
                <text:p>0.119667609871</text:p>
              </table:table-cell>
              <table:table-cell office:value-type="float" office:value="0.686092436199">
                <text:p>0.686092436199</text:p>
              </table:table-cell>
              <table:table-cell office:value-type="float" office:value="0.902929660309">
                <text:p>0.902929660309</text:p>
              </table:table-cell>
              <table:table-cell office:value-type="float" office:value="0.960145292741">
                <text:p>0.960145292741</text:p>
              </table:table-cell>
              <table:table-cell office:value-type="float" office:value="0.1613233609">
                <text:p>0.1613233609</text:p>
              </table:table-cell>
              <table:table-cell office:value-type="float" office:value="0.467626359565">
                <text:p>0.467626359565</text:p>
              </table:table-cell>
              <table:table-cell office:value-type="float" office:value="0.252771572740969">
                <text:p>0.252771572740969</text:p>
              </table:table-cell>
              <table:table-cell office:value-type="float" office:value="0.0394280454086">
                <text:p>0.0394280454086</text:p>
              </table:table-cell>
              <table:table-cell office:value-type="float" office:value="0.457107675469">
                <text:p>0.457107675469</text:p>
              </table:table-cell>
              <table:table-cell office:value-type="float" office:value="0.915077196929">
                <text:p>0.915077196929</text:p>
              </table:table-cell>
              <table:table-cell office:value-type="float" office:value="0.139493131811">
                <text:p>0.139493131811</text:p>
              </table:table-cell>
              <table:table-cell office:value-type="float" office:value="0.213755598209">
                <text:p>0.213755598209</text:p>
              </table:table-cell>
              <table:table-cell office:value-type="float" office:value="0.901688">
                <text:p>0.901688</text:p>
              </table:table-cell>
              <table:table-cell office:value-type="float" office:value="0.0849228030706">
                <text:p>0.08492280307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.007cm" xlink:href=".." xlink:type="simple" chart:class="chart:line" chart:style-name="ch1">
        <chart:legend chart:legend-position="end" svg:x="12.989cm" svg:y="0.718cm" style:legend-expansion="high" chart:style-name="ch2"/>
        <chart:plot-area chart:style-name="ch3" table:cell-range-address="Tabelle1.B37:Tabelle1.Q46" chart:data-source-has-labels="both" svg:x="0.32cm" svg:y="0.18cm" svg:width="12.349cm" svg:height="8.647cm">
          <chartooo:coordinate-region svg:x="1.047cm" svg:y="0.38cm" svg:width="11.251cm" svg:height="7.8cm"/>
          <chart:axis chart:dimension="x" chart:name="primary-x" chart:style-name="ch4" chartooo:axis-type="auto">
            <chartooo:date-scale/>
            <chart:categories table:cell-range-address="Tabelle1.B38:Tabelle1.B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38:Tabelle1.C46" chart:label-cell-address="Tabelle1.C37:Tabelle1.C37" chart:class="chart:line">
            <chart:data-point chart:repeated="9"/>
          </chart:series>
          <chart:series chart:style-name="ch7" chart:values-cell-range-address="Tabelle1.D38:Tabelle1.D46" chart:label-cell-address="Tabelle1.D37:Tabelle1.D37" chart:class="chart:line">
            <chart:data-point chart:repeated="9"/>
          </chart:series>
          <chart:series chart:style-name="ch8" chart:values-cell-range-address="Tabelle1.E38:Tabelle1.E46" chart:label-cell-address="Tabelle1.E37:Tabelle1.E37" chart:class="chart:line">
            <chart:data-point chart:repeated="9"/>
          </chart:series>
          <chart:series chart:style-name="ch9" chart:values-cell-range-address="Tabelle1.F38:Tabelle1.F46" chart:label-cell-address="Tabelle1.F37:Tabelle1.F37" chart:class="chart:line">
            <chart:data-point chart:repeated="9"/>
          </chart:series>
          <chart:series chart:style-name="ch10" chart:values-cell-range-address="Tabelle1.G38:Tabelle1.G46" chart:label-cell-address="Tabelle1.G37:Tabelle1.G37" chart:class="chart:line">
            <chart:data-point chart:repeated="9"/>
          </chart:series>
          <chart:series chart:style-name="ch11" chart:values-cell-range-address="Tabelle1.H38:Tabelle1.H46" chart:label-cell-address="Tabelle1.H37:Tabelle1.H37" chart:class="chart:line">
            <chart:data-point chart:repeated="9"/>
          </chart:series>
          <chart:series chart:style-name="ch12" chart:values-cell-range-address="Tabelle1.I38:Tabelle1.I46" chart:label-cell-address="Tabelle1.I37:Tabelle1.I37" chart:class="chart:line">
            <chart:data-point chart:repeated="9"/>
          </chart:series>
          <chart:series chart:style-name="ch13" chart:values-cell-range-address="Tabelle1.J38:Tabelle1.J46" chart:label-cell-address="Tabelle1.J37:Tabelle1.J37" chart:class="chart:line">
            <chart:data-point chart:repeated="9"/>
          </chart:series>
          <chart:series chart:style-name="ch14" chart:values-cell-range-address="Tabelle1.K38:Tabelle1.K46" chart:label-cell-address="Tabelle1.K37:Tabelle1.K37" chart:class="chart:line">
            <chart:data-point chart:repeated="9"/>
          </chart:series>
          <chart:series chart:style-name="ch15" chart:values-cell-range-address="Tabelle1.L38:Tabelle1.L46" chart:label-cell-address="Tabelle1.L37:Tabelle1.L37" chart:class="chart:line">
            <chart:data-point chart:repeated="9"/>
          </chart:series>
          <chart:series chart:style-name="ch16" chart:values-cell-range-address="Tabelle1.M38:Tabelle1.M46" chart:label-cell-address="Tabelle1.M37:Tabelle1.M37" chart:class="chart:line">
            <chart:data-point chart:repeated="9"/>
          </chart:series>
          <chart:series chart:style-name="ch17" chart:values-cell-range-address="Tabelle1.N38:Tabelle1.N46" chart:label-cell-address="Tabelle1.N37:Tabelle1.N37" chart:class="chart:line">
            <chart:data-point chart:repeated="9"/>
          </chart:series>
          <chart:series chart:style-name="ch18" chart:values-cell-range-address="Tabelle1.O38:Tabelle1.O46" chart:label-cell-address="Tabelle1.O37:Tabelle1.O37" chart:class="chart:line">
            <chart:data-point chart:repeated="9"/>
          </chart:series>
          <chart:series chart:style-name="ch19" chart:values-cell-range-address="Tabelle1.P38:Tabelle1.P46" chart:label-cell-address="Tabelle1.P37:Tabelle1.P37" chart:class="chart:line">
            <chart:data-point chart:repeated="9"/>
          </chart:series>
          <chart:series chart:style-name="ch20" chart:values-cell-range-address="Tabelle1.Q38:Tabelle1.Q46" chart:label-cell-address="Tabelle1.Q37:Tabelle1.Q37" chart:class="chart:line">
            <chart:data-point chart:repeated="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E</text:p>
                <draw:g>
                  <svg:desc>Tabelle1.C37:Tabelle1.C37</svg:desc>
                </draw:g>
              </table:table-cell>
              <table:table-cell office:value-type="string">
                <text:p>JACRD</text:p>
                <draw:g>
                  <svg:desc>Tabelle1.D37:Tabelle1.D37</svg:desc>
                </draw:g>
              </table:table-cell>
              <table:table-cell office:value-type="string">
                <text:p>AUC</text:p>
                <draw:g>
                  <svg:desc>Tabelle1.E37:Tabelle1.E37</svg:desc>
                </draw:g>
              </table:table-cell>
              <table:table-cell office:value-type="string">
                <text:p>KAPPA</text:p>
                <draw:g>
                  <svg:desc>Tabelle1.F37:Tabelle1.F37</svg:desc>
                </draw:g>
              </table:table-cell>
              <table:table-cell office:value-type="string">
                <text:p>RNDIND</text:p>
                <draw:g>
                  <svg:desc>Tabelle1.G37:Tabelle1.G37</svg:desc>
                </draw:g>
              </table:table-cell>
              <table:table-cell office:value-type="string">
                <text:p>ICCORR</text:p>
                <draw:g>
                  <svg:desc>Tabelle1.H37:Tabelle1.H37</svg:desc>
                </draw:g>
              </table:table-cell>
              <table:table-cell office:value-type="string">
                <text:p>VOLSMTY</text:p>
                <draw:g>
                  <svg:desc>Tabelle1.I37:Tabelle1.I37</svg:desc>
                </draw:g>
              </table:table-cell>
              <table:table-cell office:value-type="string">
                <text:p>MAHLNBS</text:p>
                <draw:g>
                  <svg:desc>Tabelle1.J37:Tabelle1.J37</svg:desc>
                </draw:g>
              </table:table-cell>
              <table:table-cell office:value-type="string">
                <text:p>GCOERR</text:p>
                <draw:g>
                  <svg:desc>Tabelle1.K37:Tabelle1.K37</svg:desc>
                </draw:g>
              </table:table-cell>
              <table:table-cell office:value-type="string">
                <text:p>SNSVTY</text:p>
                <draw:g>
                  <svg:desc>Tabelle1.L37:Tabelle1.L37</svg:desc>
                </draw:g>
              </table:table-cell>
              <table:table-cell office:value-type="string">
                <text:p>SPCFTY</text:p>
                <draw:g>
                  <svg:desc>Tabelle1.M37:Tabelle1.M37</svg:desc>
                </draw:g>
              </table:table-cell>
              <table:table-cell office:value-type="string">
                <text:p>PRCISON</text:p>
                <draw:g>
                  <svg:desc>Tabelle1.N37:Tabelle1.N37</svg:desc>
                </draw:g>
              </table:table-cell>
              <table:table-cell office:value-type="string">
                <text:p>FMEASR</text:p>
                <draw:g>
                  <svg:desc>Tabelle1.O37:Tabelle1.O37</svg:desc>
                </draw:g>
              </table:table-cell>
              <table:table-cell office:value-type="string">
                <text:p>ACURCY</text:p>
                <draw:g>
                  <svg:desc>Tabelle1.P37:Tabelle1.P37</svg:desc>
                </draw:g>
              </table:table-cell>
              <table:table-cell office:value-type="string">
                <text:p>FALLOUT</text:p>
                <draw:g>
                  <svg:desc>Tabelle1.Q37:Tabelle1.Q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x1</text:p>
                <draw:g>
                  <svg:desc>Tabelle1.B38:Tabelle1.B46</svg:desc>
                </draw:g>
              </table:table-cell>
              <table:table-cell office:value-type="float" office:value="0.995005507655">
                <text:p>0.995005507655</text:p>
                <draw:g>
                  <svg:desc>Tabelle1.C38:Tabelle1.C46</svg:desc>
                </draw:g>
              </table:table-cell>
              <table:table-cell office:value-type="float" office:value="0.990060657282">
                <text:p>0.990060657282</text:p>
                <draw:g>
                  <svg:desc>Tabelle1.D38:Tabelle1.D46</svg:desc>
                </draw:g>
              </table:table-cell>
              <table:table-cell office:value-type="float" office:value="0.973933800548">
                <text:p>0.973933800548</text:p>
                <draw:g>
                  <svg:desc>Tabelle1.E38:Tabelle1.E46</svg:desc>
                </draw:g>
              </table:table-cell>
              <table:table-cell office:value-type="float" office:value="0.990948855998">
                <text:p>0.990948855998</text:p>
                <draw:g>
                  <svg:desc>Tabelle1.F38:Tabelle1.F46</svg:desc>
                </draw:g>
              </table:table-cell>
              <table:table-cell office:value-type="float" office:value="0.982099082444">
                <text:p>0.982099082444</text:p>
                <draw:g>
                  <svg:desc>Tabelle1.G38:Tabelle1.G46</svg:desc>
                </draw:g>
              </table:table-cell>
              <table:table-cell office:value-type="float" office:value="0.94786780419">
                <text:p>0.94786780419</text:p>
                <draw:g>
                  <svg:desc>Tabelle1.H38:Tabelle1.H46</svg:desc>
                </draw:g>
              </table:table-cell>
              <table:table-cell office:value-type="float" office:value="1">
                <text:p>1</text:p>
                <draw:g>
                  <svg:desc>Tabelle1.I38:Tabelle1.I46</svg:desc>
                </draw:g>
              </table:table-cell>
              <table:table-cell office:value-type="float" office:value="0.000694328771854995">
                <text:p>0.000694328771854995</text:p>
                <draw:g>
                  <svg:desc>Tabelle1.J38:Tabelle1.J46</svg:desc>
                </draw:g>
              </table:table-cell>
              <table:table-cell office:value-type="float" office:value="0.0178285700866">
                <text:p>0.0178285700866</text:p>
                <draw:g>
                  <svg:desc>Tabelle1.K38:Tabelle1.K46</svg:desc>
                </draw:g>
              </table:table-cell>
              <table:table-cell office:value-type="float" office:value="0.995005507655">
                <text:p>0.995005507655</text:p>
                <draw:g>
                  <svg:desc>Tabelle1.L38:Tabelle1.L46</svg:desc>
                </draw:g>
              </table:table-cell>
              <table:table-cell office:value-type="float" office:value="0.952862093441">
                <text:p>0.952862093441</text:p>
                <draw:g>
                  <svg:desc>Tabelle1.M38:Tabelle1.M46</svg:desc>
                </draw:g>
              </table:table-cell>
              <table:table-cell office:value-type="float" office:value="0.995005507655">
                <text:p>0.995005507655</text:p>
                <draw:g>
                  <svg:desc>Tabelle1.N38:Tabelle1.N46</svg:desc>
                </draw:g>
              </table:table-cell>
              <table:table-cell office:value-type="float" office:value="0.995005507655">
                <text:p>0.995005507655</text:p>
                <draw:g>
                  <svg:desc>Tabelle1.O38:Tabelle1.O46</svg:desc>
                </draw:g>
              </table:table-cell>
              <table:table-cell office:value-type="float" office:value="0.990968">
                <text:p>0.990968</text:p>
                <draw:g>
                  <svg:desc>Tabelle1.P38:Tabelle1.P46</svg:desc>
                </draw:g>
              </table:table-cell>
              <table:table-cell office:value-type="float" office:value="0.0471379065592">
                <text:p>0.0471379065592</text:p>
                <draw:g>
                  <svg:desc>Tabelle1.Q38:Tabelle1.Q46</svg:desc>
                </draw:g>
              </table:table-cell>
            </table:table-row>
            <table:table-row>
              <table:table-cell office:value-type="string">
                <text:p>px5</text:p>
              </table:table-cell>
              <table:table-cell office:value-type="float" office:value="0.974390508253">
                <text:p>0.974390508253</text:p>
              </table:table-cell>
              <table:table-cell office:value-type="float" office:value="0.950059955659">
                <text:p>0.950059955659</text:p>
              </table:table-cell>
              <table:table-cell office:value-type="float" office:value="0.866344350197">
                <text:p>0.866344350197</text:p>
              </table:table-cell>
              <table:table-cell office:value-type="float" office:value="0.953589838238">
                <text:p>0.953589838238</text:p>
              </table:table-cell>
              <table:table-cell office:value-type="float" office:value="1.04910475258">
                <text:p>1.04910475258</text:p>
              </table:table-cell>
              <table:table-cell office:value-type="float" office:value="0.73268962673">
                <text:p>0.73268962673</text:p>
              </table:table-cell>
              <table:table-cell office:value-type="float" office:value="1">
                <text:p>1</text:p>
              </table:table-cell>
              <table:table-cell office:value-type="float" office:value="0.00352304766039573">
                <text:p>0.00352304766039573</text:p>
              </table:table-cell>
              <table:table-cell office:value-type="float" office:value="0.0104334972785">
                <text:p>0.0104334972785</text:p>
              </table:table-cell>
              <table:table-cell office:value-type="float" office:value="0.974390508253">
                <text:p>0.974390508253</text:p>
              </table:table-cell>
              <table:table-cell office:value-type="float" office:value="0.758298192142">
                <text:p>0.758298192142</text:p>
              </table:table-cell>
              <table:table-cell office:value-type="float" office:value="0.974390508253">
                <text:p>0.974390508253</text:p>
              </table:table-cell>
              <table:table-cell office:value-type="float" office:value="0.974390508253">
                <text:p>0.974390508253</text:p>
              </table:table-cell>
              <table:table-cell office:value-type="float" office:value="0.953688">
                <text:p>0.953688</text:p>
              </table:table-cell>
              <table:table-cell office:value-type="float" office:value="0.241701807858">
                <text:p>0.241701807858</text:p>
              </table:table-cell>
            </table:table-row>
            <table:table-row>
              <table:table-cell office:value-type="string">
                <text:p>px10</text:p>
              </table:table-cell>
              <table:table-cell office:value-type="float" office:value="0.957982561303">
                <text:p>0.957982561303</text:p>
              </table:table-cell>
              <table:table-cell office:value-type="float" office:value="0.919353674638">
                <text:p>0.919353674638</text:p>
              </table:table-cell>
              <table:table-cell office:value-type="float" office:value="0.78071145935">
                <text:p>0.78071145935</text:p>
              </table:table-cell>
              <table:table-cell office:value-type="float" office:value="0.923854946206">
                <text:p>0.923854946206</text:p>
              </table:table-cell>
              <table:table-cell office:value-type="float" office:value="0.997018078056">
                <text:p>0.997018078056</text:p>
              </table:table-cell>
              <table:table-cell office:value-type="float" office:value="0.561424288309">
                <text:p>0.561424288309</text:p>
              </table:table-cell>
              <table:table-cell office:value-type="float" office:value="1">
                <text:p>1</text:p>
              </table:table-cell>
              <table:table-cell office:value-type="float" office:value="0.00694201507688411">
                <text:p>0.00694201507688411</text:p>
              </table:table-cell>
              <table:table-cell office:value-type="float" office:value="0.0593049372594">
                <text:p>0.0593049372594</text:p>
              </table:table-cell>
              <table:table-cell office:value-type="float" office:value="0.957982561303">
                <text:p>0.957982561303</text:p>
              </table:table-cell>
              <table:table-cell office:value-type="float" office:value="0.603440357396">
                <text:p>0.603440357396</text:p>
              </table:table-cell>
              <table:table-cell office:value-type="float" office:value="0.957982561303">
                <text:p>0.957982561303</text:p>
              </table:table-cell>
              <table:table-cell office:value-type="float" office:value="0.957982561303">
                <text:p>0.957982561303</text:p>
              </table:table-cell>
              <table:table-cell office:value-type="float" office:value="0.924016">
                <text:p>0.924016</text:p>
              </table:table-cell>
              <table:table-cell office:value-type="float" office:value="0.396559642604">
                <text:p>0.396559642604</text:p>
              </table:table-cell>
            </table:table-row>
            <table:table-row>
              <table:table-cell office:value-type="string">
                <text:p>px15</text:p>
              </table:table-cell>
              <table:table-cell office:value-type="float" office:value="0.945197722618">
                <text:p>0.945197722618</text:p>
              </table:table-cell>
              <table:table-cell office:value-type="float" office:value="0.896089952482">
                <text:p>0.896089952482</text:p>
              </table:table-cell>
              <table:table-cell office:value-type="float" office:value="0.71398752984">
                <text:p>0.71398752984</text:p>
              </table:table-cell>
              <table:table-cell office:value-type="float" office:value="0.90068594163">
                <text:p>0.90068594163</text:p>
              </table:table-cell>
              <table:table-cell office:value-type="float" office:value="0.9588739946">
                <text:p>0.9588739946</text:p>
              </table:table-cell>
              <table:table-cell office:value-type="float" office:value="0.427976693357">
                <text:p>0.427976693357</text:p>
              </table:table-cell>
              <table:table-cell office:value-type="float" office:value="1">
                <text:p>1</text:p>
              </table:table-cell>
              <table:table-cell office:value-type="float" office:value="0.0105673321520649">
                <text:p>0.0105673321520649</text:p>
              </table:table-cell>
              <table:table-cell office:value-type="float" office:value="0.0938623778895">
                <text:p>0.0938623778895</text:p>
              </table:table-cell>
              <table:table-cell office:value-type="float" office:value="0.945197722618">
                <text:p>0.945197722618</text:p>
              </table:table-cell>
              <table:table-cell office:value-type="float" office:value="0.482777337063">
                <text:p>0.482777337063</text:p>
              </table:table-cell>
              <table:table-cell office:value-type="float" office:value="0.945197722618">
                <text:p>0.945197722618</text:p>
              </table:table-cell>
              <table:table-cell office:value-type="float" office:value="0.945197722618">
                <text:p>0.945197722618</text:p>
              </table:table-cell>
              <table:table-cell office:value-type="float" office:value="0.900896">
                <text:p>0.900896</text:p>
              </table:table-cell>
              <table:table-cell office:value-type="float" office:value="0.517222662937">
                <text:p>0.517222662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x1</text:p>
              </table:table-cell>
              <table:table-cell office:value-type="float" office:value="0.952862093441">
                <text:p>0.952862093441</text:p>
              </table:table-cell>
              <table:table-cell office:value-type="float" office:value="0.909968102073">
                <text:p>0.909968102073</text:p>
              </table:table-cell>
              <table:table-cell office:value-type="float" office:value="0.973933800548">
                <text:p>0.973933800548</text:p>
              </table:table-cell>
              <table:table-cell office:value-type="float" office:value="0.990948855998">
                <text:p>0.990948855998</text:p>
              </table:table-cell>
              <table:table-cell office:value-type="float" office:value="0.982099082444">
                <text:p>0.982099082444</text:p>
              </table:table-cell>
              <table:table-cell office:value-type="float" office:value="0.94786780419">
                <text:p>0.94786780419</text:p>
              </table:table-cell>
              <table:table-cell office:value-type="float" office:value="1">
                <text:p>1</text:p>
              </table:table-cell>
              <table:table-cell office:value-type="float" office:value="0.0159458833515018">
                <text:p>0.0159458833515018</text:p>
              </table:table-cell>
              <table:table-cell office:value-type="float" office:value="0.0178285700866">
                <text:p>0.0178285700866</text:p>
              </table:table-cell>
              <table:table-cell office:value-type="float" office:value="0.952862093441">
                <text:p>0.952862093441</text:p>
              </table:table-cell>
              <table:table-cell office:value-type="float" office:value="0.995005507655">
                <text:p>0.995005507655</text:p>
              </table:table-cell>
              <table:table-cell office:value-type="float" office:value="0.952862093441">
                <text:p>0.952862093441</text:p>
              </table:table-cell>
              <table:table-cell office:value-type="float" office:value="0.952862093441">
                <text:p>0.952862093441</text:p>
              </table:table-cell>
              <table:table-cell office:value-type="float" office:value="0.990968">
                <text:p>0.990968</text:p>
              </table:table-cell>
              <table:table-cell office:value-type="float" office:value="0.00499449234458">
                <text:p>0.00499449234458</text:p>
              </table:table-cell>
            </table:table-row>
            <table:table-row>
              <table:table-cell office:value-type="string">
                <text:p>px5</text:p>
              </table:table-cell>
              <table:table-cell office:value-type="float" office:value="0.758298192142">
                <text:p>0.758298192142</text:p>
              </table:table-cell>
              <table:table-cell office:value-type="float" office:value="0.610692669805">
                <text:p>0.610692669805</text:p>
              </table:table-cell>
              <table:table-cell office:value-type="float" office:value="0.866344350197">
                <text:p>0.866344350197</text:p>
              </table:table-cell>
              <table:table-cell office:value-type="float" office:value="0.953589838238">
                <text:p>0.953589838238</text:p>
              </table:table-cell>
              <table:table-cell office:value-type="float" office:value="1.04910475258">
                <text:p>1.04910475258</text:p>
              </table:table-cell>
              <table:table-cell office:value-type="float" office:value="0.73268962673">
                <text:p>0.73268962673</text:p>
              </table:table-cell>
              <table:table-cell office:value-type="float" office:value="1">
                <text:p>1</text:p>
              </table:table-cell>
              <table:table-cell office:value-type="float" office:value="0.0809584050814713">
                <text:p>0.0809584050814713</text:p>
              </table:table-cell>
              <table:table-cell office:value-type="float" office:value="0.0104334972785">
                <text:p>0.0104334972785</text:p>
              </table:table-cell>
              <table:table-cell office:value-type="float" office:value="0.758298192142">
                <text:p>0.758298192142</text:p>
              </table:table-cell>
              <table:table-cell office:value-type="float" office:value="0.974390508253">
                <text:p>0.974390508253</text:p>
              </table:table-cell>
              <table:table-cell office:value-type="float" office:value="0.758298192142">
                <text:p>0.758298192142</text:p>
              </table:table-cell>
              <table:table-cell office:value-type="float" office:value="0.758298192142">
                <text:p>0.758298192142</text:p>
              </table:table-cell>
              <table:table-cell office:value-type="float" office:value="0.953688">
                <text:p>0.953688</text:p>
              </table:table-cell>
              <table:table-cell office:value-type="float" office:value="0.0256094917474">
                <text:p>0.0256094917474</text:p>
              </table:table-cell>
            </table:table-row>
            <table:table-row>
              <table:table-cell office:value-type="string">
                <text:p>px10</text:p>
              </table:table-cell>
              <table:table-cell office:value-type="float" office:value="0.603440357396">
                <text:p>0.603440357396</text:p>
              </table:table-cell>
              <table:table-cell office:value-type="float" office:value="0.43209064546">
                <text:p>0.43209064546</text:p>
              </table:table-cell>
              <table:table-cell office:value-type="float" office:value="0.78071145935">
                <text:p>0.78071145935</text:p>
              </table:table-cell>
              <table:table-cell office:value-type="float" office:value="0.923854946206">
                <text:p>0.923854946206</text:p>
              </table:table-cell>
              <table:table-cell office:value-type="float" office:value="0.997018078056">
                <text:p>0.997018078056</text:p>
              </table:table-cell>
              <table:table-cell office:value-type="float" office:value="0.561424288309">
                <text:p>0.561424288309</text:p>
              </table:table-cell>
              <table:table-cell office:value-type="float" office:value="1">
                <text:p>1</text:p>
              </table:table-cell>
              <table:table-cell office:value-type="float" office:value="0.158805501191257">
                <text:p>0.158805501191257</text:p>
              </table:table-cell>
              <table:table-cell office:value-type="float" office:value="0.0593049372594">
                <text:p>0.0593049372594</text:p>
              </table:table-cell>
              <table:table-cell office:value-type="float" office:value="0.603440357396">
                <text:p>0.603440357396</text:p>
              </table:table-cell>
              <table:table-cell office:value-type="float" office:value="0.957982561303">
                <text:p>0.957982561303</text:p>
              </table:table-cell>
              <table:table-cell office:value-type="float" office:value="0.603440357396">
                <text:p>0.603440357396</text:p>
              </table:table-cell>
              <table:table-cell office:value-type="float" office:value="0.603440357396">
                <text:p>0.603440357396</text:p>
              </table:table-cell>
              <table:table-cell office:value-type="float" office:value="0.924016">
                <text:p>0.924016</text:p>
              </table:table-cell>
              <table:table-cell office:value-type="float" office:value="0.0420174386969">
                <text:p>0.0420174386969</text:p>
              </table:table-cell>
            </table:table-row>
            <table:table-row>
              <table:table-cell office:value-type="string">
                <text:p>px15</text:p>
              </table:table-cell>
              <table:table-cell office:value-type="float" office:value="0.482777337063">
                <text:p>0.482777337063</text:p>
              </table:table-cell>
              <table:table-cell office:value-type="float" office:value="0.318198079199">
                <text:p>0.318198079199</text:p>
              </table:table-cell>
              <table:table-cell office:value-type="float" office:value="0.71398752984">
                <text:p>0.71398752984</text:p>
              </table:table-cell>
              <table:table-cell office:value-type="float" office:value="0.90068594163">
                <text:p>0.90068594163</text:p>
              </table:table-cell>
              <table:table-cell office:value-type="float" office:value="0.9588739946">
                <text:p>0.9588739946</text:p>
              </table:table-cell>
              <table:table-cell office:value-type="float" office:value="0.427976693357">
                <text:p>0.427976693357</text:p>
              </table:table-cell>
              <table:table-cell office:value-type="float" office:value="1">
                <text:p>1</text:p>
              </table:table-cell>
              <table:table-cell office:value-type="float" office:value="0.242875215244414">
                <text:p>0.242875215244414</text:p>
              </table:table-cell>
              <table:table-cell office:value-type="float" office:value="0.0938623778895">
                <text:p>0.0938623778895</text:p>
              </table:table-cell>
              <table:table-cell office:value-type="float" office:value="0.482777337063">
                <text:p>0.482777337063</text:p>
              </table:table-cell>
              <table:table-cell office:value-type="float" office:value="0.945197722618">
                <text:p>0.945197722618</text:p>
              </table:table-cell>
              <table:table-cell office:value-type="float" office:value="0.482777337063">
                <text:p>0.482777337063</text:p>
              </table:table-cell>
              <table:table-cell office:value-type="float" office:value="0.482777337063">
                <text:p>0.482777337063</text:p>
              </table:table-cell>
              <table:table-cell office:value-type="float" office:value="0.900896">
                <text:p>0.900896</text:p>
              </table:table-cell>
              <table:table-cell office:value-type="float" office:value="0.0548022773823">
                <text:p>0.05480227738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0.715cm" style:legend-expansion="high" chart:style-name="ch2"/>
        <chart:plot-area chart:style-name="ch3" table:cell-range-address="Tabelle1.B49:Tabelle1.Q62" chart:data-source-has-labels="both" svg:x="0.32cm" svg:y="0.18cm" svg:width="12.349cm" svg:height="8.64cm">
          <chartooo:coordinate-region svg:x="1.153cm" svg:y="0.38cm" svg:width="10.906cm" svg:height="8.241cm"/>
          <chart:axis chart:dimension="x" chart:name="primary-x" chart:style-name="ch4" chartooo:axis-type="auto">
            <chartooo:date-scale/>
            <chart:categories table:cell-range-address="Tabelle1.B50:Tabelle1.B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50:Tabelle1.C62" chart:label-cell-address="Tabelle1.C49:Tabelle1.C49" chart:class="chart:line">
            <chart:data-point chart:repeated="13"/>
          </chart:series>
          <chart:series chart:style-name="ch7" chart:values-cell-range-address="Tabelle1.D50:Tabelle1.D62" chart:label-cell-address="Tabelle1.D49:Tabelle1.D49" chart:class="chart:line">
            <chart:data-point chart:repeated="13"/>
          </chart:series>
          <chart:series chart:style-name="ch8" chart:values-cell-range-address="Tabelle1.E50:Tabelle1.E62" chart:label-cell-address="Tabelle1.E49:Tabelle1.E49" chart:class="chart:line">
            <chart:data-point chart:repeated="13"/>
          </chart:series>
          <chart:series chart:style-name="ch9" chart:values-cell-range-address="Tabelle1.F50:Tabelle1.F62" chart:label-cell-address="Tabelle1.F49:Tabelle1.F49" chart:class="chart:line">
            <chart:data-point chart:repeated="13"/>
          </chart:series>
          <chart:series chart:style-name="ch10" chart:values-cell-range-address="Tabelle1.G50:Tabelle1.G62" chart:label-cell-address="Tabelle1.G49:Tabelle1.G49" chart:class="chart:line">
            <chart:data-point chart:repeated="13"/>
          </chart:series>
          <chart:series chart:style-name="ch11" chart:values-cell-range-address="Tabelle1.H50:Tabelle1.H62" chart:label-cell-address="Tabelle1.H49:Tabelle1.H49" chart:class="chart:line">
            <chart:data-point chart:repeated="13"/>
          </chart:series>
          <chart:series chart:style-name="ch12" chart:values-cell-range-address="Tabelle1.I50:Tabelle1.I62" chart:label-cell-address="Tabelle1.I49:Tabelle1.I49" chart:class="chart:line">
            <chart:data-point chart:repeated="13"/>
          </chart:series>
          <chart:series chart:style-name="ch13" chart:values-cell-range-address="Tabelle1.J50:Tabelle1.J62" chart:label-cell-address="Tabelle1.J49:Tabelle1.J49" chart:class="chart:line">
            <chart:data-point chart:repeated="13"/>
          </chart:series>
          <chart:series chart:style-name="ch14" chart:values-cell-range-address="Tabelle1.K50:Tabelle1.K62" chart:label-cell-address="Tabelle1.K49:Tabelle1.K49" chart:class="chart:line">
            <chart:data-point chart:repeated="13"/>
          </chart:series>
          <chart:series chart:style-name="ch15" chart:values-cell-range-address="Tabelle1.L50:Tabelle1.L62" chart:label-cell-address="Tabelle1.L49:Tabelle1.L49" chart:class="chart:line">
            <chart:data-point chart:repeated="13"/>
          </chart:series>
          <chart:series chart:style-name="ch16" chart:values-cell-range-address="Tabelle1.M50:Tabelle1.M62" chart:label-cell-address="Tabelle1.M49:Tabelle1.M49" chart:class="chart:line">
            <chart:data-point chart:repeated="13"/>
          </chart:series>
          <chart:series chart:style-name="ch17" chart:values-cell-range-address="Tabelle1.N50:Tabelle1.N62" chart:label-cell-address="Tabelle1.N49:Tabelle1.N49" chart:class="chart:line">
            <chart:data-point chart:repeated="13"/>
          </chart:series>
          <chart:series chart:style-name="ch18" chart:values-cell-range-address="Tabelle1.O50:Tabelle1.O62" chart:label-cell-address="Tabelle1.O49:Tabelle1.O49" chart:class="chart:line">
            <chart:data-point chart:repeated="13"/>
          </chart:series>
          <chart:series chart:style-name="ch19" chart:values-cell-range-address="Tabelle1.P50:Tabelle1.P62" chart:label-cell-address="Tabelle1.P49:Tabelle1.P49" chart:class="chart:line">
            <chart:data-point chart:repeated="13"/>
          </chart:series>
          <chart:series chart:style-name="ch20" chart:values-cell-range-address="Tabelle1.Q50:Tabelle1.Q62" chart:label-cell-address="Tabelle1.Q49:Tabelle1.Q49" chart:class="chart:line">
            <chart:data-point chart:repeated="1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E</text:p>
                <draw:g>
                  <svg:desc>Tabelle1.C49:Tabelle1.C49</svg:desc>
                </draw:g>
              </table:table-cell>
              <table:table-cell office:value-type="string">
                <text:p>JACRD</text:p>
                <draw:g>
                  <svg:desc>Tabelle1.D49:Tabelle1.D49</svg:desc>
                </draw:g>
              </table:table-cell>
              <table:table-cell office:value-type="string">
                <text:p>AUC</text:p>
                <draw:g>
                  <svg:desc>Tabelle1.E49:Tabelle1.E49</svg:desc>
                </draw:g>
              </table:table-cell>
              <table:table-cell office:value-type="string">
                <text:p>KAPPA</text:p>
                <draw:g>
                  <svg:desc>Tabelle1.F49:Tabelle1.F49</svg:desc>
                </draw:g>
              </table:table-cell>
              <table:table-cell office:value-type="string">
                <text:p>RNDIND</text:p>
                <draw:g>
                  <svg:desc>Tabelle1.G49:Tabelle1.G49</svg:desc>
                </draw:g>
              </table:table-cell>
              <table:table-cell office:value-type="string">
                <text:p>ICCORR</text:p>
                <draw:g>
                  <svg:desc>Tabelle1.H49:Tabelle1.H49</svg:desc>
                </draw:g>
              </table:table-cell>
              <table:table-cell office:value-type="string">
                <text:p>VOLSMTY</text:p>
                <draw:g>
                  <svg:desc>Tabelle1.I49:Tabelle1.I49</svg:desc>
                </draw:g>
              </table:table-cell>
              <table:table-cell office:value-type="string">
                <text:p>MAHLNBS</text:p>
                <draw:g>
                  <svg:desc>Tabelle1.J49:Tabelle1.J49</svg:desc>
                </draw:g>
              </table:table-cell>
              <table:table-cell office:value-type="string">
                <text:p>GCOERR</text:p>
                <draw:g>
                  <svg:desc>Tabelle1.K49:Tabelle1.K49</svg:desc>
                </draw:g>
              </table:table-cell>
              <table:table-cell office:value-type="string">
                <text:p>SNSVTY</text:p>
                <draw:g>
                  <svg:desc>Tabelle1.L49:Tabelle1.L49</svg:desc>
                </draw:g>
              </table:table-cell>
              <table:table-cell office:value-type="string">
                <text:p>SPCFTY</text:p>
                <draw:g>
                  <svg:desc>Tabelle1.M49:Tabelle1.M49</svg:desc>
                </draw:g>
              </table:table-cell>
              <table:table-cell office:value-type="string">
                <text:p>PRCISON</text:p>
                <draw:g>
                  <svg:desc>Tabelle1.N49:Tabelle1.N49</svg:desc>
                </draw:g>
              </table:table-cell>
              <table:table-cell office:value-type="string">
                <text:p>FMEASR</text:p>
                <draw:g>
                  <svg:desc>Tabelle1.O49:Tabelle1.O49</svg:desc>
                </draw:g>
              </table:table-cell>
              <table:table-cell office:value-type="string">
                <text:p>ACURCY</text:p>
                <draw:g>
                  <svg:desc>Tabelle1.P49:Tabelle1.P49</svg:desc>
                </draw:g>
              </table:table-cell>
              <table:table-cell office:value-type="string">
                <text:p>FALLOUT</text:p>
                <draw:g>
                  <svg:desc>Tabelle1.Q49:Tabelle1.Q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ere5</text:p>
                <draw:g>
                  <svg:desc>Tabelle1.B50:Tabelle1.B62</svg:desc>
                </draw:g>
              </table:table-cell>
              <table:table-cell office:value-type="float" office:value="0.995433931582">
                <text:p>0.995433931582</text:p>
                <draw:g>
                  <svg:desc>Tabelle1.C50:Tabelle1.C62</svg:desc>
                </draw:g>
              </table:table-cell>
              <table:table-cell office:value-type="float" office:value="0.990909371595">
                <text:p>0.990909371595</text:p>
                <draw:g>
                  <svg:desc>Tabelle1.D50:Tabelle1.D62</svg:desc>
                </draw:g>
              </table:table-cell>
              <table:table-cell office:value-type="float" office:value="0.97029188363">
                <text:p>0.97029188363</text:p>
                <draw:g>
                  <svg:desc>Tabelle1.E50:Tabelle1.E62</svg:desc>
                </draw:g>
              </table:table-cell>
              <table:table-cell office:value-type="float" office:value="0.991757889461">
                <text:p>0.991757889461</text:p>
                <draw:g>
                  <svg:desc>Tabelle1.F50:Tabelle1.F62</svg:desc>
                </draw:g>
              </table:table-cell>
              <table:table-cell office:value-type="float" office:value="0.983647861663">
                <text:p>0.983647861663</text:p>
                <draw:g>
                  <svg:desc>Tabelle1.G50:Tabelle1.G62</svg:desc>
                </draw:g>
              </table:table-cell>
              <table:table-cell office:value-type="float" office:value="0.953050254155">
                <text:p>0.953050254155</text:p>
                <draw:g>
                  <svg:desc>Tabelle1.H50:Tabelle1.H62</svg:desc>
                </draw:g>
              </table:table-cell>
              <table:table-cell office:value-type="float" office:value="0.998393789615">
                <text:p>0.998393789615</text:p>
                <draw:g>
                  <svg:desc>Tabelle1.I50:Tabelle1.I62</svg:desc>
                </draw:g>
              </table:table-cell>
              <table:table-cell office:value-type="float" office:value="0.00194005719571659">
                <text:p>0.00194005719571659</text:p>
                <draw:g>
                  <svg:desc>Tabelle1.J50:Tabelle1.J62</svg:desc>
                </draw:g>
              </table:table-cell>
              <table:table-cell office:value-type="float" office:value="0.0161655301487">
                <text:p>0.0161655301487</text:p>
                <draw:g>
                  <svg:desc>Tabelle1.K50:Tabelle1.K62</svg:desc>
                </draw:g>
              </table:table-cell>
              <table:table-cell office:value-type="float" office:value="0.997035380164">
                <text:p>0.997035380164</text:p>
                <draw:g>
                  <svg:desc>Tabelle1.L50:Tabelle1.L62</svg:desc>
                </draw:g>
              </table:table-cell>
              <table:table-cell office:value-type="float" office:value="0.943548387097">
                <text:p>0.943548387097</text:p>
                <draw:g>
                  <svg:desc>Tabelle1.M50:Tabelle1.M62</svg:desc>
                </draw:g>
              </table:table-cell>
              <table:table-cell office:value-type="float" office:value="0.993837619277">
                <text:p>0.993837619277</text:p>
                <draw:g>
                  <svg:desc>Tabelle1.N50:Tabelle1.N62</svg:desc>
                </draw:g>
              </table:table-cell>
              <table:table-cell office:value-type="float" office:value="0.995433931582">
                <text:p>0.995433931582</text:p>
                <draw:g>
                  <svg:desc>Tabelle1.O50:Tabelle1.O62</svg:desc>
                </draw:g>
              </table:table-cell>
              <table:table-cell office:value-type="float" office:value="0.991756">
                <text:p>0.991756</text:p>
                <draw:g>
                  <svg:desc>Tabelle1.P50:Tabelle1.P62</svg:desc>
                </draw:g>
              </table:table-cell>
              <table:table-cell office:value-type="float" office:value="0.0564516129032">
                <text:p>0.0564516129032</text:p>
                <draw:g>
                  <svg:desc>Tabelle1.Q50:Tabelle1.Q62</svg:desc>
                </draw:g>
              </table:table-cell>
            </table:table-row>
            <table:table-row>
              <table:table-cell office:value-type="string">
                <text:p>shere10</text:p>
              </table:table-cell>
              <table:table-cell office:value-type="float" office:value="0.992054332975">
                <text:p>0.992054332975</text:p>
              </table:table-cell>
              <table:table-cell office:value-type="float" office:value="0.984233937831">
                <text:p>0.984233937831</text:p>
              </table:table-cell>
              <table:table-cell office:value-type="float" office:value="0.960273573323">
                <text:p>0.960273573323</text:p>
              </table:table-cell>
              <table:table-cell office:value-type="float" office:value="0.985583064391">
                <text:p>0.985583064391</text:p>
              </table:table-cell>
              <table:table-cell office:value-type="float" office:value="0.971661225397">
                <text:p>0.971661225397</text:p>
              </table:table-cell>
              <table:table-cell office:value-type="float" office:value="0.916673973674">
                <text:p>0.916673973674</text:p>
              </table:table-cell>
              <table:table-cell office:value-type="float" office:value="0.99950477757">
                <text:p>0.99950477757</text:p>
              </table:table-cell>
              <table:table-cell office:value-type="float" office:value="0.00232766289044594">
                <text:p>0.00232766289044594</text:p>
              </table:table-cell>
              <table:table-cell office:value-type="float" office:value="0.0280931363515">
                <text:p>0.0280931363515</text:p>
              </table:table-cell>
              <table:table-cell office:value-type="float" office:value="0.991563288594">
                <text:p>0.991563288594</text:p>
              </table:table-cell>
              <table:table-cell office:value-type="float" office:value="0.928983858052">
                <text:p>0.928983858052</text:p>
              </table:table-cell>
              <table:table-cell office:value-type="float" office:value="0.99254586395">
                <text:p>0.99254586395</text:p>
              </table:table-cell>
              <table:table-cell office:value-type="float" office:value="0.992054332975">
                <text:p>0.992054332975</text:p>
              </table:table-cell>
              <table:table-cell office:value-type="float" office:value="0.985624">
                <text:p>0.985624</text:p>
              </table:table-cell>
              <table:table-cell office:value-type="float" office:value="0.071016141948">
                <text:p>0.071016141948</text:p>
              </table:table-cell>
            </table:table-row>
            <table:table-row>
              <table:table-cell office:value-type="string">
                <text:p>shere15</text:p>
              </table:table-cell>
              <table:table-cell office:value-type="float" office:value="0.988647039013">
                <text:p>0.988647039013</text:p>
              </table:table-cell>
              <table:table-cell office:value-type="float" office:value="0.977548963765">
                <text:p>0.977548963765</text:p>
              </table:table-cell>
              <table:table-cell office:value-type="float" office:value="0.935615947581">
                <text:p>0.935615947581</text:p>
              </table:table-cell>
              <table:table-cell office:value-type="float" office:value="0.97951114829">
                <text:p>0.97951114829</text:p>
              </table:table-cell>
              <table:table-cell office:value-type="float" office:value="0.959848011424">
                <text:p>0.959848011424</text:p>
              </table:table-cell>
              <table:table-cell office:value-type="float" office:value="0.88335403765">
                <text:p>0.88335403765</text:p>
              </table:table-cell>
              <table:table-cell office:value-type="float" office:value="0.998311679104">
                <text:p>0.998311679104</text:p>
              </table:table-cell>
              <table:table-cell office:value-type="float" office:value="0.00139950293170529">
                <text:p>0.00139950293170529</text:p>
              </table:table-cell>
              <table:table-cell office:value-type="float" office:value="0.0395056495112">
                <text:p>0.0395056495112</text:p>
              </table:table-cell>
              <table:table-cell office:value-type="float" office:value="0.9903190153">
                <text:p>0.9903190153</text:p>
              </table:table-cell>
              <table:table-cell office:value-type="float" office:value="0.880912879861">
                <text:p>0.880912879861</text:p>
              </table:table-cell>
              <table:table-cell office:value-type="float" office:value="0.986980698875">
                <text:p>0.986980698875</text:p>
              </table:table-cell>
              <table:table-cell office:value-type="float" office:value="0.988647039013">
                <text:p>0.988647039013</text:p>
              </table:table-cell>
              <table:table-cell office:value-type="float" office:value="0.979504">
                <text:p>0.979504</text:p>
              </table:table-cell>
              <table:table-cell office:value-type="float" office:value="0.119087120139">
                <text:p>0.119087120139</text:p>
              </table:table-cell>
            </table:table-row>
            <table:table-row>
              <table:table-cell office:value-type="string">
                <text:p>shere20</text:p>
              </table:table-cell>
              <table:table-cell office:value-type="float" office:value="0.985481494611">
                <text:p>0.985481494611</text:p>
              </table:table-cell>
              <table:table-cell office:value-type="float" office:value="0.971378530185">
                <text:p>0.971378530185</text:p>
              </table:table-cell>
              <table:table-cell office:value-type="float" office:value="0.919689115534">
                <text:p>0.919689115534</text:p>
              </table:table-cell>
              <table:table-cell office:value-type="float" office:value="0.973795532449">
                <text:p>0.973795532449</text:p>
              </table:table-cell>
              <table:table-cell office:value-type="float" office:value="0.948949933688">
                <text:p>0.948949933688</text:p>
              </table:table-cell>
              <table:table-cell office:value-type="float" office:value="0.850771388134">
                <text:p>0.850771388134</text:p>
              </table:table-cell>
              <table:table-cell office:value-type="float" office:value="0.998353845643">
                <text:p>0.998353845643</text:p>
              </table:table-cell>
              <table:table-cell office:value-type="float" office:value="0.00143454923357499">
                <text:p>0.00143454923357499</text:p>
              </table:table-cell>
              <table:table-cell office:value-type="float" office:value="0.0501185268552">
                <text:p>0.0501185268552</text:p>
              </table:table-cell>
              <table:table-cell office:value-type="float" office:value="0.987106424152">
                <text:p>0.987106424152</text:p>
              </table:table-cell>
              <table:table-cell office:value-type="float" office:value="0.852271806917">
                <text:p>0.852271806917</text:p>
              </table:table-cell>
              <table:table-cell office:value-type="float" office:value="0.983861906047">
                <text:p>0.983861906047</text:p>
              </table:table-cell>
              <table:table-cell office:value-type="float" office:value="0.985481494611">
                <text:p>0.985481494611</text:p>
              </table:table-cell>
              <table:table-cell office:value-type="float" office:value="0.973788">
                <text:p>0.973788</text:p>
              </table:table-cell>
              <table:table-cell office:value-type="float" office:value="0.147728193083">
                <text:p>0.147728193083</text:p>
              </table:table-cell>
            </table:table-row>
            <table:table-row>
              <table:table-cell office:value-type="string">
                <text:p>shere30</text:p>
              </table:table-cell>
              <table:table-cell office:value-type="float" office:value="0.979726211919">
                <text:p>0.979726211919</text:p>
              </table:table-cell>
              <table:table-cell office:value-type="float" office:value="0.960258141848">
                <text:p>0.960258141848</text:p>
              </table:table-cell>
              <table:table-cell office:value-type="float" office:value="0.890584488789">
                <text:p>0.890584488789</text:p>
              </table:table-cell>
              <table:table-cell office:value-type="float" office:value="0.963404625966">
                <text:p>0.963404625966</text:p>
              </table:table-cell>
              <table:table-cell office:value-type="float" office:value="0.998307484385">
                <text:p>0.998307484385</text:p>
              </table:table-cell>
              <table:table-cell office:value-type="float" office:value="0.791547066171">
                <text:p>0.791547066171</text:p>
              </table:table-cell>
              <table:table-cell office:value-type="float" office:value="0.998389351553">
                <text:p>0.998389351553</text:p>
              </table:table-cell>
              <table:table-cell office:value-type="float" office:value="0.00109983217666831">
                <text:p>0.00109983217666831</text:p>
              </table:table-cell>
              <table:table-cell office:value-type="float" office:value="-0.00618716915298">
                <text:p>-0.00618716915298</text:p>
              </table:table-cell>
              <table:table-cell office:value-type="float" office:value="0.981306752115">
                <text:p>0.981306752115</text:p>
              </table:table-cell>
              <table:table-cell office:value-type="float" office:value="0.799862225464">
                <text:p>0.799862225464</text:p>
              </table:table-cell>
              <table:table-cell office:value-type="float" office:value="0.978150754925">
                <text:p>0.978150754925</text:p>
              </table:table-cell>
              <table:table-cell office:value-type="float" office:value="0.979726211919">
                <text:p>0.979726211919</text:p>
              </table:table-cell>
              <table:table-cell office:value-type="float" office:value="0.963396">
                <text:p>0.963396</text:p>
              </table:table-cell>
              <table:table-cell office:value-type="float" office:value="0.200137774536">
                <text:p>0.200137774536</text:p>
              </table:table-cell>
            </table:table-row>
            <table:table-row>
              <table:table-cell office:value-type="string">
                <text:p>shere40</text:p>
              </table:table-cell>
              <table:table-cell office:value-type="float" office:value="0.9748122941">
                <text:p>0.9748122941</text:p>
              </table:table-cell>
              <table:table-cell office:value-type="float" office:value="0.950862255262">
                <text:p>0.950862255262</text:p>
              </table:table-cell>
              <table:table-cell office:value-type="float" office:value="0.86565416025">
                <text:p>0.86565416025</text:p>
              </table:table-cell>
              <table:table-cell office:value-type="float" office:value="0.95453471671">
                <text:p>0.95453471671</text:p>
              </table:table-cell>
              <table:table-cell office:value-type="float" office:value="1.05062328912">
                <text:p>1.05062328912</text:p>
              </table:table-cell>
              <table:table-cell office:value-type="float" office:value="0.741022659362">
                <text:p>0.741022659362</text:p>
              </table:table-cell>
              <table:table-cell office:value-type="float" office:value="0.998389351553">
                <text:p>0.998389351553</text:p>
              </table:table-cell>
              <table:table-cell office:value-type="float" office:value="0.000770978763600547">
                <text:p>0.000770978763600547</text:p>
              </table:table-cell>
              <table:table-cell office:value-type="float" office:value="0.00827462572342">
                <text:p>0.00827462572342</text:p>
              </table:table-cell>
              <table:table-cell office:value-type="float" office:value="0.976384906933">
                <text:p>0.976384906933</text:p>
              </table:table-cell>
              <table:table-cell office:value-type="float" office:value="0.754923413567">
                <text:p>0.754923413567</text:p>
              </table:table-cell>
              <table:table-cell office:value-type="float" office:value="0.973244738973">
                <text:p>0.973244738973</text:p>
              </table:table-cell>
              <table:table-cell office:value-type="float" office:value="0.9748122941">
                <text:p>0.9748122941</text:p>
              </table:table-cell>
              <table:table-cell office:value-type="float" office:value="0.954524">
                <text:p>0.954524</text:p>
              </table:table-cell>
              <table:table-cell office:value-type="float" office:value="0.245076586433">
                <text:p>0.245076586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re5</text:p>
              </table:table-cell>
              <table:table-cell office:value-type="float" office:value="0.957616139182">
                <text:p>0.957616139182</text:p>
              </table:table-cell>
              <table:table-cell office:value-type="float" office:value="0.918678977273">
                <text:p>0.918678977273</text:p>
              </table:table-cell>
              <table:table-cell office:value-type="float" office:value="0.97029188363">
                <text:p>0.97029188363</text:p>
              </table:table-cell>
              <table:table-cell office:value-type="float" office:value="0.991757889461">
                <text:p>0.991757889461</text:p>
              </table:table-cell>
              <table:table-cell office:value-type="float" office:value="0.983647861663">
                <text:p>0.983647861663</text:p>
              </table:table-cell>
              <table:table-cell office:value-type="float" office:value="0.953050254155">
                <text:p>0.953050254155</text:p>
              </table:table-cell>
              <table:table-cell office:value-type="float" office:value="0.985090587534">
                <text:p>0.985090587534</text:p>
              </table:table-cell>
              <table:table-cell office:value-type="float" office:value="0.0539142650336573">
                <text:p>0.0539142650336573</text:p>
              </table:table-cell>
              <table:table-cell office:value-type="float" office:value="0.0161655301487">
                <text:p>0.0161655301487</text:p>
              </table:table-cell>
              <table:table-cell office:value-type="float" office:value="0.943548387097">
                <text:p>0.943548387097</text:p>
              </table:table-cell>
              <table:table-cell office:value-type="float" office:value="0.997035380164">
                <text:p>0.997035380164</text:p>
              </table:table-cell>
              <table:table-cell office:value-type="float" office:value="0.97210972402">
                <text:p>0.97210972402</text:p>
              </table:table-cell>
              <table:table-cell office:value-type="float" office:value="0.957616139182">
                <text:p>0.957616139182</text:p>
              </table:table-cell>
              <table:table-cell office:value-type="float" office:value="0.991756">
                <text:p>0.991756</text:p>
              </table:table-cell>
              <table:table-cell office:value-type="float" office:value="0.00296461983632">
                <text:p>0.00296461983632</text:p>
              </table:table-cell>
            </table:table-row>
            <table:table-row>
              <table:table-cell office:value-type="string">
                <text:p>shere10</text:p>
              </table:table-cell>
              <table:table-cell office:value-type="float" office:value="0.92461932128">
                <text:p>0.92461932128</text:p>
              </table:table-cell>
              <table:table-cell office:value-type="float" office:value="0.859806522078">
                <text:p>0.859806522078</text:p>
              </table:table-cell>
              <table:table-cell office:value-type="float" office:value="0.960273573323">
                <text:p>0.960273573323</text:p>
              </table:table-cell>
              <table:table-cell office:value-type="float" office:value="0.985583064391">
                <text:p>0.985583064391</text:p>
              </table:table-cell>
              <table:table-cell office:value-type="float" office:value="0.971661225397">
                <text:p>0.971661225397</text:p>
              </table:table-cell>
              <table:table-cell office:value-type="float" office:value="0.916673973674">
                <text:p>0.916673973674</text:p>
              </table:table-cell>
              <table:table-cell office:value-type="float" office:value="0.995301816351">
                <text:p>0.995301816351</text:p>
              </table:table-cell>
              <table:table-cell office:value-type="float" office:value="0.0516498785605614">
                <text:p>0.0516498785605614</text:p>
              </table:table-cell>
              <table:table-cell office:value-type="float" office:value="0.0280931363515">
                <text:p>0.0280931363515</text:p>
              </table:table-cell>
              <table:table-cell office:value-type="float" office:value="0.928983858052">
                <text:p>0.928983858052</text:p>
              </table:table-cell>
              <table:table-cell office:value-type="float" office:value="0.991563288594">
                <text:p>0.991563288594</text:p>
              </table:table-cell>
              <table:table-cell office:value-type="float" office:value="0.920295603524">
                <text:p>0.920295603524</text:p>
              </table:table-cell>
              <table:table-cell office:value-type="float" office:value="0.92461932128">
                <text:p>0.92461932128</text:p>
              </table:table-cell>
              <table:table-cell office:value-type="float" office:value="0.985624">
                <text:p>0.985624</text:p>
              </table:table-cell>
              <table:table-cell office:value-type="float" office:value="0.00843671140613">
                <text:p>0.00843671140613</text:p>
              </table:table-cell>
            </table:table-row>
            <table:table-row>
              <table:table-cell office:value-type="string">
                <text:p>shere15</text:p>
              </table:table-cell>
              <table:table-cell office:value-type="float" office:value="0.894706559264">
                <text:p>0.894706559264</text:p>
              </table:table-cell>
              <table:table-cell office:value-type="float" office:value="0.809474232171">
                <text:p>0.809474232171</text:p>
              </table:table-cell>
              <table:table-cell office:value-type="float" office:value="0.935615947581">
                <text:p>0.935615947581</text:p>
              </table:table-cell>
              <table:table-cell office:value-type="float" office:value="0.97951114829">
                <text:p>0.97951114829</text:p>
              </table:table-cell>
              <table:table-cell office:value-type="float" office:value="0.959848011424">
                <text:p>0.959848011424</text:p>
              </table:table-cell>
              <table:table-cell office:value-type="float" office:value="0.88335403765">
                <text:p>0.88335403765</text:p>
              </table:table-cell>
              <table:table-cell office:value-type="float" office:value="0.984341607759">
                <text:p>0.984341607759</text:p>
              </table:table-cell>
              <table:table-cell office:value-type="float" office:value="0.0414279310582971">
                <text:p>0.0414279310582971</text:p>
              </table:table-cell>
              <table:table-cell office:value-type="float" office:value="0.0395056495112">
                <text:p>0.0395056495112</text:p>
              </table:table-cell>
              <table:table-cell office:value-type="float" office:value="0.880912879861">
                <text:p>0.880912879861</text:p>
              </table:table-cell>
              <table:table-cell office:value-type="float" office:value="0.9903190153">
                <text:p>0.9903190153</text:p>
              </table:table-cell>
              <table:table-cell office:value-type="float" office:value="0.908939083963">
                <text:p>0.908939083963</text:p>
              </table:table-cell>
              <table:table-cell office:value-type="float" office:value="0.894706559264">
                <text:p>0.894706559264</text:p>
              </table:table-cell>
              <table:table-cell office:value-type="float" office:value="0.979504">
                <text:p>0.979504</text:p>
              </table:table-cell>
              <table:table-cell office:value-type="float" office:value="0.00968098469952">
                <text:p>0.00968098469952</text:p>
              </table:table-cell>
            </table:table-row>
            <table:table-row>
              <table:table-cell office:value-type="string">
                <text:p>shere20</text:p>
              </table:table-cell>
              <table:table-cell office:value-type="float" office:value="0.865289341145">
                <text:p>0.865289341145</text:p>
              </table:table-cell>
              <table:table-cell office:value-type="float" office:value="0.762563861009">
                <text:p>0.762563861009</text:p>
              </table:table-cell>
              <table:table-cell office:value-type="float" office:value="0.919689115534">
                <text:p>0.919689115534</text:p>
              </table:table-cell>
              <table:table-cell office:value-type="float" office:value="0.973795532449">
                <text:p>0.973795532449</text:p>
              </table:table-cell>
              <table:table-cell office:value-type="float" office:value="0.948949933688">
                <text:p>0.948949933688</text:p>
              </table:table-cell>
              <table:table-cell office:value-type="float" office:value="0.850771388134">
                <text:p>0.850771388134</text:p>
              </table:table-cell>
              <table:table-cell office:value-type="float" office:value="0.984726076678">
                <text:p>0.984726076678</text:p>
              </table:table-cell>
              <table:table-cell office:value-type="float" office:value="0.0418252470207365">
                <text:p>0.0418252470207365</text:p>
              </table:table-cell>
              <table:table-cell office:value-type="float" office:value="0.0501185268552">
                <text:p>0.0501185268552</text:p>
              </table:table-cell>
              <table:table-cell office:value-type="float" office:value="0.852271806917">
                <text:p>0.852271806917</text:p>
              </table:table-cell>
              <table:table-cell office:value-type="float" office:value="0.987106424152">
                <text:p>0.987106424152</text:p>
              </table:table-cell>
              <table:table-cell office:value-type="float" office:value="0.878710701015">
                <text:p>0.878710701015</text:p>
              </table:table-cell>
              <table:table-cell office:value-type="float" office:value="0.865289341145">
                <text:p>0.865289341145</text:p>
              </table:table-cell>
              <table:table-cell office:value-type="float" office:value="0.973788">
                <text:p>0.973788</text:p>
              </table:table-cell>
              <table:table-cell office:value-type="float" office:value="0.012893575848">
                <text:p>0.012893575848</text:p>
              </table:table-cell>
            </table:table-row>
            <table:table-row>
              <table:table-cell office:value-type="string">
                <text:p>shere30</text:p>
              </table:table-cell>
              <table:table-cell office:value-type="float" office:value="0.811820107343">
                <text:p>0.811820107343</text:p>
              </table:table-cell>
              <table:table-cell office:value-type="float" office:value="0.6832467982">
                <text:p>0.6832467982</text:p>
              </table:table-cell>
              <table:table-cell office:value-type="float" office:value="0.890584488789">
                <text:p>0.890584488789</text:p>
              </table:table-cell>
              <table:table-cell office:value-type="float" office:value="0.963404625966">
                <text:p>0.963404625966</text:p>
              </table:table-cell>
              <table:table-cell office:value-type="float" office:value="0.998307484385">
                <text:p>0.998307484385</text:p>
              </table:table-cell>
              <table:table-cell office:value-type="float" office:value="0.791547066171">
                <text:p>0.791547066171</text:p>
              </table:table-cell>
              <table:table-cell office:value-type="float" office:value="0.985050073002">
                <text:p>0.985050073002</text:p>
              </table:table-cell>
              <table:table-cell office:value-type="float" office:value="0.0334960410890891">
                <text:p>0.0334960410890891</text:p>
              </table:table-cell>
              <table:table-cell office:value-type="float" office:value="-0.00618716915298">
                <text:p>-0.00618716915298</text:p>
              </table:table-cell>
              <table:table-cell office:value-type="float" office:value="0.799862225464">
                <text:p>0.799862225464</text:p>
              </table:table-cell>
              <table:table-cell office:value-type="float" office:value="0.981306752115">
                <text:p>0.981306752115</text:p>
              </table:table-cell>
              <table:table-cell office:value-type="float" office:value="0.824140954449">
                <text:p>0.824140954449</text:p>
              </table:table-cell>
              <table:table-cell office:value-type="float" office:value="0.811820107343">
                <text:p>0.811820107343</text:p>
              </table:table-cell>
              <table:table-cell office:value-type="float" office:value="0.963396">
                <text:p>0.963396</text:p>
              </table:table-cell>
              <table:table-cell office:value-type="float" office:value="0.0186932478852">
                <text:p>0.0186932478852</text:p>
              </table:table-cell>
            </table:table-row>
            <table:table-row>
              <table:table-cell office:value-type="string">
                <text:p>shere40</text:p>
              </table:table-cell>
              <table:table-cell office:value-type="float" office:value="0.766209463489">
                <text:p>0.766209463489</text:p>
              </table:table-cell>
              <table:table-cell office:value-type="float" office:value="0.62102070069">
                <text:p>0.62102070069</text:p>
              </table:table-cell>
              <table:table-cell office:value-type="float" office:value="0.86565416025">
                <text:p>0.86565416025</text:p>
              </table:table-cell>
              <table:table-cell office:value-type="float" office:value="0.95453471671">
                <text:p>0.95453471671</text:p>
              </table:table-cell>
              <table:table-cell office:value-type="float" office:value="1.05062328912">
                <text:p>1.05062328912</text:p>
              </table:table-cell>
              <table:table-cell office:value-type="float" office:value="0.741022659362">
                <text:p>0.741022659362</text:p>
              </table:table-cell>
              <table:table-cell office:value-type="float" office:value="0.985050073002">
                <text:p>0.985050073002</text:p>
              </table:table-cell>
              <table:table-cell office:value-type="float" office:value="0.0252245953694034">
                <text:p>0.0252245953694034</text:p>
              </table:table-cell>
              <table:table-cell office:value-type="float" office:value="0.00827462572342">
                <text:p>0.00827462572342</text:p>
              </table:table-cell>
              <table:table-cell office:value-type="float" office:value="0.754923413567">
                <text:p>0.754923413567</text:p>
              </table:table-cell>
              <table:table-cell office:value-type="float" office:value="0.976384906933">
                <text:p>0.976384906933</text:p>
              </table:table-cell>
              <table:table-cell office:value-type="float" office:value="0.777838086092">
                <text:p>0.777838086092</text:p>
              </table:table-cell>
              <table:table-cell office:value-type="float" office:value="0.766209463489">
                <text:p>0.766209463489</text:p>
              </table:table-cell>
              <table:table-cell office:value-type="float" office:value="0.954524">
                <text:p>0.954524</text:p>
              </table:table-cell>
              <table:table-cell office:value-type="float" office:value="0.0236150930668">
                <text:p>0.02361509306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0.715cm" style:legend-expansion="high" chart:style-name="ch2"/>
        <chart:plot-area chart:style-name="ch3" table:cell-range-address="Tabelle1.B65:Tabelle1.Q76" chart:data-source-has-labels="both" svg:x="0.32cm" svg:y="0.18cm" svg:width="12.349cm" svg:height="8.64cm">
          <chartooo:coordinate-region svg:x="1.153cm" svg:y="0.306cm" svg:width="11.013cm" svg:height="8.242cm"/>
          <chart:axis chart:dimension="x" chart:name="primary-x" chart:style-name="ch4" chartooo:axis-type="auto">
            <chartooo:date-scale/>
            <chart:categories table:cell-range-address="Tabelle1.B66:Tabelle1.B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66:Tabelle1.C76" chart:label-cell-address="Tabelle1.C65:Tabelle1.C65" chart:class="chart:line">
            <chart:data-point chart:repeated="11"/>
          </chart:series>
          <chart:series chart:style-name="ch7" chart:values-cell-range-address="Tabelle1.D66:Tabelle1.D76" chart:label-cell-address="Tabelle1.D65:Tabelle1.D65" chart:class="chart:line">
            <chart:data-point chart:repeated="11"/>
          </chart:series>
          <chart:series chart:style-name="ch8" chart:values-cell-range-address="Tabelle1.E66:Tabelle1.E76" chart:label-cell-address="Tabelle1.E65:Tabelle1.E65" chart:class="chart:line">
            <chart:data-point chart:repeated="11"/>
          </chart:series>
          <chart:series chart:style-name="ch9" chart:values-cell-range-address="Tabelle1.F66:Tabelle1.F76" chart:label-cell-address="Tabelle1.F65:Tabelle1.F65" chart:class="chart:line">
            <chart:data-point chart:repeated="11"/>
          </chart:series>
          <chart:series chart:style-name="ch10" chart:values-cell-range-address="Tabelle1.G66:Tabelle1.G76" chart:label-cell-address="Tabelle1.G65:Tabelle1.G65" chart:class="chart:line">
            <chart:data-point chart:repeated="11"/>
          </chart:series>
          <chart:series chart:style-name="ch11" chart:values-cell-range-address="Tabelle1.H66:Tabelle1.H76" chart:label-cell-address="Tabelle1.H65:Tabelle1.H65" chart:class="chart:line">
            <chart:data-point chart:repeated="11"/>
          </chart:series>
          <chart:series chart:style-name="ch12" chart:values-cell-range-address="Tabelle1.I66:Tabelle1.I76" chart:label-cell-address="Tabelle1.I65:Tabelle1.I65" chart:class="chart:line">
            <chart:data-point chart:repeated="11"/>
          </chart:series>
          <chart:series chart:style-name="ch13" chart:values-cell-range-address="Tabelle1.J66:Tabelle1.J76" chart:label-cell-address="Tabelle1.J65:Tabelle1.J65" chart:class="chart:line">
            <chart:data-point chart:repeated="11"/>
          </chart:series>
          <chart:series chart:style-name="ch14" chart:values-cell-range-address="Tabelle1.K66:Tabelle1.K76" chart:label-cell-address="Tabelle1.K65:Tabelle1.K65" chart:class="chart:line">
            <chart:data-point chart:repeated="11"/>
          </chart:series>
          <chart:series chart:style-name="ch15" chart:values-cell-range-address="Tabelle1.L66:Tabelle1.L76" chart:label-cell-address="Tabelle1.L65:Tabelle1.L65" chart:class="chart:line">
            <chart:data-point chart:repeated="11"/>
          </chart:series>
          <chart:series chart:style-name="ch16" chart:values-cell-range-address="Tabelle1.M66:Tabelle1.M76" chart:label-cell-address="Tabelle1.M65:Tabelle1.M65" chart:class="chart:line">
            <chart:data-point chart:repeated="11"/>
          </chart:series>
          <chart:series chart:style-name="ch17" chart:values-cell-range-address="Tabelle1.N66:Tabelle1.N76" chart:label-cell-address="Tabelle1.N65:Tabelle1.N65" chart:class="chart:line">
            <chart:data-point chart:repeated="11"/>
          </chart:series>
          <chart:series chart:style-name="ch18" chart:values-cell-range-address="Tabelle1.O66:Tabelle1.O76" chart:label-cell-address="Tabelle1.O65:Tabelle1.O65" chart:class="chart:line">
            <chart:data-point chart:repeated="11"/>
          </chart:series>
          <chart:series chart:style-name="ch19" chart:values-cell-range-address="Tabelle1.P66:Tabelle1.P76" chart:label-cell-address="Tabelle1.P65:Tabelle1.P65" chart:class="chart:line">
            <chart:data-point chart:repeated="11"/>
          </chart:series>
          <chart:series chart:style-name="ch20" chart:values-cell-range-address="Tabelle1.Q66:Tabelle1.Q76" chart:label-cell-address="Tabelle1.Q65:Tabelle1.Q65" chart:class="chart:line">
            <chart:data-point chart:repeated="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E</text:p>
                <draw:g>
                  <svg:desc>Tabelle1.C65:Tabelle1.C65</svg:desc>
                </draw:g>
              </table:table-cell>
              <table:table-cell office:value-type="string">
                <text:p>JACRD</text:p>
                <draw:g>
                  <svg:desc>Tabelle1.D65:Tabelle1.D65</svg:desc>
                </draw:g>
              </table:table-cell>
              <table:table-cell office:value-type="string">
                <text:p>AUC</text:p>
                <draw:g>
                  <svg:desc>Tabelle1.E65:Tabelle1.E65</svg:desc>
                </draw:g>
              </table:table-cell>
              <table:table-cell office:value-type="string">
                <text:p>KAPPA</text:p>
                <draw:g>
                  <svg:desc>Tabelle1.F65:Tabelle1.F65</svg:desc>
                </draw:g>
              </table:table-cell>
              <table:table-cell office:value-type="string">
                <text:p>RNDIND</text:p>
                <draw:g>
                  <svg:desc>Tabelle1.G65:Tabelle1.G65</svg:desc>
                </draw:g>
              </table:table-cell>
              <table:table-cell office:value-type="string">
                <text:p>ICCORR</text:p>
                <draw:g>
                  <svg:desc>Tabelle1.H65:Tabelle1.H65</svg:desc>
                </draw:g>
              </table:table-cell>
              <table:table-cell office:value-type="string">
                <text:p>VOLSMTY</text:p>
                <draw:g>
                  <svg:desc>Tabelle1.I65:Tabelle1.I65</svg:desc>
                </draw:g>
              </table:table-cell>
              <table:table-cell office:value-type="string">
                <text:p>MAHLNBS</text:p>
                <draw:g>
                  <svg:desc>Tabelle1.J65:Tabelle1.J65</svg:desc>
                </draw:g>
              </table:table-cell>
              <table:table-cell office:value-type="string">
                <text:p>GCOERR</text:p>
                <draw:g>
                  <svg:desc>Tabelle1.K65:Tabelle1.K65</svg:desc>
                </draw:g>
              </table:table-cell>
              <table:table-cell office:value-type="string">
                <text:p>SNSVTY</text:p>
                <draw:g>
                  <svg:desc>Tabelle1.L65:Tabelle1.L65</svg:desc>
                </draw:g>
              </table:table-cell>
              <table:table-cell office:value-type="string">
                <text:p>SPCFTY</text:p>
                <draw:g>
                  <svg:desc>Tabelle1.M65:Tabelle1.M65</svg:desc>
                </draw:g>
              </table:table-cell>
              <table:table-cell office:value-type="string">
                <text:p>PRCISON</text:p>
                <draw:g>
                  <svg:desc>Tabelle1.N65:Tabelle1.N65</svg:desc>
                </draw:g>
              </table:table-cell>
              <table:table-cell office:value-type="string">
                <text:p>FMEASR</text:p>
                <draw:g>
                  <svg:desc>Tabelle1.O65:Tabelle1.O65</svg:desc>
                </draw:g>
              </table:table-cell>
              <table:table-cell office:value-type="string">
                <text:p>ACURCY</text:p>
                <draw:g>
                  <svg:desc>Tabelle1.P65:Tabelle1.P65</svg:desc>
                </draw:g>
              </table:table-cell>
              <table:table-cell office:value-type="string">
                <text:p>FALLOUT</text:p>
                <draw:g>
                  <svg:desc>Tabelle1.Q65:Tabelle1.Q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cl5</text:p>
                <draw:g>
                  <svg:desc>Tabelle1.B66:Tabelle1.B76</svg:desc>
                </draw:g>
              </table:table-cell>
              <table:table-cell office:value-type="float" office:value="0.977075515293">
                <text:p>0.977075515293</text:p>
                <draw:g>
                  <svg:desc>Tabelle1.C66:Tabelle1.C76</svg:desc>
                </draw:g>
              </table:table-cell>
              <table:table-cell office:value-type="float" office:value="0.955178539472">
                <text:p>0.955178539472</text:p>
                <draw:g>
                  <svg:desc>Tabelle1.D66:Tabelle1.D76</svg:desc>
                </draw:g>
              </table:table-cell>
              <table:table-cell office:value-type="float" office:value="0.864830980901">
                <text:p>0.864830980901</text:p>
                <draw:g>
                  <svg:desc>Tabelle1.E66:Tabelle1.E76</svg:desc>
                </draw:g>
              </table:table-cell>
              <table:table-cell office:value-type="float" office:value="0.959383011837">
                <text:p>0.959383011837</text:p>
                <draw:g>
                  <svg:desc>Tabelle1.F66:Tabelle1.F76</svg:desc>
                </draw:g>
              </table:table-cell>
              <table:table-cell office:value-type="float" office:value="0.990588657196">
                <text:p>0.990588657196</text:p>
                <draw:g>
                  <svg:desc>Tabelle1.G66:Tabelle1.G76</svg:desc>
                </draw:g>
              </table:table-cell>
              <table:table-cell office:value-type="float" office:value="0.779789023213">
                <text:p>0.779789023213</text:p>
                <draw:g>
                  <svg:desc>Tabelle1.H66:Tabelle1.H76</svg:desc>
                </draw:g>
              </table:table-cell>
              <table:table-cell office:value-type="float" office:value="0.990737784882">
                <text:p>0.990737784882</text:p>
                <draw:g>
                  <svg:desc>Tabelle1.I66:Tabelle1.I76</svg:desc>
                </draw:g>
              </table:table-cell>
              <table:table-cell office:value-type="float" office:value="0.00390156184590695">
                <text:p>0.00390156184590695</text:p>
                <draw:g>
                  <svg:desc>Tabelle1.J66:Tabelle1.J76</svg:desc>
                </draw:g>
              </table:table-cell>
              <table:table-cell office:value-type="float" office:value="0.00366794701202">
                <text:p>0.00366794701202</text:p>
                <draw:g>
                  <svg:desc>Tabelle1.K66:Tabelle1.K76</svg:desc>
                </draw:g>
              </table:table-cell>
              <table:table-cell office:value-type="float" office:value="0.986210004507">
                <text:p>0.986210004507</text:p>
                <draw:g>
                  <svg:desc>Tabelle1.L66:Tabelle1.L76</svg:desc>
                </draw:g>
              </table:table-cell>
              <table:table-cell office:value-type="float" office:value="0.743451957295">
                <text:p>0.743451957295</text:p>
                <draw:g>
                  <svg:desc>Tabelle1.M66:Tabelle1.M76</svg:desc>
                </draw:g>
              </table:table-cell>
              <table:table-cell office:value-type="float" office:value="0.9681086844">
                <text:p>0.9681086844</text:p>
                <draw:g>
                  <svg:desc>Tabelle1.N66:Tabelle1.N76</svg:desc>
                </draw:g>
              </table:table-cell>
              <table:table-cell office:value-type="float" office:value="0.977075515293">
                <text:p>0.977075515293</text:p>
                <draw:g>
                  <svg:desc>Tabelle1.O66:Tabelle1.O76</svg:desc>
                </draw:g>
              </table:table-cell>
              <table:table-cell office:value-type="float" office:value="0.958924">
                <text:p>0.958924</text:p>
                <draw:g>
                  <svg:desc>Tabelle1.P66:Tabelle1.P76</svg:desc>
                </draw:g>
              </table:table-cell>
              <table:table-cell office:value-type="float" office:value="0.256548042705">
                <text:p>0.256548042705</text:p>
                <draw:g>
                  <svg:desc>Tabelle1.Q66:Tabelle1.Q76</svg:desc>
                </draw:g>
              </table:table-cell>
            </table:table-row>
            <table:table-row>
              <table:table-cell office:value-type="string">
                <text:p>uscl10</text:p>
              </table:table-cell>
              <table:table-cell office:value-type="float" office:value="0.933989895127">
                <text:p>0.933989895127</text:p>
              </table:table-cell>
              <table:table-cell office:value-type="float" office:value="0.876154823353">
                <text:p>0.876154823353</text:p>
              </table:table-cell>
              <table:table-cell office:value-type="float" office:value="0.682287614098">
                <text:p>0.682287614098</text:p>
              </table:table-cell>
              <table:table-cell office:value-type="float" office:value="0.885187833978">
                <text:p>0.885187833978</text:p>
              </table:table-cell>
              <table:table-cell office:value-type="float" office:value="0.998960676803">
                <text:p>0.998960676803</text:p>
              </table:table-cell>
              <table:table-cell office:value-type="float" office:value="0.404908591499">
                <text:p>0.404908591499</text:p>
              </table:table-cell>
              <table:table-cell office:value-type="float" office:value="0.982993579851">
                <text:p>0.982993579851</text:p>
              </table:table-cell>
              <table:table-cell office:value-type="float" office:value="0.0171410699332488">
                <text:p>0.0171410699332488</text:p>
              </table:table-cell>
              <table:table-cell office:value-type="float" office:value="0.0569128301213">
                <text:p>0.0569128301213</text:p>
              </table:table-cell>
              <table:table-cell office:value-type="float" office:value="0.950148520063">
                <text:p>0.950148520063</text:p>
              </table:table-cell>
              <table:table-cell office:value-type="float" office:value="0.414426708134">
                <text:p>0.414426708134</text:p>
              </table:table-cell>
              <table:table-cell office:value-type="float" office:value="0.918371680476">
                <text:p>0.918371680476</text:p>
              </table:table-cell>
              <table:table-cell office:value-type="float" office:value="0.933989895127">
                <text:p>0.933989895127</text:p>
              </table:table-cell>
              <table:table-cell office:value-type="float" office:value="0.882624">
                <text:p>0.882624</text:p>
              </table:table-cell>
              <table:table-cell office:value-type="float" office:value="0.585573291866">
                <text:p>0.585573291866</text:p>
              </table:table-cell>
            </table:table-row>
            <table:table-row>
              <table:table-cell office:value-type="string">
                <text:p>uscl20</text:p>
              </table:table-cell>
              <table:table-cell office:value-type="float" office:value="0.907144536599">
                <text:p>0.907144536599</text:p>
              </table:table-cell>
              <table:table-cell office:value-type="float" office:value="0.830068171847">
                <text:p>0.830068171847</text:p>
              </table:table-cell>
              <table:table-cell office:value-type="float" office:value="0.626862734458">
                <text:p>0.626862734458</text:p>
              </table:table-cell>
              <table:table-cell office:value-type="float" office:value="0.836962502972">
                <text:p>0.836962502972</text:p>
              </table:table-cell>
              <table:table-cell office:value-type="float" office:value="1.0045463899">
                <text:p>1.0045463899</text:p>
              </table:table-cell>
              <table:table-cell office:value-type="float" office:value="0.298528221599">
                <text:p>0.298528221599</text:p>
              </table:table-cell>
              <table:table-cell office:value-type="float" office:value="0.957852904701">
                <text:p>0.957852904701</text:p>
              </table:table-cell>
              <table:table-cell office:value-type="float" office:value="0.0176357031782239">
                <text:p>0.0176357031782239</text:p>
              </table:table-cell>
              <table:table-cell office:value-type="float" office:value="0.0588762260047">
                <text:p>0.0588762260047</text:p>
              </table:table-cell>
              <table:table-cell office:value-type="float" office:value="0.947060380719">
                <text:p>0.947060380719</text:p>
              </table:table-cell>
              <table:table-cell office:value-type="float" office:value="0.306665088197">
                <text:p>0.306665088197</text:p>
              </table:table-cell>
              <table:table-cell office:value-type="float" office:value="0.870457290234">
                <text:p>0.870457290234</text:p>
              </table:table-cell>
              <table:table-cell office:value-type="float" office:value="0.907144536599">
                <text:p>0.907144536599</text:p>
              </table:table-cell>
              <table:table-cell office:value-type="float" office:value="0.838872">
                <text:p>0.838872</text:p>
              </table:table-cell>
              <table:table-cell office:value-type="float" office:value="0.693334911803">
                <text:p>0.693334911803</text:p>
              </table:table-cell>
            </table:table-row>
            <table:table-row>
              <table:table-cell office:value-type="string">
                <text:p>uscl30</text:p>
              </table:table-cell>
              <table:table-cell office:value-type="float" office:value="0.910992490894">
                <text:p>0.910992490894</text:p>
              </table:table-cell>
              <table:table-cell office:value-type="float" office:value="0.836534627425">
                <text:p>0.836534627425</text:p>
              </table:table-cell>
              <table:table-cell office:value-type="float" office:value="0.642006132989">
                <text:p>0.642006132989</text:p>
              </table:table-cell>
              <table:table-cell office:value-type="float" office:value="0.844477544319">
                <text:p>0.844477544319</text:p>
              </table:table-cell>
              <table:table-cell office:value-type="float" office:value="1.01411624261">
                <text:p>1.01411624261</text:p>
              </table:table-cell>
              <table:table-cell office:value-type="float" office:value="0.336351040011">
                <text:p>0.336351040011</text:p>
              </table:table-cell>
              <table:table-cell office:value-type="float" office:value="0.955751476529">
                <text:p>0.955751476529</text:p>
              </table:table-cell>
              <table:table-cell office:value-type="float" office:value="0.029535143282129">
                <text:p>0.029535143282129</text:p>
              </table:table-cell>
              <table:table-cell office:value-type="float" office:value="0.0498758488984">
                <text:p>0.0498758488984</text:p>
              </table:table-cell>
              <table:table-cell office:value-type="float" office:value="0.953168803047">
                <text:p>0.953168803047</text:p>
              </table:table-cell>
              <table:table-cell office:value-type="float" office:value="0.33084346293">
                <text:p>0.33084346293</text:p>
              </table:table-cell>
              <table:table-cell office:value-type="float" office:value="0.872390499405">
                <text:p>0.872390499405</text:p>
              </table:table-cell>
              <table:table-cell office:value-type="float" office:value="0.910992490894">
                <text:p>0.910992490894</text:p>
              </table:table-cell>
              <table:table-cell office:value-type="float" office:value="0.84586">
                <text:p>0.84586</text:p>
              </table:table-cell>
              <table:table-cell office:value-type="float" office:value="0.66915653707">
                <text:p>0.66915653707</text:p>
              </table:table-cell>
            </table:table-row>
            <table:table-row>
              <table:table-cell office:value-type="string">
                <text:p>uscl40</text:p>
              </table:table-cell>
              <table:table-cell office:value-type="float" office:value="0.889269842759">
                <text:p>0.889269842759</text:p>
              </table:table-cell>
              <table:table-cell office:value-type="float" office:value="0.800617356935">
                <text:p>0.800617356935</text:p>
              </table:table-cell>
              <table:table-cell office:value-type="float" office:value="0.605943854241">
                <text:p>0.605943854241</text:p>
              </table:table-cell>
              <table:table-cell office:value-type="float" office:value="0.813410842896">
                <text:p>0.813410842896</text:p>
              </table:table-cell>
              <table:table-cell office:value-type="float" office:value="0.968484023728">
                <text:p>0.968484023728</text:p>
              </table:table-cell>
              <table:table-cell office:value-type="float" office:value="0.247605619718">
                <text:p>0.247605619718</text:p>
              </table:table-cell>
              <table:table-cell office:value-type="float" office:value="0.939769942427">
                <text:p>0.939769942427</text:p>
              </table:table-cell>
              <table:table-cell office:value-type="float" office:value="0.0432670633437201">
                <text:p>0.0432670633437201</text:p>
              </table:table-cell>
              <table:table-cell office:value-type="float" office:value="-0.163523797673">
                <text:p>-0.163523797673</text:p>
              </table:table-cell>
              <table:table-cell office:value-type="float" office:value="0.946263338091">
                <text:p>0.946263338091</text:p>
              </table:table-cell>
              <table:table-cell office:value-type="float" office:value="0.265624370391">
                <text:p>0.265624370391</text:p>
              </table:table-cell>
              <table:table-cell office:value-type="float" office:value="0.838751775058">
                <text:p>0.838751775058</text:p>
              </table:table-cell>
              <table:table-cell office:value-type="float" office:value="0.889269842759">
                <text:p>0.889269842759</text:p>
              </table:table-cell>
              <table:table-cell office:value-type="float" office:value="0.811132">
                <text:p>0.811132</text:p>
              </table:table-cell>
              <table:table-cell office:value-type="float" office:value="0.734375629609">
                <text:p>0.734375629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scl5</text:p>
              </table:table-cell>
              <table:table-cell office:value-type="float" office:value="0.802712724059">
                <text:p>0.802712724059</text:p>
              </table:table-cell>
              <table:table-cell office:value-type="float" office:value="0.670442875481">
                <text:p>0.670442875481</text:p>
              </table:table-cell>
              <table:table-cell office:value-type="float" office:value="0.864830980901">
                <text:p>0.864830980901</text:p>
              </table:table-cell>
              <table:table-cell office:value-type="float" office:value="0.959383011837">
                <text:p>0.959383011837</text:p>
              </table:table-cell>
              <table:table-cell office:value-type="float" office:value="0.990588657196">
                <text:p>0.990588657196</text:p>
              </table:table-cell>
              <table:table-cell office:value-type="float" office:value="0.779789023213">
                <text:p>0.779789023213</text:p>
              </table:table-cell>
              <table:table-cell office:value-type="float" office:value="0.920289715856">
                <text:p>0.920289715856</text:p>
              </table:table-cell>
              <table:table-cell office:value-type="float" office:value="0.0601030486880456">
                <text:p>0.0601030486880456</text:p>
              </table:table-cell>
              <table:table-cell office:value-type="float" office:value="0.00366794701202">
                <text:p>0.00366794701202</text:p>
              </table:table-cell>
              <table:table-cell office:value-type="float" office:value="0.743451957295">
                <text:p>0.743451957295</text:p>
              </table:table-cell>
              <table:table-cell office:value-type="float" office:value="0.986210004507">
                <text:p>0.986210004507</text:p>
              </table:table-cell>
              <table:table-cell office:value-type="float" office:value="0.872239154941">
                <text:p>0.872239154941</text:p>
              </table:table-cell>
              <table:table-cell office:value-type="float" office:value="0.802712724059">
                <text:p>0.802712724059</text:p>
              </table:table-cell>
              <table:table-cell office:value-type="float" office:value="0.958924">
                <text:p>0.958924</text:p>
              </table:table-cell>
              <table:table-cell office:value-type="float" office:value="0.0137899954935">
                <text:p>0.0137899954935</text:p>
              </table:table-cell>
            </table:table-row>
            <table:table-row>
              <table:table-cell office:value-type="string">
                <text:p>uscl10</text:p>
              </table:table-cell>
              <table:table-cell office:value-type="float" office:value="0.470917024269">
                <text:p>0.470917024269</text:p>
              </table:table-cell>
              <table:table-cell office:value-type="float" office:value="0.307973492442">
                <text:p>0.307973492442</text:p>
              </table:table-cell>
              <table:table-cell office:value-type="float" office:value="0.682287614098">
                <text:p>0.682287614098</text:p>
              </table:table-cell>
              <table:table-cell office:value-type="float" office:value="0.885187833978">
                <text:p>0.885187833978</text:p>
              </table:table-cell>
              <table:table-cell office:value-type="float" office:value="0.998960676803">
                <text:p>0.998960676803</text:p>
              </table:table-cell>
              <table:table-cell office:value-type="float" office:value="0.404908591499">
                <text:p>0.404908591499</text:p>
              </table:table-cell>
              <table:table-cell office:value-type="float" office:value="0.863690454726">
                <text:p>0.863690454726</text:p>
              </table:table-cell>
              <table:table-cell office:value-type="float" office:value="0.375779102499015">
                <text:p>0.375779102499015</text:p>
              </table:table-cell>
              <table:table-cell office:value-type="float" office:value="0.0569128301213">
                <text:p>0.0569128301213</text:p>
              </table:table-cell>
              <table:table-cell office:value-type="float" office:value="0.414426708134">
                <text:p>0.414426708134</text:p>
              </table:table-cell>
              <table:table-cell office:value-type="float" office:value="0.950148520063">
                <text:p>0.950148520063</text:p>
              </table:table-cell>
              <table:table-cell office:value-type="float" office:value="0.545238194647">
                <text:p>0.545238194647</text:p>
              </table:table-cell>
              <table:table-cell office:value-type="float" office:value="0.470917024269">
                <text:p>0.470917024269</text:p>
              </table:table-cell>
              <table:table-cell office:value-type="float" office:value="0.882624">
                <text:p>0.882624</text:p>
              </table:table-cell>
              <table:table-cell office:value-type="float" office:value="0.0498514799372">
                <text:p>0.0498514799372</text:p>
              </table:table-cell>
            </table:table-row>
            <table:table-row>
              <table:table-cell office:value-type="string">
                <text:p>uscl20</text:p>
              </table:table-cell>
              <table:table-cell office:value-type="float" office:value="0.391381863234">
                <text:p>0.391381863234</text:p>
              </table:table-cell>
              <table:table-cell office:value-type="float" office:value="0.243303152121">
                <text:p>0.243303152121</text:p>
              </table:table-cell>
              <table:table-cell office:value-type="float" office:value="0.626862734458">
                <text:p>0.626862734458</text:p>
              </table:table-cell>
              <table:table-cell office:value-type="float" office:value="0.836962502972">
                <text:p>0.836962502972</text:p>
              </table:table-cell>
              <table:table-cell office:value-type="float" office:value="1.0045463899">
                <text:p>1.0045463899</text:p>
              </table:table-cell>
              <table:table-cell office:value-type="float" office:value="0.298528221599">
                <text:p>0.298528221599</text:p>
              </table:table-cell>
              <table:table-cell office:value-type="float" office:value="0.7237482247">
                <text:p>0.7237482247</text:p>
              </table:table-cell>
              <table:table-cell office:value-type="float" office:value="0.357549351715496">
                <text:p>0.357549351715496</text:p>
              </table:table-cell>
              <table:table-cell office:value-type="float" office:value="0.0588762260047">
                <text:p>0.0588762260047</text:p>
              </table:table-cell>
              <table:table-cell office:value-type="float" office:value="0.306665088197">
                <text:p>0.306665088197</text:p>
              </table:table-cell>
              <table:table-cell office:value-type="float" office:value="0.947060380719">
                <text:p>0.947060380719</text:p>
              </table:table-cell>
              <table:table-cell office:value-type="float" office:value="0.540770740261">
                <text:p>0.540770740261</text:p>
              </table:table-cell>
              <table:table-cell office:value-type="float" office:value="0.391381863234">
                <text:p>0.391381863234</text:p>
              </table:table-cell>
              <table:table-cell office:value-type="float" office:value="0.838872">
                <text:p>0.838872</text:p>
              </table:table-cell>
              <table:table-cell office:value-type="float" office:value="0.0529396192814">
                <text:p>0.0529396192814</text:p>
              </table:table-cell>
            </table:table-row>
            <table:table-row>
              <table:table-cell office:value-type="string">
                <text:p>uscl30</text:p>
              </table:table-cell>
              <table:table-cell office:value-type="float" office:value="0.425356775377">
                <text:p>0.425356775377</text:p>
              </table:table-cell>
              <table:table-cell office:value-type="float" office:value="0.270128984601">
                <text:p>0.270128984601</text:p>
              </table:table-cell>
              <table:table-cell office:value-type="float" office:value="0.642006132989">
                <text:p>0.642006132989</text:p>
              </table:table-cell>
              <table:table-cell office:value-type="float" office:value="0.844477544319">
                <text:p>0.844477544319</text:p>
              </table:table-cell>
              <table:table-cell office:value-type="float" office:value="1.01411624261">
                <text:p>1.01411624261</text:p>
              </table:table-cell>
              <table:table-cell office:value-type="float" office:value="0.336351040011">
                <text:p>0.336351040011</text:p>
              </table:table-cell>
              <table:table-cell office:value-type="float" office:value="0.71432619037">
                <text:p>0.71432619037</text:p>
              </table:table-cell>
              <table:table-cell office:value-type="float" office:value="0.085304078961788">
                <text:p>0.085304078961788</text:p>
              </table:table-cell>
              <table:table-cell office:value-type="float" office:value="0.0498758488984">
                <text:p>0.0498758488984</text:p>
              </table:table-cell>
              <table:table-cell office:value-type="float" office:value="0.33084346293">
                <text:p>0.33084346293</text:p>
              </table:table-cell>
              <table:table-cell office:value-type="float" office:value="0.953168803047">
                <text:p>0.953168803047</text:p>
              </table:table-cell>
              <table:table-cell office:value-type="float" office:value="0.595465742558">
                <text:p>0.595465742558</text:p>
              </table:table-cell>
              <table:table-cell office:value-type="float" office:value="0.425356775377">
                <text:p>0.425356775377</text:p>
              </table:table-cell>
              <table:table-cell office:value-type="float" office:value="0.84586">
                <text:p>0.84586</text:p>
              </table:table-cell>
              <table:table-cell office:value-type="float" office:value="0.046831196953">
                <text:p>0.046831196953</text:p>
              </table:table-cell>
            </table:table-row>
            <table:table-row>
              <table:table-cell office:value-type="string">
                <text:p>uscl40</text:p>
              </table:table-cell>
              <table:table-cell office:value-type="float" office:value="0.358333899572">
                <text:p>0.358333899572</text:p>
              </table:table-cell>
              <table:table-cell office:value-type="float" office:value="0.218274531879">
                <text:p>0.218274531879</text:p>
              </table:table-cell>
              <table:table-cell office:value-type="float" office:value="0.605943854241">
                <text:p>0.605943854241</text:p>
              </table:table-cell>
              <table:table-cell office:value-type="float" office:value="0.813410842896">
                <text:p>0.813410842896</text:p>
              </table:table-cell>
              <table:table-cell office:value-type="float" office:value="0.968484023728">
                <text:p>0.968484023728</text:p>
              </table:table-cell>
              <table:table-cell office:value-type="float" office:value="0.247605619718">
                <text:p>0.247605619718</text:p>
              </table:table-cell>
              <table:table-cell office:value-type="float" office:value="0.650975062852">
                <text:p>0.650975062852</text:p>
              </table:table-cell>
              <table:table-cell office:value-type="float" office:value="0.107107740012724">
                <text:p>0.107107740012724</text:p>
              </table:table-cell>
              <table:table-cell office:value-type="float" office:value="-0.163523797673">
                <text:p>-0.163523797673</text:p>
              </table:table-cell>
              <table:table-cell office:value-type="float" office:value="0.265624370391">
                <text:p>0.265624370391</text:p>
              </table:table-cell>
              <table:table-cell office:value-type="float" office:value="0.946263338091">
                <text:p>0.946263338091</text:p>
              </table:table-cell>
              <table:table-cell office:value-type="float" office:value="0.550457183416">
                <text:p>0.550457183416</text:p>
              </table:table-cell>
              <table:table-cell office:value-type="float" office:value="0.358333899572">
                <text:p>0.358333899572</text:p>
              </table:table-cell>
              <table:table-cell office:value-type="float" office:value="0.811132">
                <text:p>0.811132</text:p>
              </table:table-cell>
              <table:table-cell office:value-type="float" office:value="0.0537366619087">
                <text:p>0.05373666190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0.715cm" style:legend-expansion="high" chart:style-name="ch2"/>
        <chart:plot-area chart:style-name="ch3" table:cell-range-address="Tabelle1.B79:Tabelle1.Q96" chart:data-source-has-labels="both" svg:x="0.32cm" svg:y="0.18cm" svg:width="12.349cm" svg:height="8.64cm">
          <chartooo:coordinate-region svg:x="1.047cm" svg:y="0.38cm" svg:width="10.96cm" svg:height="7.395cm"/>
          <chart:axis chart:dimension="x" chart:name="primary-x" chart:style-name="ch4" chartooo:axis-type="auto">
            <chartooo:date-scale/>
            <chart:categories table:cell-range-address="Tabelle1.B80:Tabelle1.B9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80:Tabelle1.C96" chart:label-cell-address="Tabelle1.C79:Tabelle1.C79" chart:class="chart:line">
            <chart:data-point chart:repeated="17"/>
          </chart:series>
          <chart:series chart:style-name="ch7" chart:values-cell-range-address="Tabelle1.D80:Tabelle1.D96" chart:label-cell-address="Tabelle1.D79:Tabelle1.D79" chart:class="chart:line">
            <chart:data-point chart:repeated="17"/>
          </chart:series>
          <chart:series chart:style-name="ch8" chart:values-cell-range-address="Tabelle1.E80:Tabelle1.E96" chart:label-cell-address="Tabelle1.E79:Tabelle1.E79" chart:class="chart:line">
            <chart:data-point chart:repeated="17"/>
          </chart:series>
          <chart:series chart:style-name="ch9" chart:values-cell-range-address="Tabelle1.F80:Tabelle1.F96" chart:label-cell-address="Tabelle1.F79:Tabelle1.F79" chart:class="chart:line">
            <chart:data-point chart:repeated="17"/>
          </chart:series>
          <chart:series chart:style-name="ch10" chart:values-cell-range-address="Tabelle1.G80:Tabelle1.G96" chart:label-cell-address="Tabelle1.G79:Tabelle1.G79" chart:class="chart:line">
            <chart:data-point chart:repeated="17"/>
          </chart:series>
          <chart:series chart:style-name="ch11" chart:values-cell-range-address="Tabelle1.H80:Tabelle1.H96" chart:label-cell-address="Tabelle1.H79:Tabelle1.H79" chart:class="chart:line">
            <chart:data-point chart:repeated="17"/>
          </chart:series>
          <chart:series chart:style-name="ch12" chart:values-cell-range-address="Tabelle1.I80:Tabelle1.I96" chart:label-cell-address="Tabelle1.I79:Tabelle1.I79" chart:class="chart:line">
            <chart:data-point chart:repeated="17"/>
          </chart:series>
          <chart:series chart:style-name="ch13" chart:values-cell-range-address="Tabelle1.J80:Tabelle1.J96" chart:label-cell-address="Tabelle1.J79:Tabelle1.J79" chart:class="chart:line">
            <chart:data-point chart:repeated="17"/>
          </chart:series>
          <chart:series chart:style-name="ch14" chart:values-cell-range-address="Tabelle1.K80:Tabelle1.K96" chart:label-cell-address="Tabelle1.K79:Tabelle1.K79" chart:class="chart:line">
            <chart:data-point chart:repeated="17"/>
          </chart:series>
          <chart:series chart:style-name="ch15" chart:values-cell-range-address="Tabelle1.L80:Tabelle1.L96" chart:label-cell-address="Tabelle1.L79:Tabelle1.L79" chart:class="chart:line">
            <chart:data-point chart:repeated="17"/>
          </chart:series>
          <chart:series chart:style-name="ch16" chart:values-cell-range-address="Tabelle1.M80:Tabelle1.M96" chart:label-cell-address="Tabelle1.M79:Tabelle1.M79" chart:class="chart:line">
            <chart:data-point chart:repeated="17"/>
          </chart:series>
          <chart:series chart:style-name="ch17" chart:values-cell-range-address="Tabelle1.N80:Tabelle1.N96" chart:label-cell-address="Tabelle1.N79:Tabelle1.N79" chart:class="chart:line">
            <chart:data-point chart:repeated="17"/>
          </chart:series>
          <chart:series chart:style-name="ch18" chart:values-cell-range-address="Tabelle1.O80:Tabelle1.O96" chart:label-cell-address="Tabelle1.O79:Tabelle1.O79" chart:class="chart:line">
            <chart:data-point chart:repeated="17"/>
          </chart:series>
          <chart:series chart:style-name="ch19" chart:values-cell-range-address="Tabelle1.P80:Tabelle1.P96" chart:label-cell-address="Tabelle1.P79:Tabelle1.P79" chart:class="chart:line">
            <chart:data-point chart:repeated="17"/>
          </chart:series>
          <chart:series chart:style-name="ch20" chart:values-cell-range-address="Tabelle1.Q80:Tabelle1.Q96" chart:label-cell-address="Tabelle1.Q79:Tabelle1.Q79" chart:class="chart:line">
            <chart:data-point chart:repeated="1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E</text:p>
                <draw:g>
                  <svg:desc>Tabelle1.C79:Tabelle1.C79</svg:desc>
                </draw:g>
              </table:table-cell>
              <table:table-cell office:value-type="string">
                <text:p>JACRD</text:p>
                <draw:g>
                  <svg:desc>Tabelle1.D79:Tabelle1.D79</svg:desc>
                </draw:g>
              </table:table-cell>
              <table:table-cell office:value-type="string">
                <text:p>AUC</text:p>
                <draw:g>
                  <svg:desc>Tabelle1.E79:Tabelle1.E79</svg:desc>
                </draw:g>
              </table:table-cell>
              <table:table-cell office:value-type="string">
                <text:p>KAPPA</text:p>
                <draw:g>
                  <svg:desc>Tabelle1.F79:Tabelle1.F79</svg:desc>
                </draw:g>
              </table:table-cell>
              <table:table-cell office:value-type="string">
                <text:p>RNDIND</text:p>
                <draw:g>
                  <svg:desc>Tabelle1.G79:Tabelle1.G79</svg:desc>
                </draw:g>
              </table:table-cell>
              <table:table-cell office:value-type="string">
                <text:p>ICCORR</text:p>
                <draw:g>
                  <svg:desc>Tabelle1.H79:Tabelle1.H79</svg:desc>
                </draw:g>
              </table:table-cell>
              <table:table-cell office:value-type="string">
                <text:p>VOLSMTY</text:p>
                <draw:g>
                  <svg:desc>Tabelle1.I79:Tabelle1.I79</svg:desc>
                </draw:g>
              </table:table-cell>
              <table:table-cell office:value-type="string">
                <text:p>MAHLNBS</text:p>
                <draw:g>
                  <svg:desc>Tabelle1.J79:Tabelle1.J79</svg:desc>
                </draw:g>
              </table:table-cell>
              <table:table-cell office:value-type="string">
                <text:p>GCOERR</text:p>
                <draw:g>
                  <svg:desc>Tabelle1.K79:Tabelle1.K79</svg:desc>
                </draw:g>
              </table:table-cell>
              <table:table-cell office:value-type="string">
                <text:p>SNSVTY</text:p>
                <draw:g>
                  <svg:desc>Tabelle1.L79:Tabelle1.L79</svg:desc>
                </draw:g>
              </table:table-cell>
              <table:table-cell office:value-type="string">
                <text:p>SPCFTY</text:p>
                <draw:g>
                  <svg:desc>Tabelle1.M79:Tabelle1.M79</svg:desc>
                </draw:g>
              </table:table-cell>
              <table:table-cell office:value-type="string">
                <text:p>PRCISON</text:p>
                <draw:g>
                  <svg:desc>Tabelle1.N79:Tabelle1.N79</svg:desc>
                </draw:g>
              </table:table-cell>
              <table:table-cell office:value-type="string">
                <text:p>FMEASR</text:p>
                <draw:g>
                  <svg:desc>Tabelle1.O79:Tabelle1.O79</svg:desc>
                </draw:g>
              </table:table-cell>
              <table:table-cell office:value-type="string">
                <text:p>ACURCY</text:p>
                <draw:g>
                  <svg:desc>Tabelle1.P79:Tabelle1.P79</svg:desc>
                </draw:g>
              </table:table-cell>
              <table:table-cell office:value-type="string">
                <text:p>FALLOUT</text:p>
                <draw:g>
                  <svg:desc>Tabelle1.Q79:Tabelle1.Q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dmpx1</text:p>
                <draw:g>
                  <svg:desc>Tabelle1.B80:Tabelle1.B96</svg:desc>
                </draw:g>
              </table:table-cell>
              <table:table-cell office:value-type="float" office:value="0.997648370562">
                <text:p>0.997648370562</text:p>
                <draw:g>
                  <svg:desc>Tabelle1.C80:Tabelle1.C96</svg:desc>
                </draw:g>
              </table:table-cell>
              <table:table-cell office:value-type="float" office:value="0.995307775497">
                <text:p>0.995307775497</text:p>
                <draw:g>
                  <svg:desc>Tabelle1.D80:Tabelle1.D96</svg:desc>
                </draw:g>
              </table:table-cell>
              <table:table-cell office:value-type="float" office:value="0.987100866244">
                <text:p>0.987100866244</text:p>
                <draw:g>
                  <svg:desc>Tabelle1.E80:Tabelle1.E96</svg:desc>
                </draw:g>
              </table:table-cell>
              <table:table-cell office:value-type="float" office:value="0.995739967672">
                <text:p>0.995739967672</text:p>
                <draw:g>
                  <svg:desc>Tabelle1.F80:Tabelle1.F96</svg:desc>
                </draw:g>
              </table:table-cell>
              <table:table-cell office:value-type="float" office:value="0.991532125137">
                <text:p>0.991532125137</text:p>
                <draw:g>
                  <svg:desc>Tabelle1.G80:Tabelle1.G96</svg:desc>
                </draw:g>
              </table:table-cell>
              <table:table-cell office:value-type="float" office:value="0.975490170025">
                <text:p>0.975490170025</text:p>
                <draw:g>
                  <svg:desc>Tabelle1.H80:Tabelle1.H96</svg:desc>
                </draw:g>
              </table:table-cell>
              <table:table-cell office:value-type="float" office:value="0.999842929736">
                <text:p>0.999842929736</text:p>
                <draw:g>
                  <svg:desc>Tabelle1.I80:Tabelle1.I96</svg:desc>
                </draw:g>
              </table:table-cell>
              <table:table-cell office:value-type="float" office:value="0.000554797817534269">
                <text:p>0.000554797817534269</text:p>
                <draw:g>
                  <svg:desc>Tabelle1.J80:Tabelle1.J96</svg:desc>
                </draw:g>
              </table:table-cell>
              <table:table-cell office:value-type="float" office:value="0.008446112882">
                <text:p>0.008446112882</text:p>
                <draw:g>
                  <svg:desc>Tabelle1.K80:Tabelle1.K96</svg:desc>
                </draw:g>
              </table:table-cell>
              <table:table-cell office:value-type="float" office:value="0.997805096071">
                <text:p>0.997805096071</text:p>
                <draw:g>
                  <svg:desc>Tabelle1.L80:Tabelle1.L96</svg:desc>
                </draw:g>
              </table:table-cell>
              <table:table-cell office:value-type="float" office:value="0.976396636417">
                <text:p>0.976396636417</text:p>
                <draw:g>
                  <svg:desc>Tabelle1.M80:Tabelle1.M96</svg:desc>
                </draw:g>
              </table:table-cell>
              <table:table-cell office:value-type="float" office:value="0.997491694279">
                <text:p>0.997491694279</text:p>
                <draw:g>
                  <svg:desc>Tabelle1.N80:Tabelle1.N96</svg:desc>
                </draw:g>
              </table:table-cell>
              <table:table-cell office:value-type="float" office:value="0.997648370562">
                <text:p>0.997648370562</text:p>
                <draw:g>
                  <svg:desc>Tabelle1.O80:Tabelle1.O96</svg:desc>
                </draw:g>
              </table:table-cell>
              <table:table-cell office:value-type="float" office:value="0.995748">
                <text:p>0.995748</text:p>
                <draw:g>
                  <svg:desc>Tabelle1.P80:Tabelle1.P96</svg:desc>
                </draw:g>
              </table:table-cell>
              <table:table-cell office:value-type="float" office:value="0.0236033635834">
                <text:p>0.0236033635834</text:p>
                <draw:g>
                  <svg:desc>Tabelle1.Q80:Tabelle1.Q96</svg:desc>
                </draw:g>
              </table:table-cell>
            </table:table-row>
            <table:table-row>
              <table:table-cell office:value-type="string">
                <text:p>rdmpx2</text:p>
              </table:table-cell>
              <table:table-cell office:value-type="float" office:value="0.997579763817">
                <text:p>0.997579763817</text:p>
              </table:table-cell>
              <table:table-cell office:value-type="float" office:value="0.995171214435">
                <text:p>0.995171214435</text:p>
              </table:table-cell>
              <table:table-cell office:value-type="float" office:value="0.986699954784">
                <text:p>0.986699954784</text:p>
              </table:table-cell>
              <table:table-cell office:value-type="float" office:value="0.995615804444">
                <text:p>0.995615804444</text:p>
              </table:table-cell>
              <table:table-cell office:value-type="float" office:value="0.991286263897">
                <text:p>0.991286263897</text:p>
              </table:table-cell>
              <table:table-cell office:value-type="float" office:value="0.974777745797">
                <text:p>0.974777745797</text:p>
              </table:table-cell>
              <table:table-cell office:value-type="float" office:value="0.999831866591">
                <text:p>0.999831866591</text:p>
              </table:table-cell>
              <table:table-cell office:value-type="float" office:value="0.000391707664326703">
                <text:p>0.000391707664326703</text:p>
              </table:table-cell>
              <table:table-cell office:value-type="float" office:value="0.00869044054276">
                <text:p>0.00869044054276</text:p>
              </table:table-cell>
              <table:table-cell office:value-type="float" office:value="0.997747518509">
                <text:p>0.997747518509</text:p>
              </table:table-cell>
              <table:table-cell office:value-type="float" office:value="0.97565239106">
                <text:p>0.97565239106</text:p>
              </table:table-cell>
              <table:table-cell office:value-type="float" office:value="0.997412065526">
                <text:p>0.997412065526</text:p>
              </table:table-cell>
              <table:table-cell office:value-type="float" office:value="0.997579763817">
                <text:p>0.997579763817</text:p>
              </table:table-cell>
              <table:table-cell office:value-type="float" office:value="0.995624">
                <text:p>0.995624</text:p>
              </table:table-cell>
              <table:table-cell office:value-type="float" office:value="0.0243476089399">
                <text:p>0.0243476089399</text:p>
              </table:table-cell>
            </table:table-row>
            <table:table-row>
              <table:table-cell office:value-type="string">
                <text:p>rdmpx3</text:p>
              </table:table-cell>
              <table:table-cell office:value-type="float" office:value="0.994933404133">
                <text:p>0.994933404133</text:p>
              </table:table-cell>
              <table:table-cell office:value-type="float" office:value="0.989917890241">
                <text:p>0.989917890241</text:p>
              </table:table-cell>
              <table:table-cell office:value-type="float" office:value="0.97258518587">
                <text:p>0.97258518587</text:p>
              </table:table-cell>
              <table:table-cell office:value-type="float" office:value="0.990824093281">
                <text:p>0.990824093281</text:p>
              </table:table-cell>
              <table:table-cell office:value-type="float" office:value="0.981847738591">
                <text:p>0.981847738591</text:p>
              </table:table-cell>
              <table:table-cell office:value-type="float" office:value="0.947245146447">
                <text:p>0.947245146447</text:p>
              </table:table-cell>
              <table:table-cell office:value-type="float" office:value="0.999738926501">
                <text:p>0.999738926501</text:p>
              </table:table-cell>
              <table:table-cell office:value-type="float" office:value="0.000575374880066027">
                <text:p>0.000575374880066027</text:p>
              </table:table-cell>
              <table:table-cell office:value-type="float" office:value="0.0180582093092">
                <text:p>0.0180582093092</text:p>
              </table:table-cell>
              <table:table-cell office:value-type="float" office:value="0.99519322271">
                <text:p>0.99519322271</text:p>
              </table:table-cell>
              <table:table-cell office:value-type="float" office:value="0.94997714903">
                <text:p>0.94997714903</text:p>
              </table:table-cell>
              <table:table-cell office:value-type="float" office:value="0.994673721184">
                <text:p>0.994673721184</text:p>
              </table:table-cell>
              <table:table-cell office:value-type="float" office:value="0.994933404133">
                <text:p>0.994933404133</text:p>
              </table:table-cell>
              <table:table-cell office:value-type="float" office:value="0.99084">
                <text:p>0.99084</text:p>
              </table:table-cell>
              <table:table-cell office:value-type="float" office:value="0.0500228509701">
                <text:p>0.0500228509701</text:p>
              </table:table-cell>
            </table:table-row>
            <table:table-row>
              <table:table-cell office:value-type="string">
                <text:p>rdmpx4</text:p>
              </table:table-cell>
              <table:table-cell office:value-type="float" office:value="0.994829840471">
                <text:p>0.994829840471</text:p>
              </table:table-cell>
              <table:table-cell office:value-type="float" office:value="0.98971286706">
                <text:p>0.98971286706</text:p>
              </table:table-cell>
              <table:table-cell office:value-type="float" office:value="0.972350109988">
                <text:p>0.972350109988</text:p>
              </table:table-cell>
              <table:table-cell office:value-type="float" office:value="0.990634644376">
                <text:p>0.990634644376</text:p>
              </table:table-cell>
              <table:table-cell office:value-type="float" office:value="0.981478696123">
                <text:p>0.981478696123</text:p>
              </table:table-cell>
              <table:table-cell office:value-type="float" office:value="0.946125300566">
                <text:p>0.946125300566</text:p>
              </table:table-cell>
              <table:table-cell office:value-type="float" office:value="0.9998208032">
                <text:p>0.9998208032</text:p>
              </table:table-cell>
              <table:table-cell office:value-type="float" office:value="0.000519487360635897">
                <text:p>0.000519487360635897</text:p>
              </table:table-cell>
              <table:table-cell office:value-type="float" office:value="0.0184301876256">
                <text:p>0.0184301876256</text:p>
              </table:table-cell>
              <table:table-cell office:value-type="float" office:value="0.995008142746">
                <text:p>0.995008142746</text:p>
              </table:table-cell>
              <table:table-cell office:value-type="float" office:value="0.94969207723">
                <text:p>0.94969207723</text:p>
              </table:table-cell>
              <table:table-cell office:value-type="float" office:value="0.994651602086">
                <text:p>0.994651602086</text:p>
              </table:table-cell>
              <table:table-cell office:value-type="float" office:value="0.994829840471">
                <text:p>0.994829840471</text:p>
              </table:table-cell>
              <table:table-cell office:value-type="float" office:value="0.990652">
                <text:p>0.990652</text:p>
              </table:table-cell>
              <table:table-cell office:value-type="float" office:value="0.0503079227696">
                <text:p>0.0503079227696</text:p>
              </table:table-cell>
            </table:table-row>
            <table:table-row>
              <table:table-cell office:value-type="string">
                <text:p>rdmpx5</text:p>
              </table:table-cell>
              <table:table-cell office:value-type="float" office:value="0.992085226493">
                <text:p>0.992085226493</text:p>
              </table:table-cell>
              <table:table-cell office:value-type="float" office:value="0.984294756433">
                <text:p>0.984294756433</text:p>
              </table:table-cell>
              <table:table-cell office:value-type="float" office:value="0.958446906834">
                <text:p>0.958446906834</text:p>
              </table:table-cell>
              <table:table-cell office:value-type="float" office:value="0.985659151694">
                <text:p>0.985659151694</text:p>
              </table:table-cell>
              <table:table-cell office:value-type="float" office:value="0.97178555383">
                <text:p>0.97178555383</text:p>
              </table:table-cell>
              <table:table-cell office:value-type="float" office:value="0.917441240515">
                <text:p>0.917441240515</text:p>
              </table:table-cell>
              <table:table-cell office:value-type="float" office:value="0.999929213876">
                <text:p>0.999929213876</text:p>
              </table:table-cell>
              <table:table-cell office:value-type="float" office:value="0.000280146253181555">
                <text:p>0.000280146253181555</text:p>
              </table:table-cell>
              <table:table-cell office:value-type="float" office:value="0.0280249774361">
                <text:p>0.0280249774361</text:p>
              </table:table-cell>
              <table:table-cell office:value-type="float" office:value="0.992155457333">
                <text:p>0.992155457333</text:p>
              </table:table-cell>
              <table:table-cell office:value-type="float" office:value="0.924738356336">
                <text:p>0.924738356336</text:p>
              </table:table-cell>
              <table:table-cell office:value-type="float" office:value="0.992015005596">
                <text:p>0.992015005596</text:p>
              </table:table-cell>
              <table:table-cell office:value-type="float" office:value="0.992085226493">
                <text:p>0.992085226493</text:p>
              </table:table-cell>
              <table:table-cell office:value-type="float" office:value="0.985688">
                <text:p>0.985688</text:p>
              </table:table-cell>
              <table:table-cell office:value-type="float" office:value="0.0752616436643">
                <text:p>0.0752616436643</text:p>
              </table:table-cell>
            </table:table-row>
            <table:table-row>
              <table:table-cell office:value-type="string">
                <text:p>rdmpx10</text:p>
              </table:table-cell>
              <table:table-cell office:value-type="float" office:value="0.987195061237">
                <text:p>0.987195061237</text:p>
              </table:table-cell>
              <table:table-cell office:value-type="float" office:value="0.974713909316">
                <text:p>0.974713909316</text:p>
              </table:table-cell>
              <table:table-cell office:value-type="float" office:value="0.932089463912">
                <text:p>0.932089463912</text:p>
              </table:table-cell>
              <table:table-cell office:value-type="float" office:value="0.976815182036">
                <text:p>0.976815182036</text:p>
              </table:table-cell>
              <table:table-cell office:value-type="float" office:value="0.95477547891">
                <text:p>0.95477547891</text:p>
              </table:table-cell>
              <table:table-cell office:value-type="float" office:value="0.866796099502">
                <text:p>0.866796099502</text:p>
              </table:table-cell>
              <table:table-cell office:value-type="float" office:value="0.999639328665">
                <text:p>0.999639328665</text:p>
              </table:table-cell>
              <table:table-cell office:value-type="float" office:value="0.000359058781523903">
                <text:p>0.000359058781523903</text:p>
              </table:table-cell>
              <table:table-cell office:value-type="float" office:value="0.0446878458309">
                <text:p>0.0446878458309</text:p>
              </table:table-cell>
              <table:table-cell office:value-type="float" office:value="0.987551242662">
                <text:p>0.987551242662</text:p>
              </table:table-cell>
              <table:table-cell office:value-type="float" office:value="0.876627685162">
                <text:p>0.876627685162</text:p>
              </table:table-cell>
              <table:table-cell office:value-type="float" office:value="0.986839136647">
                <text:p>0.986839136647</text:p>
              </table:table-cell>
              <table:table-cell office:value-type="float" office:value="0.987195061237">
                <text:p>0.987195061237</text:p>
              </table:table-cell>
              <table:table-cell office:value-type="float" office:value="0.976852">
                <text:p>0.976852</text:p>
              </table:table-cell>
              <table:table-cell office:value-type="float" office:value="0.123372314838">
                <text:p>0.123372314838</text:p>
              </table:table-cell>
            </table:table-row>
            <table:table-row>
              <table:table-cell office:value-type="string">
                <text:p>rdmpx20</text:p>
              </table:table-cell>
              <table:table-cell office:value-type="float" office:value="0.976018903449">
                <text:p>0.976018903449</text:p>
              </table:table-cell>
              <table:table-cell office:value-type="float" office:value="0.953161056134">
                <text:p>0.953161056134</text:p>
              </table:table-cell>
              <table:table-cell office:value-type="float" office:value="0.87433325136">
                <text:p>0.87433325136</text:p>
              </table:table-cell>
              <table:table-cell office:value-type="float" office:value="0.956568569832">
                <text:p>0.956568569832</text:p>
              </table:table-cell>
              <table:table-cell office:value-type="float" office:value="1.05448665689">
                <text:p>1.05448665689</text:p>
              </table:table-cell>
              <table:table-cell office:value-type="float" office:value="0.75029662631">
                <text:p>0.75029662631</text:p>
              </table:table-cell>
              <table:table-cell office:value-type="float" office:value="0.999741139561">
                <text:p>0.999741139561</text:p>
              </table:table-cell>
              <table:table-cell office:value-type="float" office:value="0.000204226758791761">
                <text:p>0.000204226758791761</text:p>
              </table:table-cell>
              <table:table-cell office:value-type="float" office:value="0.00517588571362">
                <text:p>0.00517588571362</text:p>
              </table:table-cell>
              <table:table-cell office:value-type="float" office:value="0.97627162155">
                <text:p>0.97627162155</text:p>
              </table:table-cell>
              <table:table-cell office:value-type="float" office:value="0.77239488117">
                <text:p>0.77239488117</text:p>
              </table:table-cell>
              <table:table-cell office:value-type="float" office:value="0.975766316153">
                <text:p>0.975766316153</text:p>
              </table:table-cell>
              <table:table-cell office:value-type="float" office:value="0.976018903449">
                <text:p>0.976018903449</text:p>
              </table:table-cell>
              <table:table-cell office:value-type="float" office:value="0.956644">
                <text:p>0.956644</text:p>
              </table:table-cell>
              <table:table-cell office:value-type="float" office:value="0.22760511883">
                <text:p>0.22760511883</text:p>
              </table:table-cell>
            </table:table-row>
            <table:table-row>
              <table:table-cell office:value-type="string">
                <text:p>rdmpx30</text:p>
              </table:table-cell>
              <table:table-cell office:value-type="float" office:value="0.96752710868">
                <text:p>0.96752710868</text:p>
              </table:table-cell>
              <table:table-cell office:value-type="float" office:value="0.937096864058">
                <text:p>0.937096864058</text:p>
              </table:table-cell>
              <table:table-cell office:value-type="float" office:value="0.83020831969">
                <text:p>0.83020831969</text:p>
              </table:table-cell>
              <table:table-cell office:value-type="float" office:value="0.941190622615">
                <text:p>0.941190622615</text:p>
              </table:table-cell>
              <table:table-cell office:value-type="float" office:value="1.02691631967">
                <text:p>1.02691631967</text:p>
              </table:table-cell>
              <table:table-cell office:value-type="float" office:value="0.661903844137">
                <text:p>0.661903844137</text:p>
              </table:table-cell>
              <table:table-cell office:value-type="float" office:value="0.999732287262">
                <text:p>0.999732287262</text:p>
              </table:table-cell>
              <table:table-cell office:value-type="float" office:value="0.000190137384900522">
                <text:p>0.000190137384900522</text:p>
              </table:table-cell>
              <table:table-cell office:value-type="float" office:value="0.0313399364949">
                <text:p>0.0313399364949</text:p>
              </table:table-cell>
              <table:table-cell office:value-type="float" office:value="0.967786197373">
                <text:p>0.967786197373</text:p>
              </table:table-cell>
              <table:table-cell office:value-type="float" office:value="0.692630442007">
                <text:p>0.692630442007</text:p>
              </table:table-cell>
              <table:table-cell office:value-type="float" office:value="0.967268158674">
                <text:p>0.967268158674</text:p>
              </table:table-cell>
              <table:table-cell office:value-type="float" office:value="0.96752710868">
                <text:p>0.96752710868</text:p>
              </table:table-cell>
              <table:table-cell office:value-type="float" office:value="0.941292">
                <text:p>0.941292</text:p>
              </table:table-cell>
              <table:table-cell office:value-type="float" office:value="0.307369557993">
                <text:p>0.307369557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dmpx1</text:p>
              </table:table-cell>
              <table:table-cell office:value-type="float" office:value="0.977841702624">
                <text:p>0.977841702624</text:p>
              </table:table-cell>
              <table:table-cell office:value-type="float" office:value="0.956644098214">
                <text:p>0.956644098214</text:p>
              </table:table-cell>
              <table:table-cell office:value-type="float" office:value="0.987100866244">
                <text:p>0.987100866244</text:p>
              </table:table-cell>
              <table:table-cell office:value-type="float" office:value="0.995739967672">
                <text:p>0.995739967672</text:p>
              </table:table-cell>
              <table:table-cell office:value-type="float" office:value="0.991532125137">
                <text:p>0.991532125137</text:p>
              </table:table-cell>
              <table:table-cell office:value-type="float" office:value="0.975490170025">
                <text:p>0.975490170025</text:p>
              </table:table-cell>
              <table:table-cell office:value-type="float" office:value="0.998520000834">
                <text:p>0.998520000834</text:p>
              </table:table-cell>
              <table:table-cell office:value-type="float" office:value="0.0117997831539173">
                <text:p>0.0117997831539173</text:p>
              </table:table-cell>
              <table:table-cell office:value-type="float" office:value="0.008446112882">
                <text:p>0.008446112882</text:p>
              </table:table-cell>
              <table:table-cell office:value-type="float" office:value="0.976396636417">
                <text:p>0.976396636417</text:p>
              </table:table-cell>
              <table:table-cell office:value-type="float" office:value="0.997805096071">
                <text:p>0.997805096071</text:p>
              </table:table-cell>
              <table:table-cell office:value-type="float" office:value="0.979291052566">
                <text:p>0.979291052566</text:p>
              </table:table-cell>
              <table:table-cell office:value-type="float" office:value="0.977841702624">
                <text:p>0.977841702624</text:p>
              </table:table-cell>
              <table:table-cell office:value-type="float" office:value="0.995748">
                <text:p>0.995748</text:p>
              </table:table-cell>
              <table:table-cell office:value-type="float" office:value="0.0021949039287">
                <text:p>0.0021949039287</text:p>
              </table:table-cell>
            </table:table-row>
            <table:table-row>
              <table:table-cell office:value-type="string">
                <text:p>rdmpx2</text:p>
              </table:table-cell>
              <table:table-cell office:value-type="float" office:value="0.977197882363">
                <text:p>0.977197882363</text:p>
              </table:table-cell>
              <table:table-cell office:value-type="float" office:value="0.955412455168">
                <text:p>0.955412455168</text:p>
              </table:table-cell>
              <table:table-cell office:value-type="float" office:value="0.986699954784">
                <text:p>0.986699954784</text:p>
              </table:table-cell>
              <table:table-cell office:value-type="float" office:value="0.995615804444">
                <text:p>0.995615804444</text:p>
              </table:table-cell>
              <table:table-cell office:value-type="float" office:value="0.991286263897">
                <text:p>0.991286263897</text:p>
              </table:table-cell>
              <table:table-cell office:value-type="float" office:value="0.974777745797">
                <text:p>0.974777745797</text:p>
              </table:table-cell>
              <table:table-cell office:value-type="float" office:value="0.998415940639">
                <text:p>0.998415940639</text:p>
              </table:table-cell>
              <table:table-cell office:value-type="float" office:value="0.00822283177421544">
                <text:p>0.00822283177421544</text:p>
              </table:table-cell>
              <table:table-cell office:value-type="float" office:value="0.00869044054276">
                <text:p>0.00869044054276</text:p>
              </table:table-cell>
              <table:table-cell office:value-type="float" office:value="0.97565239106">
                <text:p>0.97565239106</text:p>
              </table:table-cell>
              <table:table-cell office:value-type="float" office:value="0.997747518509">
                <text:p>0.997747518509</text:p>
              </table:table-cell>
              <table:table-cell office:value-type="float" office:value="0.978748277734">
                <text:p>0.978748277734</text:p>
              </table:table-cell>
              <table:table-cell office:value-type="float" office:value="0.977197882363">
                <text:p>0.977197882363</text:p>
              </table:table-cell>
              <table:table-cell office:value-type="float" office:value="0.995624">
                <text:p>0.995624</text:p>
              </table:table-cell>
              <table:table-cell office:value-type="float" office:value="0.00225248149115">
                <text:p>0.00225248149115</text:p>
              </table:table-cell>
            </table:table-row>
            <table:table-row>
              <table:table-cell office:value-type="string">
                <text:p>rdmpx3</text:p>
              </table:table-cell>
              <table:table-cell office:value-type="float" office:value="0.95231153686">
                <text:p>0.95231153686</text:p>
              </table:table-cell>
              <table:table-cell office:value-type="float" office:value="0.908964420592">
                <text:p>0.908964420592</text:p>
              </table:table-cell>
              <table:table-cell office:value-type="float" office:value="0.97258518587">
                <text:p>0.97258518587</text:p>
              </table:table-cell>
              <table:table-cell office:value-type="float" office:value="0.990824093281">
                <text:p>0.990824093281</text:p>
              </table:table-cell>
              <table:table-cell office:value-type="float" office:value="0.981847738591">
                <text:p>0.981847738591</text:p>
              </table:table-cell>
              <table:table-cell office:value-type="float" office:value="0.947245146447">
                <text:p>0.947245146447</text:p>
              </table:table-cell>
              <table:table-cell office:value-type="float" office:value="0.997542690546">
                <text:p>0.997542690546</text:p>
              </table:table-cell>
              <table:table-cell office:value-type="float" office:value="0.0116905530129982">
                <text:p>0.0116905530129982</text:p>
              </table:table-cell>
              <table:table-cell office:value-type="float" office:value="0.0180582093092">
                <text:p>0.0180582093092</text:p>
              </table:table-cell>
              <table:table-cell office:value-type="float" office:value="0.94997714903">
                <text:p>0.94997714903</text:p>
              </table:table-cell>
              <table:table-cell office:value-type="float" office:value="0.99519322271">
                <text:p>0.99519322271</text:p>
              </table:table-cell>
              <table:table-cell office:value-type="float" office:value="0.954657425577">
                <text:p>0.954657425577</text:p>
              </table:table-cell>
              <table:table-cell office:value-type="float" office:value="0.95231153686">
                <text:p>0.95231153686</text:p>
              </table:table-cell>
              <table:table-cell office:value-type="float" office:value="0.99084">
                <text:p>0.99084</text:p>
              </table:table-cell>
              <table:table-cell office:value-type="float" office:value="0.00480677729041">
                <text:p>0.00480677729041</text:p>
              </table:table-cell>
            </table:table-row>
            <table:table-row>
              <table:table-cell office:value-type="string">
                <text:p>rdmpx4</text:p>
              </table:table-cell>
              <table:table-cell office:value-type="float" office:value="0.951295250401">
                <text:p>0.951295250401</text:p>
              </table:table-cell>
              <table:table-cell office:value-type="float" office:value="0.907114467409">
                <text:p>0.907114467409</text:p>
              </table:table-cell>
              <table:table-cell office:value-type="float" office:value="0.972350109988">
                <text:p>0.972350109988</text:p>
              </table:table-cell>
              <table:table-cell office:value-type="float" office:value="0.990634644376">
                <text:p>0.990634644376</text:p>
              </table:table-cell>
              <table:table-cell office:value-type="float" office:value="0.981478696123">
                <text:p>0.981478696123</text:p>
              </table:table-cell>
              <table:table-cell office:value-type="float" office:value="0.946125300566">
                <text:p>0.946125300566</text:p>
              </table:table-cell>
              <table:table-cell office:value-type="float" office:value="0.998311902132">
                <text:p>0.998311902132</text:p>
              </table:table-cell>
              <table:table-cell office:value-type="float" office:value="0.0110427883722332">
                <text:p>0.0110427883722332</text:p>
              </table:table-cell>
              <table:table-cell office:value-type="float" office:value="0.0184301876256">
                <text:p>0.0184301876256</text:p>
              </table:table-cell>
              <table:table-cell office:value-type="float" office:value="0.94969207723">
                <text:p>0.94969207723</text:p>
              </table:table-cell>
              <table:table-cell office:value-type="float" office:value="0.995008142746">
                <text:p>0.995008142746</text:p>
              </table:table-cell>
              <table:table-cell office:value-type="float" office:value="0.952903845351">
                <text:p>0.952903845351</text:p>
              </table:table-cell>
              <table:table-cell office:value-type="float" office:value="0.951295250401">
                <text:p>0.951295250401</text:p>
              </table:table-cell>
              <table:table-cell office:value-type="float" office:value="0.990652">
                <text:p>0.990652</text:p>
              </table:table-cell>
              <table:table-cell office:value-type="float" office:value="0.00499185725412">
                <text:p>0.00499185725412</text:p>
              </table:table-cell>
            </table:table-row>
            <table:table-row>
              <table:table-cell office:value-type="string">
                <text:p>rdmpx5</text:p>
              </table:table-cell>
              <table:table-cell office:value-type="float" office:value="0.925355697417">
                <text:p>0.925355697417</text:p>
              </table:table-cell>
              <table:table-cell office:value-type="float" office:value="0.861080913185">
                <text:p>0.861080913185</text:p>
              </table:table-cell>
              <table:table-cell office:value-type="float" office:value="0.958446906834">
                <text:p>0.958446906834</text:p>
              </table:table-cell>
              <table:table-cell office:value-type="float" office:value="0.985659151694">
                <text:p>0.985659151694</text:p>
              </table:table-cell>
              <table:table-cell office:value-type="float" office:value="0.97178555383">
                <text:p>0.97178555383</text:p>
              </table:table-cell>
              <table:table-cell office:value-type="float" office:value="0.917441240515">
                <text:p>0.917441240515</text:p>
              </table:table-cell>
              <table:table-cell office:value-type="float" office:value="0.999332415405">
                <text:p>0.999332415405</text:p>
              </table:table-cell>
              <table:table-cell office:value-type="float" office:value="0.00606407828462488">
                <text:p>0.00606407828462488</text:p>
              </table:table-cell>
              <table:table-cell office:value-type="float" office:value="0.0280249774361">
                <text:p>0.0280249774361</text:p>
              </table:table-cell>
              <table:table-cell office:value-type="float" office:value="0.924738356336">
                <text:p>0.924738356336</text:p>
              </table:table-cell>
              <table:table-cell office:value-type="float" office:value="0.992155457333">
                <text:p>0.992155457333</text:p>
              </table:table-cell>
              <table:table-cell office:value-type="float" office:value="0.925973863304">
                <text:p>0.925973863304</text:p>
              </table:table-cell>
              <table:table-cell office:value-type="float" office:value="0.925355697417">
                <text:p>0.925355697417</text:p>
              </table:table-cell>
              <table:table-cell office:value-type="float" office:value="0.985688">
                <text:p>0.985688</text:p>
              </table:table-cell>
              <table:table-cell office:value-type="float" office:value="0.00784454266714">
                <text:p>0.00784454266714</text:p>
              </table:table-cell>
            </table:table-row>
            <table:table-row>
              <table:table-cell office:value-type="string">
                <text:p>rdmpx10</text:p>
              </table:table-cell>
              <table:table-cell office:value-type="float" office:value="0.879600540934">
                <text:p>0.879600540934</text:p>
              </table:table-cell>
              <table:table-cell office:value-type="float" office:value="0.785077620144">
                <text:p>0.785077620144</text:p>
              </table:table-cell>
              <table:table-cell office:value-type="float" office:value="0.932089463912">
                <text:p>0.932089463912</text:p>
              </table:table-cell>
              <table:table-cell office:value-type="float" office:value="0.976815182036">
                <text:p>0.976815182036</text:p>
              </table:table-cell>
              <table:table-cell office:value-type="float" office:value="0.95477547891">
                <text:p>0.95477547891</text:p>
              </table:table-cell>
              <table:table-cell office:value-type="float" office:value="0.866796099502">
                <text:p>0.866796099502</text:p>
              </table:table-cell>
              <table:table-cell office:value-type="float" office:value="0.996608758972">
                <text:p>0.996608758972</text:p>
              </table:table-cell>
              <table:table-cell office:value-type="float" office:value="0.00857402805467684">
                <text:p>0.00857402805467684</text:p>
              </table:table-cell>
              <table:table-cell office:value-type="float" office:value="0.0446878458309">
                <text:p>0.0446878458309</text:p>
              </table:table-cell>
              <table:table-cell office:value-type="float" office:value="0.876627685162">
                <text:p>0.876627685162</text:p>
              </table:table-cell>
              <table:table-cell office:value-type="float" office:value="0.987551242662">
                <text:p>0.987551242662</text:p>
              </table:table-cell>
              <table:table-cell office:value-type="float" office:value="0.882593628659">
                <text:p>0.882593628659</text:p>
              </table:table-cell>
              <table:table-cell office:value-type="float" office:value="0.879600540934">
                <text:p>0.879600540934</text:p>
              </table:table-cell>
              <table:table-cell office:value-type="float" office:value="0.976852">
                <text:p>0.976852</text:p>
              </table:table-cell>
              <table:table-cell office:value-type="float" office:value="0.0124487573378">
                <text:p>0.0124487573378</text:p>
              </table:table-cell>
            </table:table-row>
            <table:table-row>
              <table:table-cell office:value-type="string">
                <text:p>rdmpx20</text:p>
              </table:table-cell>
              <table:table-cell office:value-type="float" office:value="0.774276848747">
                <text:p>0.774276848747</text:p>
              </table:table-cell>
              <table:table-cell office:value-type="float" office:value="0.63168982976">
                <text:p>0.63168982976</text:p>
              </table:table-cell>
              <table:table-cell office:value-type="float" office:value="0.87433325136">
                <text:p>0.87433325136</text:p>
              </table:table-cell>
              <table:table-cell office:value-type="float" office:value="0.956568569832">
                <text:p>0.956568569832</text:p>
              </table:table-cell>
              <table:table-cell office:value-type="float" office:value="1.05448665689">
                <text:p>1.05448665689</text:p>
              </table:table-cell>
              <table:table-cell office:value-type="float" office:value="0.75029662631">
                <text:p>0.75029662631</text:p>
              </table:table-cell>
              <table:table-cell office:value-type="float" office:value="0.997563464462">
                <text:p>0.997563464462</text:p>
              </table:table-cell>
              <table:table-cell office:value-type="float" office:value="0.0063485223271821">
                <text:p>0.0063485223271821</text:p>
              </table:table-cell>
              <table:table-cell office:value-type="float" office:value="0.00517588571362">
                <text:p>0.00517588571362</text:p>
              </table:table-cell>
              <table:table-cell office:value-type="float" office:value="0.77239488117">
                <text:p>0.77239488117</text:p>
              </table:table-cell>
              <table:table-cell office:value-type="float" office:value="0.97627162155">
                <text:p>0.97627162155</text:p>
              </table:table-cell>
              <table:table-cell office:value-type="float" office:value="0.776168009686">
                <text:p>0.776168009686</text:p>
              </table:table-cell>
              <table:table-cell office:value-type="float" office:value="0.774276848747">
                <text:p>0.774276848747</text:p>
              </table:table-cell>
              <table:table-cell office:value-type="float" office:value="0.956644">
                <text:p>0.956644</text:p>
              </table:table-cell>
              <table:table-cell office:value-type="float" office:value="0.0237283784502">
                <text:p>0.0237283784502</text:p>
              </table:table-cell>
            </table:table-row>
            <table:table-row>
              <table:table-cell office:value-type="string">
                <text:p>rdmpx30</text:p>
              </table:table-cell>
              <table:table-cell office:value-type="float" office:value="0.694375611686">
                <text:p>0.694375611686</text:p>
              </table:table-cell>
              <table:table-cell office:value-type="float" office:value="0.531834130781">
                <text:p>0.531834130781</text:p>
              </table:table-cell>
              <table:table-cell office:value-type="float" office:value="0.83020831969">
                <text:p>0.83020831969</text:p>
              </table:table-cell>
              <table:table-cell office:value-type="float" office:value="0.941190622615">
                <text:p>0.941190622615</text:p>
              </table:table-cell>
              <table:table-cell office:value-type="float" office:value="1.02691631967">
                <text:p>1.02691631967</text:p>
              </table:table-cell>
              <table:table-cell office:value-type="float" office:value="0.661903844137">
                <text:p>0.661903844137</text:p>
              </table:table-cell>
              <table:table-cell office:value-type="float" office:value="0.997480373987">
                <text:p>0.997480373987</text:p>
              </table:table-cell>
              <table:table-cell office:value-type="float" office:value="0.00611419238843863">
                <text:p>0.00611419238843863</text:p>
              </table:table-cell>
              <table:table-cell office:value-type="float" office:value="0.0313399364949">
                <text:p>0.0313399364949</text:p>
              </table:table-cell>
              <table:table-cell office:value-type="float" office:value="0.692630442007">
                <text:p>0.692630442007</text:p>
              </table:table-cell>
              <table:table-cell office:value-type="float" office:value="0.967786197373">
                <text:p>0.967786197373</text:p>
              </table:table-cell>
              <table:table-cell office:value-type="float" office:value="0.696129597929">
                <text:p>0.696129597929</text:p>
              </table:table-cell>
              <table:table-cell office:value-type="float" office:value="0.694375611686">
                <text:p>0.694375611686</text:p>
              </table:table-cell>
              <table:table-cell office:value-type="float" office:value="0.941292">
                <text:p>0.941292</text:p>
              </table:table-cell>
              <table:table-cell office:value-type="float" office:value="0.0322138026274">
                <text:p>0.03221380262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0.715cm" style:legend-expansion="high" chart:style-name="ch2"/>
        <chart:plot-area chart:style-name="ch3" table:cell-range-address="Tabelle1.B99:Tabelle1.Q108" chart:data-source-has-labels="both" svg:x="0.32cm" svg:y="0.18cm" svg:width="12.349cm" svg:height="8.64cm">
          <chartooo:coordinate-region svg:x="1.153cm" svg:y="0.38cm" svg:width="10.919cm" svg:height="8.241cm"/>
          <chart:axis chart:dimension="x" chart:name="primary-x" chart:style-name="ch4" chartooo:axis-type="auto">
            <chartooo:date-scale/>
            <chart:categories table:cell-range-address="Tabelle1.B100:Tabelle1.B1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100:Tabelle1.C108" chart:label-cell-address="Tabelle1.C99:Tabelle1.C99" chart:class="chart:line">
            <chart:data-point chart:repeated="9"/>
          </chart:series>
          <chart:series chart:style-name="ch7" chart:values-cell-range-address="Tabelle1.D100:Tabelle1.D108" chart:label-cell-address="Tabelle1.D99:Tabelle1.D99" chart:class="chart:line">
            <chart:data-point chart:repeated="9"/>
          </chart:series>
          <chart:series chart:style-name="ch8" chart:values-cell-range-address="Tabelle1.E100:Tabelle1.E108" chart:label-cell-address="Tabelle1.E99:Tabelle1.E99" chart:class="chart:line">
            <chart:data-point chart:repeated="9"/>
          </chart:series>
          <chart:series chart:style-name="ch9" chart:values-cell-range-address="Tabelle1.F100:Tabelle1.F108" chart:label-cell-address="Tabelle1.F99:Tabelle1.F99" chart:class="chart:line">
            <chart:data-point chart:repeated="9"/>
          </chart:series>
          <chart:series chart:style-name="ch10" chart:values-cell-range-address="Tabelle1.G100:Tabelle1.G108" chart:label-cell-address="Tabelle1.G99:Tabelle1.G99" chart:class="chart:line">
            <chart:data-point chart:repeated="9"/>
          </chart:series>
          <chart:series chart:style-name="ch11" chart:values-cell-range-address="Tabelle1.H100:Tabelle1.H108" chart:label-cell-address="Tabelle1.H99:Tabelle1.H99" chart:class="chart:line">
            <chart:data-point chart:repeated="9"/>
          </chart:series>
          <chart:series chart:style-name="ch12" chart:values-cell-range-address="Tabelle1.I100:Tabelle1.I108" chart:label-cell-address="Tabelle1.I99:Tabelle1.I99" chart:class="chart:line">
            <chart:data-point chart:repeated="9"/>
          </chart:series>
          <chart:series chart:style-name="ch13" chart:values-cell-range-address="Tabelle1.J100:Tabelle1.J108" chart:label-cell-address="Tabelle1.J99:Tabelle1.J99" chart:class="chart:line">
            <chart:data-point chart:repeated="9"/>
          </chart:series>
          <chart:series chart:style-name="ch14" chart:values-cell-range-address="Tabelle1.K100:Tabelle1.K108" chart:label-cell-address="Tabelle1.K99:Tabelle1.K99" chart:class="chart:line">
            <chart:data-point chart:repeated="9"/>
          </chart:series>
          <chart:series chart:style-name="ch15" chart:values-cell-range-address="Tabelle1.L100:Tabelle1.L108" chart:label-cell-address="Tabelle1.L99:Tabelle1.L99" chart:class="chart:line">
            <chart:data-point chart:repeated="9"/>
          </chart:series>
          <chart:series chart:style-name="ch16" chart:values-cell-range-address="Tabelle1.M100:Tabelle1.M108" chart:label-cell-address="Tabelle1.M99:Tabelle1.M99" chart:class="chart:line">
            <chart:data-point chart:repeated="9"/>
          </chart:series>
          <chart:series chart:style-name="ch17" chart:values-cell-range-address="Tabelle1.N100:Tabelle1.N108" chart:label-cell-address="Tabelle1.N99:Tabelle1.N99" chart:class="chart:line">
            <chart:data-point chart:repeated="9"/>
          </chart:series>
          <chart:series chart:style-name="ch18" chart:values-cell-range-address="Tabelle1.O100:Tabelle1.O108" chart:label-cell-address="Tabelle1.O99:Tabelle1.O99" chart:class="chart:line">
            <chart:data-point chart:repeated="9"/>
          </chart:series>
          <chart:series chart:style-name="ch19" chart:values-cell-range-address="Tabelle1.P100:Tabelle1.P108" chart:label-cell-address="Tabelle1.P99:Tabelle1.P99" chart:class="chart:line">
            <chart:data-point chart:repeated="9"/>
          </chart:series>
          <chart:series chart:style-name="ch20" chart:values-cell-range-address="Tabelle1.Q100:Tabelle1.Q108" chart:label-cell-address="Tabelle1.Q99:Tabelle1.Q99" chart:class="chart:line">
            <chart:data-point chart:repeated="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E</text:p>
                <draw:g>
                  <svg:desc>Tabelle1.C99:Tabelle1.C99</svg:desc>
                </draw:g>
              </table:table-cell>
              <table:table-cell office:value-type="string">
                <text:p>JACRD</text:p>
                <draw:g>
                  <svg:desc>Tabelle1.D99:Tabelle1.D99</svg:desc>
                </draw:g>
              </table:table-cell>
              <table:table-cell office:value-type="string">
                <text:p>AUC</text:p>
                <draw:g>
                  <svg:desc>Tabelle1.E99:Tabelle1.E99</svg:desc>
                </draw:g>
              </table:table-cell>
              <table:table-cell office:value-type="string">
                <text:p>KAPPA</text:p>
                <draw:g>
                  <svg:desc>Tabelle1.F99:Tabelle1.F99</svg:desc>
                </draw:g>
              </table:table-cell>
              <table:table-cell office:value-type="string">
                <text:p>RNDIND</text:p>
                <draw:g>
                  <svg:desc>Tabelle1.G99:Tabelle1.G99</svg:desc>
                </draw:g>
              </table:table-cell>
              <table:table-cell office:value-type="string">
                <text:p>ICCORR</text:p>
                <draw:g>
                  <svg:desc>Tabelle1.H99:Tabelle1.H99</svg:desc>
                </draw:g>
              </table:table-cell>
              <table:table-cell office:value-type="string">
                <text:p>VOLSMTY</text:p>
                <draw:g>
                  <svg:desc>Tabelle1.I99:Tabelle1.I99</svg:desc>
                </draw:g>
              </table:table-cell>
              <table:table-cell office:value-type="string">
                <text:p>MAHLNBS</text:p>
                <draw:g>
                  <svg:desc>Tabelle1.J99:Tabelle1.J99</svg:desc>
                </draw:g>
              </table:table-cell>
              <table:table-cell office:value-type="string">
                <text:p>GCOERR</text:p>
                <draw:g>
                  <svg:desc>Tabelle1.K99:Tabelle1.K99</svg:desc>
                </draw:g>
              </table:table-cell>
              <table:table-cell office:value-type="string">
                <text:p>SNSVTY</text:p>
                <draw:g>
                  <svg:desc>Tabelle1.L99:Tabelle1.L99</svg:desc>
                </draw:g>
              </table:table-cell>
              <table:table-cell office:value-type="string">
                <text:p>SPCFTY</text:p>
                <draw:g>
                  <svg:desc>Tabelle1.M99:Tabelle1.M99</svg:desc>
                </draw:g>
              </table:table-cell>
              <table:table-cell office:value-type="string">
                <text:p>PRCISON</text:p>
                <draw:g>
                  <svg:desc>Tabelle1.N99:Tabelle1.N99</svg:desc>
                </draw:g>
              </table:table-cell>
              <table:table-cell office:value-type="string">
                <text:p>FMEASR</text:p>
                <draw:g>
                  <svg:desc>Tabelle1.O99:Tabelle1.O99</svg:desc>
                </draw:g>
              </table:table-cell>
              <table:table-cell office:value-type="string">
                <text:p>ACURCY</text:p>
                <draw:g>
                  <svg:desc>Tabelle1.P99:Tabelle1.P99</svg:desc>
                </draw:g>
              </table:table-cell>
              <table:table-cell office:value-type="string">
                <text:p>FALLOUT</text:p>
                <draw:g>
                  <svg:desc>Tabelle1.Q99:Tabelle1.Q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ise20</text:p>
                <draw:g>
                  <svg:desc>Tabelle1.B100:Tabelle1.B108</svg:desc>
                </draw:g>
              </table:table-cell>
              <table:table-cell office:value-type="float" office:value="0.678207429671">
                <text:p>0.678207429671</text:p>
                <draw:g>
                  <svg:desc>Tabelle1.C100:Tabelle1.C108</svg:desc>
                </draw:g>
              </table:table-cell>
              <table:table-cell office:value-type="float" office:value="0.513096717968">
                <text:p>0.513096717968</text:p>
                <draw:g>
                  <svg:desc>Tabelle1.D100:Tabelle1.D108</svg:desc>
                </draw:g>
              </table:table-cell>
              <table:table-cell office:value-type="float" office:value="0.589359400067">
                <text:p>0.589359400067</text:p>
                <draw:g>
                  <svg:desc>Tabelle1.E100:Tabelle1.E108</svg:desc>
                </draw:g>
              </table:table-cell>
              <table:table-cell office:value-type="float" office:value="0.564183640627">
                <text:p>0.564183640627</text:p>
                <draw:g>
                  <svg:desc>Tabelle1.F100:Tabelle1.F108</svg:desc>
                </draw:g>
              </table:table-cell>
              <table:table-cell office:value-type="float" office:value="0.988174980924">
                <text:p>0.988174980924</text:p>
                <draw:g>
                  <svg:desc>Tabelle1.G100:Tabelle1.G108</svg:desc>
                </draw:g>
              </table:table-cell>
              <table:table-cell office:value-type="float" office:value="-0.0185481011148">
                <text:p>-0.0185481011148</text:p>
                <draw:g>
                  <svg:desc>Tabelle1.H100:Tabelle1.H108</svg:desc>
                </draw:g>
              </table:table-cell>
              <table:table-cell office:value-type="float" office:value="0.678207429671">
                <text:p>0.678207429671</text:p>
                <draw:g>
                  <svg:desc>Tabelle1.I100:Tabelle1.I108</svg:desc>
                </draw:g>
              </table:table-cell>
              <table:table-cell office:value-type="float" office:value="0.00390554442025077">
                <text:p>0.00390554442025077</text:p>
                <draw:g>
                  <svg:desc>Tabelle1.J100:Tabelle1.J108</svg:desc>
                </draw:g>
              </table:table-cell>
              <table:table-cell office:value-type="float" office:value="-0.0178558717446">
                <text:p>-0.0178558717446</text:p>
                <draw:g>
                  <svg:desc>Tabelle1.K100:Tabelle1.K108</svg:desc>
                </draw:g>
              </table:table-cell>
              <table:table-cell office:value-type="float" office:value="1">
                <text:p>1</text:p>
                <draw:g>
                  <svg:desc>Tabelle1.L100:Tabelle1.L108</svg:desc>
                </draw:g>
              </table:table-cell>
              <table:table-cell office:value-type="float" office:value="0.178718800134">
                <text:p>0.178718800134</text:p>
                <draw:g>
                  <svg:desc>Tabelle1.M100:Tabelle1.M108</svg:desc>
                </draw:g>
              </table:table-cell>
              <table:table-cell office:value-type="float" office:value="0.513096717968">
                <text:p>0.513096717968</text:p>
                <draw:g>
                  <svg:desc>Tabelle1.N100:Tabelle1.N108</svg:desc>
                </draw:g>
              </table:table-cell>
              <table:table-cell office:value-type="float" office:value="0.678207429671">
                <text:p>0.678207429671</text:p>
                <draw:g>
                  <svg:desc>Tabelle1.O100:Tabelle1.O108</svg:desc>
                </draw:g>
              </table:table-cell>
              <table:table-cell office:value-type="float" office:value="0.559744">
                <text:p>0.559744</text:p>
                <draw:g>
                  <svg:desc>Tabelle1.P100:Tabelle1.P108</svg:desc>
                </draw:g>
              </table:table-cell>
              <table:table-cell office:value-type="float" office:value="0.821281199866">
                <text:p>0.821281199866</text:p>
                <draw:g>
                  <svg:desc>Tabelle1.Q100:Tabelle1.Q108</svg:desc>
                </draw:g>
              </table:table-cell>
            </table:table-row>
            <table:table-row>
              <table:table-cell office:value-type="string">
                <text:p>noise40</text:p>
              </table:table-cell>
              <table:table-cell office:value-type="float" office:value="0.671517500587">
                <text:p>0.671517500587</text:p>
              </table:table-cell>
              <table:table-cell office:value-type="float" office:value="0.505477114591">
                <text:p>0.505477114591</text:p>
              </table:table-cell>
              <table:table-cell office:value-type="float" office:value="0.587057888826">
                <text:p>0.587057888826</text:p>
              </table:table-cell>
              <table:table-cell office:value-type="float" office:value="0.559120572324">
                <text:p>0.559120572324</text:p>
              </table:table-cell>
              <table:table-cell office:value-type="float" office:value="0.986554664939">
                <text:p>0.986554664939</text:p>
              </table:table-cell>
              <table:table-cell office:value-type="float" office:value="-0.0301112086984">
                <text:p>-0.0301112086984</text:p>
              </table:table-cell>
              <table:table-cell office:value-type="float" office:value="0.672486492835">
                <text:p>0.672486492835</text:p>
              </table:table-cell>
              <table:table-cell office:value-type="float" office:value="0.00272638767427302">
                <text:p>0.00272638767427302</text:p>
              </table:table-cell>
              <table:table-cell office:value-type="float" office:value="-0.00986022955976">
                <text:p>-0.00986022955976</text:p>
              </table:table-cell>
              <table:table-cell office:value-type="float" office:value="0.998559090393">
                <text:p>0.998559090393</text:p>
              </table:table-cell>
              <table:table-cell office:value-type="float" office:value="0.175556687259">
                <text:p>0.175556687259</text:p>
              </table:table-cell>
              <table:table-cell office:value-type="float" office:value="0.50584607762">
                <text:p>0.50584607762</text:p>
              </table:table-cell>
              <table:table-cell office:value-type="float" office:value="0.671517500587">
                <text:p>0.671517500587</text:p>
              </table:table-cell>
              <table:table-cell office:value-type="float" office:value="0.552528">
                <text:p>0.552528</text:p>
              </table:table-cell>
              <table:table-cell office:value-type="float" office:value="0.824443312741">
                <text:p>0.824443312741</text:p>
              </table:table-cell>
            </table:table-row>
            <table:table-row>
              <table:table-cell office:value-type="string">
                <text:p>noise60</text:p>
              </table:table-cell>
              <table:table-cell office:value-type="float" office:value="0.670179723692">
                <text:p>0.670179723692</text:p>
              </table:table-cell>
              <table:table-cell office:value-type="float" office:value="0.503962629862">
                <text:p>0.503962629862</text:p>
              </table:table-cell>
              <table:table-cell office:value-type="float" office:value="0.584874830671">
                <text:p>0.584874830671</text:p>
              </table:table-cell>
              <table:table-cell office:value-type="float" office:value="0.557124447789">
                <text:p>0.557124447789</text:p>
              </table:table-cell>
              <table:table-cell office:value-type="float" office:value="0.986158621114">
                <text:p>0.986158621114</text:p>
              </table:table-cell>
              <table:table-cell office:value-type="float" office:value="-0.034786716158">
                <text:p>-0.034786716158</text:p>
              </table:table-cell>
              <table:table-cell office:value-type="float" office:value="0.67277488448">
                <text:p>0.67277488448</text:p>
              </table:table-cell>
              <table:table-cell office:value-type="float" office:value="0.00470293300150165">
                <text:p>0.00470293300150165</text:p>
              </table:table-cell>
              <table:table-cell office:value-type="float" office:value="-0.00685154523212">
                <text:p>-0.00685154523212</text:p>
              </table:table-cell>
              <table:table-cell office:value-type="float" office:value="0.996142601562">
                <text:p>0.996142601562</text:p>
              </table:table-cell>
              <table:table-cell office:value-type="float" office:value="0.173607059779">
                <text:p>0.173607059779</text:p>
              </table:table-cell>
              <table:table-cell office:value-type="float" office:value="0.504948042239">
                <text:p>0.504948042239</text:p>
              </table:table-cell>
              <table:table-cell office:value-type="float" office:value="0.670179723692">
                <text:p>0.670179723692</text:p>
              </table:table-cell>
              <table:table-cell office:value-type="float" office:value="0.550608">
                <text:p>0.550608</text:p>
              </table:table-cell>
              <table:table-cell office:value-type="float" office:value="0.826392940221">
                <text:p>0.826392940221</text:p>
              </table:table-cell>
            </table:table-row>
            <table:table-row>
              <table:table-cell office:value-type="string">
                <text:p>noise80</text:p>
              </table:table-cell>
              <table:table-cell office:value-type="float" office:value="0.668868398108">
                <text:p>0.668868398108</text:p>
              </table:table-cell>
              <table:table-cell office:value-type="float" office:value="0.502481044818">
                <text:p>0.502481044818</text:p>
              </table:table-cell>
              <table:table-cell office:value-type="float" office:value="0.583042701969">
                <text:p>0.583042701969</text:p>
              </table:table-cell>
              <table:table-cell office:value-type="float" office:value="0.555344572023">
                <text:p>0.555344572023</text:p>
              </table:table-cell>
              <table:table-cell office:value-type="float" office:value="0.985801503046">
                <text:p>0.985801503046</text:p>
              </table:table-cell>
              <table:table-cell office:value-type="float" office:value="-0.0389465465439">
                <text:p>-0.0389465465439</text:p>
              </table:table-cell>
              <table:table-cell office:value-type="float" office:value="0.672802158284">
                <text:p>0.672802158284</text:p>
              </table:table-cell>
              <table:table-cell office:value-type="float" office:value="0.0038211135511968">
                <text:p>0.0038211135511968</text:p>
              </table:table-cell>
              <table:table-cell office:value-type="float" office:value="-0.0041780037977">
                <text:p>-0.0041780037977</text:p>
              </table:table-cell>
              <table:table-cell office:value-type="float" office:value="0.994153169506">
                <text:p>0.994153169506</text:p>
              </table:table-cell>
              <table:table-cell office:value-type="float" office:value="0.171932234432">
                <text:p>0.171932234432</text:p>
              </table:table-cell>
              <table:table-cell office:value-type="float" office:value="0.503970378104">
                <text:p>0.503970378104</text:p>
              </table:table-cell>
              <table:table-cell office:value-type="float" office:value="0.668868398108">
                <text:p>0.668868398108</text:p>
              </table:table-cell>
              <table:table-cell office:value-type="float" office:value="0.548812">
                <text:p>0.548812</text:p>
              </table:table-cell>
              <table:table-cell office:value-type="float" office:value="0.828067765568">
                <text:p>0.828067765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ise20</text:p>
              </table:table-cell>
              <table:table-cell office:value-type="float" office:value="0.303242469899">
                <text:p>0.303242469899</text:p>
              </table:table-cell>
              <table:table-cell office:value-type="float" office:value="0.178718800134">
                <text:p>0.178718800134</text:p>
              </table:table-cell>
              <table:table-cell office:value-type="float" office:value="0.589359400067">
                <text:p>0.589359400067</text:p>
              </table:table-cell>
              <table:table-cell office:value-type="float" office:value="0.564183640627">
                <text:p>0.564183640627</text:p>
              </table:table-cell>
              <table:table-cell office:value-type="float" office:value="0.988174980924">
                <text:p>0.988174980924</text:p>
              </table:table-cell>
              <table:table-cell office:value-type="float" office:value="-0.0185481011148">
                <text:p>-0.0185481011148</text:p>
              </table:table-cell>
              <table:table-cell office:value-type="float" office:value="0.303242469899">
                <text:p>0.303242469899</text:p>
              </table:table-cell>
              <table:table-cell office:value-type="float" office:value="0.203116943738988">
                <text:p>0.203116943738988</text:p>
              </table:table-cell>
              <table:table-cell office:value-type="float" office:value="-0.0178558717446">
                <text:p>-0.0178558717446</text:p>
              </table:table-cell>
              <table:table-cell office:value-type="float" office:value="0.178718800134">
                <text:p>0.1787188001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03242469899">
                <text:p>0.303242469899</text:p>
              </table:table-cell>
              <table:table-cell office:value-type="float" office:value="0.559744">
                <text:p>0.559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ise40</text:p>
              </table:table-cell>
              <table:table-cell office:value-type="float" office:value="0.298369292524">
                <text:p>0.298369292524</text:p>
              </table:table-cell>
              <table:table-cell office:value-type="float" office:value="0.175343152432">
                <text:p>0.175343152432</text:p>
              </table:table-cell>
              <table:table-cell office:value-type="float" office:value="0.587057888826">
                <text:p>0.587057888826</text:p>
              </table:table-cell>
              <table:table-cell office:value-type="float" office:value="0.559120572324">
                <text:p>0.559120572324</text:p>
              </table:table-cell>
              <table:table-cell office:value-type="float" office:value="0.986554664939">
                <text:p>0.986554664939</text:p>
              </table:table-cell>
              <table:table-cell office:value-type="float" office:value="-0.0301112086984">
                <text:p>-0.0301112086984</text:p>
              </table:table-cell>
              <table:table-cell office:value-type="float" office:value="0.300439036628">
                <text:p>0.300439036628</text:p>
              </table:table-cell>
              <table:table-cell office:value-type="float" office:value="0.207433011678827">
                <text:p>0.207433011678827</text:p>
              </table:table-cell>
              <table:table-cell office:value-type="float" office:value="-0.00986022955976">
                <text:p>-0.00986022955976</text:p>
              </table:table-cell>
              <table:table-cell office:value-type="float" office:value="0.175556687259">
                <text:p>0.175556687259</text:p>
              </table:table-cell>
              <table:table-cell office:value-type="float" office:value="0.998559090393">
                <text:p>0.998559090393</text:p>
              </table:table-cell>
              <table:table-cell office:value-type="float" office:value="0.993110934825">
                <text:p>0.993110934825</text:p>
              </table:table-cell>
              <table:table-cell office:value-type="float" office:value="0.298369292524">
                <text:p>0.298369292524</text:p>
              </table:table-cell>
              <table:table-cell office:value-type="float" office:value="0.552528">
                <text:p>0.552528</text:p>
              </table:table-cell>
              <table:table-cell office:value-type="float" office:value="0.00144090960694">
                <text:p>0.00144090960694</text:p>
              </table:table-cell>
            </table:table-row>
            <table:table-row>
              <table:table-cell office:value-type="string">
                <text:p>noise60</text:p>
              </table:table-cell>
              <table:table-cell office:value-type="float" office:value="0.295031562567">
                <text:p>0.295031562567</text:p>
              </table:table-cell>
              <table:table-cell office:value-type="float" office:value="0.173042242947">
                <text:p>0.173042242947</text:p>
              </table:table-cell>
              <table:table-cell office:value-type="float" office:value="0.584874830671">
                <text:p>0.584874830671</text:p>
              </table:table-cell>
              <table:table-cell office:value-type="float" office:value="0.557124447789">
                <text:p>0.557124447789</text:p>
              </table:table-cell>
              <table:table-cell office:value-type="float" office:value="0.986158621114">
                <text:p>0.986158621114</text:p>
              </table:table-cell>
              <table:table-cell office:value-type="float" office:value="-0.034786716158">
                <text:p>-0.034786716158</text:p>
              </table:table-cell>
              <table:table-cell office:value-type="float" office:value="0.300578542475">
                <text:p>0.300578542475</text:p>
              </table:table-cell>
              <table:table-cell office:value-type="float" office:value="0.205565915434577">
                <text:p>0.205565915434577</text:p>
              </table:table-cell>
              <table:table-cell office:value-type="float" office:value="-0.00685154523212">
                <text:p>-0.00685154523212</text:p>
              </table:table-cell>
              <table:table-cell office:value-type="float" office:value="0.173607059779">
                <text:p>0.173607059779</text:p>
              </table:table-cell>
              <table:table-cell office:value-type="float" office:value="0.996142601562">
                <text:p>0.996142601562</text:p>
              </table:table-cell>
              <table:table-cell office:value-type="float" office:value="0.981545655714">
                <text:p>0.981545655714</text:p>
              </table:table-cell>
              <table:table-cell office:value-type="float" office:value="0.295031562567">
                <text:p>0.295031562567</text:p>
              </table:table-cell>
              <table:table-cell office:value-type="float" office:value="0.550608">
                <text:p>0.550608</text:p>
              </table:table-cell>
              <table:table-cell office:value-type="float" office:value="0.00385739843784">
                <text:p>0.00385739843784</text:p>
              </table:table-cell>
            </table:table-row>
            <table:table-row>
              <table:table-cell office:value-type="string">
                <text:p>noise80</text:p>
              </table:table-cell>
              <table:table-cell office:value-type="float" office:value="0.292183058378">
                <text:p>0.292183058378</text:p>
              </table:table-cell>
              <table:table-cell office:value-type="float" office:value="0.171085700848">
                <text:p>0.171085700848</text:p>
              </table:table-cell>
              <table:table-cell office:value-type="float" office:value="0.583042701969">
                <text:p>0.583042701969</text:p>
              </table:table-cell>
              <table:table-cell office:value-type="float" office:value="0.555344572023">
                <text:p>0.555344572023</text:p>
              </table:table-cell>
              <table:table-cell office:value-type="float" office:value="0.985801503046">
                <text:p>0.985801503046</text:p>
              </table:table-cell>
              <table:table-cell office:value-type="float" office:value="-0.0389465465439">
                <text:p>-0.0389465465439</text:p>
              </table:table-cell>
              <table:table-cell office:value-type="float" office:value="0.300591745681">
                <text:p>0.300591745681</text:p>
              </table:table-cell>
              <table:table-cell office:value-type="float" office:value="0.209710390702985">
                <text:p>0.209710390702985</text:p>
              </table:table-cell>
              <table:table-cell office:value-type="float" office:value="-0.0041780037977">
                <text:p>-0.0041780037977</text:p>
              </table:table-cell>
              <table:table-cell office:value-type="float" office:value="0.171932234432">
                <text:p>0.171932234432</text:p>
              </table:table-cell>
              <table:table-cell office:value-type="float" office:value="0.994153169506">
                <text:p>0.994153169506</text:p>
              </table:table-cell>
              <table:table-cell office:value-type="float" office:value="0.9720262202">
                <text:p>0.9720262202</text:p>
              </table:table-cell>
              <table:table-cell office:value-type="float" office:value="0.292183058378">
                <text:p>0.292183058378</text:p>
              </table:table-cell>
              <table:table-cell office:value-type="float" office:value="0.548812">
                <text:p>0.548812</text:p>
              </table:table-cell>
              <table:table-cell office:value-type="float" office:value="0.00584683049428">
                <text:p>0.005846830494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